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7" manifest:media-type=""/>
  <manifest:file-entry manifest:full-path="ObjectReplacements/Object 23" manifest:media-type="application/x-openoffice-gdimetafile;windows_formatname=&quot;GDIMetaFile&quot;"/>
  <manifest:file-entry manifest:full-path="ObjectReplacements/Object 49" manifest:media-type=""/>
  <manifest:file-entry manifest:full-path="ObjectReplacements/Object 15" manifest:media-type="application/x-openoffice-gdimetafile;windows_formatname=&quot;GDIMetaFile&quot;"/>
  <manifest:file-entry manifest:full-path="ObjectReplacements/Object 44" manifest:media-type=""/>
  <manifest:file-entry manifest:full-path="ObjectReplacements/Object 25" manifest:media-type="application/x-openoffice-gdimetafile;windows_formatname=&quot;GDIMetaFile&quot;"/>
  <manifest:file-entry manifest:full-path="ObjectReplacements/Object 40" manifest:media-type=""/>
  <manifest:file-entry manifest:full-path="ObjectReplacements/Object 48" manifest:media-type=""/>
  <manifest:file-entry manifest:full-path="ObjectReplacements/Object 19" manifest:media-type="application/x-openoffice-gdimetafile;windows_formatname=&quot;GDIMetaFile&quot;"/>
  <manifest:file-entry manifest:full-path="ObjectReplacements/Object 43" manifest:media-type=""/>
  <manifest:file-entry manifest:full-path="ObjectReplacements/Object 20" manifest:media-type="application/x-openoffice-gdimetafile;windows_formatname=&quot;GDIMetaFile&quot;"/>
  <manifest:file-entry manifest:full-path="ObjectReplacements/Object 39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2" manifest:media-type=""/>
  <manifest:file-entry manifest:full-path="ObjectReplacements/Object 41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"/>
  <manifest:file-entry manifest:full-path="ObjectReplacements/Object 38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"/>
  <manifest:file-entry manifest:full-path="ObjectReplacements/Object 36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34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" manifest:media-type=""/>
  <manifest:file-entry manifest:full-path="ObjectReplacements/Object 27" manifest:media-type=""/>
  <manifest:file-entry manifest:full-path="ObjectReplacements/Object 2" manifest:media-type=""/>
  <manifest:file-entry manifest:full-path="ObjectReplacements/Object 30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Calibri3" svg:font-family="Calibri" style:font-family-generic="swiss"/>
    <style:font-face style:name="CourierNewPS-BoldMT" svg:font-family="CourierNewPS-BoldMT" style:font-family-generic="modern"/>
    <style:font-face style:name="GoogleSans-Regular" svg:font-family="GoogleSans-Regular" style:font-family-generic="swiss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SourceSansPro-Regular" svg:font-family="SourceSansPro-Regular" style:font-family-generic="swiss"/>
    <style:font-face style:name="Tahoma" svg:font-family="Tahoma" style:font-family-generic="system" style:font-pitch="variable"/>
    <style:font-face style:name="Times-Roman" svg:font-family="Times-Roman" style:font-family-generic="roman"/>
    <style:font-face style:name="TrebuchetMS" svg:font-family="TrebuchetMS" style:font-family-generic="swiss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3.0154in"/>
    </style:style>
    <style:style style:name="co4" style:family="table-column">
      <style:table-column-properties fo:break-before="auto" style:column-width="3.3752in"/>
    </style:style>
    <style:style style:name="co5" style:family="table-column">
      <style:table-column-properties fo:break-before="auto" style:column-width="3.989in"/>
    </style:style>
    <style:style style:name="co6" style:family="table-column">
      <style:table-column-properties fo:break-before="auto" style:column-width="1.05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602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1.5244in"/>
    </style:style>
    <style:style style:name="co11" style:family="table-column">
      <style:table-column-properties fo:break-before="auto" style:column-width="1.2484in"/>
    </style:style>
    <style:style style:name="co12" style:family="table-column">
      <style:table-column-properties fo:break-before="auto" style:column-width="1.0957in"/>
    </style:style>
    <style:style style:name="co13" style:family="table-column">
      <style:table-column-properties fo:break-before="auto" style:column-width="1.111in"/>
    </style:style>
    <style:style style:name="co14" style:family="table-column">
      <style:table-column-properties fo:break-before="auto" style:column-width="1.0161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page" style:column-width="0.9965in"/>
    </style:style>
    <style:style style:name="co17" style:family="table-column">
      <style:table-column-properties fo:break-before="auto" style:column-width="1.9465in"/>
    </style:style>
    <style:style style:name="co18" style:family="table-column">
      <style:table-column-properties fo:break-before="auto" style:column-width="1.9756in"/>
    </style:style>
    <style:style style:name="co19" style:family="table-column">
      <style:table-column-properties fo:break-before="auto" style:column-width="1.8307in"/>
    </style:style>
    <style:style style:name="co20" style:family="table-column">
      <style:table-column-properties fo:break-before="auto" style:column-width="0.8146in"/>
    </style:style>
    <style:style style:name="co21" style:family="table-column">
      <style:table-column-properties fo:break-before="auto" style:column-width="3.5445in"/>
    </style:style>
    <style:style style:name="co22" style:family="table-column">
      <style:table-column-properties fo:break-before="auto" style:column-width="1.752in"/>
    </style:style>
    <style:style style:name="co23" style:family="table-column">
      <style:table-column-properties fo:break-before="auto" style:column-width="1.2165in"/>
    </style:style>
    <style:style style:name="co24" style:family="table-column">
      <style:table-column-properties fo:break-before="auto" style:column-width="1.2807in"/>
    </style:style>
    <style:style style:name="co25" style:family="table-column">
      <style:table-column-properties fo:break-before="auto" style:column-width="1.1008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page" style:column-width="0.8925in"/>
    </style:style>
    <style:style style:name="co28" style:family="table-column">
      <style:table-column-properties fo:break-before="auto" style:column-width="1.5102in"/>
    </style:style>
    <style:style style:name="co29" style:family="table-column">
      <style:table-column-properties fo:break-before="auto" style:column-width="1.2083in"/>
    </style:style>
    <style:style style:name="co30" style:family="table-column">
      <style:table-column-properties fo:break-before="auto" style:column-width="1.1362in"/>
    </style:style>
    <style:style style:name="co31" style:family="table-column">
      <style:table-column-properties fo:break-before="auto" style:column-width="1.3165in"/>
    </style:style>
    <style:style style:name="co32" style:family="table-column">
      <style:table-column-properties fo:break-before="auto" style:column-width="1.3154in"/>
    </style:style>
    <style:style style:name="co33" style:family="table-column">
      <style:table-column-properties fo:break-before="auto" style:column-width="1.2654in"/>
    </style:style>
    <style:style style:name="co34" style:family="table-column">
      <style:table-column-properties fo:break-before="auto" style:column-width="0.5874in"/>
    </style:style>
    <style:style style:name="co35" style:family="table-column">
      <style:table-column-properties fo:break-before="auto" style:column-width="0.528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5209in" fo:break-before="auto" style:use-optimal-row-height="false"/>
    </style:style>
    <style:style style:name="ro5" style:family="table-row">
      <style:table-row-properties style:row-height="0.6043in" fo:break-before="auto" style:use-optimal-row-height="fals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1.8173in" fo:break-before="auto" style:use-optimal-row-height="false"/>
    </style:style>
    <style:style style:name="ro8" style:family="table-row">
      <style:table-row-properties style:row-height="1.7953in" fo:break-before="auto" style:use-optimal-row-height="false"/>
    </style:style>
    <style:style style:name="ro9" style:family="table-row">
      <style:table-row-properties style:row-height="1.7917in" fo:break-before="auto" style:use-optimal-row-height="false"/>
    </style:style>
    <style:style style:name="ro10" style:family="table-row">
      <style:table-row-properties style:row-height="1.9862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2201in" fo:break-before="auto" style:use-optimal-row-height="false"/>
    </style:style>
    <style:style style:name="ro13" style:family="table-row">
      <style:table-row-properties style:row-height="0.2807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15" style:family="table-row">
      <style:table-row-properties style:row-height="0.2465in" fo:break-before="auto" style:use-optimal-row-height="false"/>
    </style:style>
    <style:style style:name="ro16" style:family="table-row">
      <style:table-row-properties style:row-height="0.2575in" fo:break-before="auto" style:use-optimal-row-height="false"/>
    </style:style>
    <style:style style:name="ro17" style:family="table-row">
      <style:table-row-properties style:row-height="0.2138in" fo:break-before="auto" style:use-optimal-row-height="false"/>
    </style:style>
    <style:style style:name="ro18" style:family="table-row">
      <style:table-row-properties style:row-height="0.3811in" fo:break-before="auto" style:use-optimal-row-height="false"/>
    </style:style>
    <style:style style:name="ro19" style:family="table-row">
      <style:table-row-properties style:row-height="0.3701in" fo:break-before="auto" style:use-optimal-row-height="false"/>
    </style:style>
    <style:style style:name="ro20" style:family="table-row">
      <style:table-row-properties style:row-height="0.3925in" fo:break-before="auto" style:use-optimal-row-height="false"/>
    </style:style>
    <style:style style:name="ro21" style:family="table-row">
      <style:table-row-properties style:row-height="0.2134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2445in" fo:break-before="auto" style:use-optimal-row-height="false"/>
    </style:style>
    <style:style style:name="ro24" style:family="table-row">
      <style:table-row-properties style:row-height="0.2583in" fo:break-before="auto" style:use-optimal-row-height="false"/>
    </style:style>
    <style:style style:name="ro25" style:family="table-row">
      <style:table-row-properties style:row-height="0.2311in" fo:break-before="auto" style:use-optimal-row-height="false"/>
    </style:style>
    <style:style style:name="ro26" style:family="table-row">
      <style:table-row-properties style:row-height="0.2346in" fo:break-before="auto" style:use-optimal-row-height="false"/>
    </style:style>
    <style:style style:name="ro27" style:family="table-row">
      <style:table-row-properties style:row-height="0.4035in" fo:break-before="page" style:use-optimal-row-height="false"/>
    </style:style>
    <style:style style:name="ro28" style:family="table-row">
      <style:table-row-properties style:row-height="0.2244in" fo:break-before="auto" style:use-optimal-row-height="false"/>
    </style:style>
    <style:style style:name="ro29" style:family="table-row">
      <style:table-row-properties style:row-height="0.1752in" fo:break-before="auto" style:use-optimal-row-height="false"/>
    </style:style>
    <style:style style:name="ro30" style:family="table-row">
      <style:table-row-properties style:row-height="0.2402in" fo:break-before="auto" style:use-optimal-row-height="false"/>
    </style:style>
    <style:style style:name="ro31" style:family="table-row">
      <style:table-row-properties style:row-height="0.2354in" fo:break-before="auto" style:use-optimal-row-height="false"/>
    </style:style>
    <style:style style:name="ro32" style:family="table-row">
      <style:table-row-properties style:row-height="0.2689in" fo:break-before="auto" style:use-optimal-row-height="false"/>
    </style:style>
    <style:style style:name="ro33" style:family="table-row">
      <style:table-row-properties style:row-height="0.2547in" fo:break-before="auto" style:use-optimal-row-height="false"/>
    </style:style>
    <style:style style:name="ro34" style:family="table-row">
      <style:table-row-properties style:row-height="0.272in" fo:break-before="auto" style:use-optimal-row-height="false"/>
    </style:style>
    <style:style style:name="ro35" style:family="table-row">
      <style:table-row-properties style:row-height="0.2362in" fo:break-before="page" style:use-optimal-row-height="false"/>
    </style:style>
    <style:style style:name="ro36" style:family="table-row">
      <style:table-row-properties style:row-height="0.2425in" fo:break-before="auto" style:use-optimal-row-height="false"/>
    </style:style>
    <style:style style:name="ro37" style:family="table-row">
      <style:table-row-properties style:row-height="0.4146in" fo:break-before="auto" style:use-optimal-row-height="false"/>
    </style:style>
    <style:style style:name="ro38" style:family="table-row">
      <style:table-row-properties style:row-height="0.3571in" fo:break-before="auto" style:use-optimal-row-height="false"/>
    </style:style>
    <style:style style:name="ro39" style:family="table-row">
      <style:table-row-properties style:row-height="0.2654in" fo:break-before="auto" style:use-optimal-row-height="false"/>
    </style:style>
    <style:style style:name="ro40" style:family="table-row">
      <style:table-row-properties style:row-height="0.3673in" fo:break-before="auto" style:use-optimal-row-height="false"/>
    </style:style>
    <style:style style:name="ro41" style:family="table-row">
      <style:table-row-properties style:row-height="0.4181in" fo:break-before="auto" style:use-optimal-row-height="false"/>
    </style:style>
    <style:style style:name="ro42" style:family="table-row">
      <style:table-row-properties style:row-height="0.378in" fo:break-before="auto" style:use-optimal-row-height="false"/>
    </style:style>
    <style:style style:name="ro43" style:family="table-row">
      <style:table-row-properties style:row-height="0.2839in" fo:break-before="auto" style:use-optimal-row-height="false"/>
    </style:style>
    <style:style style:name="ro44" style:family="table-row">
      <style:table-row-properties style:row-height="0.2673in" fo:break-before="auto" style:use-optimal-row-height="false"/>
    </style:style>
    <style:style style:name="ro45" style:family="table-row">
      <style:table-row-properties style:row-height="0.2508in" fo:break-before="auto" style:use-optimal-row-height="false"/>
    </style:style>
    <style:style style:name="ro46" style:family="table-row">
      <style:table-row-properties style:row-height="0.2756in" fo:break-before="auto" style:use-optimal-row-height="false"/>
    </style:style>
    <style:style style:name="ro47" style:family="table-row">
      <style:table-row-properties style:row-height="0.2339in" fo:break-before="auto" style:use-optimal-row-height="false"/>
    </style:style>
    <style:style style:name="ro48" style:family="table-row">
      <style:table-row-properties style:row-height="0.3516in" fo:break-before="auto" style:use-optimal-row-height="false"/>
    </style:style>
    <style:style style:name="ro49" style:family="table-row">
      <style:table-row-properties style:row-height="0.3591in" fo:break-before="auto" style:use-optimal-row-height="false"/>
    </style:style>
    <style:style style:name="ro50" style:family="table-row">
      <style:table-row-properties style:row-height="0.3465in" fo:break-before="auto" style:use-optimal-row-height="false"/>
    </style:style>
    <style:style style:name="ro51" style:family="table-row">
      <style:table-row-properties style:row-height="0.2583in" fo:break-before="auto" style:use-optimal-row-height="true"/>
    </style:style>
    <style:style style:name="ro52" style:family="table-row">
      <style:table-row-properties style:row-height="0.178in" fo:break-before="auto" style:use-optimal-row-height="true"/>
    </style:style>
    <style:style style:name="ro53" style:family="table-row">
      <style:table-row-properties style:row-height="0.2083in" fo:break-before="auto" style:use-optimal-row-height="true"/>
    </style:style>
    <style:style style:name="ro54" style:family="table-row">
      <style:table-row-properties style:row-height="0.1752in" fo:break-before="auto" style:use-optimal-row-height="true"/>
    </style:style>
    <style:style style:name="ro55" style:family="table-row">
      <style:table-row-properties style:row-height="0.2917in" fo:break-before="auto" style:use-optimal-row-height="true"/>
    </style:style>
    <style:style style:name="ro56" style:family="table-row">
      <style:table-row-properties style:row-height="0.3874in" fo:break-before="auto" style:use-optimal-row-height="false"/>
    </style:style>
    <style:style style:name="ro57" style:family="table-row">
      <style:table-row-properties style:row-height="0.5071in" fo:break-before="auto" style:use-optimal-row-height="true"/>
    </style:style>
    <style:style style:name="ro58" style:family="table-row">
      <style:table-row-properties style:row-height="0.3429in" fo:break-before="auto" style:use-optimal-row-height="true"/>
    </style:style>
    <style:style style:name="ro59" style:family="table-row">
      <style:table-row-properties style:row-height="0.2083in" fo:break-before="page" style:use-optimal-row-height="true"/>
    </style:style>
    <style:style style:name="ta1" style:family="table" style:master-page-name="PageStyle_5f_Version_20_History_20_-_20_Version_20_Histo">
      <style:table-properties table:display="true" style:writing-mode="lr-tb"/>
    </style:style>
    <style:style style:name="ta2" style:family="table" style:master-page-name="PageStyle_5f_SPECIFIC_20_ACTIVITIES_20_-_20_NEXT100_20_-">
      <style:table-properties table:display="true" style:writing-mode="lr-tb"/>
    </style:style>
    <style:style style:name="ta3" style:family="table" style:master-page-name="PageStyle_5f_NEXT100_20_QUANTITIES_20_-_20_NEXT100_20_QU">
      <style:table-properties table:display="true" style:writing-mode="lr-tb"/>
    </style:style>
    <style:style style:name="ta4" style:family="table" style:master-page-name="PageStyle_5f_NEXT100_20_TOTAL_20_ACTIVITIES_20_-_20_NEX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0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number-style style:name="N10000" number:language="en">
      <number:number number:min-integer-digits="1"/>
    </number:number-style>
    <number:number-style style:name="N10002" number:language="en">
      <number:number number:decimal-places="2" number:min-decimal-places="2" number:min-integer-digits="1"/>
    </number:number-style>
    <number:number-style style:name="N10081" number:language="en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100" number:language="en">
      <number:text-content/>
    </number:text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04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99pt solid #ffffff" style:direction="ltr" fo:border-right="0.99pt solid #ffffff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5" style:family="table-cell" style:parent-style-name="Excel_20_Built-in_20_Normal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no-wrap" fo:border-left="0.99pt solid #ffffff" style:direction="ltr" fo:border-right="0.99pt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6" style:family="table-cell" style:parent-style-name="Excel_20_Built-in_20_Normal" style:data-style-name="N1010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wrap" fo:border-left="0.99pt solid #ffffff" style:direction="ltr" fo:border-right="0.99pt solid #ffffff" style:rotation-angle="0" style:rotation-align="none" style:shrink-to-fit="false" fo:border-top="2.49pt solid #ffffff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7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value-type" style:repeat-content="false" fo:wrap-option="wrap" fo:border-left="0.99pt solid #ffffff" style:direction="ltr" fo:border-right="0.99pt solid #ffffff" style:rotation-angle="0" style:rotation-align="none" style:shrink-to-fit="false" fo:border-top="2.49pt solid #ffffff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8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99pt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11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99pt solid #ffffff" style:direction="ltr" fo:border-right="0.99pt solid #ffffff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2" style:family="table-cell" style:parent-style-name="Excel_20_Built-in_20_Normal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0.99pt solid #ffffff" style:direction="ltr" fo:border-right="0.99pt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5" style:family="table-cell" style:parent-style-name="Excel_20_Built-in_20_Normal" style:data-style-name="N1000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wrap" fo:border-left="0.99pt solid #ffffff" style:direction="ltr" fo:border-right="0.99pt solid #ffffff" style:rotation-angle="0" style:rotation-align="none" style:shrink-to-fit="false" fo:border-top="2.49pt solid #ffffff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6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transparent" fo:border="none"/>
      <style:text-properties style:font-name="Calibri3" fo:font-size="12pt" style:font-size-asian="12pt" style:font-size-complex="12pt"/>
    </style:style>
    <style:style style:name="ce519" style:family="table-cell" style:parent-style-name="Default">
      <style:table-cell-properties fo:background-color="transparent" fo:border="none"/>
      <style:text-properties style:font-name="CalIBRI" fo:font-size="12pt" style:font-size-asian="12pt" style:font-size-complex="12pt"/>
    </style:style>
    <style:style style:name="ce520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1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ffffff" style:direction="ltr" fo:border-right="0.99pt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2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3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0" style:family="table-cell" style:parent-style-name="Excel_20_Built-in_20_Normal" style:data-style-name="N10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 style:data-style-name="N0">
      <style:table-cell-properties fo:border-bottom="0.06pt solid #000000" fo:background-color="#ffff9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Excel_20_Built-in_20_Normal" style:data-style-name="N10100">
      <style:table-cell-properties fo:background-color="#ccf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ce34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06pt solid #000000"/>
      <style:text-properties style:font-name="Calibri3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Calibri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363" style:family="table-cell" style:parent-style-name="Default">
      <style:table-cell-properties fo:border="0.06pt solid #000000"/>
      <style:text-properties style:font-name="Calibri3" fo:font-size="12pt" style:font-name-asian="Arial Unicode MS" style:font-size-asian="12pt" style:font-name-complex="Arial Unicode MS" style:font-size-complex="12pt"/>
    </style:style>
    <style:style style:name="ce41" style:family="table-cell" style:parent-style-name="Default">
      <style:table-cell-properties fo:background-color="transparent" fo:border="0.06pt solid #000000"/>
      <style:text-properties style:font-name="CalIBRI" fo:font-size="12pt" style:font-size-asian="12pt" style:font-size-complex="12pt"/>
    </style:style>
    <style:style style:name="ce364" style:family="table-cell" style:parent-style-name="Default">
      <style:table-cell-properties fo:background-color="#ccff00" fo:border="0.06pt solid #000000"/>
      <style:text-properties style:font-name="CalIBRI" fo:font-size="12pt" style:font-size-asian="12pt" style:font-size-complex="12pt"/>
    </style:style>
    <style:style style:name="ce43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3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border="0.06pt solid #000000"/>
      <style:text-properties style:font-name="Calibri3" fo:font-size="12pt" style:font-size-asian="12pt" style:font-size-complex="12pt"/>
    </style:style>
    <style:style style:name="ce47" style:family="table-cell" style:parent-style-name="Default">
      <style:text-properties style:font-name="Calibri3" fo:font-size="12pt" style:font-size-asian="12pt" style:font-size-complex="12pt"/>
    </style:style>
    <style:style style:name="ce365" style:family="table-cell" style:parent-style-name="Default">
      <style:table-cell-properties fo:background-color="transparent"/>
      <style:text-properties style:font-name="Calibri3" fo:font-size="12pt" style:font-size-asian="12pt" style:font-size-complex="12pt"/>
    </style:style>
    <style:style style:name="ce36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9" style:family="table-cell" style:parent-style-name="Excel_20_Built-in_20_Normal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0" style:family="table-cell" style:parent-style-name="Excel_20_Built-in_20_Normal" style:data-style-name="N10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1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Calibri3" fo:font-size="12pt" style:font-name-asian="Arial Unicode MS" style:font-size-asian="12pt" style:font-name-complex="Arial Unicode MS" style:font-size-complex="12pt"/>
    </style:style>
    <style:style style:name="ce59" style:family="table-cell" style:parent-style-name="Default">
      <style:table-cell-properties fo:border="0.06pt solid #000000"/>
    </style:style>
    <style:style style:name="ce373" style:family="table-cell" style:parent-style-name="Excel_20_Built-in_20_Normal" style:data-style-name="N10100">
      <style:table-cell-properties fo:background-color="#ccf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Excel_20_Built-in_20_Normal">
      <style:table-cell-properties fo:background-color="#ffffff" fo:border="0.06pt solid #000000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ebuchet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wrap-option="wrap" fo:border="0.06pt solid #000000"/>
      <style:text-properties style:font-name="Calibri3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6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Excel_20_Built-in_20_Normal" style:data-style-name="N10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9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0" style:family="table-cell" style:parent-style-name="Excel_20_Built-in_20_Normal" style:data-style-name="N10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1" style:family="table-cell" style:parent-style-name="Excel_20_Built-in_20_Normal">
      <style:table-cell-properties fo:background-color="#ffffff" style:text-align-source="fix" style:repeat-content="false" fo:border="0.06pt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8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8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Excel_20_Built-in_20_Normal" style:data-style-name="N1010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Excel_20_Built-in_20_Normal" style:data-style-name="N81">
      <style:table-cell-properties fo:background-color="#ccff00" style:text-align-source="fix" style:repeat-content="false" fo:border="0.06pt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91" style:family="table-cell" style:parent-style-name="Excel_20_Built-in_20_Normal" style:data-style-name="N81">
      <style:table-cell-properties fo:background-color="#ff8080" style:text-align-source="fix" style:repeat-content="false" fo:border="0.06pt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92" style:family="table-cell" style:parent-style-name="Excel_20_Built-in_20_Normal" style:data-style-name="N81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Calibri" fo:language="en" fo:country="US" style:text-underline-mode="continuous" style:text-overline-mode="continuous" style:text-line-through-mode="continuous" style:font-name-asian="TrebuchetMS" style:language-asian="en" style:country-asian="US" style:font-name-complex="Arial Unicode MS" style:language-complex="en" style:country-complex="US" style:text-emphasize="none" style:font-relief="none" style:text-overline-style="none" style:text-overline-color="font-color"/>
    </style:style>
    <style:style style:name="ce393" style:family="table-cell" style:parent-style-name="Excel_20_Built-in_20_Normal" style:data-style-name="N10081">
      <style:table-cell-properties fo:background-color="#ff808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Excel_20_Built-in_20_Normal" style:data-style-name="N81">
      <style:table-cell-properties fo:background-color="#ff8080" style:text-align-source="fix" style:repeat-content="false" fo:border="0.06pt solid #000000"/>
      <style:paragraph-properties fo:text-align="center" fo:margin-left="0in"/>
      <style:text-properties fo:color="#000000"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95" style:family="table-cell" style:parent-style-name="Excel_20_Built-in_20_Normal" style:data-style-name="N10081">
      <style:table-cell-properties fo:background-color="#99cc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Excel_20_Built-in_20_Normal" style:data-style-name="N10081">
      <style:table-cell-properties fo:background-color="#99cc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81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398" style:family="table-cell" style:parent-style-name="Default" style:data-style-name="N81">
      <style:table-cell-properties fo:background-color="#99cc99" style:text-align-source="fix" style:repeat-content="false" fo:border="0.06pt solid #000000"/>
      <style:paragraph-properties fo:text-align="center" fo:margin-left="0in"/>
      <style:text-properties style:font-name="Calibri1" fo:font-size="12pt" style:font-size-asian="12pt" style:font-size-complex="12pt"/>
    </style:style>
    <style:style style:name="ce399" style:family="table-cell" style:parent-style-name="Default" style:data-style-name="N81">
      <style:table-cell-properties fo:background-color="#99cc99" style:text-align-source="fix" style:repeat-content="false" fo:border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400" style:family="table-cell" style:parent-style-name="Default" style:data-style-name="N81">
      <style:table-cell-properties fo:background-color="#ff8080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81">
      <style:table-cell-properties fo:background-color="#99cc99" style:text-align-source="fix" style:repeat-content="false" fo:border="0.06pt solid #000000"/>
      <style:paragraph-properties fo:text-align="center" fo:margin-left="0in"/>
      <style:text-properties style:font-name="Calibri3" fo:font-size="12pt" style:font-name-asian="Menlo-Regular" style:font-size-asian="12pt" style:font-name-complex="Menlo-Regular" style:font-size-complex="12pt"/>
    </style:style>
    <style:style style:name="ce402" style:family="table-cell" style:parent-style-name="Default" style:data-style-name="N81">
      <style:table-cell-properties fo:background-color="#99cc99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81">
      <style:table-cell-properties fo:background-color="#ff808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Excel_20_Built-in_20_Normal" style:data-style-name="N10081">
      <style:table-cell-properties fo:background-color="#ff808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font-name-asian="Menlo-Regular" style:font-size-asian="12pt" style:language-asian="en" style:country-asian="US" style:font-style-asian="normal" style:font-weight-asian="normal" style:font-name-complex="Menlo-Regular" style:font-size-complex="12pt" style:language-complex="en" style:country-complex="US" style:font-style-complex="normal" style:font-weight-complex="normal"/>
    </style:style>
    <style:style style:name="ce405" style:family="table-cell" style:parent-style-name="Excel_20_Built-in_20_Normal" style:data-style-name="N10081">
      <style:table-cell-properties fo:background-color="#ccf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Excel_20_Built-in_20_Normal" style:data-style-name="N10081">
      <style:table-cell-properties fo:background-color="#ff808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81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3" fo:font-size="12pt" style:font-size-asian="12pt" style:font-size-complex="12pt"/>
    </style:style>
    <style:style style:name="ce408" style:family="table-cell" style:parent-style-name="Excel_20_Built-in_20_Normal" style:data-style-name="N1008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Excel_20_Built-in_20_Normal" style:data-style-name="N100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Excel_20_Built-in_20_Normal" style:data-style-name="N1008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1" style:family="table-cell" style:parent-style-name="Excel_20_Built-in_20_Normal" style:data-style-name="N100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2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3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4" style:family="table-cell" style:parent-style-name="Excel_20_Built-in_20_Normal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15" style:family="table-cell" style:parent-style-name="Excel_20_Built-in_20_Normal" style:data-style-name="N81">
      <style:table-cell-properties fo:background-color="#99cc99" style:text-align-source="fix" style:repeat-content="false" fo:border="0.06pt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16" style:family="table-cell" style:parent-style-name="Excel_20_Built-in_20_Normal" style:data-style-name="N1008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7" style:family="table-cell" style:parent-style-name="Default" style:data-style-name="N81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00" style:font-name="Calibri1" fo:font-size="12pt" style:font-size-asian="12pt" style:font-size-complex="12pt"/>
    </style:style>
    <style:style style:name="ce418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font-name="Calibri3" fo:font-size="12pt" style:font-size-asian="12pt" style:font-size-complex="12pt"/>
    </style:style>
    <style:style style:name="ce113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114" style:family="table-cell" style:parent-style-name="Default" style:data-style-name="N81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419" style:family="table-cell" style:parent-style-name="Default" style:data-style-name="N81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Calibri3" fo:font-size="12pt" style:font-name-asian="Arial Unicode MS" style:font-size-asian="12pt" style:font-name-complex="Arial Unicode MS" style:font-size-complex="12pt"/>
    </style:style>
    <style:style style:name="ce420" style:family="table-cell" style:parent-style-name="Default" style:data-style-name="N81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Calibri3" fo:font-size="12pt" style:font-name-asian="Menlo-Regular" style:font-size-asian="12pt" style:font-name-complex="Menlo-Regular" style:font-size-complex="12pt"/>
    </style:style>
    <style:style style:name="ce421" style:family="table-cell" style:parent-style-name="Excel_20_Built-in_20_Normal" style:data-style-name="N10081">
      <style:table-cell-properties fo:background-color="#ff808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en" style:country-complex="US" style:font-style-complex="normal" style:font-weight-complex="normal"/>
    </style:style>
    <style:style style:name="ce422" style:family="table-cell" style:parent-style-name="Excel_20_Built-in_20_Normal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23" style:family="table-cell" style:parent-style-name="Excel_20_Built-in_20_Normal" style:data-style-name="N10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4" style:family="table-cell" style:parent-style-name="Excel_20_Built-in_20_Normal" style:data-style-name="N10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Excel_20_Built-in_20_Normal">
      <style:table-cell-properties fo:background-color="#ffffff" style:text-align-source="fix" style:repeat-content="false" fo:border="0.06pt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2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 style:data-style-name="N10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20_Built-in_20_Normal" style:data-style-name="N0">
      <style:table-cell-properties fo:border-bottom="0.06pt solid #000000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39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40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145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  <style:text-properties fo:color="#000000" style:font-name="Calibri3" fo:font-size="12pt" fo:font-weight="bold" style:font-size-asian="12pt" style:font-weight-asian="bold" style:font-size-complex="12pt" style:font-weight-complex="bold"/>
    </style:style>
    <style:style style:name="ce14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14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152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155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none" fo:border-left="0.06pt solid #000000" fo:border-right="0.06pt solid #000000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1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none" fo:border-left="0.06pt solid #000000" fo:border-right="0.06pt solid #000000" fo:border-top="none"/>
    </style:style>
    <style:style style:name="ce169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start" fo:margin-left="0in"/>
      <style:text-properties fo:color="#000000" style:font-name="Calibri3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transparent" fo:border="0.06pt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fo:border="0.06pt solid #000000"/>
      <style:text-properties style:font-name="Calibri3" fo:font-size="12pt" style:font-size-asian="12pt" style:font-size-complex="12pt"/>
    </style:style>
    <style:style style:name="ce182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Excel_20_Built-in_20_Normal" style:data-style-name="N1010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06pt solid #000000" fo:background-color="#ccff00" fo:border-left="0.06pt solid #000000" fo:border-right="0.06pt solid #000000" fo:border-top="none"/>
    </style:style>
    <style:style style:name="ce189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Excel_20_Built-in_20_Normal" style:data-style-name="N10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Excel_20_Built-in_20_Normal" style:data-style-name="N10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3" fo:font-size="12pt" style:font-size-asian="12pt" style:font-size-complex="12pt"/>
    </style:style>
    <style:style style:name="ce203" style:family="table-cell" style:parent-style-name="Excel_20_Built-in_20_Normal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Excel_20_Built-in_20_Normal" style:data-style-name="N10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order="0.06pt solid #000000"/>
      <style:text-properties style:font-name="Calibri1" fo:font-size="12pt" style:font-size-asian="12pt" style:font-size-complex="12pt"/>
    </style:style>
    <style:style style:name="ce20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0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color="#000000" style:font-name="Calibri3" fo:font-size="12pt" style:font-size-asian="12pt" style:font-size-complex="12pt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color="#000000" style:font-name="Calibri3" fo:font-size="12pt" style:font-name-asian="Arial Unicode MS" style:font-size-asian="12pt" style:font-name-complex="Arial Unicode MS" style:font-size-complex="12pt"/>
    </style:style>
    <style:style style:name="ce21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1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 style:data-style-name="N0">
      <style:table-cell-properties fo:border-bottom="0.06pt solid #000000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06pt solid #000000" fo:background-color="#ffff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Calibri3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Excel_20_Built-in_20_Normal" style:data-style-name="N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ackground-color="transparent" fo:border="0.06pt solid #000000"/>
    </style:style>
    <style:style style:name="ce234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Excel_20_Built-in_20_Normal" style:data-style-name="N0">
      <style:table-cell-properties fo:border-bottom="0.06pt solid #000000" fo:background-color="#ffff9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style:font-name="Calibri3" fo:font-size="12pt" style:font-size-asian="12pt" style:font-size-complex="12pt"/>
    </style:style>
    <style:style style:name="ce237" style:family="table-cell" style:parent-style-name="Excel_20_Built-in_20_Normal" style:data-style-name="N2">
      <style:table-cell-properties fo:background-color="#ffffff" style:text-align-source="fix" style:repeat-content="false" fo:border="0.06pt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38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39" style:family="table-cell" style:parent-style-name="Excel_20_Built-in_20_Normal" style:data-style-name="N1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1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Excel_20_Built-in_20_Normal" style:data-style-name="N1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Excel_20_Built-in_20_Normal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Normal" style:data-style-name="N2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245" style:family="table-cell" style:parent-style-name="Excel_20_Built-in_20_Normal" style:data-style-name="N81">
      <style:table-cell-properties fo:border-bottom="none" fo:background-color="#ccff00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46" style:family="table-cell" style:parent-style-name="Excel_20_Built-in_20_Normal" style:data-style-name="N2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start" fo:margin-left="0in"/>
      <style:text-properties fo:color="#000000" style:font-name="Calibri3" fo:font-size="12pt" style:font-size-asian="12pt" style:font-size-complex="12pt"/>
    </style:style>
    <style:style style:name="ce248" style:family="table-cell" style:parent-style-name="Excel_20_Built-in_20_Normal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start" fo:margin-left="0in"/>
      <style:text-properties fo:color="#000000" style:font-name="CalIBRI" fo:font-size="12pt" style:font-size-asian="12pt" style:font-size-complex="12pt"/>
    </style:style>
    <style:style style:name="ce250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start" fo:margin-left="0in"/>
      <style:text-properties fo:color="#000000" style:font-name="Calibri3" fo:font-size="12pt" style:font-size-asian="12pt" style:font-size-complex="12pt"/>
    </style:style>
    <style:style style:name="ce251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52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53" style:family="table-cell" style:parent-style-name="Excel_20_Built-in_20_Normal" style:data-style-name="N2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fo:background-color="#ffffff" style:text-align-source="fix" style:repeat-content="false"/>
      <style:paragraph-properties fo:text-align="start" fo:margin-left="0in"/>
      <style:text-properties fo:color="#000000" style:font-name="Calibri3" fo:font-size="12pt" style:font-size-asian="12pt" style:font-size-complex="12pt"/>
    </style:style>
    <style:style style:name="ce255" style:family="table-cell" style:parent-style-name="Excel_20_Built-in_20_Normal" style:data-style-name="N2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Normal" style:data-style-name="N2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62" style:family="table-cell" style:parent-style-name="Excel_20_Built-in_20_Normal" style:data-style-name="N2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Excel_20_Built-in_20_Normal" style:data-style-name="N81">
      <style:table-cell-properties style:text-align-source="fix" style:repeat-content="false" fo:border="0.06pt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5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in"/>
      <style:text-properties style:font-name="Calibri1" fo:font-size="12pt" style:font-size-asian="12pt" style:font-size-complex="12pt"/>
    </style:style>
    <style:style style:name="ce26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67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language="en" fo:country="none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Excel_20_Built-in_20_Normal" style:data-style-name="N10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 style:data-style-name="N1010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4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5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6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7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8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Excel_20_Built-in_20_Normal" style:data-style-name="N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Excel_20_Built-in_20_Normal" style:data-style-name="N1010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0" style:family="table-cell" style:parent-style-name="Excel_20_Built-in_20_Normal" style:data-style-name="N0">
      <style:table-cell-properties fo:border-bottom="0.06pt solid #000000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1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2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3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4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5" style:family="table-cell" style:parent-style-name="Default" style:data-style-name="N2">
      <style:table-cell-properties fo:background-color="#ffffff"/>
      <style:text-properties style:font-name="CalIBRI" fo:font-size="12pt" fo:font-weight="bold" style:font-size-asian="12pt" style:font-weight-asian="bold" style:font-size-complex="12pt" style:font-weight-complex="bold"/>
    </style:style>
    <style:style style:name="ce436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37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8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0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1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2" style:family="table-cell" style:parent-style-name="Default" style:data-style-name="N2">
      <style:table-cell-properties fo:background-color="#ffffff"/>
      <style:text-properties style:font-name="Calibri3" fo:font-size="12pt" fo:font-weight="bold" style:font-size-asian="12pt" style:font-weight-asian="bold" style:font-size-complex="12pt" style:font-weight-complex="bold"/>
    </style:style>
    <style:style style:name="ce443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4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5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7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8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9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0" style:family="table-cell" style:parent-style-name="Default">
      <style:table-cell-properties fo:border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able-cell-properties fo:border="none"/>
    </style:style>
    <style:style style:name="ce452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3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/>
      <style:paragraph-properties fo:text-align="start" fo:margin-left="0in"/>
      <style:text-properties style:font-name="Calibri3" fo:font-size="12pt" style:font-size-asian="12pt" style:font-size-complex="12pt"/>
    </style:style>
    <style:style style:name="ce45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5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Calibri3" fo:font-size="12pt" style:font-size-asian="12pt" style:font-size-complex="12pt"/>
    </style:style>
    <style:style style:name="ce467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font-name="Calibri3" fo:font-size="12pt" style:font-size-asian="12pt" style:font-size-complex="12pt"/>
    </style:style>
    <style:style style:name="ce468" style:family="table-cell" style:parent-style-name="Default">
      <style:table-cell-properties fo:background-color="transparent" fo:border="none"/>
    </style:style>
    <style:style style:name="ce47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4" style:family="table-cell" style:parent-style-name="Excel_20_Built-in_20_Normal" style:data-style-name="N10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479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0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1" style:family="table-cell" style:parent-style-name="Excel_20_Built-in_20_Normal" style:data-style-name="N1010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2" style:family="table-cell" style:parent-style-name="Excel_20_Built-in_20_Normal" style:data-style-name="N1010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Excel_20_Built-in_20_Normal" style:data-style-name="N10100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4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5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6" style:family="table-cell" style:parent-style-name="Excel_20_Built-in_20_Normal" style:data-style-name="N10100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7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8" style:family="table-cell" style:parent-style-name="Excel_20_Built-in_20_Normal" style:data-style-name="N1010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1" style:family="table-cell" style:parent-style-name="Excel_20_Built-in_20_Normal" style:data-style-name="N1010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2" style:family="table-cell" style:parent-style-name="Excel_20_Built-in_20_Normal" style:data-style-name="N10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99pt solid #ffffff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Excel_20_Built-in_20_Normal" style:data-style-name="N0">
      <style:table-cell-properties fo:border-bottom="0.06pt solid #000000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99pt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4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3" fo:font-size="12pt" fo:language="en" fo:country="US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ce49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7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8" style:family="table-cell" style:parent-style-name="Excel_20_Built-in_20_Normal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9" style:family="table-cell" style:parent-style-name="Excel_20_Built-in_20_Normal" style:data-style-name="N10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0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2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5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7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8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9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530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31" style:family="table-cell" style:parent-style-name="Excel_20_Built-in_20_Normal" style:data-style-name="N8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32" style:family="table-cell" style:parent-style-name="Excel_20_Built-in_20_Normal" style:data-style-name="N100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534" style:family="table-cell" style:parent-style-name="Excel_20_Built-in_20_Normal" style:data-style-name="N1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Excel_20_Built-in_20_Normal" style:data-style-name="N10081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7" style:family="table-cell" style:parent-style-name="Excel_20_Built-in_20_Normal" style:data-style-name="N8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8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Excel_20_Built-in_20_Normal" style:data-style-name="N81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Excel_20_Built-in_20_Normal" style:data-style-name="N10081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1" style:family="table-cell" style:parent-style-name="Excel_20_Built-in_20_Normal" style:data-style-name="N100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2" style:family="table-cell" style:parent-style-name="Default" style:data-style-name="N8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font-name="Calibri3" fo:font-size="12pt" style:font-size-asian="12pt" style:font-size-complex="12pt"/>
    </style:style>
    <style:style style:name="ce382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font-name="Calibri3" fo:font-size="12pt" style:font-name-asian="Arial Unicode MS" style:font-size-asian="12pt" style:font-name-complex="Arial Unicode MS" style:font-size-complex="12pt"/>
    </style:style>
    <style:style style:name="ce543" style:family="table-cell" style:parent-style-name="Excel_20_Built-in_20_Normal" style:data-style-name="N8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Excel_20_Built-in_20_Normal" style:data-style-name="N81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5" style:family="table-cell" style:parent-style-name="Excel_20_Built-in_20_Normal" style:data-style-name="N10081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6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Excel_20_Built-in_20_Normal" style:data-style-name="N100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Excel_20_Built-in_20_Normal" style:data-style-name="N1008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9" style:family="table-cell" style:parent-style-name="Default" style:data-style-name="N8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550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51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553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55" style:family="table-cell" style:parent-style-name="Excel_20_Built-in_20_Normal" style:data-style-name="N1008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7" style:family="table-cell" style:parent-style-name="Excel_20_Built-in_20_Normal" style:data-style-name="N0">
      <style:table-cell-properties fo:border-bottom="0.99pt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 style:data-style-name="N100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59" style:family="table-cell" style:parent-style-name="Excel_20_Built-in_20_Normal" style:data-style-name="N0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 style:data-style-name="N100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61" style:family="table-cell" style:parent-style-name="Excel_20_Built-in_20_Normal" style:data-style-name="N81">
      <style:table-cell-properties fo:border-bottom="0.99pt solid #ffffff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0">
      <style:table-cell-properties fo:border-bottom="0.99pt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56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12pt" style:font-size-asian="12pt" style:font-size-complex="12pt"/>
    </style:style>
    <style:style style:name="ce565" style:family="table-cell" style:parent-style-name="Default" style:data-style-name="N81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style:font-size-asian="12pt" style:font-size-complex="12pt"/>
    </style:style>
    <style:style style:name="ce566" style:family="table-cell" style:parent-style-name="Excel_20_Built-in_20_Normal" style:data-style-name="N10081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8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68" style:family="table-cell" style:parent-style-name="Default" style:data-style-name="N8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56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Calibri3" fo:font-weight="bold" style:font-weight-asian="bold" style:font-weight-complex="bold"/>
    </style:style>
    <style:style style:name="ce570" style:family="table-cell" style:parent-style-name="Default" style:data-style-name="N11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Calibri3" fo:font-weight="bold" style:font-weight-asian="bold" style:font-weight-complex="bold"/>
    </style:style>
    <style:style style:name="ce571" style:family="table-cell" style:parent-style-name="Default">
      <style:table-cell-properties style:text-align-source="value-type" style:repeat-content="false"/>
      <style:paragraph-properties fo:margin-left="0in"/>
    </style:style>
    <style:style style:name="ce572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Calibri3" fo:font-weight="bold" style:font-weight-asian="bold" style:font-weight-complex="bold"/>
    </style:style>
    <style:style style:name="ce573" style:family="table-cell" style:parent-style-name="Default">
      <style:table-cell-properties fo:border-bottom="0.06pt solid #000000" fo:background-color="#cccccc" style:text-align-source="value-type" style:repeat-content="false" fo:border-left="none" fo:border-right="0.06pt solid #000000" fo:border-top="0.06pt solid #000000"/>
      <style:paragraph-properties fo:margin-left="0in"/>
      <style:text-properties style:font-name="Calibri3" fo:font-weight="bold" style:font-weight-asian="bold" style:font-weight-complex="bold"/>
    </style:style>
    <style:style style:name="ce5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75" style:family="table-cell" style:parent-style-name="Default">
      <style:table-cell-properties fo:border-bottom="0.06pt solid #000000" fo:border-left="0.06pt solid #000000" fo:border-right="none" fo:border-top="none"/>
    </style:style>
    <style:style style:name="ce576" style:family="table-cell" style:parent-style-name="Default" style:data-style-name="N80">
      <style:table-cell-properties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80" style:family="table-cell" style:parent-style-name="Default" style:data-style-name="N80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 style:data-style-name="N80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order-bottom="none" fo:border-left="none" fo:border-right="0.06pt solid #000000" fo:border-top="0.06pt solid #000000"/>
    </style:style>
    <style:style style:name="ce585" style:family="table-cell" style:parent-style-name="Default">
      <style:table-cell-properties fo:border-bottom="0.06pt solid #000000" fo:border-left="none" fo:border-right="0.06pt solid #000000" fo:border-top="none"/>
    </style:style>
    <style:style style:name="ce586" style:family="table-cell" style:parent-style-name="Default">
      <style:table-cell-properties fo:border-bottom="none" fo:border-left="none" fo:border-right="none" fo:border-top="0.06pt solid #000000"/>
    </style:style>
    <style:style style:name="ce587" style:family="table-cell" style:parent-style-name="Default">
      <style:table-cell-properties fo:border-bottom="0.06pt solid #000000" fo:border-left="none" fo:border-right="none" fo:border-top="none"/>
    </style:style>
    <style:style style:name="ce58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Calibri3" fo:font-size="10pt" style:font-size-asian="10pt" style:font-size-complex="10pt"/>
    </style:style>
    <style:style style:name="ce104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in"/>
      <style:text-properties style:font-name="Calibri3" fo:font-size="10pt" style:font-size-asian="10pt" style:font-size-complex="10pt"/>
    </style:style>
    <style:style style:name="ce590" style:family="table-cell" style:parent-style-name="Default">
      <style:table-cell-properties fo:border-bottom="none" fo:background-color="#cccccc" style:text-align-source="value-type" style:repeat-content="false" fo:border-left="0.06pt solid #000000" fo:border-right="none" fo:border-top="none"/>
      <style:paragraph-properties fo:margin-left="0in"/>
      <style:text-properties style:font-name="Calibri3" fo:font-size="10pt" style:font-size-asian="10pt" style:font-size-complex="10pt"/>
    </style:style>
    <style:style style:name="ce59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in"/>
      <style:text-properties style:font-name="Calibri3" fo:font-size="10pt" style:font-size-asian="10pt" style:font-size-complex="10pt"/>
    </style:style>
    <style:style style:name="ce592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Calibri3" fo:font-size="10pt" style:font-size-asian="10pt" style:font-size-complex="10pt"/>
    </style:style>
    <style:style style:name="ce59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  <style:text-properties style:font-name="Calibri3" fo:font-size="10pt" style:font-size-asian="10pt" style:font-size-complex="10pt"/>
    </style:style>
    <style:style style:name="ce1053" style:family="table-cell" style:parent-style-name="Default">
      <style:table-cell-properties fo:border-bottom="none" fo:background-color="#cccccc" style:text-align-source="value-type" style:repeat-content="false" fo:border-left="none" fo:border-right="0.06pt solid #000000" fo:border-top="none"/>
      <style:paragraph-properties fo:margin-left="0in"/>
      <style:text-properties style:font-name="Calibri3" fo:font-size="10pt" style:font-size-asian="10pt" style:font-size-complex="10pt"/>
    </style:style>
    <style:style style:name="ce595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font-name="Calibri3" fo:font-size="10pt" style:font-size-asian="10pt" style:font-size-complex="10pt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0pt" style:font-size-asian="10pt" style:font-size-complex="10pt"/>
    </style:style>
    <style:style style:name="ce59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Calibri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alibri3" fo:font-size="10pt" style:font-size-asian="10pt" style:font-size-complex="10pt"/>
    </style:style>
    <style:style style:name="ce6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Calibri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order-bottom="none" fo:border-left="none" fo:border-right="none" fo:border-top="0.06pt solid #000000"/>
      <style:text-properties style:font-name="Calibri3" fo:font-size="10pt" style:font-size-asian="10pt" style:font-size-complex="10pt"/>
    </style:style>
    <style:style style:name="ce6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0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605" style:family="table-cell" style:parent-style-name="Default">
      <style:text-properties style:use-window-font-color="true" style:text-outline="false" style:text-line-through-style="none" style:text-line-through-type="none" style:font-name="SourceSansPro-Regular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7pt" style:language-asian="en" style:country-asian="US" style:font-style-asian="normal" style:font-weight-asian="normal" style:font-size-complex="9.6499996185302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order-bottom="none" fo:border-left="none" fo:border-right="0.06pt solid #000000" fo:border-top="0.06pt solid #000000"/>
      <style:text-properties style:font-name="Calibri3" fo:font-size="10pt" style:font-size-asian="10pt" style:font-size-complex="10pt"/>
    </style:style>
    <style:style style:name="ce6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0pt" style:font-size-asian="10pt" style:font-size-complex="10pt"/>
    </style:style>
    <style:style style:name="ce6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Calibri3" fo:font-size="10pt" style:font-size-asian="10pt" style:font-size-complex="10pt"/>
    </style:style>
    <style:style style:name="ce6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alibri3" fo:font-size="10pt" style:font-size-asian="10pt" style:font-size-complex="10pt"/>
    </style:style>
    <style:style style:name="ce6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Calibri3" fo:font-size="10pt" style:font-size-asian="10pt" style:font-size-complex="10pt"/>
    </style:style>
    <style:style style:name="ce613" style:family="table-cell" style:parent-style-name="Default">
      <style:table-cell-properties fo:border="none"/>
      <style:text-properties style:font-name="Calibri3"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3" fo:font-size="15pt" style:font-size-asian="15pt" style:font-size-complex="15pt"/>
    </style:style>
    <style:style style:name="ce107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456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Default" style:data-style-name="N2">
      <style:table-cell-properties fo:background-color="#ffffff"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458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59" style:family="table-cell" style:parent-style-name="Default" style:data-style-name="N2">
      <style:table-cell-properties fo:background-color="#ffffff" fo:border="0.06pt solid #000000"/>
      <style:text-properties fo:color="#000000" style:font-name="Calibri3"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 style:data-style-name="N2">
      <style:table-cell-properties fo:background-color="#ffffff" fo:border="0.06pt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462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>
      <style:table-cell-properties fo:background-color="#ffffff"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in"/>
      <style:text-properties fo:color="#000000" style:font-name="Calibri3" fo:font-size="12pt" fo:font-weight="bold" style:font-size-asian="12pt" style:font-weight-asian="bold" style:font-size-complex="12pt" style:font-weight-complex="bold"/>
    </style:style>
    <style:style style:name="ce1084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1086" style:family="table-cell" style:parent-style-name="Default">
      <style:text-properties style:font-name="Calibri3"/>
    </style:style>
    <style:style style:name="ce108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Calibri3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ffffff" fo:border="0.06pt solid #000000"/>
    </style:style>
    <style:style style:name="ce4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 style:data-style-name="N81">
      <style:table-cell-properties fo:background-color="#ccff00" style:text-align-source="fix" style:repeat-content="false" fo:border="0.06pt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76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77" style:family="table-cell" style:parent-style-name="Default" style:data-style-name="N8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78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22" style:family="table-cell" style:parent-style-name="Default" style:data-style-name="N81">
      <style:table-cell-properties fo:border="0.06pt solid #000000"/>
      <style:text-properties style:font-name="Calibri3" fo:font-size="12pt" style:font-size-asian="12pt" style:font-size-complex="12pt"/>
    </style:style>
    <style:style style:name="ce623" style:family="table-cell" style:parent-style-name="Default">
      <style:table-cell-properties fo:border="none"/>
      <style:text-properties style:font-name="Calibri3" fo:font-size="12pt" style:font-size-asian="12pt" style:font-size-complex="12pt"/>
    </style:style>
    <style:style style:name="ce624" style:family="table-cell" style:parent-style-name="Default" style:data-style-name="N81">
      <style:table-cell-properties fo:background-color="#ff9999" fo:border="0.06pt solid #000000"/>
      <style:text-properties style:font-name="Calibri3" fo:font-size="12pt" style:font-size-asian="12pt" style:font-size-complex="12pt"/>
    </style:style>
    <style:style style:name="ce625" style:family="table-cell" style:parent-style-name="Default" style:data-style-name="N81">
      <style:table-cell-properties fo:background-color="#ccff00" style:text-align-source="fix" style:repeat-content="false" fo:border="0.06pt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626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627" style:family="table-cell" style:parent-style-name="Default" style:data-style-name="N81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6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Calibri3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29" style:family="table-cell" style:parent-style-name="Default" style:data-style-name="N81">
      <style:table-cell-properties fo:border="0.06pt solid #000000"/>
      <style:text-properties style:font-name="Calibri3" fo:font-size="12pt" style:font-name-asian="Arial Unicode MS" style:font-size-asian="12pt" style:font-name-complex="Arial Unicode MS" style:font-size-complex="12pt"/>
    </style:style>
    <style:style style:name="ce630" style:family="table-cell" style:parent-style-name="Default">
      <style:table-cell-properties fo:background-color="#ff9999" fo:border="0.06pt solid #000000"/>
      <style:text-properties style:font-name="Calibri3" fo:font-size="12pt" style:font-size-asian="12pt" style:font-size-complex="12pt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3"/>
    </style:style>
    <style:style style:name="ce632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style:font-name="Calibri3" fo:font-size="12pt" style:font-size-asian="12pt" style:font-size-complex="12pt"/>
    </style:style>
    <style:style style:name="ce11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3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 style:data-style-name="N2">
      <style:table-cell-properties fo:background-color="transparent" fo:border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 style:data-style-name="N2">
      <style:table-cell-properties fo:background-color="transparent" fo:border="none"/>
      <style:text-properties fo:color="#000000" style:font-name="Calibri3" fo:font-size="12pt" fo:font-weight="bold" style:font-size-asian="12pt" style:font-weight-asian="bold" style:font-size-complex="12pt" style:font-weight-complex="bold"/>
    </style:style>
    <style:style style:name="ce63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9" style:family="table-cell" style:parent-style-name="Default" style:data-style-name="N2">
      <style:table-cell-properties fo:background-color="transparent"/>
      <style:text-properties style:font-name="Calibri3" fo:font-size="12pt" fo:font-weight="bold" style:font-size-asian="12pt" style:font-weight-asian="bold" style:font-size-complex="12pt" style:font-weight-complex="bold"/>
    </style:style>
    <style:style style:name="ce64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 style:data-style-name="N2">
      <style:table-cell-properties fo:background-color="transparent" fo:border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642" style:family="table-cell" style:parent-style-name="Default">
      <style:table-cell-properties fo:background-color="transparent" fo:border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 style:data-style-name="N81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3" fo:font-size="12pt" style:font-name-asian="Arial Unicode MS" style:font-size-asian="12pt" style:font-name-complex="Arial Unicode MS" style:font-size-complex="12pt"/>
    </style:style>
    <style:style style:name="ce643" style:family="table-cell" style:parent-style-name="Default" style:data-style-name="N80">
      <style:table-cell-properties fo:background-color="transparent" fo:border="none"/>
      <style:text-properties style:font-name="Calibri3" fo:font-size="12pt" style:font-name-asian="Arial Unicode MS" style:font-size-asian="12pt" style:font-name-complex="Arial Unicode MS" style:font-size-complex="12pt"/>
    </style:style>
    <style:style style:name="ce644" style:family="table-cell" style:parent-style-name="Default">
      <style:table-cell-properties fo:background-color="transparent"/>
      <style:text-properties style:font-name="Calibri3"/>
    </style:style>
    <style:style style:name="ce645" style:family="table-cell" style:parent-style-name="Excel_20_Built-in_20_Normal" style:data-style-name="N10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Excel_20_Built-in_20_Normal" style:data-style-name="N10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9" style:family="table-cell" style:parent-style-name="Excel_20_Built-in_20_Normal" style:data-style-name="N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ext-properties style:font-name="Calibri3"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in"/>
      <style:text-properties style:font-name="Calibri3" fo:font-size="12pt" style:font-size-asian="12pt" style:font-size-complex="12pt"/>
    </style:style>
    <style:style style:name="ce65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Calibri3" fo:font-size="12pt" style:font-size-asian="12pt" style:font-size-complex="12pt"/>
    </style:style>
    <style:style style:name="ce65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5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1" style:family="table-cell" style:parent-style-name="Default">
      <style:table-cell-properties fo:border-bottom="none" fo:background-color="#ffff99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62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663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64" style:family="table-cell" style:parent-style-name="Default" style:data-style-name="N8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65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8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67" style:family="table-cell" style:parent-style-name="Default" style:data-style-name="N8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68" style:family="table-cell" style:parent-style-name="Default" style:data-style-name="N8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69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0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6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alibri3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3" style:family="table-cell" style:parent-style-name="Default" style:data-style-name="N8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4" style:family="table-cell" style:parent-style-name="Default" style:data-style-name="N8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75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78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2pt" style:font-name-asian="Arial Unicode MS" style:font-size-asian="12pt" style:font-name-complex="Arial Unicode MS" style:font-size-complex="12pt"/>
    </style:style>
    <style:style style:name="ce679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fo:font-weight="bold" style:font-size-asian="12pt" style:font-weight-asian="bold" style:font-size-complex="12pt" style:font-weight-complex="bold"/>
    </style:style>
    <style:style style:name="ce68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1164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5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1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4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8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CalIBRI" fo:font-size="12pt" style:font-size-asian="12pt" style:font-size-complex="12pt"/>
    </style:style>
    <style:style style:name="ce69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693" style:family="table-cell" style:parent-style-name="Excel_20_Built-in_20_Normal" style:data-style-name="N10002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95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696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697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698" style:family="table-cell" style:parent-style-name="Default" style:data-style-name="N8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699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alibri3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701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702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70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0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0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0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708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709" style:family="table-cell" style:parent-style-name="Excel_20_Built-in_20_Normal" style:data-style-name="N81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0" style:family="table-cell" style:parent-style-name="Excel_20_Built-in_20_Normal" style:data-style-name="N100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1" style:family="table-cell" style:parent-style-name="Excel_20_Built-in_20_Normal" style:data-style-name="N8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2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13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14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15" style:family="table-cell" style:parent-style-name="Excel_20_Built-in_20_Normal" style:data-style-name="N100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16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17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8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719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20" style:family="table-cell" style:parent-style-name="Excel_20_Built-in_20_Normal" style:data-style-name="N1008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1" style:family="table-cell" style:parent-style-name="Excel_20_Built-in_20_Normal" style:data-style-name="N10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2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723" style:family="table-cell" style:parent-style-name="Default" style:data-style-name="N8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24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 style:data-style-name="N8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26" style:family="table-cell" style:parent-style-name="Default" style:data-style-name="N81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27" style:family="table-cell" style:parent-style-name="Excel_20_Built-in_20_Normal" style:data-style-name="N81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8" style:family="table-cell" style:parent-style-name="Excel_20_Built-in_20_Normal" style:data-style-name="N81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9" style:family="table-cell" style:parent-style-name="Excel_20_Built-in_20_Normal" style:data-style-name="N8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30" style:family="table-cell" style:parent-style-name="Default" style:data-style-name="N8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31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32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fo:font-weight="normal" style:font-size-asian="12pt" style:font-weight-asian="normal" style:font-size-complex="12pt" style:font-weight-complex="normal"/>
    </style:style>
    <style:style style:name="ce733" style:family="table-cell" style:parent-style-name="Default" style:data-style-name="N81">
      <style:table-cell-properties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34" style:family="table-cell" style:parent-style-name="Default" style:data-style-name="N8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35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36" style:family="table-cell" style:parent-style-name="Excel_20_Built-in_20_Normal" style:data-style-name="N8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7" style:family="table-cell" style:parent-style-name="Excel_20_Built-in_20_Normal" style:data-style-name="N8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8" style:family="table-cell" style:parent-style-name="Default" style:data-style-name="N8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Calibri3" fo:font-size="12pt" style:font-size-asian="12pt" style:font-size-complex="12pt"/>
    </style:style>
    <style:style style:name="ce739" style:family="table-cell" style:parent-style-name="Default" style:data-style-name="N8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40" style:family="table-cell" style:parent-style-name="Default" style:data-style-name="N8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1222" style:family="table-cell" style:parent-style-name="Excel_20_Built-in_20_Normal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2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 style:data-style-name="N99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7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747" style:family="table-cell" style:parent-style-name="Default" style:data-style-name="N99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CalIBRI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49" style:family="table-cell" style:parent-style-name="Default" style:data-style-name="N99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0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6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59" style:family="table-cell" style:parent-style-name="Default" style:data-style-name="N99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760" style:family="table-cell" style:parent-style-name="Default" style:data-style-name="N99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124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61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7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ce763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style:font-name="Calibri3" fo:font-size="12pt" style:font-name-asian="Arial Unicode MS" style:font-size-asian="12pt" style:font-name-complex="Arial Unicode MS" style:font-size-complex="12pt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765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7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Calibri3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768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  <style:text-properties fo:color="#000000" style:font-name="Calibri3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Calibri3" fo:font-size="12pt" style:font-size-asian="12pt" style:font-size-complex="12pt"/>
    </style:style>
    <style:style style:name="T3" style:family="text">
      <style:text-properties fo:color="#000000" style:font-name="Calibri3" fo:font-size="12pt" style:font-size-asian="12pt" style:font-size-complex="12pt" style:text-outline="false" style:letter-kerning="false" fo:letter-spacing="normal" style:font-name-asian="GoogleSans-Regular" style:font-name-complex="GoogleSans-Regular"/>
    </style:style>
    <style:style style:name="T4" style:family="text">
      <style:text-properties fo:color="#ff6666"/>
    </style:style>
    <style:style style:name="T5" style:family="text">
      <style:text-properties fo:color="#669966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Version History - Version Histo" table:style-name="ta1" table:print-ranges="'Version History - Version Histo'.A1:'Version History - Version Histo'.E8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ce40"/>
        <table:table-row table:style-name="ro1">
          <table:table-cell table:style-name="ce1" office:value-type="string" calcext:value-type="string" table:number-columns-spanned="5" table:number-rows-spanned="1">
            <text:p>Version History</text:p>
          </table:table-cell>
          <table:covered-table-cell table:number-columns-repeated="4" table:style-name="ce10"/>
          <table:table-cell table:number-columns-repeated="1019"/>
        </table:table-row>
        <table:table-row table:style-name="ro2">
          <table:table-cell table:style-name="ce504" office:value-type="string" calcext:value-type="string">
            <text:p>Date</text:p>
          </table:table-cell>
          <table:table-cell table:style-name="ce511" office:value-type="string" calcext:value-type="string">
            <text:p>Version</text:p>
          </table:table-cell>
          <table:table-cell table:style-name="ce511" office:value-type="string" calcext:value-type="string">
            <text:p>Changes on specific activities</text:p>
          </table:table-cell>
          <table:table-cell table:style-name="ce511" office:value-type="string" calcext:value-type="string">
            <text:p>Changes on NEXT-100 quantities</text:p>
          </table:table-cell>
          <table:table-cell table:style-name="ce511"/>
          <table:table-cell table:number-columns-repeated="1019"/>
        </table:table-row>
        <table:table-row table:style-name="ro3">
          <table:table-cell table:style-name="ce505"/>
          <table:table-cell table:style-name="ce512" table:number-columns-repeated="3"/>
          <table:table-cell table:style-name="ce521"/>
          <table:table-cell table:number-columns-repeated="1019"/>
        </table:table-row>
        <table:table-row table:style-name="ro4">
          <table:table-cell table:style-name="ce506" office:value-type="string" calcext:value-type="string">
            <text:p>Feb 15<text:span text:style-name="T1">th</text:span>, 2022</text:p>
          </table:table-cell>
          <table:table-cell table:style-name="ce506" office:value-type="string" calcext:value-type="string">
            <text:p>v1</text:p>
          </table:table-cell>
          <table:table-cell table:style-name="ce515" office:value-type="string" calcext:value-type="string">
            <text:p>The materials highlighted in green are extracted from the NEW activity assumptions spreadsheet.</text:p>
          </table:table-cell>
          <table:table-cell table:style-name="ce515"/>
          <table:table-cell table:style-name="ce522"/>
          <table:table-cell table:number-columns-repeated="1019"/>
        </table:table-row>
        <table:table-row table:style-name="ro5">
          <table:table-cell table:style-name="ce506" office:value-type="string" calcext:value-type="string">
            <text:p>Feb 23<text:span text:style-name="T1">rd</text:span>, 2022</text:p>
          </table:table-cell>
          <table:table-cell table:style-name="ce506" office:value-type="string" calcext:value-type="string">
            <text:p>v2</text:p>
          </table:table-cell>
          <table:table-cell table:number-columns-repeated="2" table:style-name="ce506" office:value-type="string" calcext:value-type="string">
            <text:p>Remove materials from PMT bases.</text:p>
          </table:table-cell>
          <table:table-cell table:style-name="ce522"/>
          <table:table-cell table:number-columns-repeated="1019"/>
        </table:table-row>
        <table:table-row table:style-name="ro6">
          <table:table-cell table:style-name="ce506" office:value-type="string" calcext:value-type="string">
            <text:p>Apr 26<text:span text:style-name="T1">th</text:span>, 2022</text:p>
          </table:table-cell>
          <table:table-cell table:style-name="ce506" office:value-type="string" calcext:value-type="string">
            <text:p>v3</text:p>
          </table:table-cell>
          <table:table-cell table:style-name="ce506" office:value-type="string" calcext:value-type="string">
            <text:p>Add more materials for shielding and updated copper activities.</text:p>
          </table:table-cell>
          <table:table-cell table:style-name="ce506" office:value-type="string" calcext:value-type="string">
            <text:p>Add more materials for shielding</text:p>
          </table:table-cell>
          <table:table-cell table:style-name="ce523"/>
          <table:table-cell table:number-columns-repeated="1019"/>
        </table:table-row>
        <table:table-row table:style-name="ro7">
          <table:table-cell table:style-name="ce506" office:value-type="string" calcext:value-type="string">
            <text:p>Nov 14<text:span text:style-name="T1">th</text:span>, 2022</text:p>
          </table:table-cell>
          <table:table-cell table:style-name="ce506" office:value-type="string" calcext:value-type="string">
            <text:p>v4</text:p>
          </table:table-cell>
          <table:table-cell table:style-name="ce16" office:value-type="string" calcext:value-type="string">
            <text:p>Updates: Electrolitic Copper (Cu-ETP), Oxigen-Free Copper (Cu-OF), Oxigen-Free Copper (Cu-OF) (wrought), PMT base, Change Brass M4x20 screws (EP) for Bronze. Removed: Laminated Copper (CuA1), Stainless steel tensioning ring, Stainless steel base ring, Teflon, PEDOT. New: Sapphire + Copper + PEDOT, Si-Bronze 10mm, Si-Bronze 15mm, PE500, PE1000, PTFE masks, PTFE light tube</text:p>
          </table:table-cell>
          <table:table-cell table:style-name="ce16" office:value-type="string" calcext:value-type="string">
            <text:p>Removed: Laminated Copper (CuA1). New: Sapphire + Copper + PEDOT.</text:p>
          </table:table-cell>
          <table:table-cell table:style-name="ce523"/>
          <table:table-cell table:number-columns-repeated="1019"/>
        </table:table-row>
        <table:table-row table:style-name="ro8">
          <table:table-cell table:style-name="ce507" table:number-columns-repeated="2"/>
          <table:table-cell table:style-name="Default" table:number-columns-repeated="2"/>
          <table:table-cell table:style-name="ce523"/>
          <table:table-cell table:number-columns-repeated="1019"/>
        </table:table-row>
        <table:table-row table:style-name="ro9">
          <table:table-cell table:style-name="ce508"/>
          <table:table-cell table:style-name="Default" table:number-columns-repeated="3"/>
          <table:table-cell table:style-name="ce524"/>
          <table:table-cell table:number-columns-repeated="1019"/>
        </table:table-row>
        <table:table-row table:style-name="ro10">
          <table:table-cell table:style-name="ce508"/>
          <table:table-cell table:style-name="Default" table:number-columns-repeated="3"/>
          <table:table-cell table:style-name="ce510"/>
          <table:table-cell table:number-columns-repeated="1019"/>
        </table:table-row>
        <table:table-row table:style-name="ro11">
          <table:table-cell table:style-name="ce509"/>
          <table:table-cell table:style-name="ce513"/>
          <table:table-cell table:style-name="ce516"/>
          <table:table-cell table:style-name="ce520"/>
          <table:table-cell table:style-name="ce509"/>
          <table:table-cell table:number-columns-repeated="1019"/>
        </table:table-row>
        <table:table-row table:style-name="ro11">
          <table:table-cell table:style-name="ce510"/>
          <table:table-cell table:style-name="ce513"/>
          <table:table-cell table:style-name="ce18"/>
          <table:table-cell table:style-name="ce520"/>
          <table:table-cell table:style-name="ce509"/>
          <table:table-cell table:number-columns-repeated="1019"/>
        </table:table-row>
        <table:table-row table:style-name="ro3">
          <table:table-cell/>
          <table:table-cell table:style-name="ce514"/>
          <table:table-cell table:style-name="ce517"/>
          <table:table-cell table:style-name="ce514"/>
          <table:table-cell table:number-columns-repeated="1020"/>
        </table:table-row>
        <table:table-row table:style-name="ro3">
          <table:table-cell/>
          <table:table-cell table:style-name="ce514"/>
          <table:table-cell table:style-name="ce518"/>
          <table:table-cell table:style-name="ce514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21"/>
          <table:table-cell table:number-columns-repeated="1021"/>
        </table:table-row>
        <table:table-row table:style-name="ro3">
          <table:table-cell table:number-columns-repeated="2"/>
          <table:table-cell table:style-name="ce519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FIC ACTIVITIES" table:style-name="ta2" table:print-ranges="'SPECIFIC ACTIVITIES'.A1:'SPECIFIC ACTIVITIES'.I46">
        <office:forms form:automatic-focus="false" form:apply-design-mode="false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6" table:number-columns-repeated="1014" table:default-cell-style-name="ce40"/>
        <table:table-row table:style-name="ro1">
          <table:table-cell table:style-name="ce358" office:value-type="string" calcext:value-type="string" table:number-columns-spanned="9" table:number-rows-spanned="1">
            <text:p>SPECIFIC ACTIVITIES - NEXT100</text:p>
          </table:table-cell>
          <table:covered-table-cell table:number-columns-repeated="7" table:style-name="ce369"/>
          <table:covered-table-cell table:style-name="ce422"/>
          <table:table-cell table:number-columns-repeated="1015"/>
        </table:table-row>
        <table:table-row table:style-name="ro2">
          <table:table-cell table:style-name="ce30" office:value-type="string" calcext:value-type="string">
            <text:p>Material</text:p>
          </table:table-cell>
          <table:table-cell table:style-name="ce370" office:value-type="string" calcext:value-type="string">
            <text:p>Provider</text:p>
          </table:table-cell>
          <table:table-cell table:style-name="ce370" office:value-type="string" calcext:value-type="string">
            <text:p>Detectors</text:p>
          </table:table-cell>
          <table:table-cell table:style-name="ce378" office:value-type="string" calcext:value-type="string">
            <text:p>NEXT-doc No.</text:p>
          </table:table-cell>
          <table:table-cell table:style-name="ce388" office:value-type="string" calcext:value-type="string" table:number-columns-spanned="4" table:number-rows-spanned="1">
            <text:p>Specific Activities</text:p>
          </table:table-cell>
          <table:covered-table-cell table:number-columns-repeated="3" table:style-name="ce412"/>
          <table:table-cell table:style-name="ce423" office:value-type="string" calcext:value-type="string">
            <text:p>Units</text:p>
          </table:table-cell>
          <table:table-cell table:number-columns-repeated="1015"/>
        </table:table-row>
        <table:table-row table:style-name="ro11">
          <table:table-cell table:style-name="ce359"/>
          <table:table-cell table:style-name="ce371" table:number-columns-repeated="2"/>
          <table:table-cell table:style-name="ce379"/>
          <table:table-cell table:style-name="ce388" office:value-type="string" calcext:value-type="string" table:number-columns-spanned="4" table:number-rows-spanned="1">
            <text:p><text:span text:style-name="T4">Central Value</text:span>, <text:span text:style-name="T5">Upper Limit</text:span>, or 0 for No Measurement</text:p>
          </table:table-cell>
          <table:covered-table-cell table:number-columns-repeated="3" table:style-name="ce413"/>
          <table:table-cell table:style-name="ce359"/>
          <table:table-cell table:number-columns-repeated="1015"/>
        </table:table-row>
        <table:table-row table:style-name="ro3">
          <table:table-cell table:style-name="ce32"/>
          <table:table-cell table:style-name="ce371" table:number-columns-repeated="2"/>
          <table:table-cell table:style-name="ce379"/>
          <table:table-cell table:style-name="ce389" office:value-type="string" calcext:value-type="string">
            <text:p>Bi-214</text:p>
          </table:table-cell>
          <table:table-cell table:style-name="ce389" office:value-type="string" calcext:value-type="string">
            <text:p>Co-60</text:p>
          </table:table-cell>
          <table:table-cell table:style-name="ce389" office:value-type="string" calcext:value-type="string">
            <text:p>K-40</text:p>
          </table:table-cell>
          <table:table-cell table:style-name="ce389" office:value-type="string" calcext:value-type="string">
            <text:p>Tl-208</text:p>
          </table:table-cell>
          <table:table-cell table:style-name="ce359"/>
          <table:table-cell table:number-columns-repeated="1015"/>
        </table:table-row>
        <table:table-row table:style-name="ro12">
          <table:table-cell table:style-name="ce360" office:value-type="string" calcext:value-type="string">
            <text:p>Electrolitic Copper (Cu-ETP)</text:p>
          </table:table-cell>
          <table:table-cell table:style-name="ce360" office:value-type="string" calcext:value-type="string">
            <text:p>Welding Copper/Finland</text:p>
          </table:table-cell>
          <table:table-cell table:style-name="ce360" office:value-type="string" calcext:value-type="string">
            <text:p>NEXT NEW COPPER</text:p>
          </table:table-cell>
          <table:table-cell table:style-name="ce380" office:value-type="string" calcext:value-type="string">
            <text:p>1383</text:p>
          </table:table-cell>
          <table:table-cell table:style-name="ce390" office:value-type="float" office:value="0.00126" calcext:value-type="float">
            <text:p>1.26E-03</text:p>
          </table:table-cell>
          <table:table-cell table:style-name="ce390" office:value-type="float" office:value="0" calcext:value-type="float">
            <text:p>0.00E+00</text:p>
          </table:table-cell>
          <table:table-cell table:style-name="ce390" office:value-type="float" office:value="0.000165" calcext:value-type="float">
            <text:p>1.65E-04</text:p>
          </table:table-cell>
          <table:table-cell table:style-name="ce390" office:value-type="float" office:value="0.0012" calcext:value-type="float">
            <text:p>1.20E-03</text:p>
          </table:table-cell>
          <table:table-cell table:style-name="ce424" office:value-type="string" calcext:value-type="string">
            <text:p>mBq/kg</text:p>
          </table:table-cell>
          <table:table-cell table:number-columns-repeated="1015"/>
        </table:table-row>
        <table:table-row table:style-name="ro13">
          <table:table-cell table:style-name="ce16" office:value-type="string" calcext:value-type="string">
            <text:p>Oxigen-Free Copper (Cu-OF)</text:p>
          </table:table-cell>
          <table:table-cell table:style-name="ce16" office:value-type="string" calcext:value-type="string">
            <text:p>Atlantic Copper</text:p>
          </table:table-cell>
          <table:table-cell table:style-name="ce16" office:value-type="string" calcext:value-type="string">
            <text:p>PNNL-ICPMS</text:p>
          </table:table-cell>
          <table:table-cell table:style-name="ce70" office:value-type="string" calcext:value-type="string">
            <text:p>1382</text:p>
          </table:table-cell>
          <table:table-cell table:style-name="ce391" table:formula="of:=0.093/81" office:value-type="float" office:value="0.00114814814814815" calcext:value-type="float">
            <text:p>1.15E-03</text:p>
          </table:table-cell>
          <table:table-cell table:number-columns-repeated="2" table:style-name="ce414" office:value-type="float" office:value="0" calcext:value-type="float">
            <text:p>0.00E+00</text:p>
          </table:table-cell>
          <table:table-cell table:style-name="ce391" table:formula="of:=0.066/246*0.3594" office:value-type="float" office:value="0.0000964243902439024" calcext:value-type="float">
            <text:p>9.64E-05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33" office:value-type="string" calcext:value-type="string">
            <text:p><text:span text:style-name="T2">Oxigen-Free Copper (Cu-OF) (</text:span><text:span text:style-name="T3">wrought</text:span><text:span text:style-name="T2">)</text:span></text:p>
          </table:table-cell>
          <table:table-cell table:style-name="ce16"/>
          <table:table-cell table:style-name="ce16" office:value-type="string" calcext:value-type="string">
            <text:p>PNNL-ICPMS</text:p>
          </table:table-cell>
          <table:table-cell table:style-name="ce70" office:value-type="string" calcext:value-type="string">
            <text:p>1382</text:p>
          </table:table-cell>
          <table:table-cell table:style-name="ce392" table:formula="of:=0.093/81" office:value-type="float" office:value="0.00114814814814815" calcext:value-type="float">
            <text:p>1.15E-03</text:p>
          </table:table-cell>
          <table:table-cell table:number-columns-repeated="2" table:style-name="ce414" office:value-type="float" office:value="0" calcext:value-type="float">
            <text:p>0.00E+00</text:p>
          </table:table-cell>
          <table:table-cell table:style-name="ce391" table:formula="of:=0.066/246*0.3594" office:value-type="float" office:value="0.0000964243902439024" calcext:value-type="float">
            <text:p>9.64E-05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2">
          <table:table-cell table:style-name="ce16" office:value-type="string" calcext:value-type="string">
            <text:p>PMT</text:p>
          </table:table-cell>
          <table:table-cell table:style-name="ce16" office:value-type="string" calcext:value-type="string">
            <text:p>Hamamatsu</text:p>
          </table:table-cell>
          <table:table-cell table:style-name="ce16" office:value-type="string" calcext:value-type="string">
            <text:p>GeAnayet</text:p>
          </table:table-cell>
          <table:table-cell table:style-name="ce71" office:value-type="float" office:value="619" calcext:value-type="float">
            <text:p>619</text:p>
          </table:table-cell>
          <table:table-cell table:style-name="ce393" office:value-type="float" office:value="0.35" calcext:value-type="float">
            <text:p>3.50E-01</text:p>
          </table:table-cell>
          <table:table-cell table:style-name="ce393" office:value-type="float" office:value="3.8" calcext:value-type="float">
            <text:p>3.80E+00</text:p>
          </table:table-cell>
          <table:table-cell table:style-name="ce393" office:value-type="float" office:value="12.1" calcext:value-type="float">
            <text:p>1.21E+01</text:p>
          </table:table-cell>
          <table:table-cell table:style-name="ce393" table:formula="of:=0.53*0.3594" office:value-type="float" office:value="0.190482" calcext:value-type="float">
            <text:p>1.90E-01</text:p>
          </table:table-cell>
          <table:table-cell table:style-name="ce426" office:value-type="string" calcext:value-type="string">
            <text:p>mBq/unit</text:p>
          </table:table-cell>
          <table:table-cell table:number-columns-repeated="1015"/>
        </table:table-row>
        <table:table-row table:style-name="ro12">
          <table:table-cell table:style-name="ce16" office:value-type="string" calcext:value-type="string">
            <text:p>PMT base</text:p>
          </table:table-cell>
          <table:table-cell table:style-name="ce16"/>
          <table:table-cell table:style-name="ce375" office:value-type="string" calcext:value-type="string">
            <text:p>Asterix</text:p>
          </table:table-cell>
          <table:table-cell table:style-name="ce381" office:value-type="float" office:value="1380" calcext:value-type="float">
            <text:p>1380</text:p>
          </table:table-cell>
          <table:table-cell table:style-name="ce394" office:value-type="float" office:value="0.682" calcext:value-type="float">
            <text:p>6.82E-01</text:p>
          </table:table-cell>
          <table:table-cell table:style-name="ce415" office:value-type="float" office:value="0.096" calcext:value-type="float">
            <text:p>9.60E-02</text:p>
          </table:table-cell>
          <table:table-cell table:style-name="ce394" office:value-type="float" office:value="5.1" calcext:value-type="float">
            <text:p>5.10E+00</text:p>
          </table:table-cell>
          <table:table-cell table:style-name="ce394" table:formula="of:=0.712*0.3594" office:value-type="float" office:value="0.2558928" calcext:value-type="float">
            <text:p>2.56E-01</text:p>
          </table:table-cell>
          <table:table-cell table:style-name="ce427" office:value-type="string" calcext:value-type="string">
            <text:p>mBq/unit</text:p>
          </table:table-cell>
          <table:table-cell table:number-columns-repeated="1015"/>
        </table:table-row>
        <table:table-row table:style-name="ro12">
          <table:table-cell table:style-name="ce34" office:value-type="string" calcext:value-type="string">
            <text:p>Sapphire + Copper + PEDOT</text:p>
          </table:table-cell>
          <table:table-cell table:style-name="ce34"/>
          <table:table-cell table:style-name="ce36" office:value-type="string" calcext:value-type="string">
            <text:p>GeLatuca</text:p>
          </table:table-cell>
          <table:table-cell table:style-name="ce383" office:value-type="string" calcext:value-type="string">
            <text:p>1387</text:p>
          </table:table-cell>
          <table:table-cell table:style-name="ce395" office:value-type="float" office:value="1.1" calcext:value-type="float">
            <text:p>1.10E+00</text:p>
          </table:table-cell>
          <table:table-cell table:style-name="ce416" office:value-type="float" office:value="0" calcext:value-type="float">
            <text:p>0.00E+00</text:p>
          </table:table-cell>
          <table:table-cell table:style-name="ce416" office:value-type="float" office:value="0.21" calcext:value-type="float">
            <text:p>2.10E-01</text:p>
          </table:table-cell>
          <table:table-cell table:style-name="ce395" table:formula="of:=1*0.3594" office:value-type="float" office:value="0.3594" calcext:value-type="float">
            <text:p>3.59E-01</text:p>
          </table:table-cell>
          <table:table-cell table:style-name="ce428" office:value-type="string" calcext:value-type="string">
            <text:p>mBq/unit</text:p>
          </table:table-cell>
          <table:table-cell table:number-columns-repeated="1015"/>
        </table:table-row>
        <table:table-row table:style-name="ro15">
          <table:table-cell table:style-name="ce361" office:value-type="string" calcext:value-type="string">
            <text:p>Optical gel</text:p>
          </table:table-cell>
          <table:table-cell table:style-name="ce36" office:value-type="string" calcext:value-type="string">
            <text:p>NuSil</text:p>
          </table:table-cell>
          <table:table-cell table:style-name="ce36" office:value-type="string" calcext:value-type="string">
            <text:p>Rysy</text:p>
          </table:table-cell>
          <table:table-cell table:style-name="ce374" office:value-type="string" calcext:value-type="string">
            <text:p>1232-v1</text:p>
          </table:table-cell>
          <table:table-cell table:style-name="ce396" office:value-type="float" office:value="33" calcext:value-type="float">
            <text:p>3.30E+01</text:p>
          </table:table-cell>
          <table:table-cell table:style-name="ce396" office:value-type="float" office:value="15" calcext:value-type="float">
            <text:p>1.50E+01</text:p>
          </table:table-cell>
          <table:table-cell table:style-name="ce396" office:value-type="float" office:value="204" calcext:value-type="float">
            <text:p>2.04E+02</text:p>
          </table:table-cell>
          <table:table-cell table:style-name="ce396" table:formula="of:=37*0.3594" office:value-type="float" office:value="13.2978" calcext:value-type="float">
            <text:p>1.33E+01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2">
          <table:table-cell table:style-name="ce16" office:value-type="string" calcext:value-type="string">
            <text:p>Copper (for PMT bases)</text:p>
          </table:table-cell>
          <table:table-cell table:style-name="ce36" office:value-type="string" calcext:value-type="string">
            <text:p>Lugand Aciers</text:p>
          </table:table-cell>
          <table:table-cell table:style-name="ce376" office:value-type="string" calcext:value-type="string">
            <text:p>GDMS, GeOroel</text:p>
          </table:table-cell>
          <table:table-cell table:style-name="ce376" office:value-type="string" calcext:value-type="string">
            <text:p>610, 611, 960</text:p>
          </table:table-cell>
          <table:table-cell table:style-name="ce397" office:value-type="float" office:value="0.00126" calcext:value-type="float">
            <text:p>1.26E-03</text:p>
          </table:table-cell>
          <table:table-cell table:style-name="ce397" office:value-type="float" office:value="0.041" calcext:value-type="float">
            <text:p>4.10E-02</text:p>
          </table:table-cell>
          <table:table-cell table:style-name="ce397" office:value-type="float" office:value="0.062" calcext:value-type="float">
            <text:p>6.20E-02</text:p>
          </table:table-cell>
          <table:table-cell table:style-name="ce397" office:value-type="float" office:value="0.000431" calcext:value-type="float">
            <text:p>4.31E-04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 calcext:value-type="string">
            <text:p>Resistors</text:p>
          </table:table-cell>
          <table:table-cell table:style-name="ce36" office:value-type="string" calcext:value-type="string">
            <text:p>Vishay</text:p>
          </table:table-cell>
          <table:table-cell table:style-name="ce36" office:value-type="string" calcext:value-type="string">
            <text:p>GeLatuca</text:p>
          </table:table-cell>
          <table:table-cell table:style-name="ce39" office:value-type="float" office:value="1048" calcext:value-type="float">
            <text:p>1048</text:p>
          </table:table-cell>
          <table:table-cell table:style-name="ce397" office:value-type="float" office:value="0.1708" calcext:value-type="float">
            <text:p>1.71E-01</text:p>
          </table:table-cell>
          <table:table-cell table:style-name="ce396" office:value-type="float" office:value="0.015" calcext:value-type="float">
            <text:p>1.50E-02</text:p>
          </table:table-cell>
          <table:table-cell table:style-name="ce397" office:value-type="float" office:value="0.114" calcext:value-type="float">
            <text:p>1.14E-01</text:p>
          </table:table-cell>
          <table:table-cell table:style-name="ce397" table:formula="of:=0.0442*0.3594" office:value-type="float" office:value="0.01588548" calcext:value-type="float">
            <text:p>1.59E-02</text:p>
          </table:table-cell>
          <table:table-cell table:style-name="ce425" office:value-type="string" calcext:value-type="string">
            <text:p>mBq/unit</text:p>
          </table:table-cell>
          <table:table-cell table:number-columns-repeated="1015"/>
        </table:table-row>
        <table:table-row table:style-name="ro16">
          <table:table-cell table:style-name="ce36" office:value-type="string" calcext:value-type="string">
            <text:p>Kapton DICE Board</text:p>
          </table:table-cell>
          <table:table-cell table:style-name="ce36" table:number-columns-repeated="2"/>
          <table:table-cell table:style-name="ce39" office:value-type="float" office:value="1156" calcext:value-type="float">
            <text:p>1156</text:p>
          </table:table-cell>
          <table:table-cell table:style-name="ce397" office:value-type="float" office:value="0.1708" calcext:value-type="float">
            <text:p>1.71E-01</text:p>
          </table:table-cell>
          <table:table-cell table:number-columns-repeated="3" table:style-name="ce396" office:value-type="float" office:value="0.015" calcext:value-type="float">
            <text:p>1.50E-02</text:p>
          </table:table-cell>
          <table:table-cell table:style-name="ce426" office:value-type="string" calcext:value-type="string">
            <text:p>mBq/unit</text:p>
          </table:table-cell>
          <table:table-cell table:number-columns-repeated="1015"/>
        </table:table-row>
        <table:table-row table:style-name="ro17">
          <table:table-cell table:style-name="ce36" office:value-type="string" calcext:value-type="string">
            <text:p>Connectors FX11LA</text:p>
          </table:table-cell>
          <table:table-cell table:style-name="ce36" office:value-type="string" calcext:value-type="string">
            <text:p>Hirose</text:p>
          </table:table-cell>
          <table:table-cell table:style-name="ce36" office:value-type="string" calcext:value-type="string">
            <text:p>GeAspe</text:p>
          </table:table-cell>
          <table:table-cell table:style-name="ce39" office:value-type="float" office:value="609" calcext:value-type="float">
            <text:p>609</text:p>
          </table:table-cell>
          <table:table-cell table:style-name="ce397" office:value-type="float" office:value="2.77" calcext:value-type="float">
            <text:p>2.77E+00</text:p>
          </table:table-cell>
          <table:table-cell table:style-name="ce399" office:value-type="float" office:value="0.03" calcext:value-type="float">
            <text:p>3.00E-02</text:p>
          </table:table-cell>
          <table:table-cell table:style-name="ce397" office:value-type="float" office:value="3.38" calcext:value-type="float">
            <text:p>3.38E+00</text:p>
          </table:table-cell>
          <table:table-cell table:style-name="ce397" table:formula="of:=5.86*0.3594" office:value-type="float" office:value="2.106084" calcext:value-type="float">
            <text:p>2.11E+00</text:p>
          </table:table-cell>
          <table:table-cell table:style-name="ce425" office:value-type="string" calcext:value-type="string">
            <text:p>mBq/unit</text:p>
          </table:table-cell>
          <table:table-cell table:number-columns-repeated="1015"/>
        </table:table-row>
        <table:table-row table:style-name="ro12">
          <table:table-cell table:style-name="ce362" office:value-type="string" calcext:value-type="string">
            <text:p>SiPM</text:p>
          </table:table-cell>
          <table:table-cell table:style-name="ce362" office:value-type="string" calcext:value-type="string">
            <text:p>Hamamatsu</text:p>
          </table:table-cell>
          <table:table-cell table:style-name="ce362" office:value-type="string" calcext:value-type="string">
            <text:p>GeAnayet</text:p>
          </table:table-cell>
          <table:table-cell table:style-name="ce362" office:value-type="float" office:value="1258" calcext:value-type="float">
            <text:p>1258</text:p>
          </table:table-cell>
          <table:table-cell table:style-name="ce398" office:value-type="float" office:value="0.0033" calcext:value-type="float">
            <text:p>3.30E-03</text:p>
          </table:table-cell>
          <table:table-cell table:style-name="ce417" office:value-type="float" office:value="0.0008" calcext:value-type="float">
            <text:p>8.00E-04</text:p>
          </table:table-cell>
          <table:table-cell table:style-name="ce417" office:value-type="float" office:value="0.032" calcext:value-type="float">
            <text:p>3.20E-02</text:p>
          </table:table-cell>
          <table:table-cell table:style-name="ce398" table:formula="of:=0.0022*0.3594" office:value-type="float" office:value="0.00079068" calcext:value-type="float">
            <text:p>7.91E-04</text:p>
          </table:table-cell>
          <table:table-cell table:style-name="ce425" office:value-type="string" calcext:value-type="string">
            <text:p>mBq/unit</text:p>
          </table:table-cell>
          <table:table-cell table:number-columns-repeated="1015"/>
        </table:table-row>
        <table:table-row table:style-name="ro18">
          <table:table-cell table:style-name="ce38" office:value-type="string" calcext:value-type="string">
            <text:p>Ti-316 Stainless Steel for Invert Flange</text:p>
          </table:table-cell>
          <table:table-cell table:style-name="ce39" office:value-type="string" calcext:value-type="string">
            <text:p>Nironit</text:p>
          </table:table-cell>
          <table:table-cell table:style-name="ce36" office:value-type="string" calcext:value-type="string">
            <text:p>GDMS, Ge</text:p>
          </table:table-cell>
          <table:table-cell table:style-name="ce39" office:value-type="float" office:value="1101" calcext:value-type="float">
            <text:p>1101</text:p>
          </table:table-cell>
          <table:table-cell table:style-name="ce399" office:value-type="float" office:value="2.1" calcext:value-type="float">
            <text:p>2.10E+00</text:p>
          </table:table-cell>
          <table:table-cell table:style-name="ce418" office:value-type="float" office:value="0" calcext:value-type="float">
            <text:p>0.00E+00</text:p>
          </table:table-cell>
          <table:table-cell table:style-name="ce399" office:value-type="float" office:value="0.031" calcext:value-type="float">
            <text:p>3.10E-02</text:p>
          </table:table-cell>
          <table:table-cell table:style-name="ce397" table:formula="of:=0.82*0.3594" office:value-type="float" office:value="0.294708" calcext:value-type="float">
            <text:p>2.95E-01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9">
          <table:table-cell table:style-name="ce38" office:value-type="string" calcext:value-type="string">
            <text:p>Ti-316 Stainless Steel Vessel Flanges</text:p>
          </table:table-cell>
          <table:table-cell table:style-name="ce372" office:value-type="string" calcext:value-type="string">
            <text:p>Nironit</text:p>
          </table:table-cell>
          <table:table-cell table:style-name="ce36" office:value-type="string" calcext:value-type="string">
            <text:p>GDMS</text:p>
          </table:table-cell>
          <table:table-cell table:style-name="ce39" office:value-type="float" office:value="623" calcext:value-type="float">
            <text:p>623</text:p>
          </table:table-cell>
          <table:table-cell table:style-name="ce399" office:value-type="float" office:value="1.7" calcext:value-type="float">
            <text:p>1.70E+00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399" office:value-type="float" office:value="0.09" calcext:value-type="float">
            <text:p>9.00E-02</text:p>
          </table:table-cell>
          <table:table-cell table:style-name="ce399" table:formula="of:=0.12*0.3594" office:value-type="float" office:value="0.043128" calcext:value-type="float">
            <text:p>4.31E-02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8" office:value-type="string" calcext:value-type="string">
            <text:p>Ti-316 Stainless Steel Vessel Body</text:p>
          </table:table-cell>
          <table:table-cell table:style-name="ce372" office:value-type="string" calcext:value-type="string">
            <text:p>Nironit</text:p>
          </table:table-cell>
          <table:table-cell table:style-name="ce36" office:value-type="string" calcext:value-type="string">
            <text:p>GDMS</text:p>
          </table:table-cell>
          <table:table-cell table:style-name="ce39" office:value-type="float" office:value="623" calcext:value-type="float">
            <text:p>623</text:p>
          </table:table-cell>
          <table:table-cell table:style-name="ce399" office:value-type="float" office:value="0.57" calcext:value-type="float">
            <text:p>5.70E-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399" office:value-type="float" office:value="0.16" calcext:value-type="float">
            <text:p>1.60E-01</text:p>
          </table:table-cell>
          <table:table-cell table:style-name="ce399" table:formula="of:=0.12*0.3594" office:value-type="float" office:value="0.043128" calcext:value-type="float">
            <text:p>4.31E-02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8" office:value-type="string" calcext:value-type="string">
            <text:p>Ti-316 Stainless Steel Vessel Endcaps</text:p>
          </table:table-cell>
          <table:table-cell table:style-name="ce372" office:value-type="string" calcext:value-type="string">
            <text:p>Nironit</text:p>
          </table:table-cell>
          <table:table-cell table:style-name="ce36" office:value-type="string" calcext:value-type="string">
            <text:p>GDMS</text:p>
          </table:table-cell>
          <table:table-cell table:style-name="ce39" office:value-type="float" office:value="623" calcext:value-type="float">
            <text:p>623</text:p>
          </table:table-cell>
          <table:table-cell table:style-name="ce399" office:value-type="float" office:value="0.46" calcext:value-type="float">
            <text:p>4.60E-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399" office:value-type="float" office:value="0.12" calcext:value-type="float">
            <text:p>1.20E-01</text:p>
          </table:table-cell>
          <table:table-cell table:style-name="ce399" table:formula="of:=0.41*0.3594" office:value-type="float" office:value="0.147354" calcext:value-type="float">
            <text:p>1.47E-01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0">
          <table:table-cell table:style-name="ce38" office:value-type="string" calcext:value-type="string">
            <text:p>Ti-316 Stainless Steel refrigeration</text:p>
          </table:table-cell>
          <table:table-cell table:style-name="ce372" office:value-type="string" calcext:value-type="string">
            <text:p>Nironit</text:p>
          </table:table-cell>
          <table:table-cell table:style-name="ce39" office:value-type="string" calcext:value-type="string">
            <text:p>Aspe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9" office:value-type="float" office:value="9.9" calcext:value-type="float">
            <text:p>9.90E+00</text:p>
          </table:table-cell>
          <table:table-cell table:style-name="ce397" office:value-type="float" office:value="2.96" calcext:value-type="float">
            <text:p>2.96E+00</text:p>
          </table:table-cell>
          <table:table-cell table:style-name="ce399" office:value-type="float" office:value="71" calcext:value-type="float">
            <text:p>7.10E+01</text:p>
          </table:table-cell>
          <table:table-cell table:style-name="ce399" table:formula="of:=10*0.3594" office:value-type="float" office:value="3.594" calcext:value-type="float">
            <text:p>3.59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1">
          <table:table-cell table:style-name="ce39" office:value-type="string" calcext:value-type="string">
            <text:p>M18 screws B1 EP</text:p>
          </table:table-cell>
          <table:table-cell table:style-name="ce39"/>
          <table:table-cell table:style-name="ce39" office:value-type="string" calcext:value-type="string">
            <text:p>GeLatuca</text:p>
          </table:table-cell>
          <table:table-cell table:style-name="ce39" office:value-type="float" office:value="1179" calcext:value-type="float">
            <text:p>1179</text:p>
          </table:table-cell>
          <table:table-cell table:style-name="ce397" office:value-type="float" office:value="2.25" calcext:value-type="float">
            <text:p>2.25E+00</text:p>
          </table:table-cell>
          <table:table-cell table:style-name="ce397" office:value-type="float" office:value="10.54" calcext:value-type="float">
            <text:p>1.05E+01</text:p>
          </table:table-cell>
          <table:table-cell table:style-name="ce399" office:value-type="float" office:value="8.92" calcext:value-type="float">
            <text:p>8.92E+00</text:p>
          </table:table-cell>
          <table:table-cell table:style-name="ce397" table:formula="of:=3.67*0.3594" office:value-type="float" office:value="1.318998" calcext:value-type="float">
            <text:p>1.32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39" office:value-type="string" calcext:value-type="string">
            <text:p>M18 screws B2 vessel</text:p>
          </table:table-cell>
          <table:table-cell table:style-name="ce36"/>
          <table:table-cell table:style-name="ce377" office:value-type="string" calcext:value-type="string">
            <text:p>Asterix, GeAspe, GeTobazo</text:p>
          </table:table-cell>
          <table:table-cell table:style-name="ce39" office:value-type="float" office:value="1179" calcext:value-type="float">
            <text:p>1179</text:p>
          </table:table-cell>
          <table:table-cell table:style-name="ce399" office:value-type="float" office:value="6.68" calcext:value-type="float">
            <text:p>6.68E+00</text:p>
          </table:table-cell>
          <table:table-cell table:style-name="ce397" office:value-type="float" office:value="9.01" calcext:value-type="float">
            <text:p>9.01E+00</text:p>
          </table:table-cell>
          <table:table-cell table:style-name="ce397" office:value-type="float" office:value="41.01" calcext:value-type="float">
            <text:p>4.10E+01</text:p>
          </table:table-cell>
          <table:table-cell table:style-name="ce399" table:formula="of:=6.22*0.3594" office:value-type="float" office:value="2.235468" calcext:value-type="float">
            <text:p>2.24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 calcext:value-type="string">
            <text:p>Bronze M4x20 screw (EP)</text:p>
          </table:table-cell>
          <table:table-cell table:style-name="ce59"/>
          <table:table-cell table:style-name="ce36" office:value-type="string" calcext:value-type="string">
            <text:p>ICPMS</text:p>
          </table:table-cell>
          <table:table-cell table:style-name="ce39" office:value-type="float" office:value="1377" calcext:value-type="float">
            <text:p>1377</text:p>
          </table:table-cell>
          <table:table-cell table:style-name="ce400" office:value-type="float" office:value="0.0885" calcext:value-type="float">
            <text:p>8.85E-02</text:p>
          </table:table-cell>
          <table:table-cell table:number-columns-repeated="2" table:style-name="ce113" office:value-type="float" office:value="0" calcext:value-type="float">
            <text:p>0.00E+00</text:p>
          </table:table-cell>
          <table:table-cell table:style-name="ce419" table:formula="of:=0.02914*0.3594" office:value-type="float" office:value="0.010472916" calcext:value-type="float">
            <text:p>1.05E-02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2">
          <table:table-cell table:style-name="ce36" office:value-type="string" calcext:value-type="string">
            <text:p>Steel M6x20(2) screw (EP)</text:p>
          </table:table-cell>
          <table:table-cell table:style-name="ce59"/>
          <table:table-cell table:style-name="ce36" office:value-type="string" calcext:value-type="string">
            <text:p>GDMS</text:p>
          </table:table-cell>
          <table:table-cell table:style-name="ce384" office:value-type="float" office:value="1304" calcext:value-type="float">
            <text:p>1304</text:p>
          </table:table-cell>
          <table:table-cell table:style-name="ce401" office:value-type="float" office:value="0.246913580246914" calcext:value-type="float">
            <text:p>2.47E-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403" office:value-type="float" office:value="0.0928792569659443" calcext:value-type="float">
            <text:p>9.29E-02</text:p>
          </table:table-cell>
          <table:table-cell table:style-name="ce401" office:value-type="float" office:value="0.730487804878049" calcext:value-type="float">
            <text:p>7.30E-01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36" office:value-type="string" calcext:value-type="string">
            <text:p>Steel M8x30 screw</text:p>
          </table:table-cell>
          <table:table-cell table:style-name="ce59"/>
          <table:table-cell table:style-name="ce36" office:value-type="string" calcext:value-type="string">
            <text:p>GDMS</text:p>
          </table:table-cell>
          <table:table-cell table:style-name="ce384" office:value-type="float" office:value="1304" calcext:value-type="float">
            <text:p>1304</text:p>
          </table:table-cell>
          <table:table-cell table:style-name="ce402" office:value-type="float" office:value="0.246913580246914" calcext:value-type="float">
            <text:p>2.47E-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403" office:value-type="float" office:value="0.0619195046439629" calcext:value-type="float">
            <text:p>6.19E-02</text:p>
          </table:table-cell>
          <table:table-cell table:style-name="ce402" office:value-type="float" office:value="0.029219512195122" calcext:value-type="float">
            <text:p>2.92E-02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3">
          <table:table-cell table:style-name="ce363" office:value-type="string" calcext:value-type="string">
            <text:p>Steel M6x20(1) <text:s/>screw (ICS)</text:p>
          </table:table-cell>
          <table:table-cell table:style-name="ce59"/>
          <table:table-cell table:style-name="ce36" office:value-type="string" calcext:value-type="string">
            <text:p>GDMS</text:p>
          </table:table-cell>
          <table:table-cell table:style-name="ce384" office:value-type="float" office:value="1304" calcext:value-type="float">
            <text:p>1304</text:p>
          </table:table-cell>
          <table:table-cell table:style-name="ce403" office:value-type="float" office:value="12.3456790123457" calcext:value-type="float">
            <text:p>1.23E+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403" office:value-type="float" office:value="1.54798761609907" calcext:value-type="float">
            <text:p>1.55E+00</text:p>
          </table:table-cell>
          <table:table-cell table:style-name="ce403" office:value-type="float" office:value="1.02268292682927" calcext:value-type="float">
            <text:p>1.02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4">
          <table:table-cell table:style-name="ce36" office:value-type="string" calcext:value-type="string">
            <text:p>Steel M8x55 screw (Vessel)</text:p>
          </table:table-cell>
          <table:table-cell table:style-name="ce59"/>
          <table:table-cell table:style-name="ce36" office:value-type="string" calcext:value-type="string">
            <text:p>GDMS</text:p>
          </table:table-cell>
          <table:table-cell table:style-name="ce384" office:value-type="float" office:value="1304" calcext:value-type="float">
            <text:p>1304</text:p>
          </table:table-cell>
          <table:table-cell table:style-name="ce403" office:value-type="float" office:value="24.6913580246914" calcext:value-type="float">
            <text:p>2.47E+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403" office:value-type="float" office:value="0.619195046439629" calcext:value-type="float">
            <text:p>6.19E-01</text:p>
          </table:table-cell>
          <table:table-cell table:style-name="ce420" office:value-type="float" office:value="1.16878048780488" calcext:value-type="float">
            <text:p>1.17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5">
          <table:table-cell table:style-name="ce36" office:value-type="string" calcext:value-type="string">
            <text:p>Steel M6x55 screw (Vessel)</text:p>
          </table:table-cell>
          <table:table-cell table:style-name="ce59"/>
          <table:table-cell table:style-name="ce36" office:value-type="string" calcext:value-type="string">
            <text:p>GDMS</text:p>
          </table:table-cell>
          <table:table-cell table:style-name="ce384" office:value-type="float" office:value="1304" calcext:value-type="float">
            <text:p>1304</text:p>
          </table:table-cell>
          <table:table-cell table:style-name="ce403" office:value-type="float" office:value="12.3456790123457" calcext:value-type="float">
            <text:p>1.23E+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403" office:value-type="float" office:value="0.0928792569659443" calcext:value-type="float">
            <text:p>9.29E-02</text:p>
          </table:table-cell>
          <table:table-cell table:style-name="ce403" office:value-type="float" office:value="0.876585365853659" calcext:value-type="float">
            <text:p>8.77E-01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6">
          <table:table-cell table:style-name="ce39" office:value-type="string" calcext:value-type="string">
            <text:p>Lead</text:p>
          </table:table-cell>
          <table:table-cell table:style-name="ce39" office:value-type="string" calcext:value-type="string">
            <text:p>OPERA</text:p>
          </table:table-cell>
          <table:table-cell table:style-name="ce39" office:value-type="string" calcext:value-type="string">
            <text:p>GDMS,GeLSC</text:p>
          </table:table-cell>
          <table:table-cell table:style-name="ce39" office:value-type="float" office:value="616" calcext:value-type="float">
            <text:p>616</text:p>
          </table:table-cell>
          <table:table-cell table:style-name="ce399" office:value-type="float" office:value="0.83" calcext:value-type="float">
            <text:p>8.30E-01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397" office:value-type="float" office:value="0.12" calcext:value-type="float">
            <text:p>1.20E-01</text:p>
          </table:table-cell>
          <table:table-cell table:style-name="ce419" table:formula="of:=0.094*0.3594" office:value-type="float" office:value="0.0337836" calcext:value-type="float">
            <text:p>3.38E-02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25">
          <table:table-cell table:style-name="ce41" office:value-type="string" calcext:value-type="string">
            <text:p>PTFE masks</text:p>
          </table:table-cell>
          <table:table-cell table:style-name="ce34" office:value-type="string" calcext:value-type="string">
            <text:p>FEYMA</text:p>
          </table:table-cell>
          <table:table-cell table:style-name="ce66" office:value-type="string" calcext:value-type="string">
            <text:p>GeLatuca</text:p>
          </table:table-cell>
          <table:table-cell table:style-name="ce75" office:value-type="float" office:value="1394" calcext:value-type="float">
            <text:p>1394</text:p>
          </table:table-cell>
          <table:table-cell table:style-name="ce395" office:value-type="float" office:value="0.25" calcext:value-type="float">
            <text:p>2.50E-01</text:p>
          </table:table-cell>
          <table:table-cell table:style-name="ce395" office:value-type="float" office:value="0.042" calcext:value-type="float">
            <text:p>4.20E-02</text:p>
          </table:table-cell>
          <table:table-cell table:style-name="ce395" office:value-type="float" office:value="0.95" calcext:value-type="float">
            <text:p>9.50E-01</text:p>
          </table:table-cell>
          <table:table-cell table:style-name="ce395" table:formula="of:=0.21*0.3594" office:value-type="float" office:value="0.075474" calcext:value-type="float">
            <text:p>7.55E-02</text:p>
          </table:table-cell>
          <table:table-cell table:style-name="ce429" office:value-type="string" calcext:value-type="string">
            <text:p>mBq/unit</text:p>
          </table:table-cell>
          <table:table-cell table:number-columns-repeated="1015"/>
        </table:table-row>
        <table:table-row table:style-name="ro12">
          <table:table-cell table:style-name="ce41" office:value-type="string" calcext:value-type="string">
            <text:p>PTFE light tube</text:p>
          </table:table-cell>
          <table:table-cell table:style-name="ce34" office:value-type="string" calcext:value-type="string">
            <text:p>PTFE Cube</text:p>
          </table:table-cell>
          <table:table-cell table:style-name="ce34" office:value-type="string" calcext:value-type="string">
            <text:p>ICPMS</text:p>
          </table:table-cell>
          <table:table-cell table:style-name="ce76" office:value-type="string" calcext:value-type="string">
            <text:p>1401</text:p>
          </table:table-cell>
          <table:table-cell table:style-name="ce404" office:value-type="float" office:value="0.050747" calcext:value-type="float">
            <text:p>5.07E-02</text:p>
          </table:table-cell>
          <table:table-cell table:number-columns-repeated="2" table:style-name="ce416" office:value-type="float" office:value="0" calcext:value-type="float">
            <text:p>0.00E+00</text:p>
          </table:table-cell>
          <table:table-cell table:style-name="ce421" table:formula="of:=0.014665*0.3594" office:value-type="float" office:value="0.005270601" calcext:value-type="float">
            <text:p>5.27E-03</text:p>
          </table:table-cell>
          <table:table-cell table:style-name="ce428" office:value-type="string" calcext:value-type="string">
            <text:p>mBq/kg</text:p>
          </table:table-cell>
          <table:table-cell office:value-type="string" calcext:value-type="string">
            <text:p>WEIGHTED MEAN</text:p>
          </table:table-cell>
          <table:table-cell table:number-columns-repeated="1014"/>
        </table:table-row>
        <table:table-row table:style-name="ro12">
          <table:table-cell table:style-name="ce364" office:value-type="string" calcext:value-type="string">
            <text:p>TPB</text:p>
          </table:table-cell>
          <table:table-cell table:style-name="ce373" office:value-type="string" calcext:value-type="string">
            <text:p>Sigma Aldrich</text:p>
          </table:table-cell>
          <table:table-cell table:style-name="ce373" office:value-type="string" calcext:value-type="string">
            <text:p>GeAnayet</text:p>
          </table:table-cell>
          <table:table-cell table:style-name="ce385" office:value-type="float" office:value="655" calcext:value-type="float">
            <text:p>655</text:p>
          </table:table-cell>
          <table:table-cell table:style-name="ce405" office:value-type="float" office:value="165" calcext:value-type="float">
            <text:p>1.65E+02</text:p>
          </table:table-cell>
          <table:table-cell table:style-name="ce405" office:value-type="float" office:value="47" calcext:value-type="float">
            <text:p>4.70E+01</text:p>
          </table:table-cell>
          <table:table-cell table:number-columns-repeated="2" table:style-name="ce405" office:value-type="float" office:value="1700" calcext:value-type="float">
            <text:p>1.70E+03</text:p>
          </table:table-cell>
          <table:table-cell table:style-name="ce424" office:value-type="string" calcext:value-type="string">
            <text:p>mBq/kg</text:p>
          </table:table-cell>
          <table:table-cell table:number-columns-repeated="1015"/>
        </table:table-row>
        <table:table-row table:style-name="ro12">
          <table:table-cell table:style-name="ce364" office:value-type="string" calcext:value-type="string">
            <text:p>HDPE</text:p>
          </table:table-cell>
          <table:table-cell table:style-name="ce373" office:value-type="string" calcext:value-type="string">
            <text:p>Simona</text:p>
          </table:table-cell>
          <table:table-cell table:style-name="ce373" office:value-type="string" calcext:value-type="string">
            <text:p>ICPMS, GeOroel</text:p>
          </table:table-cell>
          <table:table-cell table:style-name="ce385" office:value-type="float" office:value="614" calcext:value-type="float">
            <text:p>614</text:p>
          </table:table-cell>
          <table:table-cell table:style-name="ce405" office:value-type="float" office:value="0.062" calcext:value-type="float">
            <text:p>6.20E-02</text:p>
          </table:table-cell>
          <table:table-cell table:style-name="ce405" office:value-type="float" office:value="0.07" calcext:value-type="float">
            <text:p>7.00E-02</text:p>
          </table:table-cell>
          <table:table-cell table:style-name="ce405" office:value-type="float" office:value="4.16" calcext:value-type="float">
            <text:p>4.16E+00</text:p>
          </table:table-cell>
          <table:table-cell table:style-name="ce405" office:value-type="float" office:value="0.00755" calcext:value-type="float">
            <text:p>7.55E-03</text:p>
          </table:table-cell>
          <table:table-cell table:style-name="ce424" office:value-type="string" calcext:value-type="string">
            <text:p>mBq/kg</text:p>
          </table:table-cell>
          <table:table-cell table:number-columns-repeated="1015"/>
        </table:table-row>
        <table:table-row table:style-name="ro12">
          <table:table-cell table:style-name="ce34" office:value-type="string" calcext:value-type="string">
            <text:p>EDPM seal</text:p>
          </table:table-cell>
          <table:table-cell table:style-name="ce43" office:value-type="string" calcext:value-type="string">
            <text:p>Artein Gaskets</text:p>
          </table:table-cell>
          <table:table-cell table:style-name="ce43" office:value-type="string" calcext:value-type="string">
            <text:p>GeAspe</text:p>
          </table:table-cell>
          <table:table-cell table:style-name="ce78" office:value-type="float" office:value="632" calcext:value-type="float">
            <text:p>632</text:p>
          </table:table-cell>
          <table:table-cell table:style-name="ce406" office:value-type="float" office:value="4.3" calcext:value-type="float">
            <text:p>4.30E+00</text:p>
          </table:table-cell>
          <table:table-cell table:style-name="ce395" office:value-type="float" office:value="0.6" calcext:value-type="float">
            <text:p>6.00E-01</text:p>
          </table:table-cell>
          <table:table-cell table:style-name="ce406" office:value-type="float" office:value="11.2" calcext:value-type="float">
            <text:p>1.12E+01</text:p>
          </table:table-cell>
          <table:table-cell table:style-name="ce406" office:value-type="float" office:value="1.08" calcext:value-type="float">
            <text:p>1.08E+00</text:p>
          </table:table-cell>
          <table:table-cell table:style-name="ce425" office:value-type="string" calcext:value-type="string">
            <text:p>mBq/m</text:p>
          </table:table-cell>
          <table:table-cell table:number-columns-repeated="1015"/>
        </table:table-row>
        <table:table-row table:style-name="ro27">
          <table:table-cell table:style-name="ce34" office:value-type="string" calcext:value-type="string">
            <text:p>Stainless Steel 316L, non-welded</text:p>
          </table:table-cell>
          <table:table-cell table:style-name="ce43" office:value-type="string" calcext:value-type="string">
            <text:p>Tubes for radon-free air, non-welded portion</text:p>
          </table:table-cell>
          <table:table-cell table:style-name="ce43" office:value-type="string" calcext:value-type="string">
            <text:p>GeAnayet</text:p>
          </table:table-cell>
          <table:table-cell table:style-name="ce78" office:value-type="float" office:value="635" calcext:value-type="float">
            <text:p>635</text:p>
          </table:table-cell>
          <table:table-cell table:style-name="ce406" office:value-type="float" office:value="3" calcext:value-type="float">
            <text:p>3.00E+00</text:p>
          </table:table-cell>
          <table:table-cell table:style-name="ce406" office:value-type="float" office:value="5.3" calcext:value-type="float">
            <text:p>5.30E+00</text:p>
          </table:table-cell>
          <table:table-cell table:style-name="ce406" office:value-type="float" office:value="28" calcext:value-type="float">
            <text:p>2.80E+01</text:p>
          </table:table-cell>
          <table:table-cell table:style-name="ce406" office:value-type="float" office:value="1.29" calcext:value-type="float">
            <text:p>1.29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9">
          <table:table-cell table:style-name="ce34" office:value-type="string" calcext:value-type="string">
            <text:p>Stainless Steel 316L, welded</text:p>
          </table:table-cell>
          <table:table-cell table:style-name="ce43" office:value-type="string" calcext:value-type="string">
            <text:p>Tubes for radon-free air, welded portion</text:p>
          </table:table-cell>
          <table:table-cell table:style-name="ce43" office:value-type="string" calcext:value-type="string">
            <text:p>GeAnayet</text:p>
          </table:table-cell>
          <table:table-cell table:style-name="ce78" office:value-type="float" office:value="636" calcext:value-type="float">
            <text:p>636</text:p>
          </table:table-cell>
          <table:table-cell table:style-name="ce406" office:value-type="float" office:value="12" calcext:value-type="float">
            <text:p>1.20E+01</text:p>
          </table:table-cell>
          <table:table-cell table:style-name="ce395" office:value-type="float" office:value="14.5" calcext:value-type="float">
            <text:p>1.45E+01</text:p>
          </table:table-cell>
          <table:table-cell table:style-name="ce406" office:value-type="float" office:value="128" calcext:value-type="float">
            <text:p>1.28E+02</text:p>
          </table:table-cell>
          <table:table-cell table:style-name="ce406" office:value-type="float" office:value="5.39" calcext:value-type="float">
            <text:p>5.39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2">
          <table:table-cell table:style-name="ce43" office:value-type="string" calcext:value-type="string">
            <text:p>Steel S275</text:p>
          </table:table-cell>
          <table:table-cell table:style-name="ce43" office:value-type="string" calcext:value-type="string">
            <text:p>PRYCON</text:p>
          </table:table-cell>
          <table:table-cell table:style-name="ce43" office:value-type="string" calcext:value-type="string">
            <text:p>GeObelix, GeAspe</text:p>
          </table:table-cell>
          <table:table-cell table:style-name="ce44" office:value-type="string" calcext:value-type="string">
            <text:p>622, 633</text:p>
          </table:table-cell>
          <table:table-cell table:style-name="ce406" office:value-type="float" office:value="1.2" calcext:value-type="float">
            <text:p>1.20E+00</text:p>
          </table:table-cell>
          <table:table-cell table:style-name="ce406" office:value-type="float" office:value="1.8" calcext:value-type="float">
            <text:p>1.80E+00</text:p>
          </table:table-cell>
          <table:table-cell table:style-name="ce406" office:value-type="float" office:value="3.2" calcext:value-type="float">
            <text:p>3.20E+00</text:p>
          </table:table-cell>
          <table:table-cell table:style-name="ce406" office:value-type="float" office:value="1.69" calcext:value-type="float">
            <text:p>1.69E+00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2">
          <table:table-cell table:style-name="ce44" office:value-type="string" calcext:value-type="string">
            <text:p>Bubble seal</text:p>
          </table:table-cell>
          <table:table-cell table:style-name="ce44" office:value-type="string" calcext:value-type="string">
            <text:p>Moss Express</text:p>
          </table:table-cell>
          <table:table-cell table:style-name="ce43" office:value-type="string" calcext:value-type="string">
            <text:p>GeObelix</text:p>
          </table:table-cell>
          <table:table-cell table:style-name="ce78" office:value-type="float" office:value="631" calcext:value-type="float">
            <text:p>631</text:p>
          </table:table-cell>
          <table:table-cell table:style-name="ce406" office:value-type="float" office:value="38.3" calcext:value-type="float">
            <text:p>3.83E+01</text:p>
          </table:table-cell>
          <table:table-cell table:style-name="ce395" office:value-type="float" office:value="1.4" calcext:value-type="float">
            <text:p>1.40E+00</text:p>
          </table:table-cell>
          <table:table-cell table:style-name="ce406" office:value-type="float" office:value="888" calcext:value-type="float">
            <text:p>8.88E+02</text:p>
          </table:table-cell>
          <table:table-cell table:style-name="ce406" office:value-type="float" office:value="40.9" calcext:value-type="float">
            <text:p>4.09E+01</text:p>
          </table:table-cell>
          <table:table-cell table:style-name="ce425" office:value-type="string" calcext:value-type="string">
            <text:p>mBq/m</text:p>
          </table:table-cell>
          <table:table-cell table:number-columns-repeated="1015"/>
        </table:table-row>
        <table:table-row table:style-name="ro16">
          <table:table-cell table:style-name="ce45" office:value-type="string" calcext:value-type="string">
            <text:p>LED LBQ39E </text:p>
          </table:table-cell>
          <table:table-cell table:style-name="ce45" office:value-type="string" calcext:value-type="string">
            <text:p>Osram </text:p>
          </table:table-cell>
          <table:table-cell table:style-name="ce45" office:value-type="string" calcext:value-type="string">
            <text:p>GeLatuca </text:p>
          </table:table-cell>
          <table:table-cell table:style-name="ce66" office:value-type="float" office:value="680" calcext:value-type="float">
            <text:p>680</text:p>
          </table:table-cell>
          <table:table-cell table:style-name="ce397" office:value-type="float" office:value="0.0022" calcext:value-type="float">
            <text:p>2.20E-03</text:p>
          </table:table-cell>
          <table:table-cell table:style-name="ce399" office:value-type="float" office:value="0.0002" calcext:value-type="float">
            <text:p>2.00E-04</text:p>
          </table:table-cell>
          <table:table-cell table:style-name="ce397" office:value-type="float" office:value="0.0027" calcext:value-type="float">
            <text:p>2.70E-03</text:p>
          </table:table-cell>
          <table:table-cell table:style-name="ce397" table:formula="of:=0.0036*0.3594" office:value-type="float" office:value="0.00129384" calcext:value-type="float">
            <text:p>1.29E-03</text:p>
          </table:table-cell>
          <table:table-cell table:style-name="ce429" office:value-type="string" calcext:value-type="string">
            <text:p>mBq/unit</text:p>
          </table:table-cell>
          <table:table-cell table:number-columns-repeated="1015"/>
        </table:table-row>
        <table:table-row table:style-name="ro28">
          <table:table-cell table:style-name="ce46" office:value-type="string" calcext:value-type="string">
            <text:p>Si-Bronze 10mm</text:p>
          </table:table-cell>
          <table:table-cell table:style-name="ce46" office:value-type="string" calcext:value-type="string">
            <text:p>Farmers Copper / KME</text:p>
          </table:table-cell>
          <table:table-cell table:style-name="ce16" office:value-type="string" calcext:value-type="string">
            <text:p>ICPMS</text:p>
          </table:table-cell>
          <table:table-cell table:style-name="ce384" office:value-type="float" office:value="1398" calcext:value-type="float">
            <text:p>1398</text:p>
          </table:table-cell>
          <table:table-cell table:style-name="ce397" office:value-type="float" office:value="0.036" calcext:value-type="float">
            <text:p>3.60E-02</text:p>
          </table:table-cell>
          <table:table-cell table:number-columns-repeated="2" table:style-name="ce114" office:value-type="float" office:value="0" calcext:value-type="float">
            <text:p>0.00E+00</text:p>
          </table:table-cell>
          <table:table-cell table:style-name="ce399" table:formula="of:=0.0082*0.3594" office:value-type="float" office:value="0.00294708" calcext:value-type="float">
            <text:p>2.95E-03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12">
          <table:table-cell table:style-name="ce46" office:value-type="string" calcext:value-type="string">
            <text:p>Si-Bronze 15mm</text:p>
          </table:table-cell>
          <table:table-cell table:style-name="ce46" office:value-type="string" calcext:value-type="string">
            <text:p>Farmers Copper / KME</text:p>
          </table:table-cell>
          <table:table-cell table:style-name="ce16" office:value-type="string" calcext:value-type="string">
            <text:p>ICPMS</text:p>
          </table:table-cell>
          <table:table-cell table:style-name="ce384" office:value-type="float" office:value="1398" calcext:value-type="float">
            <text:p>1398</text:p>
          </table:table-cell>
          <table:table-cell table:style-name="ce397" office:value-type="float" office:value="0.187" calcext:value-type="float">
            <text:p>1.87E-01</text:p>
          </table:table-cell>
          <table:table-cell table:number-columns-repeated="2" table:style-name="ce114" office:value-type="float" office:value="0" calcext:value-type="float">
            <text:p>0.00E+00</text:p>
          </table:table-cell>
          <table:table-cell table:style-name="ce397" table:formula="of:=0.0213*0.3594" office:value-type="float" office:value="0.00765522" calcext:value-type="float">
            <text:p>7.66E-03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3">
          <table:table-cell table:style-name="ce46" office:value-type="string" calcext:value-type="string">
            <text:p>PE500 (HDPE candidate)</text:p>
          </table:table-cell>
          <table:table-cell table:style-name="ce374" office:value-type="string" calcext:value-type="string">
            <text:p>Plastenics</text:p>
          </table:table-cell>
          <table:table-cell table:style-name="ce16" office:value-type="string" calcext:value-type="string">
            <text:p>ICPMS</text:p>
          </table:table-cell>
          <table:table-cell table:style-name="ce384" office:value-type="float" office:value="1392" calcext:value-type="float">
            <text:p>1392</text:p>
          </table:table-cell>
          <table:table-cell table:style-name="ce397" office:value-type="float" office:value="0.099" calcext:value-type="float">
            <text:p>9.90E-02</text:p>
          </table:table-cell>
          <table:table-cell table:number-columns-repeated="2" table:style-name="ce114" office:value-type="float" office:value="0" calcext:value-type="float">
            <text:p>0.00E+00</text:p>
          </table:table-cell>
          <table:table-cell table:style-name="ce397" office:value-type="float" office:value="0.057" calcext:value-type="float">
            <text:p>5.70E-02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3">
          <table:table-cell table:style-name="ce46" office:value-type="string" calcext:value-type="string">
            <text:p>PE1000 (HDPE candidate)</text:p>
          </table:table-cell>
          <table:table-cell table:style-name="ce374" office:value-type="string" calcext:value-type="string">
            <text:p>Plastenics</text:p>
          </table:table-cell>
          <table:table-cell table:style-name="ce16" office:value-type="string" calcext:value-type="string">
            <text:p>ICPMS</text:p>
          </table:table-cell>
          <table:table-cell table:style-name="ce384" office:value-type="float" office:value="1392" calcext:value-type="float">
            <text:p>1392</text:p>
          </table:table-cell>
          <table:table-cell table:style-name="ce397" office:value-type="float" office:value="0.037" calcext:value-type="float">
            <text:p>3.70E-02</text:p>
          </table:table-cell>
          <table:table-cell table:number-columns-repeated="2" table:style-name="ce114" office:value-type="float" office:value="0" calcext:value-type="float">
            <text:p>0.00E+00</text:p>
          </table:table-cell>
          <table:table-cell table:style-name="ce397" office:value-type="float" office:value="0.061" calcext:value-type="float">
            <text:p>6.10E-02</text:p>
          </table:table-cell>
          <table:table-cell table:style-name="ce425" office:value-type="string" calcext:value-type="string">
            <text:p>mBq/kg</text:p>
          </table:table-cell>
          <table:table-cell table:number-columns-repeated="1015"/>
        </table:table-row>
        <table:table-row table:style-name="ro3" table:number-rows-repeated="4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47" table:number-columns-repeated="8"/>
          <table:table-cell table:style-name="ce366"/>
          <table:table-cell table:number-columns-repeated="1015"/>
        </table:table-row>
        <table:table-row table:style-name="ro3">
          <table:table-cell table:style-name="ce365" table:number-columns-repeated="8"/>
          <table:table-cell table:style-name="ce366"/>
          <table:table-cell table:number-columns-repeated="1015"/>
        </table:table-row>
        <table:table-row table:style-name="ro3">
          <table:table-cell table:style-name="ce366" table:number-columns-repeated="9"/>
          <table:table-cell table:number-columns-repeated="1015"/>
        </table:table-row>
        <table:table-row table:style-name="ro3">
          <table:table-cell table:style-name="ce21" table:number-columns-repeated="4"/>
          <table:table-cell table:style-name="ce407" table:number-columns-repeated="4"/>
          <table:table-cell table:style-name="ce366"/>
          <table:table-cell table:number-columns-repeated="1015"/>
        </table:table-row>
        <table:table-row table:style-name="ro3">
          <table:table-cell table:style-name="ce367" table:number-columns-repeated="2"/>
          <table:table-cell table:style-name="ce516"/>
          <table:table-cell table:style-name="ce386"/>
          <table:table-cell table:style-name="ce408" table:number-columns-repeated="4"/>
          <table:table-cell table:style-name="ce366"/>
          <table:table-cell table:number-columns-repeated="1015"/>
        </table:table-row>
        <table:table-row table:style-name="ro3">
          <table:table-cell table:style-name="ce368"/>
          <table:table-cell table:style-name="ce367" table:number-columns-repeated="2"/>
          <table:table-cell table:style-name="ce387"/>
          <table:table-cell table:style-name="ce409" table:number-columns-repeated="4"/>
          <table:table-cell table:style-name="ce366"/>
          <table:table-cell table:number-columns-repeated="1015"/>
        </table:table-row>
        <table:table-row table:style-name="ro3">
          <table:table-cell table:style-name="ce365" table:number-columns-repeated="8"/>
          <table:table-cell table:style-name="ce366"/>
          <table:table-cell table:number-columns-repeated="1015"/>
        </table:table-row>
        <table:table-row table:style-name="ro3">
          <table:table-cell table:style-name="ce18" table:number-columns-repeated="3"/>
          <table:table-cell table:style-name="ce6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52" table:number-columns-repeated="3"/>
          <table:table-cell table:style-name="ce81"/>
          <table:table-cell table:style-name="ce411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8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54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53" table:number-columns-repeated="8"/>
          <table:table-cell table:number-columns-repeated="1016"/>
        </table:table-row>
        <table:table-row table:style-name="ro3">
          <table:table-cell table:style-name="ce54"/>
          <table:table-cell table:style-name="ce62"/>
          <table:table-cell table:style-name="ce18"/>
          <table:table-cell table:style-name="ce6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18" table:number-columns-repeated="2"/>
          <table:table-cell table:style-name="ce67"/>
          <table:table-cell table:style-name="ce6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82"/>
          <table:table-cell table:style-name="ce410" table:number-columns-repeated="4"/>
          <table:table-cell table:number-columns-repeated="1016"/>
        </table:table-row>
        <table:table-row table:style-name="ro3">
          <table:table-cell table:style-name="ce52" table:number-columns-repeated="3"/>
          <table:table-cell table:style-name="ce81"/>
          <table:table-cell table:style-name="ce411" table:number-columns-repeated="4"/>
          <table:table-cell table:number-columns-repeated="1016"/>
        </table:table-row>
        <table:table-row table:style-name="ro3">
          <table:table-cell table:style-name="ce18" table:number-columns-repeated="3"/>
          <table:table-cell table:style-name="ce62"/>
          <table:table-cell table:style-name="ce410" table:number-columns-repeated="4"/>
          <table:table-cell table:number-columns-repeated="1016"/>
        </table:table-row>
        <table:table-row table:style-name="ro3" table:number-rows-repeated="2">
          <table:table-cell table:style-name="ce18" table:number-columns-repeated="3"/>
          <table:table-cell table:style-name="ce54"/>
          <table:table-cell table:style-name="ce410" table:number-columns-repeated="4"/>
          <table:table-cell table:number-columns-repeated="1016"/>
        </table:table-row>
        <table:table-row table:style-name="ro3" table:number-rows-repeated="1048505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QUANTITIES" table:style-name="ta3" table:print-ranges="QUANTITIES.A1:QUANTITIES.J87"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3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1018" table:default-cell-style-name="ce40"/>
        <table:table-row table:style-name="ro30">
          <table:table-cell table:style-name="ce1" office:value-type="string" calcext:value-type="string" table:number-columns-spanned="6" table:number-rows-spanned="1">
            <text:p>NEXT100 QUANTITIES</text:p>
          </table:table-cell>
          <table:covered-table-cell table:number-columns-repeated="5" table:style-name="ce10"/>
          <table:table-cell table:number-columns-repeated="1018"/>
        </table:table-row>
        <table:table-row table:style-name="ro30">
          <table:table-cell table:style-name="ce126" office:value-type="string" calcext:value-type="string">
            <text:p>NEXUS region</text:p>
          </table:table-cell>
          <table:table-cell table:style-name="ce30" office:value-type="string" calcext:value-type="string">
            <text:p>Material</text:p>
          </table:table-cell>
          <table:table-cell table:style-name="ce126" office:value-type="string" calcext:value-type="string">
            <text:p>Provider</text:p>
          </table:table-cell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Units</text:p>
          </table:table-cell>
          <table:table-cell table:style-name="ce30" office:value-type="string" calcext:value-type="string">
            <text:p>Comments</text:p>
          </table:table-cell>
          <table:table-cell table:number-columns-repeated="1018"/>
        </table:table-row>
        <table:table-row table:style-name="ro30">
          <table:table-cell table:style-name="ce127"/>
          <table:table-cell table:style-name="ce32"/>
          <table:table-cell table:style-name="ce213"/>
          <table:table-cell table:style-name="ce235" table:number-columns-repeated="3"/>
          <table:table-cell table:number-columns-repeated="1018"/>
        </table:table-row>
        <table:table-row table:style-name="ro19">
          <table:table-cell table:style-name="ce128" office:value-type="string" calcext:value-type="string">
            <text:p>EP_COPPER_PLATE</text:p>
          </table:table-cell>
          <table:table-cell table:style-name="ce180" office:value-type="string" calcext:value-type="string">
            <text:p>Copper <text:s/>Plate</text:p>
          </table:table-cell>
          <table:table-cell table:style-name="ce33" office:value-type="string" calcext:value-type="string">
            <text:p><text:span text:style-name="T2">Oxigen-Free Copper (Cu-OF) (</text:span><text:span text:style-name="T3">wrought</text:span><text:span text:style-name="T2">)</text:span></text:p>
          </table:table-cell>
          <table:table-cell table:style-name="ce236" table:formula="of:=1161" office:value-type="float" office:value="1161" calcext:value-type="float">
            <text:p>1161</text:p>
          </table:table-cell>
          <table:table-cell table:style-name="ce276" office:value-type="string" calcext:value-type="string">
            <text:p>kg</text:p>
          </table:table-cell>
          <table:table-cell table:style-name="ce294" office:value-type="string" calcext:value-type="string">
            <text:p>From Engineering drawings (this mass is the sum of <text:s/>the copper plate, sapphire holders and all the huts).</text:p>
          </table:table-cell>
          <table:table-cell table:number-columns-repeated="1018"/>
        </table:table-row>
        <table:table-row table:style-name="ro18">
          <table:table-cell table:style-name="ce129"/>
          <table:table-cell table:style-name="ce16" office:value-type="string" calcext:value-type="string">
            <text:p>Huts</text:p>
          </table:table-cell>
          <table:table-cell table:style-name="ce16" office:value-type="string" calcext:value-type="string">
            <text:p>Oxigen-Free Copper (Cu-OF)</text:p>
          </table:table-cell>
          <table:table-cell table:style-name="ce236" table:formula="of:=72+82.8+97.2" office:value-type="float" office:value="252" calcext:value-type="float">
            <text:p>252</text:p>
          </table:table-cell>
          <table:table-cell table:style-name="ce276" office:value-type="string" calcext:value-type="string">
            <text:p>kg</text:p>
          </table:table-cell>
          <table:table-cell table:style-name="ce295"/>
          <table:table-cell table:number-columns-repeated="1018"/>
        </table:table-row>
        <table:table-row table:style-name="ro30">
          <table:table-cell table:style-name="ce130"/>
          <table:table-cell table:style-name="ce181" office:value-type="string" calcext:value-type="string">
            <text:p>Bronze M4x20 screw (EP)</text:p>
          </table:table-cell>
          <table:table-cell table:style-name="ce214"/>
          <table:table-cell table:style-name="ce237" office:value-type="float" office:value="4.82083860759494" calcext:value-type="float">
            <text:p>4.82</text:p>
          </table:table-cell>
          <table:table-cell table:style-name="ce276" office:value-type="string" calcext:value-type="string">
            <text:p>kg</text:p>
          </table:table-cell>
          <table:table-cell table:style-name="ce44" office:value-type="string" calcext:value-type="string">
            <text:p>65+1680 units (just 1680 in the end?)</text:p>
          </table:table-cell>
          <table:table-cell table:number-columns-repeated="1018"/>
        </table:table-row>
        <table:table-row table:style-name="ro30">
          <table:table-cell table:style-name="ce131"/>
          <table:table-cell table:style-name="ce36" office:value-type="string" calcext:value-type="string">
            <text:p>Steel M6x20(2) screw (EP)</text:p>
          </table:table-cell>
          <table:table-cell table:style-name="ce215"/>
          <table:table-cell table:style-name="ce238" office:value-type="float" office:value="0.3965" calcext:value-type="float">
            <text:p>0.3965</text:p>
          </table:table-cell>
          <table:table-cell table:style-name="ce276" office:value-type="string" calcext:value-type="string">
            <text:p>kg</text:p>
          </table:table-cell>
          <table:table-cell table:style-name="ce296" office:value-type="string" calcext:value-type="string">
            <text:p>65 units</text:p>
          </table:table-cell>
          <table:table-cell table:number-columns-repeated="1018"/>
        </table:table-row>
        <table:table-row table:style-name="ro30">
          <table:table-cell table:style-name="ce132"/>
          <table:table-cell table:style-name="ce39" office:value-type="string" calcext:value-type="string">
            <text:p>M18 screws B1 EP</text:p>
          </table:table-cell>
          <table:table-cell table:style-name="ce216"/>
          <table:table-cell table:style-name="ce191" office:value-type="float" office:value="35.5" calcext:value-type="float">
            <text:p>35.5</text:p>
          </table:table-cell>
          <table:table-cell table:style-name="ce277" office:value-type="string" calcext:value-type="string">
            <text:p>kg</text:p>
          </table:table-cell>
          <table:table-cell table:style-name="ce297" office:value-type="string" calcext:value-type="string">
            <text:p>From radiopurity spreadsheet</text:p>
          </table:table-cell>
          <table:table-cell table:number-columns-repeated="1018"/>
        </table:table-row>
        <table:table-row table:style-name="ro30">
          <table:table-cell table:style-name="ce133" office:value-type="string" calcext:value-type="string">
            <text:p>PMT</text:p>
          </table:table-cell>
          <table:table-cell table:style-name="ce182" office:value-type="string" calcext:value-type="string">
            <text:p>PMT</text:p>
          </table:table-cell>
          <table:table-cell table:style-name="ce182" office:value-type="string" calcext:value-type="string">
            <text:p>Hamamatsu</text:p>
          </table:table-cell>
          <table:table-cell table:style-name="ce239" office:value-type="float" office:value="60" calcext:value-type="float">
            <text:p>60</text:p>
          </table:table-cell>
          <table:table-cell table:style-name="ce278" office:value-type="string" calcext:value-type="string">
            <text:p>units</text:p>
          </table:table-cell>
          <table:table-cell table:style-name="ce298" office:value-type="string" calcext:value-type="string">
            <text:p>Same PMTs than NextNew</text:p>
          </table:table-cell>
          <table:table-cell table:number-columns-repeated="1018"/>
        </table:table-row>
        <table:table-row table:style-name="ro30">
          <table:table-cell table:style-name="ce134"/>
          <table:table-cell table:style-name="ce183"/>
          <table:table-cell table:style-name="ce217"/>
          <table:table-cell table:style-name="ce240"/>
          <table:table-cell table:style-name="ce279" table:number-columns-repeated="2"/>
          <table:table-cell table:number-columns-repeated="1018"/>
        </table:table-row>
        <table:table-row table:style-name="ro30">
          <table:table-cell table:style-name="ce135"/>
          <table:table-cell table:style-name="ce184"/>
          <table:table-cell table:style-name="ce218"/>
          <table:table-cell table:style-name="ce241"/>
          <table:table-cell table:style-name="ce267" table:number-columns-repeated="2"/>
          <table:table-cell table:number-columns-repeated="1018"/>
        </table:table-row>
        <table:table-row table:style-name="ro30">
          <table:table-cell table:style-name="ce136" office:value-type="string" calcext:value-type="string">
            <text:p>PMT_BASE</text:p>
          </table:table-cell>
          <table:table-cell table:style-name="ce185" office:value-type="string" calcext:value-type="string">
            <text:p>PMT base</text:p>
          </table:table-cell>
          <table:table-cell table:style-name="ce219"/>
          <table:table-cell table:style-name="ce242" office:value-type="float" office:value="60" calcext:value-type="float">
            <text:p>60</text:p>
          </table:table-cell>
          <table:table-cell table:style-name="ce280" office:value-type="string" calcext:value-type="string">
            <text:p>units</text:p>
          </table:table-cell>
          <table:table-cell table:style-name="ce280" office:value-type="string" calcext:value-type="string">
            <text:p>Same PMT bases as NEW</text:p>
          </table:table-cell>
          <table:table-cell table:number-columns-repeated="1018"/>
        </table:table-row>
        <table:table-row table:style-name="ro30">
          <table:table-cell table:style-name="ce137"/>
          <table:table-cell table:style-name="ce186"/>
          <table:table-cell table:style-name="ce220"/>
          <table:table-cell table:style-name="ce243"/>
          <table:table-cell table:style-name="ce281"/>
          <table:table-cell table:style-name="ce299"/>
          <table:table-cell table:number-columns-repeated="1018"/>
        </table:table-row>
        <table:table-row table:style-name="ro30">
          <table:table-cell table:style-name="ce138" office:value-type="string" calcext:value-type="string">
            <text:p>SAPPHIRE_WINDOW</text:p>
          </table:table-cell>
          <table:table-cell table:style-name="ce76" office:value-type="string" calcext:value-type="string">
            <text:p>Sapphire + Copper + PEDOT</text:p>
          </table:table-cell>
          <table:table-cell table:style-name="ce75" office:value-type="string" calcext:value-type="string">
            <text:p>-</text:p>
          </table:table-cell>
          <table:table-cell table:style-name="ce244" office:value-type="float" office:value="60" calcext:value-type="float">
            <text:p>60</text:p>
          </table:table-cell>
          <table:table-cell table:style-name="ce280" office:value-type="string" calcext:value-type="string">
            <text:p>units</text:p>
          </table:table-cell>
          <table:table-cell table:style-name="ce278" office:value-type="string" calcext:value-type="string">
            <text:p>7.9kg sapphire + 37.26kg copper + 0.14ml PEDOT (NEW spreadsheet x 5)</text:p>
          </table:table-cell>
          <table:table-cell table:number-columns-repeated="1018"/>
        </table:table-row>
        <table:table-row table:style-name="ro30">
          <table:table-cell table:style-name="ce134"/>
          <table:table-cell table:style-name="ce187" office:value-type="string" calcext:value-type="string">
            <text:p>TPB</text:p>
          </table:table-cell>
          <table:table-cell table:style-name="ce221" office:value-type="string" calcext:value-type="string">
            <text:p>-</text:p>
          </table:table-cell>
          <table:table-cell table:style-name="ce245" office:value-type="float" office:value="0.00000502654824574367" calcext:value-type="float">
            <text:p>5.03E-06</text:p>
          </table:table-cell>
          <table:table-cell table:style-name="ce282" office:value-type="string" calcext:value-type="string">
            <text:p>kg</text:p>
          </table:table-cell>
          <table:table-cell table:style-name="ce300"/>
          <table:table-cell table:number-columns-repeated="1018"/>
        </table:table-row>
        <table:table-row table:style-name="ro30">
          <table:table-cell table:style-name="ce135"/>
          <table:table-cell table:style-name="ce188" table:number-columns-repeated="5"/>
          <table:table-cell table:number-columns-repeated="1018"/>
        </table:table-row>
        <table:table-row table:style-name="ro20">
          <table:table-cell table:style-name="ce133" office:value-type="string" calcext:value-type="string">
            <text:p>OPTICAL_PAD</text:p>
          </table:table-cell>
          <table:table-cell table:style-name="ce189" office:value-type="string" calcext:value-type="string">
            <text:p>Optically clear silicone gel LS1-3252</text:p>
          </table:table-cell>
          <table:table-cell table:style-name="ce222" office:value-type="string" calcext:value-type="string">
            <text:p>NuSil</text:p>
          </table:table-cell>
          <table:table-cell table:style-name="ce246" table:formula="of:=0.004*60" office:value-type="float" office:value="0.24" calcext:value-type="float">
            <text:p>0.24</text:p>
          </table:table-cell>
          <table:table-cell table:style-name="ce276" office:value-type="string" calcext:value-type="string">
            <text:p>kg</text:p>
          </table:table-cell>
          <table:table-cell table:style-name="ce278" office:value-type="string" calcext:value-type="string">
            <text:p>Morgan Advanced</text:p>
          </table:table-cell>
          <table:table-cell table:number-columns-repeated="1018"/>
        </table:table-row>
        <table:table-row table:style-name="ro16">
          <table:table-cell table:style-name="ce139" office:value-type="string" calcext:value-type="string">
            <text:p>CATHOD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247" office:value-type="float" office:value="5.62715" calcext:value-type="float">
            <text:p>5.63</text:p>
          </table:table-cell>
          <table:table-cell table:style-name="ce283" office:value-type="string" calcext:value-type="string">
            <text:p><text:s/>kg</text:p>
          </table:table-cell>
          <table:table-cell table:style-name="ce297" office:value-type="string" calcext:value-type="string">
            <text:p>weighted?</text:p>
          </table:table-cell>
          <table:table-cell table:number-columns-repeated="1018"/>
        </table:table-row>
        <table:table-row table:style-name="ro31">
          <table:table-cell table:style-name="ce140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248" office:value-type="float" office:value="2.46715" calcext:value-type="float">
            <text:p>2.47</text:p>
          </table:table-cell>
          <table:table-cell table:style-name="ce284" office:value-type="string" calcext:value-type="string">
            <text:p><text:s/>kg</text:p>
          </table:table-cell>
          <table:table-cell table:style-name="ce301" office:value-type="string" calcext:value-type="string">
            <text:p>weighted?</text:p>
          </table:table-cell>
          <table:table-cell table:number-columns-repeated="1018"/>
        </table:table-row>
        <table:table-row table:style-name="ro32">
          <table:table-cell table:style-name="ce141" office:value-type="string" calcext:value-type="string">
            <text:p>LIGHT_TUBE</text:p>
          </table:table-cell>
          <table:table-cell table:style-name="ce41" office:value-type="string" calcext:value-type="string">
            <text:p>PTFE light tube (BUFFER)</text:p>
          </table:table-cell>
          <table:table-cell table:style-name="ce59"/>
          <table:table-cell table:style-name="ce249" office:value-type="float" office:value="9.44" calcext:value-type="float">
            <text:p>9.44</text:p>
          </table:table-cell>
          <table:table-cell table:style-name="ce285" office:value-type="string" calcext:value-type="string">
            <text:p><text:s/>kg</text:p>
          </table:table-cell>
          <table:table-cell table:style-name="ce302" office:value-type="string" calcext:value-type="string">
            <text:p>From Engineering drawings</text:p>
          </table:table-cell>
          <table:table-cell table:number-columns-repeated="1018"/>
        </table:table-row>
        <table:table-row table:style-name="ro30">
          <table:table-cell table:style-name="ce142"/>
          <table:table-cell table:style-name="ce41" office:value-type="string" calcext:value-type="string">
            <text:p>PTFE light tube (DRIFT)</text:p>
          </table:table-cell>
          <table:table-cell table:style-name="ce59"/>
          <table:table-cell table:style-name="ce249" office:value-type="float" office:value="45.75" calcext:value-type="float">
            <text:p>45.75</text:p>
          </table:table-cell>
          <table:table-cell table:style-name="ce285" office:value-type="string" calcext:value-type="string">
            <text:p><text:s/>kg</text:p>
          </table:table-cell>
          <table:table-cell table:style-name="ce302" office:value-type="string" calcext:value-type="string">
            <text:p>From Engineering drawings</text:p>
          </table:table-cell>
          <table:table-cell table:number-columns-repeated="1018"/>
        </table:table-row>
        <table:table-row table:style-name="ro24">
          <table:table-cell table:style-name="ce142"/>
          <table:table-cell table:style-name="ce192" office:value-type="string" calcext:value-type="string">
            <text:p>TPB (BUFFER)</text:p>
          </table:table-cell>
          <table:table-cell table:style-name="ce223"/>
          <table:table-cell table:style-name="ce250" office:value-type="float" office:value="0.00077201" calcext:value-type="float">
            <text:p>7.72E-04</text:p>
          </table:table-cell>
          <table:table-cell table:style-name="ce285" office:value-type="string" calcext:value-type="string">
            <text:p><text:s/>kg</text:p>
          </table:table-cell>
          <table:table-cell table:style-name="ce302" office:value-type="string" calcext:value-type="string">
            <text:p>From NEXUS</text:p>
          </table:table-cell>
          <table:table-cell table:number-columns-repeated="1018"/>
        </table:table-row>
        <table:table-row table:style-name="ro30">
          <table:table-cell table:style-name="ce143"/>
          <table:table-cell table:style-name="ce192" office:value-type="string" calcext:value-type="string">
            <text:p>TPB (DRIFT)</text:p>
          </table:table-cell>
          <table:table-cell table:style-name="ce224"/>
          <table:table-cell table:style-name="ce251" office:value-type="float" office:value="0.00374251" calcext:value-type="float">
            <text:p>3.74E-03</text:p>
          </table:table-cell>
          <table:table-cell table:style-name="ce285" office:value-type="string" calcext:value-type="string">
            <text:p><text:s/>kg</text:p>
          </table:table-cell>
          <table:table-cell table:style-name="ce302" office:value-type="string" calcext:value-type="string">
            <text:p>From NEXUS</text:p>
          </table:table-cell>
          <table:table-cell table:number-columns-repeated="1018"/>
        </table:table-row>
        <table:table-row table:style-name="ro30">
          <table:table-cell table:style-name="ce144" office:value-type="string" calcext:value-type="string">
            <text:p>FIELD_RING</text:p>
          </table:table-cell>
          <table:table-cell table:style-name="ce16" office:value-type="string" calcext:value-type="string">
            <text:p>Electrolitic Copper (Cu-ETP)</text:p>
          </table:table-cell>
          <table:table-cell table:style-name="ce214"/>
          <table:table-cell table:style-name="ce247" office:value-type="float" office:value="177.87" calcext:value-type="float">
            <text:p>177.87</text:p>
          </table:table-cell>
          <table:table-cell table:style-name="ce286" office:value-type="string" calcext:value-type="string">
            <text:p><text:s/>kg</text:p>
          </table:table-cell>
          <table:table-cell table:style-name="ce303" office:value-type="string" calcext:value-type="string">
            <text:p>From Engineering drawings</text:p>
          </table:table-cell>
          <table:table-cell table:number-columns-repeated="1018"/>
        </table:table-row>
        <table:table-row table:style-name="ro16">
          <table:table-cell table:style-name="ce142"/>
          <table:table-cell table:style-name="ce193" office:value-type="string" calcext:value-type="string">
            <text:p>Field cage resistors</text:p>
          </table:table-cell>
          <table:table-cell table:style-name="ce181" office:value-type="string" calcext:value-type="string">
            <text:p>Vishay</text:p>
          </table:table-cell>
          <table:table-cell table:style-name="ce252" table:formula="of:=52*3" office:value-type="float" office:value="156" calcext:value-type="float">
            <text:p>156</text:p>
          </table:table-cell>
          <table:table-cell table:style-name="ce278" office:value-type="string" calcext:value-type="string">
            <text:p>units</text:p>
          </table:table-cell>
          <table:table-cell table:style-name="ce181" office:value-type="string" calcext:value-type="string">
            <text:p>volume not implemented in NEXUS</text:p>
          </table:table-cell>
          <table:table-cell table:number-columns-repeated="1018"/>
        </table:table-row>
        <table:table-row table:style-name="ro15">
          <table:table-cell table:style-name="ce145"/>
          <table:table-cell table:style-name="ce194"/>
          <table:table-cell table:style-name="ce225"/>
          <table:table-cell table:style-name="ce253"/>
          <table:table-cell table:style-name="ce225" table:number-columns-repeated="2"/>
          <table:table-cell table:number-columns-repeated="1018"/>
        </table:table-row>
        <table:table-row table:style-name="ro2">
          <table:table-cell table:style-name="ce146" office:value-type="string" calcext:value-type="string">
            <text:p>HDPE_TUBE</text:p>
          </table:table-cell>
          <table:table-cell table:style-name="ce195" office:value-type="string" calcext:value-type="string">
            <text:p>HDPE</text:p>
          </table:table-cell>
          <table:table-cell table:style-name="ce226" office:value-type="string" calcext:value-type="string">
            <text:p>-</text:p>
          </table:table-cell>
          <table:table-cell table:style-name="ce254" office:value-type="float" office:value="49.53" calcext:value-type="float">
            <text:p>49.53</text:p>
          </table:table-cell>
          <table:table-cell table:style-name="ce287" office:value-type="string" calcext:value-type="string">
            <text:p><text:s/>kg</text:p>
          </table:table-cell>
          <table:table-cell table:style-name="ce303" office:value-type="string" calcext:value-type="string">
            <text:p>From Engineering drawings</text:p>
          </table:table-cell>
          <table:table-cell table:number-columns-repeated="1018"/>
        </table:table-row>
        <table:table-row table:style-name="ro26">
          <table:table-cell table:style-name="ce147"/>
          <table:table-cell table:style-name="ce196"/>
          <table:table-cell table:style-name="ce227"/>
          <table:table-cell table:style-name="ce255"/>
          <table:table-cell table:style-name="ce288" table:number-columns-repeated="2"/>
          <table:table-cell table:number-columns-repeated="1018"/>
        </table:table-row>
        <table:table-row table:style-name="ro26">
          <table:table-cell table:style-name="ce148" office:value-type="string" calcext:value-type="string">
            <text:p>GAT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247" office:value-type="float" office:value="5.8" calcext:value-type="float">
            <text:p>5.80</text:p>
          </table:table-cell>
          <table:table-cell table:style-name="ce283" office:value-type="string" calcext:value-type="string">
            <text:p><text:s/>kg</text:p>
          </table:table-cell>
          <table:table-cell table:style-name="ce297" office:value-type="string" calcext:value-type="string">
            <text:p>weighted?</text:p>
          </table:table-cell>
          <table:table-cell table:number-columns-repeated="1018"/>
        </table:table-row>
        <table:table-row table:style-name="ro15">
          <table:table-cell table:style-name="ce149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256" office:value-type="float" office:value="2.54233" calcext:value-type="float">
            <text:p>2.54</text:p>
          </table:table-cell>
          <table:table-cell table:style-name="ce286" office:value-type="string" calcext:value-type="string">
            <text:p><text:s/>kg</text:p>
          </table:table-cell>
          <table:table-cell table:style-name="ce191" office:value-type="string" calcext:value-type="string">
            <text:p>weighted?</text:p>
          </table:table-cell>
          <table:table-cell table:number-columns-repeated="1018"/>
        </table:table-row>
        <table:table-row table:style-name="ro28">
          <table:table-cell table:style-name="ce150"/>
          <table:table-cell table:style-name="ce197"/>
          <table:table-cell table:style-name="ce71"/>
          <table:table-cell table:style-name="ce257"/>
          <table:table-cell table:style-name="ce289" table:number-columns-repeated="2"/>
          <table:table-cell table:number-columns-repeated="1018"/>
        </table:table-row>
        <table:table-row table:style-name="ro33">
          <table:table-cell table:style-name="ce151" office:value-type="string" calcext:value-type="string">
            <text:p>ANOD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247" office:value-type="float" office:value="5.80063" calcext:value-type="float">
            <text:p>5.80</text:p>
          </table:table-cell>
          <table:table-cell table:style-name="ce283" office:value-type="string" calcext:value-type="string">
            <text:p><text:s/>kg</text:p>
          </table:table-cell>
          <table:table-cell table:style-name="ce297" office:value-type="string" calcext:value-type="string">
            <text:p>weighted?</text:p>
          </table:table-cell>
          <table:table-cell table:number-columns-repeated="1018"/>
        </table:table-row>
        <table:table-row table:style-name="ro31">
          <table:table-cell table:style-name="ce152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256" office:value-type="float" office:value="2.54233" calcext:value-type="float">
            <text:p>2.54</text:p>
          </table:table-cell>
          <table:table-cell table:style-name="ce285" office:value-type="string" calcext:value-type="string">
            <text:p><text:s/>kg</text:p>
          </table:table-cell>
          <table:table-cell table:style-name="ce191" office:value-type="string" calcext:value-type="string">
            <text:p>weighted?</text:p>
          </table:table-cell>
          <table:table-cell table:number-columns-repeated="1018"/>
        </table:table-row>
        <table:table-row table:style-name="ro16">
          <table:table-cell table:style-name="ce153"/>
          <table:table-cell table:style-name="ce198"/>
          <table:table-cell table:style-name="ce228"/>
          <table:table-cell table:style-name="ce258"/>
          <table:table-cell table:style-name="ce290" table:number-columns-repeated="2"/>
          <table:table-cell table:number-columns-repeated="1018"/>
        </table:table-row>
        <table:table-row table:style-name="ro33">
          <table:table-cell table:style-name="ce154" office:value-type="string" calcext:value-type="string">
            <text:p>TP_COPPER_PLATE</text:p>
          </table:table-cell>
          <table:table-cell table:style-name="ce199" office:value-type="string" calcext:value-type="string">
            <text:p>Oxigen-Free Copper (Cu-OF)</text:p>
          </table:table-cell>
          <table:table-cell table:style-name="ce229"/>
          <table:table-cell table:style-name="ce259" office:value-type="float" office:value="1522" calcext:value-type="float">
            <text:p>1522.00</text:p>
          </table:table-cell>
          <table:table-cell table:style-name="ce277" office:value-type="string" calcext:value-type="string">
            <text:p>kg</text:p>
          </table:table-cell>
          <table:table-cell table:style-name="ce304" office:value-type="string" calcext:value-type="string">
            <text:p>From Engineering drawings</text:p>
          </table:table-cell>
          <table:table-cell table:number-columns-repeated="1018"/>
        </table:table-row>
        <table:table-row table:style-name="ro15">
          <table:table-cell table:style-name="ce152"/>
          <table:table-cell table:style-name="ce200" office:value-type="string" calcext:value-type="string">
            <text:p>Steel M8x30 screw</text:p>
          </table:table-cell>
          <table:table-cell table:style-name="ce230"/>
          <table:table-cell table:style-name="ce260" office:value-type="float" office:value="2.16" calcext:value-type="float">
            <text:p>2.16</text:p>
          </table:table-cell>
          <table:table-cell table:style-name="ce291" office:value-type="string" calcext:value-type="string">
            <text:p>kg</text:p>
          </table:table-cell>
          <table:table-cell table:style-name="ce296" office:value-type="string" calcext:value-type="string">
            <text:p>120 units</text:p>
          </table:table-cell>
          <table:table-cell table:number-columns-repeated="1018"/>
        </table:table-row>
        <table:table-row table:style-name="ro2">
          <table:table-cell table:style-name="ce152"/>
          <table:table-cell table:style-name="ce201"/>
          <table:table-cell table:style-name="ce230"/>
          <table:table-cell table:style-name="ce260"/>
          <table:table-cell table:style-name="ce291"/>
          <table:table-cell table:style-name="ce296"/>
          <table:table-cell table:number-columns-repeated="1018"/>
        </table:table-row>
        <table:table-row table:style-name="ro2">
          <table:table-cell table:style-name="ce155" office:value-type="string" calcext:value-type="string">
            <text:p>DB_PLUG</text:p>
          </table:table-cell>
          <table:table-cell table:style-name="ce202" office:value-type="string" calcext:value-type="string">
            <text:p>Connectors FX11LA</text:p>
          </table:table-cell>
          <table:table-cell table:style-name="ce202" office:value-type="string" calcext:value-type="string">
            <text:p>Hirose</text:p>
          </table:table-cell>
          <table:table-cell table:style-name="ce261" office:value-type="float" office:value="56" calcext:value-type="float">
            <text:p>56</text:p>
          </table:table-cell>
          <table:table-cell table:style-name="ce280" office:value-type="string" calcext:value-type="string">
            <text:p>units</text:p>
          </table:table-cell>
          <table:table-cell table:style-name="ce305"/>
          <table:table-cell table:number-columns-repeated="1018"/>
        </table:table-row>
        <table:table-row table:style-name="ro34">
          <table:table-cell table:style-name="ce156"/>
          <table:table-cell table:style-name="ce203"/>
          <table:table-cell table:style-name="ce231"/>
          <table:table-cell table:style-name="ce262"/>
          <table:table-cell table:style-name="ce292" table:number-columns-repeated="2"/>
          <table:table-cell table:number-columns-repeated="1018"/>
        </table:table-row>
        <table:table-row table:style-name="ro31">
          <table:table-cell table:style-name="ce157" office:value-type="string" calcext:value-type="string">
            <text:p>SIPM_BOARD</text:p>
          </table:table-cell>
          <table:table-cell table:style-name="ce204" office:value-type="string" calcext:value-type="string">
            <text:p>Kapton</text:p>
          </table:table-cell>
          <table:table-cell table:style-name="ce232"/>
          <table:table-cell table:style-name="ce263" office:value-type="float" office:value="56" calcext:value-type="float">
            <text:p>56</text:p>
          </table:table-cell>
          <table:table-cell table:style-name="ce280" office:value-type="string" calcext:value-type="string">
            <text:p>units</text:p>
          </table:table-cell>
          <table:table-cell table:style-name="ce306"/>
          <table:table-cell table:number-columns-repeated="1018"/>
        </table:table-row>
        <table:table-row table:style-name="ro2">
          <table:table-cell table:style-name="ce158"/>
          <table:table-cell table:style-name="ce41" office:value-type="string" calcext:value-type="string">
            <text:p>PTFE masks</text:p>
          </table:table-cell>
          <table:table-cell table:style-name="ce233"/>
          <table:table-cell table:style-name="ce263" office:value-type="float" office:value="56" calcext:value-type="float">
            <text:p>56</text:p>
          </table:table-cell>
          <table:table-cell table:style-name="ce280" office:value-type="string" calcext:value-type="string">
            <text:p>units</text:p>
          </table:table-cell>
          <table:table-cell table:style-name="ce46" office:value-type="string" calcext:value-type="string">
            <text:p>From NEXUS 9.66kg</text:p>
          </table:table-cell>
          <table:table-cell table:number-columns-repeated="1018"/>
        </table:table-row>
        <table:table-row table:style-name="ro2">
          <table:table-cell table:style-name="ce131"/>
          <table:table-cell table:style-name="ce192" office:value-type="string" calcext:value-type="string">
            <text:p>TPB (MASK)</text:p>
          </table:table-cell>
          <table:table-cell table:style-name="ce206" office:value-type="string" calcext:value-type="string">
            <text:p>-</text:p>
          </table:table-cell>
          <table:table-cell table:style-name="ce264" table:formula="of:=(12.24*12.24 - 0.6*0.5*64)*0.0000001*56" office:value-type="float" office:value="0.00073145856" calcext:value-type="float">
            <text:p>7.31E-04</text:p>
          </table:table-cell>
          <table:table-cell table:style-name="ce276" office:value-type="string" calcext:value-type="string">
            <text:p>kg</text:p>
          </table:table-cell>
          <table:table-cell table:style-name="ce271"/>
          <table:table-cell table:number-columns-repeated="1018"/>
        </table:table-row>
        <table:table-row table:style-name="ro24">
          <table:table-cell table:style-name="ce159"/>
          <table:table-cell table:style-name="ce205" office:value-type="string" calcext:value-type="string">
            <text:p>SiPM</text:p>
          </table:table-cell>
          <table:table-cell table:style-name="ce205" office:value-type="string" calcext:value-type="string">
            <text:p>Hamamatsu</text:p>
          </table:table-cell>
          <table:table-cell table:style-name="ce265" table:formula="of:=64*56" office:value-type="float" office:value="3584" calcext:value-type="float">
            <text:p>3584.00</text:p>
          </table:table-cell>
          <table:table-cell table:style-name="ce293" office:value-type="string" calcext:value-type="string">
            <text:p>units</text:p>
          </table:table-cell>
          <table:table-cell table:style-name="ce205"/>
          <table:table-cell table:number-columns-repeated="1018"/>
        </table:table-row>
        <table:table-row table:style-name="ro23">
          <table:table-cell table:style-name="ce160"/>
          <table:table-cell table:style-name="ce45" office:value-type="string" calcext:value-type="string">
            <text:p>LED LBQ39E </text:p>
          </table:table-cell>
          <table:table-cell table:style-name="ce45" office:value-type="string" calcext:value-type="string">
            <text:p>Osram </text:p>
          </table:table-cell>
          <table:table-cell table:style-name="ce263" office:value-type="float" office:value="56" calcext:value-type="float">
            <text:p>56</text:p>
          </table:table-cell>
          <table:table-cell table:style-name="ce293" office:value-type="string" calcext:value-type="string">
            <text:p>units</text:p>
          </table:table-cell>
          <table:table-cell table:style-name="ce59"/>
          <table:table-cell table:number-columns-repeated="1018"/>
        </table:table-row>
        <table:table-row table:style-name="ro2">
          <table:table-cell table:style-name="ce161" office:value-type="string" calcext:value-type="string">
            <text:p>ICS</text:p>
          </table:table-cell>
          <table:table-cell table:style-name="ce16" office:value-type="string" calcext:value-type="string">
            <text:p>Electrolitic Copper (Cu-ETP)</text:p>
          </table:table-cell>
          <table:table-cell table:style-name="ce214"/>
          <table:table-cell table:style-name="ce266" office:value-type="float" office:value="5909.15" calcext:value-type="float">
            <text:p>5909.15</text:p>
          </table:table-cell>
          <table:table-cell table:style-name="ce291" office:value-type="string" calcext:value-type="string">
            <text:p>kg</text:p>
          </table:table-cell>
          <table:table-cell table:style-name="ce70" office:value-type="string" calcext:value-type="string">
            <text:p>From Engineering drawings</text:p>
          </table:table-cell>
          <table:table-cell table:number-columns-repeated="1018"/>
        </table:table-row>
        <table:table-row table:style-name="ro35">
          <table:table-cell table:style-name="ce162"/>
          <table:table-cell table:style-name="ce200" office:value-type="string" calcext:value-type="string">
            <text:p>Steel M8x30 screw</text:p>
          </table:table-cell>
          <table:table-cell table:style-name="ce230"/>
          <table:table-cell table:style-name="ce260" office:value-type="float" office:value="1.44" calcext:value-type="float">
            <text:p>1.44</text:p>
          </table:table-cell>
          <table:table-cell table:style-name="ce291" office:value-type="string" calcext:value-type="string">
            <text:p>kg</text:p>
          </table:table-cell>
          <table:table-cell table:style-name="ce296" office:value-type="string" calcext:value-type="string">
            <text:p>80 units</text:p>
          </table:table-cell>
          <table:table-cell table:number-columns-repeated="1018"/>
        </table:table-row>
        <table:table-row table:style-name="ro33">
          <table:table-cell table:style-name="ce163"/>
          <table:table-cell table:style-name="ce206" office:value-type="string" calcext:value-type="string">
            <text:p>Steel M6x20(1) <text:s/>screw (ICS)</text:p>
          </table:table-cell>
          <table:table-cell table:style-name="ce78"/>
          <table:table-cell table:style-name="ce238" office:value-type="float" office:value="0.72" calcext:value-type="float">
            <text:p>0.72</text:p>
          </table:table-cell>
          <table:table-cell table:style-name="ce291" office:value-type="string" calcext:value-type="string">
            <text:p>kg</text:p>
          </table:table-cell>
          <table:table-cell table:style-name="ce271" office:value-type="string" calcext:value-type="string">
            <text:p>240 units</text:p>
          </table:table-cell>
          <table:table-cell table:number-columns-repeated="1018"/>
        </table:table-row>
        <table:table-row table:style-name="ro33">
          <table:table-cell table:style-name="ce164"/>
          <table:table-cell table:style-name="ce184"/>
          <table:table-cell table:style-name="ce218"/>
          <table:table-cell table:style-name="ce267" table:number-columns-repeated="3"/>
          <table:table-cell table:number-columns-repeated="1018"/>
        </table:table-row>
        <table:table-row table:style-name="ro33">
          <table:table-cell table:style-name="ce165" office:value-type="string" calcext:value-type="string">
            <text:p>VESSEL</text:p>
          </table:table-cell>
          <table:table-cell table:style-name="ce207" office:value-type="string" calcext:value-type="string">
            <text:p>Flange EP (inv)</text:p>
          </table:table-cell>
          <table:table-cell table:style-name="ce226" office:value-type="string" calcext:value-type="string">
            <text:p>Nironit</text:p>
          </table:table-cell>
          <table:table-cell table:style-name="ce191" office:value-type="float" office:value="354" calcext:value-type="float">
            <text:p>354</text:p>
          </table:table-cell>
          <table:table-cell table:style-name="ce277" office:value-type="string" calcext:value-type="string">
            <text:p>kg</text:p>
          </table:table-cell>
          <table:table-cell table:style-name="ce297" office:value-type="string" calcext:value-type="string">
            <text:p>From radiopurity spreadsheet</text:p>
          </table:table-cell>
          <table:table-cell table:number-columns-repeated="1018"/>
        </table:table-row>
        <table:table-row table:style-name="ro33">
          <table:table-cell table:style-name="ce166"/>
          <table:table-cell table:style-name="ce47" office:value-type="string" calcext:value-type="string">
            <text:p>Flange TP</text:p>
          </table:table-cell>
          <table:table-cell table:style-name="ce226" office:value-type="string" calcext:value-type="string">
            <text:p>Nironit</text:p>
          </table:table-cell>
          <table:table-cell table:style-name="ce39" office:value-type="float" office:value="84" calcext:value-type="float">
            <text:p>84</text:p>
          </table:table-cell>
          <table:table-cell table:style-name="ce36" table:number-columns-repeated="2"/>
          <table:table-cell table:number-columns-repeated="1018"/>
        </table:table-row>
        <table:table-row table:style-name="ro18">
          <table:table-cell table:style-name="ce167"/>
          <table:table-cell table:style-name="ce207" office:value-type="string" calcext:value-type="string">
            <text:p>Ti-316 Stainless Steel Vessel Body</text:p>
          </table:table-cell>
          <table:table-cell table:style-name="ce226" office:value-type="string" calcext:value-type="string">
            <text:p>Nironit</text:p>
          </table:table-cell>
          <table:table-cell table:style-name="ce191" office:value-type="float" office:value="526" calcext:value-type="float">
            <text:p>526</text:p>
          </table:table-cell>
          <table:table-cell table:style-name="ce277" office:value-type="string" calcext:value-type="string">
            <text:p>kg</text:p>
          </table:table-cell>
          <table:table-cell table:style-name="ce191"/>
          <table:table-cell table:number-columns-repeated="1018"/>
        </table:table-row>
        <table:table-row table:style-name="ro19">
          <table:table-cell table:style-name="ce166"/>
          <table:table-cell table:style-name="ce38" office:value-type="string" calcext:value-type="string">
            <text:p>Ti-316 Stainless Steel Vessel Endcaps</text:p>
          </table:table-cell>
          <table:table-cell table:style-name="ce226" office:value-type="string" calcext:value-type="string">
            <text:p>Nironit</text:p>
          </table:table-cell>
          <table:table-cell table:style-name="ce268" table:formula="of:=2* 91" office:value-type="float" office:value="182" calcext:value-type="float">
            <text:p>182</text:p>
          </table:table-cell>
          <table:table-cell table:style-name="ce277" office:value-type="string" calcext:value-type="string">
            <text:p>kg</text:p>
          </table:table-cell>
          <table:table-cell table:style-name="ce36" office:value-type="string" calcext:value-type="string">
            <text:p>Mass of both endcaps</text:p>
          </table:table-cell>
          <table:table-cell table:number-columns-repeated="1018"/>
        </table:table-row>
        <table:table-row table:style-name="ro15">
          <table:table-cell table:style-name="ce168"/>
          <table:table-cell table:style-name="ce207" office:value-type="string" calcext:value-type="string">
            <text:p>Refrigeration Tube</text:p>
          </table:table-cell>
          <table:table-cell table:style-name="ce226" office:value-type="string" calcext:value-type="string">
            <text:p>Nironit</text:p>
          </table:table-cell>
          <table:table-cell table:style-name="ce191" table:formula="of:=2* 91" office:value-type="float" office:value="182" calcext:value-type="float">
            <text:p>182</text:p>
          </table:table-cell>
          <table:table-cell table:style-name="ce277" office:value-type="string" calcext:value-type="string">
            <text:p>kg</text:p>
          </table:table-cell>
          <table:table-cell table:style-name="ce297" office:value-type="string" calcext:value-type="string">
            <text:p>From radiopurity spreadsheet</text:p>
          </table:table-cell>
          <table:table-cell table:number-columns-repeated="1018"/>
        </table:table-row>
        <table:table-row table:style-name="ro36">
          <table:table-cell table:style-name="ce168"/>
          <table:table-cell table:style-name="ce208" office:value-type="string" calcext:value-type="string">
            <text:p>Refrigeration Flange</text:p>
          </table:table-cell>
          <table:table-cell table:style-name="ce226" office:value-type="string" calcext:value-type="string">
            <text:p>Nironit</text:p>
          </table:table-cell>
          <table:table-cell table:style-name="ce191" office:value-type="float" office:value="3" calcext:value-type="float">
            <text:p>3</text:p>
          </table:table-cell>
          <table:table-cell table:style-name="ce277" office:value-type="string" calcext:value-type="string">
            <text:p>kg</text:p>
          </table:table-cell>
          <table:table-cell table:style-name="ce297" office:value-type="string" calcext:value-type="string">
            <text:p>From radiopurity spreadsheet</text:p>
          </table:table-cell>
          <table:table-cell table:number-columns-repeated="1018"/>
        </table:table-row>
        <table:table-row table:style-name="ro36">
          <table:table-cell table:style-name="ce168"/>
          <table:table-cell table:style-name="ce209" office:value-type="string" calcext:value-type="string">
            <text:p>Invert Refrigeration Flange</text:p>
          </table:table-cell>
          <table:table-cell table:style-name="ce226" office:value-type="string" calcext:value-type="string">
            <text:p>Nironit</text:p>
          </table:table-cell>
          <table:table-cell table:style-name="ce191" office:value-type="float" office:value="6" calcext:value-type="float">
            <text:p>6</text:p>
          </table:table-cell>
          <table:table-cell table:style-name="ce277" office:value-type="string" calcext:value-type="string">
            <text:p>kg</text:p>
          </table:table-cell>
          <table:table-cell table:style-name="ce297" office:value-type="string" calcext:value-type="string">
            <text:p>From radiopurity spreadsheet</text:p>
          </table:table-cell>
          <table:table-cell table:number-columns-repeated="1018"/>
        </table:table-row>
        <table:table-row table:style-name="ro23">
          <table:table-cell table:style-name="ce168"/>
          <table:table-cell table:style-name="ce207" office:value-type="string" calcext:value-type="string">
            <text:p>Refrigeration End TP</text:p>
          </table:table-cell>
          <table:table-cell table:style-name="ce226" office:value-type="string" calcext:value-type="string">
            <text:p>Nironit</text:p>
          </table:table-cell>
          <table:table-cell table:style-name="ce191" office:value-type="float" office:value="5" calcext:value-type="float">
            <text:p>5</text:p>
          </table:table-cell>
          <table:table-cell table:style-name="ce277" office:value-type="string" calcext:value-type="string">
            <text:p>kg</text:p>
          </table:table-cell>
          <table:table-cell table:style-name="ce297" office:value-type="string" calcext:value-type="string">
            <text:p>From radiopurity spreadsheet</text:p>
          </table:table-cell>
          <table:table-cell table:number-columns-repeated="1018"/>
        </table:table-row>
        <table:table-row table:style-name="ro24">
          <table:table-cell table:style-name="ce168"/>
          <table:table-cell table:style-name="ce210" office:value-type="string" calcext:value-type="string">
            <text:p>M18 screws B2 vessel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291" office:value-type="string" calcext:value-type="string">
            <text:p>kg</text:p>
          </table:table-cell>
          <table:table-cell table:style-name="ce297" office:value-type="string" calcext:value-type="string">
            <text:p>From radiopurity spreadsheet</text:p>
          </table:table-cell>
          <table:table-cell table:number-columns-repeated="1018"/>
        </table:table-row>
        <table:table-row table:style-name="ro3">
          <table:table-cell table:style-name="ce168"/>
          <table:table-cell table:style-name="ce36" office:value-type="string" calcext:value-type="string">
            <text:p>Steel M8x55 screw (Vessel)</text:p>
          </table:table-cell>
          <table:table-cell table:style-name="ce234"/>
          <table:table-cell table:style-name="ce269" office:value-type="float" office:value="6.615" calcext:value-type="float">
            <text:p>6.615</text:p>
          </table:table-cell>
          <table:table-cell table:style-name="ce291" office:value-type="string" calcext:value-type="string">
            <text:p>kg</text:p>
          </table:table-cell>
          <table:table-cell table:style-name="ce66" office:value-type="string" calcext:value-type="string">
            <text:p>294 units</text:p>
          </table:table-cell>
          <table:table-cell table:number-columns-repeated="1018"/>
        </table:table-row>
        <table:table-row table:style-name="ro3">
          <table:table-cell table:style-name="ce160"/>
          <table:table-cell table:style-name="ce36" office:value-type="string" calcext:value-type="string">
            <text:p>Steel M6x55 screw (Vessel)</text:p>
          </table:table-cell>
          <table:table-cell table:style-name="ce39"/>
          <table:table-cell table:style-name="ce269" office:value-type="float" office:value="1.269" calcext:value-type="float">
            <text:p>1.269</text:p>
          </table:table-cell>
          <table:table-cell table:style-name="ce291" office:value-type="string" calcext:value-type="string">
            <text:p>kg</text:p>
          </table:table-cell>
          <table:table-cell table:style-name="ce39" office:value-type="string" calcext:value-type="string">
            <text:p>108 units</text:p>
          </table:table-cell>
          <table:table-cell table:number-columns-repeated="1018"/>
        </table:table-row>
        <table:table-row table:style-name="ro3">
          <table:table-cell table:style-name="ce169" office:value-type="string" calcext:value-type="string">
            <text:p>SHIELDING_LEAD</text:p>
          </table:table-cell>
          <table:table-cell table:style-name="ce39" office:value-type="string" calcext:value-type="string">
            <text:p>Lead</text:p>
          </table:table-cell>
          <table:table-cell table:style-name="ce59"/>
          <table:table-cell table:style-name="ce270" office:value-type="string" calcext:value-type="string">
            <text:p>6411</text:p>
          </table:table-cell>
          <table:table-cell table:style-name="ce291" office:value-type="string" calcext:value-type="string">
            <text:p>kg</text:p>
          </table:table-cell>
          <table:table-cell table:style-name="ce36" office:value-type="string" calcext:value-type="string">
            <text:p>Interior 5cm of the lead castle</text:p>
          </table:table-cell>
          <table:table-cell table:number-columns-repeated="1018"/>
        </table:table-row>
        <table:table-row table:style-name="ro20">
          <table:table-cell table:style-name="ce170" office:value-type="string" calcext:value-type="string">
            <text:p>SHIELDING_STEEL</text:p>
          </table:table-cell>
          <table:table-cell table:style-name="ce34" office:value-type="string" calcext:value-type="string">
            <text:p>Stainless Steel 316L, non-welded</text:p>
          </table:table-cell>
          <table:table-cell table:style-name="ce43" office:value-type="string" calcext:value-type="string">
            <text:p>Tubes for radon-free air, non-welded portion</text:p>
          </table:table-cell>
          <table:table-cell table:style-name="ce78" office:value-type="float" office:value="6.15" calcext:value-type="float">
            <text:p>6.15</text:p>
          </table:table-cell>
          <table:table-cell table:style-name="ce44" office:value-type="string" calcext:value-type="string">
            <text:p>kg</text:p>
          </table:table-cell>
          <table:table-cell table:style-name="ce44" office:value-type="string" calcext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1"/>
          <table:table-cell table:style-name="ce34" office:value-type="string" calcext:value-type="string">
            <text:p>Stainless Steel 316L, welded</text:p>
          </table:table-cell>
          <table:table-cell table:style-name="ce43" office:value-type="string" calcext:value-type="string">
            <text:p>Tubes for radon-free air, welded portion</text:p>
          </table:table-cell>
          <table:table-cell table:style-name="ce78" office:value-type="float" office:value="0.15" calcext:value-type="float">
            <text:p>0.15</text:p>
          </table:table-cell>
          <table:table-cell table:style-name="ce44" office:value-type="string" calcext:value-type="string">
            <text:p>kg</text:p>
          </table:table-cell>
          <table:table-cell table:style-name="ce44" office:value-type="string" calcext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2" office:value-type="string" calcext:value-type="string">
            <text:p>SHIELDING_STRUCT</text:p>
          </table:table-cell>
          <table:table-cell table:style-name="ce211" office:value-type="string" calcext:value-type="string">
            <text:p>Steel S275</text:p>
          </table:table-cell>
          <table:table-cell table:style-name="ce44" office:value-type="string" calcext:value-type="string">
            <text:p>PRYCON</text:p>
          </table:table-cell>
          <table:table-cell table:style-name="ce271" office:value-type="float" office:value="419" calcext:value-type="float">
            <text:p>419</text:p>
          </table:table-cell>
          <table:table-cell table:style-name="ce276" office:value-type="string" calcext:value-type="string">
            <text:p>kg</text:p>
          </table:table-cell>
          <table:table-cell table:style-name="ce44" office:value-type="string" calcext:value-type="string">
            <text:p>From G4 (405 kg from engineers)</text:p>
          </table:table-cell>
          <table:table-cell table:number-columns-repeated="1018"/>
        </table:table-row>
        <table:table-row table:style-name="ro18">
          <table:table-cell table:style-name="ce172" office:value-type="string" calcext:value-type="string">
            <text:p>BUBBLE_SEAL</text:p>
          </table:table-cell>
          <table:table-cell table:style-name="ce44" office:value-type="string" calcext:value-type="string">
            <text:p>Bubble seal</text:p>
          </table:table-cell>
          <table:table-cell table:style-name="ce44" office:value-type="string" calcext:value-type="string">
            <text:p>Moss Express</text:p>
          </table:table-cell>
          <table:table-cell table:style-name="ce271" office:value-type="float" office:value="8.28" calcext:value-type="float">
            <text:p>8.28</text:p>
          </table:table-cell>
          <table:table-cell table:style-name="ce276" office:value-type="string" calcext:value-type="string">
            <text:p>m</text:p>
          </table:table-cell>
          <table:table-cell table:style-name="ce44" office:value-type="string" calcext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37">
          <table:table-cell table:style-name="ce172" office:value-type="string" calcext:value-type="string">
            <text:p>EDPM_SEAL</text:p>
          </table:table-cell>
          <table:table-cell table:style-name="ce34" office:value-type="string" calcext:value-type="string">
            <text:p>EDPM seal</text:p>
          </table:table-cell>
          <table:table-cell table:style-name="ce43" office:value-type="string" calcext:value-type="string">
            <text:p>Artein Gaskets</text:p>
          </table:table-cell>
          <table:table-cell table:style-name="ce271" office:value-type="float" office:value="11.55" calcext:value-type="float">
            <text:p>11.55</text:p>
          </table:table-cell>
          <table:table-cell table:style-name="ce276" office:value-type="string" calcext:value-type="string">
            <text:p>m</text:p>
          </table:table-cell>
          <table:table-cell table:style-name="ce44" office:value-type="string" calcext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31">
          <table:table-cell table:style-name="ce172" office:value-type="string" calcext:value-type="string">
            <text:p>PEDESTAL</text:p>
          </table:table-cell>
          <table:table-cell table:style-name="ce211" office:value-type="string" calcext:value-type="string">
            <text:p>Steel S275</text:p>
          </table:table-cell>
          <table:table-cell table:style-name="ce44" office:value-type="string" calcext:value-type="string">
            <text:p>PRYCON</text:p>
          </table:table-cell>
          <table:table-cell table:style-name="ce272" office:value-type="float" office:value="298.4" calcext:value-type="float">
            <text:p>298.4</text:p>
          </table:table-cell>
          <table:table-cell table:style-name="ce276" office:value-type="string" calcext:value-type="string">
            <text:p>kg</text:p>
          </table:table-cell>
          <table:table-cell table:style-name="ce44" office:value-type="string" calcext:value-type="string">
            <text:p>Engineering drawings</text:p>
          </table:table-cell>
          <table:table-cell table:number-columns-repeated="1018"/>
        </table:table-row>
        <table:table-row table:style-name="ro28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28">
          <table:table-cell table:style-name="Default" table:number-columns-repeated="6"/>
          <table:table-cell table:number-columns-repeated="1018"/>
        </table:table-row>
        <table:table-row table:style-name="ro38">
          <table:table-cell table:style-name="Default" table:number-columns-repeated="6"/>
          <table:table-cell table:number-columns-repeated="1018"/>
        </table:table-row>
        <table:table-row table:style-name="ro38">
          <table:table-cell table:style-name="ce53"/>
          <table:table-cell table:style-name="Default" table:number-columns-repeated="5"/>
          <table:table-cell table:number-columns-repeated="1018"/>
        </table:table-row>
        <table:table-row table:style-name="ro25">
          <table:table-cell table:style-name="ce53" table:number-columns-repeated="6"/>
          <table:table-cell table:number-columns-repeated="1018"/>
        </table:table-row>
        <table:table-row table:style-name="ro26">
          <table:table-cell table:style-name="ce53" table:number-columns-repeated="6"/>
          <table:table-cell table:number-columns-repeated="1018"/>
        </table:table-row>
        <table:table-row table:style-name="ro39">
          <table:table-cell table:style-name="ce53" table:number-columns-repeated="6"/>
          <table:table-cell table:number-columns-repeated="1018"/>
        </table:table-row>
        <table:table-row table:style-name="ro23">
          <table:table-cell table:style-name="ce53" table:number-columns-repeated="6"/>
          <table:table-cell table:number-columns-repeated="1018"/>
        </table:table-row>
        <table:table-row table:style-name="ro28">
          <table:table-cell table:style-name="ce53" table:number-columns-repeated="6"/>
          <table:table-cell table:number-columns-repeated="1018"/>
        </table:table-row>
        <table:table-row table:style-name="ro38" table:number-rows-repeated="2">
          <table:table-cell table:style-name="ce53" table:number-columns-repeated="6"/>
          <table:table-cell table:number-columns-repeated="1018"/>
        </table:table-row>
        <table:table-row table:style-name="ro40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3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4"/>
          <table:table-cell table:style-name="ce212"/>
          <table:table-cell table:style-name="ce54"/>
          <table:table-cell table:style-name="ce81"/>
          <table:table-cell table:style-name="ce212"/>
          <table:table-cell table:style-name="ce81"/>
          <table:table-cell table:number-columns-repeated="1018"/>
        </table:table-row>
        <table:table-row table:style-name="ro3">
          <table:table-cell table:style-name="ce174"/>
          <table:table-cell table:style-name="ce176"/>
          <table:table-cell table:style-name="ce177"/>
          <table:table-cell table:style-name="ce273"/>
          <table:table-cell table:style-name="ce274" table:number-columns-repeated="2"/>
          <table:table-cell table:number-columns-repeated="1018"/>
        </table:table-row>
        <table:table-row table:style-name="ro3">
          <table:table-cell table:style-name="ce53"/>
          <table:table-cell table:style-name="ce179"/>
          <table:table-cell table:style-name="ce67"/>
          <table:table-cell table:style-name="ce81" table:number-columns-repeated="2"/>
          <table:table-cell table:style-name="ce274"/>
          <table:table-cell table:number-columns-repeated="1018"/>
        </table:table-row>
        <table:table-row table:style-name="ro3" table:number-rows-repeated="4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5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6"/>
          <table:table-cell table:style-name="ce52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4"/>
          <table:table-cell table:style-name="ce18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7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175"/>
          <table:table-cell table:style-name="ce176"/>
          <table:table-cell table:style-name="ce177"/>
          <table:table-cell table:style-name="ce176" table:number-columns-repeated="2"/>
          <table:table-cell table:style-name="ce274"/>
          <table:table-cell table:number-columns-repeated="1018"/>
        </table:table-row>
        <table:table-row table:style-name="ro3">
          <table:table-cell table:style-name="ce176"/>
          <table:table-cell table:style-name="ce52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62"/>
          <table:table-cell table:style-name="ce52" table:number-columns-repeated="2"/>
          <table:table-cell table:style-name="ce81"/>
          <table:table-cell table:style-name="ce212" table:number-columns-repeated="2"/>
          <table:table-cell table:number-columns-repeated="1018"/>
        </table:table-row>
        <table:table-row table:style-name="ro3">
          <table:table-cell table:style-name="ce174"/>
          <table:table-cell table:style-name="ce18" table:number-columns-repeated="2"/>
          <table:table-cell table:style-name="ce81"/>
          <table:table-cell table:style-name="ce212"/>
          <table:table-cell table:style-name="ce81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7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53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 table:number-rows-repeated="3">
          <table:table-cell table:style-name="ce53" table:number-columns-repeated="6"/>
          <table:table-cell table:number-columns-repeated="1018"/>
        </table:table-row>
        <table:table-row table:style-name="ro3">
          <table:table-cell table:style-name="ce173"/>
          <table:table-cell table:style-name="ce53" table:number-columns-repeated="5"/>
          <table:table-cell table:number-columns-repeated="1018"/>
        </table:table-row>
        <table:table-row table:style-name="ro3">
          <table:table-cell table:style-name="ce174"/>
          <table:table-cell table:style-name="ce52"/>
          <table:table-cell table:style-name="ce18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2" table:number-columns-repeated="2"/>
          <table:table-cell table:style-name="ce81"/>
          <table:table-cell table:style-name="ce212" table:number-columns-repeated="2"/>
          <table:table-cell table:number-columns-repeated="1018"/>
        </table:table-row>
        <table:table-row table:style-name="ro3">
          <table:table-cell table:style-name="ce62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2" table:number-columns-repeated="2"/>
          <table:table-cell table:style-name="ce275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8"/>
          <table:table-cell table:style-name="ce176"/>
          <table:table-cell table:style-name="ce178"/>
          <table:table-cell table:style-name="ce274" table:number-columns-repeated="3"/>
          <table:table-cell table:number-columns-repeated="1018"/>
        </table:table-row>
        <table:table-row table:style-name="ro3">
          <table:table-cell table:style-name="ce82"/>
          <table:table-cell table:style-name="ce179"/>
          <table:table-cell table:style-name="ce62"/>
          <table:table-cell table:style-name="ce81" table:number-columns-repeated="3"/>
          <table:table-cell table:number-columns-repeated="1018"/>
        </table:table-row>
        <table:table-row table:style-name="ro3">
          <table:table-cell table:style-name="ce178"/>
          <table:table-cell table:style-name="ce54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>
          <table:table-cell table:style-name="ce179"/>
          <table:table-cell table:style-name="ce18" table:number-columns-repeated="2"/>
          <table:table-cell table:style-name="ce81"/>
          <table:table-cell table:style-name="ce212"/>
          <table:table-cell table:style-name="ce54"/>
          <table:table-cell table:number-columns-repeated="1018"/>
        </table:table-row>
        <table:table-row table:style-name="ro3" table:number-rows-repeated="2">
          <table:table-cell table:style-name="ce179" table:number-columns-repeated="6"/>
          <table:table-cell table:number-columns-repeated="1018"/>
        </table:table-row>
        <table:table-row table:style-name="ro3">
          <table:table-cell/>
          <table:table-cell table:style-name="ce179" table:number-columns-repeated="5"/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TAL ACTIVITIES" table:style-name="ta4" table:print-ranges="'TOTAL ACTIVITIES'.A1:'TOTAL ACTIVITIES'.H100">
        <table:table-column table:style-name="co17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3" table:default-cell-style-name="ce11"/>
        <table:table-column table:style-name="co6" table:number-columns-repeated="1017" table:default-cell-style-name="ce40"/>
        <table:table-row table:style-name="ro1">
          <table:table-cell table:style-name="ce1" office:value-type="string" calcext:value-type="string" table:number-columns-spanned="7" table:number-rows-spanned="1">
            <text:p>NEXT100 TOTAL ACTIVITIES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126" office:value-type="string" calcext:value-type="string">
            <text:p>NEXUS region</text:p>
          </table:table-cell>
          <table:table-cell table:style-name="ce30" office:value-type="string" calcext:value-type="string">
            <text:p>Material</text:p>
          </table:table-cell>
          <table:table-cell table:style-name="ce492" office:value-type="string" calcext:value-type="string">
            <text:p>Provider</text:p>
          </table:table-cell>
          <table:table-cell table:style-name="ce389" office:value-type="string" calcext:value-type="string" table:number-columns-spanned="4" table:number-rows-spanned="1">
            <text:p>NEXT100 Total Activity Assumptions (mBq)</text:p>
          </table:table-cell>
          <table:covered-table-cell table:number-columns-repeated="2" table:style-name="ce557"/>
          <table:covered-table-cell table:style-name="ce562"/>
          <table:table-cell table:number-columns-repeated="1017"/>
        </table:table-row>
        <table:table-row table:style-name="ro3">
          <table:table-cell table:style-name="ce430"/>
          <table:table-cell table:style-name="ce32"/>
          <table:table-cell table:style-name="ce493"/>
          <table:table-cell table:style-name="ce389" office:value-type="string" calcext:value-type="string">
            <text:p>Bi-214</text:p>
          </table:table-cell>
          <table:table-cell table:style-name="ce389" office:value-type="string" calcext:value-type="string">
            <text:p>Co-60</text:p>
          </table:table-cell>
          <table:table-cell table:style-name="ce389" office:value-type="string" calcext:value-type="string">
            <text:p>K-40</text:p>
          </table:table-cell>
          <table:table-cell table:style-name="ce389" office:value-type="string" calcext:value-type="string">
            <text:p>Tl-208</text:p>
          </table:table-cell>
          <table:table-cell table:number-columns-repeated="1017"/>
        </table:table-row>
        <table:table-row table:style-name="ro19">
          <table:table-cell table:style-name="ce128" office:value-type="string" calcext:value-type="string">
            <text:p>EP_COPPER_PLATE</text:p>
          </table:table-cell>
          <table:table-cell table:style-name="ce474" office:value-type="string" calcext:value-type="string">
            <text:p>Copper <text:s/>Plate</text:p>
          </table:table-cell>
          <table:table-cell table:style-name="ce494" office:value-type="string" calcext:value-type="string">
            <text:p><text:span text:style-name="T2">Oxigen-Free Copper (Cu-OF) (</text:span><text:span text:style-name="T3">wrought</text:span><text:span text:style-name="T2">)</text:span></text:p>
          </table:table-cell>
          <table:table-cell table:style-name="ce529" table:formula="of:=[$QUANTITIES.D4]*[$'SPECIFIC ACTIVITIES'.E7]" office:value-type="float" office:value="1.333" calcext:value-type="float">
            <text:p>1.33E+00</text:p>
          </table:table-cell>
          <table:table-cell table:style-name="ce558" table:formula="of:=[$QUANTITIES.D4]*[$'SPECIFIC ACTIVITIES'.F7]" office:value-type="float" office:value="0" calcext:value-type="float">
            <text:p>0.00E+00</text:p>
          </table:table-cell>
          <table:table-cell table:style-name="ce558" table:formula="of:=[$QUANTITIES.D4]*[$'SPECIFIC ACTIVITIES'.G7]" office:value-type="float" office:value="0" calcext:value-type="float">
            <text:p>0.00E+00</text:p>
          </table:table-cell>
          <table:table-cell table:style-name="ce563" table:formula="of:=[$QUANTITIES.D4]*[$'SPECIFIC ACTIVITIES'.H7]" office:value-type="float" office:value="0.111948717073171" calcext:value-type="float">
            <text:p>1.12E-01</text:p>
          </table:table-cell>
          <table:table-cell table:number-columns-repeated="1017"/>
        </table:table-row>
        <table:table-row table:style-name="ro14">
          <table:table-cell table:style-name="ce129"/>
          <table:table-cell table:style-name="ce16" office:value-type="string" calcext:value-type="string">
            <text:p>Huts</text:p>
          </table:table-cell>
          <table:table-cell table:style-name="ce16" office:value-type="string" calcext:value-type="string">
            <text:p>Oxigen-Free Copper (Cu-OF)</text:p>
          </table:table-cell>
          <table:table-cell table:style-name="ce529" table:formula="of:=[$QUANTITIES.D5]*[$'SPECIFIC ACTIVITIES'.E6]" office:value-type="float" office:value="0.289333333333333" calcext:value-type="float">
            <text:p>2.89E-01</text:p>
          </table:table-cell>
          <table:table-cell table:style-name="ce558" table:formula="of:=[$QUANTITIES.D5]*[$'SPECIFIC ACTIVITIES'.F6]" office:value-type="float" office:value="0" calcext:value-type="float">
            <text:p>0.00E+00</text:p>
          </table:table-cell>
          <table:table-cell table:style-name="ce558" table:formula="of:=[$QUANTITIES.D5]*[$'SPECIFIC ACTIVITIES'.G6]" office:value-type="float" office:value="0" calcext:value-type="float">
            <text:p>0.00E+00</text:p>
          </table:table-cell>
          <table:table-cell table:style-name="ce563" table:formula="of:=[$QUANTITIES.D5]*[$'SPECIFIC ACTIVITIES'.H6]" office:value-type="float" office:value="0.0242989463414634" calcext:value-type="float">
            <text:p>2.43E-02</text:p>
          </table:table-cell>
          <table:table-cell table:number-columns-repeated="1017"/>
        </table:table-row>
        <table:table-row table:style-name="ro31">
          <table:table-cell table:style-name="ce129"/>
          <table:table-cell table:style-name="ce181" office:value-type="string" calcext:value-type="string">
            <text:p>Bronze M4x20 screw (EP)</text:p>
          </table:table-cell>
          <table:table-cell table:style-name="ce214"/>
          <table:table-cell table:style-name="ce529" table:formula="of:=[$QUANTITIES.D6]*[$'SPECIFIC ACTIVITIES'.E24]" office:value-type="float" office:value="0.426644216772152" calcext:value-type="float">
            <text:p>4.27E-01</text:p>
          </table:table-cell>
          <table:table-cell table:style-name="ce529" table:formula="of:=[$QUANTITIES.D6]*[$'SPECIFIC ACTIVITIES'.F24]" office:value-type="float" office:value="0" calcext:value-type="float">
            <text:p>0.00E+00</text:p>
          </table:table-cell>
          <table:table-cell table:style-name="ce529" table:formula="of:=[$QUANTITIES.D6]*[$'SPECIFIC ACTIVITIES'.G24]" office:value-type="float" office:value="0" calcext:value-type="float">
            <text:p>0.00E+00</text:p>
          </table:table-cell>
          <table:table-cell table:style-name="ce529" table:formula="of:=[$QUANTITIES.D6]*[$'SPECIFIC ACTIVITIES'.H24]" office:value-type="float" office:value="0.0504882377868988" calcext:value-type="float">
            <text:p>5.05E-02</text:p>
          </table:table-cell>
          <table:table-cell table:number-columns-repeated="1017"/>
        </table:table-row>
        <table:table-row table:style-name="ro19">
          <table:table-cell table:style-name="ce130"/>
          <table:table-cell table:style-name="ce377" office:value-type="string" calcext:value-type="string">
            <text:p>Steel M6x20(2) screw (EP)</text:p>
          </table:table-cell>
          <table:table-cell table:style-name="ce215"/>
          <table:table-cell table:style-name="ce530" table:formula="of:=[$QUANTITIES.D7]*[$'SPECIFIC ACTIVITIES'.E25]" office:value-type="float" office:value="0.0979012345679014" calcext:value-type="float">
            <text:p>9.79E-02</text:p>
          </table:table-cell>
          <table:table-cell table:style-name="ce530" table:formula="of:=[$QUANTITIES.D7]*[$'SPECIFIC ACTIVITIES'.F25]" office:value-type="float" office:value="0" calcext:value-type="float">
            <text:p>0.00E+00</text:p>
          </table:table-cell>
          <table:table-cell table:style-name="ce530" table:formula="of:=[$QUANTITIES.D7]*[$'SPECIFIC ACTIVITIES'.G25]" office:value-type="float" office:value="0.0368266253869969" calcext:value-type="float">
            <text:p>3.68E-02</text:p>
          </table:table-cell>
          <table:table-cell table:style-name="ce530" table:formula="of:=[$QUANTITIES.D7]*[$'SPECIFIC ACTIVITIES'.H25]" office:value-type="float" office:value="0.289638414634146" calcext:value-type="float">
            <text:p>2.90E-01</text:p>
          </table:table-cell>
          <table:table-cell table:number-columns-repeated="1017"/>
        </table:table-row>
        <table:table-row table:style-name="ro16">
          <table:table-cell table:style-name="ce131"/>
          <table:table-cell table:style-name="ce475" office:value-type="string" calcext:value-type="string">
            <text:p>M18 screws B1 EP</text:p>
          </table:table-cell>
          <table:table-cell table:style-name="ce495"/>
          <table:table-cell table:style-name="ce531" table:formula="of:=[$QUANTITIES.D8]*[$'SPECIFIC ACTIVITIES'.E22]" office:value-type="float" office:value="79.875" calcext:value-type="float">
            <text:p>7.99E+01</text:p>
          </table:table-cell>
          <table:table-cell table:style-name="ce531" table:formula="of:=[$QUANTITIES.D8]*[$'SPECIFIC ACTIVITIES'.F22]" office:value-type="float" office:value="374.17" calcext:value-type="float">
            <text:p>3.74E+02</text:p>
          </table:table-cell>
          <table:table-cell table:style-name="ce531" table:formula="of:=[$QUANTITIES.D8]*[$'SPECIFIC ACTIVITIES'.G22]" office:value-type="float" office:value="316.66" calcext:value-type="float">
            <text:p>3.17E+02</text:p>
          </table:table-cell>
          <table:table-cell table:style-name="ce531" table:formula="of:=[$QUANTITIES.D8]*[$'SPECIFIC ACTIVITIES'.H22]" office:value-type="float" office:value="46.824429" calcext:value-type="float">
            <text:p>4.68E+01</text:p>
          </table:table-cell>
          <table:table-cell table:number-columns-repeated="1017"/>
        </table:table-row>
        <table:table-row table:style-name="ro32">
          <table:table-cell table:style-name="ce131"/>
          <table:table-cell table:style-name="ce160" table:number-columns-repeated="6"/>
          <table:table-cell table:number-columns-repeated="1017"/>
        </table:table-row>
        <table:table-row table:style-name="ro2">
          <table:table-cell table:style-name="ce132"/>
          <table:table-cell table:style-name="ce479" office:value-type="string" calcext:value-type="string">
            <text:p>Total</text:p>
          </table:table-cell>
          <table:table-cell table:style-name="ce496"/>
          <table:table-cell table:style-name="ce532" table:formula="of:=SUM([.D4:.D9])" office:value-type="float" office:value="82.0218787846734" calcext:value-type="float">
            <text:p>8.20E+01</text:p>
          </table:table-cell>
          <table:table-cell table:style-name="ce532" table:formula="of:=SUM([.E4:.E9])" office:value-type="float" office:value="374.17" calcext:value-type="float">
            <text:p>3.74E+02</text:p>
          </table:table-cell>
          <table:table-cell table:style-name="ce532" table:formula="of:=SUM([.F4:.F9])" office:value-type="float" office:value="316.696826625387" calcext:value-type="float">
            <text:p>3.17E+02</text:p>
          </table:table-cell>
          <table:table-cell table:style-name="ce532" table:formula="of:=SUM([.G4:.G9])" office:value-type="float" office:value="47.3008033158357" calcext:value-type="float">
            <text:p>4.73E+01</text:p>
          </table:table-cell>
          <table:table-cell table:number-columns-repeated="1017"/>
        </table:table-row>
        <table:table-row table:style-name="ro2">
          <table:table-cell table:style-name="ce431" office:value-type="string" calcext:value-type="string">
            <text:p>PMT</text:p>
          </table:table-cell>
          <table:table-cell table:style-name="ce214" office:value-type="string" calcext:value-type="string">
            <text:p>PMT</text:p>
          </table:table-cell>
          <table:table-cell table:style-name="ce214" office:value-type="string" calcext:value-type="string">
            <text:p>Hamamatsu</text:p>
          </table:table-cell>
          <table:table-cell table:style-name="ce533" table:formula="of:=[$QUANTITIES.D9]*[$'SPECIFIC ACTIVITIES'.E8]" office:value-type="float" office:value="21" calcext:value-type="float">
            <text:p>2.10E+01</text:p>
          </table:table-cell>
          <table:table-cell table:style-name="ce558" table:formula="of:=[$QUANTITIES.D9]*[$'SPECIFIC ACTIVITIES'.F8]" office:value-type="float" office:value="228" calcext:value-type="float">
            <text:p>2.28E+02</text:p>
          </table:table-cell>
          <table:table-cell table:style-name="ce560" table:formula="of:=[$QUANTITIES.D9]*[$'SPECIFIC ACTIVITIES'.G8]" office:value-type="float" office:value="726" calcext:value-type="float">
            <text:p>7.26E+02</text:p>
          </table:table-cell>
          <table:table-cell table:style-name="ce563" table:formula="of:=[$QUANTITIES.D9]*[$'SPECIFIC ACTIVITIES'.H8]" office:value-type="float" office:value="11.42892" calcext:value-type="float">
            <text:p>1.14E+01</text:p>
          </table:table-cell>
          <table:table-cell table:number-columns-repeated="1017"/>
        </table:table-row>
        <table:table-row table:style-name="ro2">
          <table:table-cell table:style-name="ce432"/>
          <table:table-cell table:style-name="ce480"/>
          <table:table-cell table:style-name="ce497"/>
          <table:table-cell table:style-name="ce534"/>
          <table:table-cell table:style-name="ce559" table:number-columns-repeated="2"/>
          <table:table-cell table:style-name="ce564"/>
          <table:table-cell table:number-columns-repeated="1017"/>
        </table:table-row>
        <table:table-row table:style-name="ro2">
          <table:table-cell table:style-name="ce433"/>
          <table:table-cell table:style-name="ce481" office:value-type="string" calcext:value-type="string">
            <text:p>Total</text:p>
          </table:table-cell>
          <table:table-cell table:style-name="ce498"/>
          <table:table-cell table:style-name="ce535" table:formula="of:=SUM([.D11:.D11])" office:value-type="float" office:value="21" calcext:value-type="float">
            <text:p>2.10E+01</text:p>
          </table:table-cell>
          <table:table-cell table:style-name="ce535" table:formula="of:=SUM([.E11:.E11])" office:value-type="float" office:value="228" calcext:value-type="float">
            <text:p>2.28E+02</text:p>
          </table:table-cell>
          <table:table-cell table:style-name="ce535" table:formula="of:=SUM([.F11:.F11])" office:value-type="float" office:value="726" calcext:value-type="float">
            <text:p>7.26E+02</text:p>
          </table:table-cell>
          <table:table-cell table:style-name="ce535" table:formula="of:=SUM([.G11:.G11])" office:value-type="float" office:value="11.42892" calcext:value-type="float">
            <text:p>1.14E+01</text:p>
          </table:table-cell>
          <table:table-cell table:number-columns-repeated="1017"/>
        </table:table-row>
        <table:table-row table:style-name="ro2">
          <table:table-cell table:style-name="ce434" office:value-type="string" calcext:value-type="string">
            <text:p>PMT_BASE</text:p>
          </table:table-cell>
          <table:table-cell table:style-name="ce206" office:value-type="string" calcext:value-type="string">
            <text:p>PMT base</text:p>
          </table:table-cell>
          <table:table-cell table:style-name="ce59"/>
          <table:table-cell table:style-name="ce529" table:formula="of:=[$QUANTITIES.D12]*[$'SPECIFIC ACTIVITIES'.E9]" office:value-type="float" office:value="40.92" calcext:value-type="float">
            <text:p>4.09E+01</text:p>
          </table:table-cell>
          <table:table-cell table:style-name="ce558" table:formula="of:=[$QUANTITIES.D12]*[$'SPECIFIC ACTIVITIES'.F9]" office:value-type="float" office:value="5.76" calcext:value-type="float">
            <text:p>5.76E+00</text:p>
          </table:table-cell>
          <table:table-cell table:style-name="ce560" table:formula="of:=[$QUANTITIES.D12]*[$'SPECIFIC ACTIVITIES'.G9]" office:value-type="float" office:value="306" calcext:value-type="float">
            <text:p>3.06E+02</text:p>
          </table:table-cell>
          <table:table-cell table:style-name="ce563" table:formula="of:=[$QUANTITIES.D12]*[$'SPECIFIC ACTIVITIES'.H9]" office:value-type="float" office:value="15.353568" calcext:value-type="float">
            <text:p>1.54E+01</text:p>
          </table:table-cell>
          <table:table-cell table:number-columns-repeated="1017"/>
        </table:table-row>
        <table:table-row table:style-name="ro2">
          <table:table-cell table:style-name="ce160"/>
          <table:table-cell table:style-name="ce479" office:value-type="string" calcext:value-type="string">
            <text:p>Total</text:p>
          </table:table-cell>
          <table:table-cell table:style-name="ce496"/>
          <table:table-cell table:style-name="ce532" table:formula="of:=SUM([.D14:.D14])" office:value-type="float" office:value="40.92" calcext:value-type="float">
            <text:p>4.09E+01</text:p>
          </table:table-cell>
          <table:table-cell table:style-name="ce532" table:formula="of:=SUM([.E14:.E14])" office:value-type="float" office:value="5.76" calcext:value-type="float">
            <text:p>5.76E+00</text:p>
          </table:table-cell>
          <table:table-cell table:style-name="ce532" table:formula="of:=SUM([.F14:.F14])" office:value-type="float" office:value="306" calcext:value-type="float">
            <text:p>3.06E+02</text:p>
          </table:table-cell>
          <table:table-cell table:style-name="ce532" table:formula="of:=SUM([.G14:.G14])" office:value-type="float" office:value="15.353568" calcext:value-type="float">
            <text:p>1.54E+01</text:p>
          </table:table-cell>
          <table:table-cell table:number-columns-repeated="1017"/>
        </table:table-row>
        <table:table-row table:style-name="ro18">
          <table:table-cell table:style-name="ce435" office:value-type="string" calcext:value-type="string">
            <text:p>SAPPHIRE_WINDOW</text:p>
          </table:table-cell>
          <table:table-cell table:style-name="ce76" office:value-type="string" calcext:value-type="string">
            <text:p>Sapphire + Copper + PEDOT</text:p>
          </table:table-cell>
          <table:table-cell table:style-name="ce78" office:value-type="string" calcext:value-type="string">
            <text:p>-</text:p>
          </table:table-cell>
          <table:table-cell table:style-name="ce536" table:formula="of:=[$QUANTITIES.D14]*[$'SPECIFIC ACTIVITIES'.E10]" office:value-type="float" office:value="66" calcext:value-type="float">
            <text:p>6.60E+01</text:p>
          </table:table-cell>
          <table:table-cell table:style-name="ce536" table:formula="of:=[$QUANTITIES.D14]*[$'SPECIFIC ACTIVITIES'.F10]" office:value-type="float" office:value="0" calcext:value-type="float">
            <text:p>0.00E+00</text:p>
          </table:table-cell>
          <table:table-cell table:style-name="ce536" table:formula="of:=[$QUANTITIES.D14]*[$'SPECIFIC ACTIVITIES'.G10]" office:value-type="float" office:value="12.6" calcext:value-type="float">
            <text:p>1.26E+01</text:p>
          </table:table-cell>
          <table:table-cell table:style-name="ce536" table:formula="of:=[$QUANTITIES.D14]*[$'SPECIFIC ACTIVITIES'.H10]" office:value-type="float" office:value="21.564" calcext:value-type="float">
            <text:p>2.16E+01</text:p>
          </table:table-cell>
          <table:table-cell table:number-columns-repeated="1017"/>
        </table:table-row>
        <table:table-row table:style-name="ro2">
          <table:table-cell table:style-name="ce435"/>
          <table:table-cell table:style-name="ce221" office:value-type="string" calcext:value-type="string">
            <text:p>TPB</text:p>
          </table:table-cell>
          <table:table-cell table:style-name="ce499" office:value-type="string" calcext:value-type="string">
            <text:p>Sigma Aldrich</text:p>
          </table:table-cell>
          <table:table-cell table:style-name="ce537" table:formula="of:=[$QUANTITIES.D15]*[$'SPECIFIC ACTIVITIES'.E33]" office:value-type="float" office:value="0.000829380460547706" calcext:value-type="float">
            <text:p>8.29E-04</text:p>
          </table:table-cell>
          <table:table-cell table:style-name="ce537" table:formula="of:=[$QUANTITIES.D15]*[$'SPECIFIC ACTIVITIES'.F33]" office:value-type="float" office:value="0.000236247767549952" calcext:value-type="float">
            <text:p>2.36E-04</text:p>
          </table:table-cell>
          <table:table-cell table:style-name="ce537" table:formula="of:=[$QUANTITIES.D15]*[$'SPECIFIC ACTIVITIES'.G33]" office:value-type="float" office:value="0.00854513201776424" calcext:value-type="float">
            <text:p>8.55E-03</text:p>
          </table:table-cell>
          <table:table-cell table:style-name="ce537" table:formula="of:=[$QUANTITIES.D15]*[$'SPECIFIC ACTIVITIES'.H33]" office:value-type="float" office:value="0.00854513201776424" calcext:value-type="float">
            <text:p>8.55E-03</text:p>
          </table:table-cell>
          <table:table-cell table:number-columns-repeated="1017"/>
        </table:table-row>
        <table:table-row table:style-name="ro2">
          <table:table-cell table:style-name="ce432"/>
          <table:table-cell table:style-name="ce160" table:number-columns-repeated="6"/>
          <table:table-cell table:number-columns-repeated="1017"/>
        </table:table-row>
        <table:table-row table:style-name="ro2">
          <table:table-cell table:style-name="ce433"/>
          <table:table-cell table:style-name="ce342" office:value-type="string" calcext:value-type="string">
            <text:p>Total</text:p>
          </table:table-cell>
          <table:table-cell table:style-name="ce496"/>
          <table:table-cell table:style-name="ce532" table:formula="of:=SUM([.D16:.D18])" office:value-type="float" office:value="66.0008293804605" calcext:value-type="float">
            <text:p>6.60E+01</text:p>
          </table:table-cell>
          <table:table-cell table:style-name="ce532" table:formula="of:=SUM([.E16:.E18])" office:value-type="float" office:value="0.000236247767549952" calcext:value-type="float">
            <text:p>2.36E-04</text:p>
          </table:table-cell>
          <table:table-cell table:style-name="ce532" table:formula="of:=SUM([.F16:.F18])" office:value-type="float" office:value="12.6085451320178" calcext:value-type="float">
            <text:p>1.26E+01</text:p>
          </table:table-cell>
          <table:table-cell table:style-name="ce532" table:formula="of:=SUM([.G16:.G18])" office:value-type="float" office:value="21.5725451320178" calcext:value-type="float">
            <text:p>2.16E+01</text:p>
          </table:table-cell>
          <table:table-cell table:number-columns-repeated="1017"/>
        </table:table-row>
        <table:table-row table:style-name="ro41">
          <table:table-cell table:style-name="ce431" office:value-type="string" calcext:value-type="string">
            <text:p>OPTICAL_PAD</text:p>
          </table:table-cell>
          <table:table-cell table:style-name="ce44" office:value-type="string" calcext:value-type="string">
            <text:p>Optically clear silicone gel LS1-3252</text:p>
          </table:table-cell>
          <table:table-cell table:style-name="ce78" office:value-type="string" calcext:value-type="string">
            <text:p>NuSil</text:p>
          </table:table-cell>
          <table:table-cell table:style-name="ce538" table:formula="of:=[$QUANTITIES.D17]*[$'SPECIFIC ACTIVITIES'.E11]" office:value-type="float" office:value="7.92" calcext:value-type="float">
            <text:p>7.92E+00</text:p>
          </table:table-cell>
          <table:table-cell table:style-name="ce538" table:formula="of:=[$QUANTITIES.D17]*[$'SPECIFIC ACTIVITIES'.F11]" office:value-type="float" office:value="3.6" calcext:value-type="float">
            <text:p>3.60E+00</text:p>
          </table:table-cell>
          <table:table-cell table:style-name="ce538" table:formula="of:=[$QUANTITIES.D17]*[$'SPECIFIC ACTIVITIES'.G11]" office:value-type="float" office:value="48.96" calcext:value-type="float">
            <text:p>4.90E+01</text:p>
          </table:table-cell>
          <table:table-cell table:style-name="ce538" table:formula="of:=[$QUANTITIES.D17]*[$'SPECIFIC ACTIVITIES'.H11]" office:value-type="float" office:value="3.191472" calcext:value-type="float">
            <text:p>3.19E+00</text:p>
          </table:table-cell>
          <table:table-cell table:number-columns-repeated="1017"/>
        </table:table-row>
        <table:table-row table:style-name="ro2">
          <table:table-cell table:style-name="ce432"/>
          <table:table-cell table:style-name="ce482"/>
          <table:table-cell table:style-name="ce500"/>
          <table:table-cell table:style-name="ce539" table:number-columns-repeated="3"/>
          <table:table-cell table:style-name="ce565"/>
          <table:table-cell table:number-columns-repeated="1017"/>
        </table:table-row>
        <table:table-row table:style-name="ro2">
          <table:table-cell table:style-name="ce433"/>
          <table:table-cell table:style-name="ce483" office:value-type="string" calcext:value-type="string">
            <text:p>Total</text:p>
          </table:table-cell>
          <table:table-cell table:style-name="ce137"/>
          <table:table-cell table:style-name="ce540" table:formula="of:=SUM([.D20:.D20])" office:value-type="float" office:value="7.92" calcext:value-type="float">
            <text:p>7.92E+00</text:p>
          </table:table-cell>
          <table:table-cell table:style-name="ce540" table:formula="of:=SUM([.E20:.E20])" office:value-type="float" office:value="3.6" calcext:value-type="float">
            <text:p>3.60E+00</text:p>
          </table:table-cell>
          <table:table-cell table:style-name="ce540" table:formula="of:=SUM([.F20:.F20])" office:value-type="float" office:value="48.96" calcext:value-type="float">
            <text:p>4.90E+01</text:p>
          </table:table-cell>
          <table:table-cell table:style-name="ce566" table:formula="of:=SUM([.G20:.G20])" office:value-type="float" office:value="3.191472" calcext:value-type="float">
            <text:p>3.19E+00</text:p>
          </table:table-cell>
          <table:table-cell table:number-columns-repeated="1017"/>
        </table:table-row>
        <table:table-row table:style-name="ro32">
          <table:table-cell table:style-name="ce436" office:value-type="string" calcext:value-type="string">
            <text:p>CATHOD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418" table:formula="of:=[$QUANTITIES.D18]*[$'SPECIFIC ACTIVITIES'.E42]" office:value-type="float" office:value="1.05227705" calcext:value-type="float">
            <text:p>1.05E+00</text:p>
          </table:table-cell>
          <table:table-cell table:style-name="ce418" table:formula="of:=[$QUANTITIES.D18]*[$'SPECIFIC ACTIVITIES'.F42]" office:value-type="float" office:value="0" calcext:value-type="float">
            <text:p>0.00E+00</text:p>
          </table:table-cell>
          <table:table-cell table:style-name="ce418" table:formula="of:=[$QUANTITIES.D18]*[$'SPECIFIC ACTIVITIES'.G42]" office:value-type="float" office:value="0" calcext:value-type="float">
            <text:p>0.00E+00</text:p>
          </table:table-cell>
          <table:table-cell table:style-name="ce418" table:formula="of:=[$QUANTITIES.D18]*[$'SPECIFIC ACTIVITIES'.H42]" office:value-type="float" office:value="0.043077071223" calcext:value-type="float">
            <text:p>4.31E-02</text:p>
          </table:table-cell>
          <table:table-cell table:number-columns-repeated="1017"/>
        </table:table-row>
        <table:table-row table:style-name="ro16">
          <table:table-cell table:style-name="ce437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418" table:formula="of:=[$QUANTITIES.D19]*[$'SPECIFIC ACTIVITIES'.E41]" office:value-type="float" office:value="0.0888174" calcext:value-type="float">
            <text:p>8.88E-02</text:p>
          </table:table-cell>
          <table:table-cell table:style-name="ce418" table:formula="of:=[$QUANTITIES.D19]*[$'SPECIFIC ACTIVITIES'.F41]" office:value-type="float" office:value="0" calcext:value-type="float">
            <text:p>0.00E+00</text:p>
          </table:table-cell>
          <table:table-cell table:style-name="ce418" table:formula="of:=[$QUANTITIES.D19]*[$'SPECIFIC ACTIVITIES'.G41]" office:value-type="float" office:value="0" calcext:value-type="float">
            <text:p>0.00E+00</text:p>
          </table:table-cell>
          <table:table-cell table:style-name="ce418" table:formula="of:=[$QUANTITIES.D19]*[$'SPECIFIC ACTIVITIES'.H41]" office:value-type="float" office:value="0.007270888422" calcext:value-type="float">
            <text:p>7.27E-03</text:p>
          </table:table-cell>
          <table:table-cell table:number-columns-repeated="1017"/>
        </table:table-row>
        <table:table-row table:style-name="ro2">
          <table:table-cell table:style-name="ce438"/>
          <table:table-cell table:style-name="ce342" office:value-type="string" calcext:value-type="string">
            <text:p>Total</text:p>
          </table:table-cell>
          <table:table-cell table:style-name="ce496"/>
          <table:table-cell table:style-name="ce541" table:formula="of:=SUM([.D23:.D24])" office:value-type="float" office:value="1.14109445" calcext:value-type="float">
            <text:p>1.14E+00</text:p>
          </table:table-cell>
          <table:table-cell table:style-name="ce541" table:formula="of:=SUM([.E23:.E24])" office:value-type="float" office:value="0" calcext:value-type="float">
            <text:p>0.00E+00</text:p>
          </table:table-cell>
          <table:table-cell table:style-name="ce541" table:formula="of:=SUM([.F23:.F24])" office:value-type="float" office:value="0" calcext:value-type="float">
            <text:p>0.00E+00</text:p>
          </table:table-cell>
          <table:table-cell table:style-name="ce541" table:formula="of:=SUM([.G23:.G24])" office:value-type="float" office:value="0.050347959645" calcext:value-type="float">
            <text:p>5.03E-02</text:p>
          </table:table-cell>
          <table:table-cell table:number-columns-repeated="1017"/>
        </table:table-row>
        <table:table-row table:style-name="ro32">
          <table:table-cell table:style-name="ce435" office:value-type="string" calcext:value-type="string">
            <text:p>LIGHT_TUBE</text:p>
          </table:table-cell>
          <table:table-cell table:style-name="ce41" office:value-type="string" calcext:value-type="string">
            <text:p>PTFE light tube</text:p>
          </table:table-cell>
          <table:table-cell table:style-name="ce502"/>
          <table:table-cell table:style-name="ce542" table:formula="of:=[$QUANTITIES.D20]*[$'SPECIFIC ACTIVITIES'.E32]" office:value-type="float" office:value="0.47905168" calcext:value-type="float">
            <text:p>4.79E-01</text:p>
          </table:table-cell>
          <table:table-cell table:style-name="ce542" table:formula="of:=[$QUANTITIES.D20]*[$'SPECIFIC ACTIVITIES'.F32]" office:value-type="float" office:value="0" calcext:value-type="float">
            <text:p>0.00E+00</text:p>
          </table:table-cell>
          <table:table-cell table:style-name="ce542" table:formula="of:=[$QUANTITIES.D20]*[$'SPECIFIC ACTIVITIES'.G32]" office:value-type="float" office:value="0" calcext:value-type="float">
            <text:p>0.00E+00</text:p>
          </table:table-cell>
          <table:table-cell table:style-name="ce542" table:formula="of:=[$QUANTITIES.D20]*[$'SPECIFIC ACTIVITIES'.H32]" office:value-type="float" office:value="0.04975447344" calcext:value-type="float">
            <text:p>4.98E-02</text:p>
          </table:table-cell>
          <table:table-cell table:number-columns-repeated="1017"/>
        </table:table-row>
        <table:table-row table:style-name="ro2">
          <table:table-cell table:style-name="ce435"/>
          <table:table-cell table:style-name="ce41" office:value-type="string" calcext:value-type="string">
            <text:p>PTFE light tube</text:p>
          </table:table-cell>
          <table:table-cell table:style-name="ce224"/>
          <table:table-cell table:style-name="ce542" table:formula="of:=[$QUANTITIES.D21]*[$'SPECIFIC ACTIVITIES'.E32]" office:value-type="float" office:value="2.32167525" calcext:value-type="float">
            <text:p>2.32E+00</text:p>
          </table:table-cell>
          <table:table-cell table:style-name="ce542" table:formula="of:=[$QUANTITIES.D21]*[$'SPECIFIC ACTIVITIES'.F32]" office:value-type="float" office:value="0" calcext:value-type="float">
            <text:p>0.00E+00</text:p>
          </table:table-cell>
          <table:table-cell table:style-name="ce542" table:formula="of:=[$QUANTITIES.D21]*[$'SPECIFIC ACTIVITIES'.G32]" office:value-type="float" office:value="0" calcext:value-type="float">
            <text:p>0.00E+00</text:p>
          </table:table-cell>
          <table:table-cell table:style-name="ce542" table:formula="of:=[$QUANTITIES.D21]*[$'SPECIFIC ACTIVITIES'.H32]" office:value-type="float" office:value="0.24112999575" calcext:value-type="float">
            <text:p>2.41E-01</text:p>
          </table:table-cell>
          <table:table-cell table:number-columns-repeated="1017"/>
        </table:table-row>
        <table:table-row table:style-name="ro2">
          <table:table-cell table:style-name="ce435"/>
          <table:table-cell table:style-name="ce192" office:value-type="string" calcext:value-type="string">
            <text:p>TPB (BUFFER)</text:p>
          </table:table-cell>
          <table:table-cell table:style-name="ce224"/>
          <table:table-cell table:style-name="ce542" table:formula="of:=[$QUANTITIES.D22]*[$'SPECIFIC ACTIVITIES'.E33]" office:value-type="float" office:value="0.12738165" calcext:value-type="float">
            <text:p>1.27E-01</text:p>
          </table:table-cell>
          <table:table-cell table:style-name="ce542" table:formula="of:=[$QUANTITIES.D22]*[$'SPECIFIC ACTIVITIES'.F33]" office:value-type="float" office:value="0.03628447" calcext:value-type="float">
            <text:p>3.63E-02</text:p>
          </table:table-cell>
          <table:table-cell table:style-name="ce542" table:formula="of:=[$QUANTITIES.D22]*[$'SPECIFIC ACTIVITIES'.G33]" office:value-type="float" office:value="1.312417" calcext:value-type="float">
            <text:p>1.31E+00</text:p>
          </table:table-cell>
          <table:table-cell table:style-name="ce542" table:formula="of:=[$QUANTITIES.D22]*[$'SPECIFIC ACTIVITIES'.H33]" office:value-type="float" office:value="1.312417" calcext:value-type="float">
            <text:p>1.31E+00</text:p>
          </table:table-cell>
          <table:table-cell table:number-columns-repeated="1017"/>
        </table:table-row>
        <table:table-row table:style-name="ro32">
          <table:table-cell table:style-name="ce439"/>
          <table:table-cell table:style-name="ce192" office:value-type="string" calcext:value-type="string">
            <text:p>TPB (DRIFT)</text:p>
          </table:table-cell>
          <table:table-cell table:style-name="ce224"/>
          <table:table-cell table:style-name="ce542" table:formula="of:=[$QUANTITIES.D23]*[$'SPECIFIC ACTIVITIES'.E33]" office:value-type="float" office:value="0.61751415" calcext:value-type="float">
            <text:p>6.18E-01</text:p>
          </table:table-cell>
          <table:table-cell table:style-name="ce542" table:formula="of:=[$QUANTITIES.D23]*[$'SPECIFIC ACTIVITIES'.F33]" office:value-type="float" office:value="0.17589797" calcext:value-type="float">
            <text:p>1.76E-01</text:p>
          </table:table-cell>
          <table:table-cell table:style-name="ce542" table:formula="of:=[$QUANTITIES.D23]*[$'SPECIFIC ACTIVITIES'.G33]" office:value-type="float" office:value="6.362267" calcext:value-type="float">
            <text:p>6.36E+00</text:p>
          </table:table-cell>
          <table:table-cell table:style-name="ce542" table:formula="of:=[$QUANTITIES.D23]*[$'SPECIFIC ACTIVITIES'.H33]" office:value-type="float" office:value="6.362267" calcext:value-type="float">
            <text:p>6.36E+00</text:p>
          </table:table-cell>
          <table:table-cell table:number-columns-repeated="1017"/>
        </table:table-row>
        <table:table-row table:style-name="ro42">
          <table:table-cell table:style-name="ce440"/>
          <table:table-cell table:style-name="ce342" office:value-type="string" calcext:value-type="string">
            <text:p>Total</text:p>
          </table:table-cell>
          <table:table-cell table:style-name="ce496"/>
          <table:table-cell table:style-name="ce532" table:formula="of:=SUM([.D26:.D29])" office:value-type="float" office:value="3.54562273" calcext:value-type="float">
            <text:p>3.55E+00</text:p>
          </table:table-cell>
          <table:table-cell table:style-name="ce532" table:formula="of:=SUM([.E26:.E29])" office:value-type="float" office:value="0.21218244" calcext:value-type="float">
            <text:p>2.12E-01</text:p>
          </table:table-cell>
          <table:table-cell table:style-name="ce532" table:formula="of:=SUM([.F26:.F29])" office:value-type="float" office:value="7.674684" calcext:value-type="float">
            <text:p>7.67E+00</text:p>
          </table:table-cell>
          <table:table-cell table:style-name="ce532" table:formula="of:=SUM([.G26:.G29])" office:value-type="float" office:value="7.96556846919" calcext:value-type="float">
            <text:p>7.97E+00</text:p>
          </table:table-cell>
          <table:table-cell table:number-columns-repeated="1017"/>
        </table:table-row>
        <table:table-row table:style-name="ro19">
          <table:table-cell table:style-name="ce144" office:value-type="string" calcext:value-type="string">
            <text:p>FIELD_RING</text:p>
          </table:table-cell>
          <table:table-cell table:style-name="ce16" office:value-type="string" calcext:value-type="string">
            <text:p>Electrolitic Copper (Cu-ETP)</text:p>
          </table:table-cell>
          <table:table-cell table:style-name="ce214"/>
          <table:table-cell table:style-name="ce418" table:formula="of:=[$QUANTITIES.D24]*[$'SPECIFIC ACTIVITIES'.E5]" office:value-type="float" office:value="0.2241162" calcext:value-type="float">
            <text:p>2.24E-01</text:p>
          </table:table-cell>
          <table:table-cell table:style-name="ce418" table:formula="of:=[$QUANTITIES.D24]*[$'SPECIFIC ACTIVITIES'.F5]" office:value-type="float" office:value="0" calcext:value-type="float">
            <text:p>0.00E+00</text:p>
          </table:table-cell>
          <table:table-cell table:style-name="ce418" table:formula="of:=[$QUANTITIES.D24]*[$'SPECIFIC ACTIVITIES'.G5]" office:value-type="float" office:value="0.02934855" calcext:value-type="float">
            <text:p>2.93E-02</text:p>
          </table:table-cell>
          <table:table-cell table:style-name="ce418" table:formula="of:=[$QUANTITIES.D24]*[$'SPECIFIC ACTIVITIES'.H5]" office:value-type="float" office:value="0.213444" calcext:value-type="float">
            <text:p>2.13E-01</text:p>
          </table:table-cell>
          <table:table-cell table:number-columns-repeated="1017"/>
        </table:table-row>
        <table:table-row table:style-name="ro15">
          <table:table-cell table:style-name="ce142"/>
          <table:table-cell table:style-name="ce484" office:value-type="string" calcext:value-type="string">
            <text:p>Field Cage Resistors</text:p>
          </table:table-cell>
          <table:table-cell table:style-name="ce181" office:value-type="string" calcext:value-type="string">
            <text:p>Vishay</text:p>
          </table:table-cell>
          <table:table-cell table:style-name="ce382" table:formula="of:=[$QUANTITIES.D25]*[$'SPECIFIC ACTIVITIES'.E13]" office:value-type="float" office:value="26.6448" calcext:value-type="float">
            <text:p>2.66E+01</text:p>
          </table:table-cell>
          <table:table-cell table:style-name="ce382" table:formula="of:=[$QUANTITIES.D25]*[$'SPECIFIC ACTIVITIES'.F13]" office:value-type="float" office:value="2.34" calcext:value-type="float">
            <text:p>2.34E+00</text:p>
          </table:table-cell>
          <table:table-cell table:style-name="ce382" table:formula="of:=[$QUANTITIES.D25]*[$'SPECIFIC ACTIVITIES'.G13]" office:value-type="float" office:value="17.784" calcext:value-type="float">
            <text:p>1.78E+01</text:p>
          </table:table-cell>
          <table:table-cell table:style-name="ce382" table:formula="of:=[$QUANTITIES.D25]*[$'SPECIFIC ACTIVITIES'.H13]" office:value-type="float" office:value="2.47813488" calcext:value-type="float">
            <text:p>2.48E+00</text:p>
          </table:table-cell>
          <table:table-cell table:number-columns-repeated="1017"/>
        </table:table-row>
        <table:table-row table:style-name="ro32">
          <table:table-cell table:style-name="ce145"/>
          <table:table-cell table:style-name="ce479" office:value-type="string" calcext:value-type="string">
            <text:p>Total</text:p>
          </table:table-cell>
          <table:table-cell table:style-name="ce496"/>
          <table:table-cell table:style-name="ce532" table:formula="of:=SUM([.D31:.D32])" office:value-type="float" office:value="26.8689162" calcext:value-type="float">
            <text:p>2.69E+01</text:p>
          </table:table-cell>
          <table:table-cell table:style-name="ce532" table:formula="of:=SUM([.E31:.E32])" office:value-type="float" office:value="2.34" calcext:value-type="float">
            <text:p>2.34E+00</text:p>
          </table:table-cell>
          <table:table-cell table:style-name="ce532" table:formula="of:=SUM([.F31:.F32])" office:value-type="float" office:value="17.81334855" calcext:value-type="float">
            <text:p>1.78E+01</text:p>
          </table:table-cell>
          <table:table-cell table:style-name="ce532" table:formula="of:=SUM([.G31:.G32])" office:value-type="float" office:value="2.69157888" calcext:value-type="float">
            <text:p>2.69E+00</text:p>
          </table:table-cell>
          <table:table-cell table:number-columns-repeated="1017"/>
        </table:table-row>
        <table:table-row table:style-name="ro43">
          <table:table-cell table:style-name="ce146" office:value-type="string" calcext:value-type="string">
            <text:p>HDPE_TUBE</text:p>
          </table:table-cell>
          <table:table-cell table:style-name="ce195" office:value-type="string" calcext:value-type="string">
            <text:p>HDPE</text:p>
          </table:table-cell>
          <table:table-cell table:style-name="ce226" office:value-type="string" calcext:value-type="string">
            <text:p>-</text:p>
          </table:table-cell>
          <table:table-cell table:style-name="ce382" table:formula="of:=[$QUANTITIES.D27]*[$'SPECIFIC ACTIVITIES'.E34]" office:value-type="float" office:value="3.07086" calcext:value-type="float">
            <text:p>3.07E+00</text:p>
          </table:table-cell>
          <table:table-cell table:style-name="ce382" table:formula="of:=[$QUANTITIES.D27]*[$'SPECIFIC ACTIVITIES'.F34]" office:value-type="float" office:value="3.4671" calcext:value-type="float">
            <text:p>3.47E+00</text:p>
          </table:table-cell>
          <table:table-cell table:style-name="ce382" table:formula="of:=[$QUANTITIES.D27]*[$'SPECIFIC ACTIVITIES'.G34]" office:value-type="float" office:value="206.0448" calcext:value-type="float">
            <text:p>2.06E+02</text:p>
          </table:table-cell>
          <table:table-cell table:style-name="ce382" table:formula="of:=[$QUANTITIES.D27]*[$'SPECIFIC ACTIVITIES'.H34]" office:value-type="float" office:value="0.3739515" calcext:value-type="float">
            <text:p>3.74E-01</text:p>
          </table:table-cell>
          <table:table-cell table:number-columns-repeated="1017"/>
        </table:table-row>
        <table:table-row table:style-name="ro44">
          <table:table-cell table:style-name="ce147"/>
          <table:table-cell table:style-name="ce301"/>
          <table:table-cell table:style-name="ce503"/>
          <table:table-cell table:style-name="ce543" table:number-columns-repeated="3"/>
          <table:table-cell table:style-name="ce567"/>
          <table:table-cell table:number-columns-repeated="1017"/>
        </table:table-row>
        <table:table-row table:style-name="ro2">
          <table:table-cell table:style-name="ce441"/>
          <table:table-cell table:style-name="ce483" office:value-type="string" calcext:value-type="string">
            <text:p>Total</text:p>
          </table:table-cell>
          <table:table-cell table:style-name="ce137"/>
          <table:table-cell table:style-name="ce540" table:formula="of:=SUM([.D34:.D34])" office:value-type="float" office:value="3.07086" calcext:value-type="float">
            <text:p>3.07E+00</text:p>
          </table:table-cell>
          <table:table-cell table:style-name="ce540" table:formula="of:=SUM([.E34:.E34])" office:value-type="float" office:value="3.4671" calcext:value-type="float">
            <text:p>3.47E+00</text:p>
          </table:table-cell>
          <table:table-cell table:style-name="ce540" table:formula="of:=SUM([.F34:.F34])" office:value-type="float" office:value="206.0448" calcext:value-type="float">
            <text:p>2.06E+02</text:p>
          </table:table-cell>
          <table:table-cell table:style-name="ce540" table:formula="of:=SUM([.G34:.G34])" office:value-type="float" office:value="0.3739515" calcext:value-type="float">
            <text:p>3.74E-01</text:p>
          </table:table-cell>
          <table:table-cell table:number-columns-repeated="1017"/>
        </table:table-row>
        <table:table-row table:style-name="ro16">
          <table:table-cell table:style-name="ce442" office:value-type="string" calcext:value-type="string">
            <text:p>GAT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418" table:formula="of:=[$QUANTITIES.D29]*[$'SPECIFIC ACTIVITIES'.E42]" office:value-type="float" office:value="1.0846" calcext:value-type="float">
            <text:p>1.08E+00</text:p>
          </table:table-cell>
          <table:table-cell table:style-name="ce418" table:formula="of:=[$QUANTITIES.D29]*[$'SPECIFIC ACTIVITIES'.F42]" office:value-type="float" office:value="0" calcext:value-type="float">
            <text:p>0.00E+00</text:p>
          </table:table-cell>
          <table:table-cell table:style-name="ce418" table:formula="of:=[$QUANTITIES.D29]*[$'SPECIFIC ACTIVITIES'.G42]" office:value-type="float" office:value="0" calcext:value-type="float">
            <text:p>0.00E+00</text:p>
          </table:table-cell>
          <table:table-cell table:style-name="ce418" table:formula="of:=[$QUANTITIES.D29]*[$'SPECIFIC ACTIVITIES'.H42]" office:value-type="float" office:value="0.044400276" calcext:value-type="float">
            <text:p>4.44E-02</text:p>
          </table:table-cell>
          <table:table-cell table:number-columns-repeated="1017"/>
        </table:table-row>
        <table:table-row table:style-name="ro31">
          <table:table-cell table:style-name="ce443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418" table:formula="of:=[$QUANTITIES.D30]*[$'SPECIFIC ACTIVITIES'.E41]" office:value-type="float" office:value="0.09152388" calcext:value-type="float">
            <text:p>9.15E-02</text:p>
          </table:table-cell>
          <table:table-cell table:style-name="ce418" table:formula="of:=[$QUANTITIES.D30]*[$'SPECIFIC ACTIVITIES'.F41]" office:value-type="float" office:value="0" calcext:value-type="float">
            <text:p>0.00E+00</text:p>
          </table:table-cell>
          <table:table-cell table:style-name="ce418" table:formula="of:=[$QUANTITIES.D30]*[$'SPECIFIC ACTIVITIES'.G41]" office:value-type="float" office:value="0" calcext:value-type="float">
            <text:p>0.00E+00</text:p>
          </table:table-cell>
          <table:table-cell table:style-name="ce418" table:formula="of:=[$QUANTITIES.D30]*[$'SPECIFIC ACTIVITIES'.H41]" office:value-type="float" office:value="0.0074924498964" calcext:value-type="float">
            <text:p>7.49E-03</text:p>
          </table:table-cell>
          <table:table-cell table:number-columns-repeated="1017"/>
        </table:table-row>
        <table:table-row table:style-name="ro2">
          <table:table-cell table:style-name="ce444"/>
          <table:table-cell table:style-name="ce485"/>
          <table:table-cell table:style-name="ce525"/>
          <table:table-cell table:style-name="ce544" table:number-columns-repeated="2"/>
          <table:table-cell table:style-name="ce561"/>
          <table:table-cell table:style-name="ce568"/>
          <table:table-cell table:number-columns-repeated="1017"/>
        </table:table-row>
        <table:table-row table:style-name="ro2">
          <table:table-cell table:style-name="ce445"/>
          <table:table-cell table:style-name="ce486" office:value-type="string" calcext:value-type="string">
            <text:p>Total</text:p>
          </table:table-cell>
          <table:table-cell table:style-name="ce137"/>
          <table:table-cell table:style-name="ce545" table:formula="of:=SUM([.D37:.D38])" office:value-type="float" office:value="1.17612388" calcext:value-type="float">
            <text:p>1.18E+00</text:p>
          </table:table-cell>
          <table:table-cell table:style-name="ce545" table:formula="of:=SUM([.E37:.E38])" office:value-type="float" office:value="0" calcext:value-type="float">
            <text:p>0.00E+00</text:p>
          </table:table-cell>
          <table:table-cell table:style-name="ce545" table:formula="of:=SUM([.F37:.F38])" office:value-type="float" office:value="0" calcext:value-type="float">
            <text:p>0.00E+00</text:p>
          </table:table-cell>
          <table:table-cell table:style-name="ce545" table:formula="of:=SUM([.G37:.G38])" office:value-type="float" office:value="0.0518927258964" calcext:value-type="float">
            <text:p>5.19E-02</text:p>
          </table:table-cell>
          <table:table-cell table:number-columns-repeated="1017"/>
        </table:table-row>
        <table:table-row table:style-name="ro28">
          <table:table-cell table:style-name="ce442" office:value-type="string" calcext:value-type="string">
            <text:p>ANOD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382" table:formula="of:=[$QUANTITIES.D32]*[$'SPECIFIC ACTIVITIES'.E42]" office:value-type="float" office:value="1.08471781" calcext:value-type="float">
            <text:p>1.08E+00</text:p>
          </table:table-cell>
          <table:table-cell table:style-name="ce382" table:formula="of:=[$QUANTITIES.D32]*[$'SPECIFIC ACTIVITIES'.F42]" office:value-type="float" office:value="0" calcext:value-type="float">
            <text:p>0.00E+00</text:p>
          </table:table-cell>
          <table:table-cell table:style-name="ce382" table:formula="of:=[$QUANTITIES.D32]*[$'SPECIFIC ACTIVITIES'.G42]" office:value-type="float" office:value="0" calcext:value-type="float">
            <text:p>0.00E+00</text:p>
          </table:table-cell>
          <table:table-cell table:style-name="ce382" table:formula="of:=[$QUANTITIES.D32]*[$'SPECIFIC ACTIVITIES'.H42]" office:value-type="float" office:value="0.0444050987886" calcext:value-type="float">
            <text:p>4.44E-02</text:p>
          </table:table-cell>
          <table:table-cell table:number-columns-repeated="1017"/>
        </table:table-row>
        <table:table-row table:style-name="ro28">
          <table:table-cell table:style-name="ce443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382" table:formula="of:=[$QUANTITIES.D33]*[$'SPECIFIC ACTIVITIES'.E41]" office:value-type="float" office:value="0.09152388" calcext:value-type="float">
            <text:p>9.15E-02</text:p>
          </table:table-cell>
          <table:table-cell table:style-name="ce382" table:formula="of:=[$QUANTITIES.D33]*[$'SPECIFIC ACTIVITIES'.F41]" office:value-type="float" office:value="0" calcext:value-type="float">
            <text:p>0.00E+00</text:p>
          </table:table-cell>
          <table:table-cell table:style-name="ce382" table:formula="of:=[$QUANTITIES.D33]*[$'SPECIFIC ACTIVITIES'.G41]" office:value-type="float" office:value="0" calcext:value-type="float">
            <text:p>0.00E+00</text:p>
          </table:table-cell>
          <table:table-cell table:style-name="ce382" table:formula="of:=[$QUANTITIES.D33]*[$'SPECIFIC ACTIVITIES'.H41]" office:value-type="float" office:value="0.0074924498964" calcext:value-type="float">
            <text:p>7.49E-03</text:p>
          </table:table-cell>
          <table:table-cell table:number-columns-repeated="1017"/>
        </table:table-row>
        <table:table-row table:style-name="ro44">
          <table:table-cell table:style-name="ce444"/>
          <table:table-cell table:style-name="ce487"/>
          <table:table-cell table:style-name="ce526"/>
          <table:table-cell table:style-name="ce539" table:number-columns-repeated="3"/>
          <table:table-cell table:style-name="ce565"/>
          <table:table-cell table:number-columns-repeated="1017"/>
        </table:table-row>
        <table:table-row table:style-name="ro31">
          <table:table-cell table:style-name="ce445"/>
          <table:table-cell table:style-name="ce483" office:value-type="string" calcext:value-type="string">
            <text:p>Total</text:p>
          </table:table-cell>
          <table:table-cell table:style-name="ce137"/>
          <table:table-cell table:style-name="ce545" table:formula="of:=SUM([.D41:.D42])" office:value-type="float" office:value="1.17624169" calcext:value-type="float">
            <text:p>1.18E+00</text:p>
          </table:table-cell>
          <table:table-cell table:style-name="ce545" table:formula="of:=SUM([.E41:.E42])" office:value-type="float" office:value="0" calcext:value-type="float">
            <text:p>0.00E+00</text:p>
          </table:table-cell>
          <table:table-cell table:style-name="ce545" table:formula="of:=SUM([.F41:.F42])" office:value-type="float" office:value="0" calcext:value-type="float">
            <text:p>0.00E+00</text:p>
          </table:table-cell>
          <table:table-cell table:style-name="ce545" table:formula="of:=SUM([.G41:.G42])" office:value-type="float" office:value="0.051897548685" calcext:value-type="float">
            <text:p>5.19E-02</text:p>
          </table:table-cell>
          <table:table-cell table:number-columns-repeated="1017"/>
        </table:table-row>
        <table:table-row table:style-name="ro19">
          <table:table-cell table:style-name="ce148" office:value-type="string" calcext:value-type="string">
            <text:p>TP_COPPER_PLATE</text:p>
          </table:table-cell>
          <table:table-cell table:style-name="ce16" office:value-type="string" calcext:value-type="string">
            <text:p>Oxigen-Free Copper (Cu-OF)</text:p>
          </table:table-cell>
          <table:table-cell table:style-name="ce527"/>
          <table:table-cell table:style-name="ce546" table:formula="of:=[$QUANTITIES.D35]*[$'SPECIFIC ACTIVITIES'.E6]" office:value-type="float" office:value="1.74748148148148" calcext:value-type="float">
            <text:p>1.75E+00</text:p>
          </table:table-cell>
          <table:table-cell table:style-name="ce546" table:formula="of:=[$QUANTITIES.D35]*[$'SPECIFIC ACTIVITIES'.F6]" office:value-type="float" office:value="0" calcext:value-type="float">
            <text:p>0.00E+00</text:p>
          </table:table-cell>
          <table:table-cell table:style-name="ce546" table:formula="of:=[$QUANTITIES.D35]*[$'SPECIFIC ACTIVITIES'.G6]" office:value-type="float" office:value="0" calcext:value-type="float">
            <text:p>0.00E+00</text:p>
          </table:table-cell>
          <table:table-cell table:style-name="ce546" table:formula="of:=[$QUANTITIES.D35]*[$'SPECIFIC ACTIVITIES'.H6]" office:value-type="float" office:value="0.14675792195122" calcext:value-type="float">
            <text:p>1.47E-01</text:p>
          </table:table-cell>
          <table:table-cell table:number-columns-repeated="1017"/>
        </table:table-row>
        <table:table-row table:style-name="ro2">
          <table:table-cell table:style-name="ce152"/>
          <table:table-cell table:style-name="ce200" office:value-type="string" calcext:value-type="string">
            <text:p>Steel M8x30 screw</text:p>
          </table:table-cell>
          <table:table-cell table:style-name="ce496"/>
          <table:table-cell table:style-name="ce546" table:formula="of:=[$QUANTITIES.D36]*[$'SPECIFIC ACTIVITIES'.E26]" office:value-type="float" office:value="0.533333333333334" calcext:value-type="float">
            <text:p>5.33E-01</text:p>
          </table:table-cell>
          <table:table-cell table:style-name="ce546" table:formula="of:=[$QUANTITIES.D36]*[$'SPECIFIC ACTIVITIES'.F26]" office:value-type="float" office:value="0" calcext:value-type="float">
            <text:p>0.00E+00</text:p>
          </table:table-cell>
          <table:table-cell table:style-name="ce546" table:formula="of:=[$QUANTITIES.D36]*[$'SPECIFIC ACTIVITIES'.G26]" office:value-type="float" office:value="0.13374613003096" calcext:value-type="float">
            <text:p>1.34E-01</text:p>
          </table:table-cell>
          <table:table-cell table:style-name="ce546" table:formula="of:=[$QUANTITIES.D36]*[$'SPECIFIC ACTIVITIES'.H26]" office:value-type="float" office:value="0.0631141463414635" calcext:value-type="float">
            <text:p>6.31E-02</text:p>
          </table:table-cell>
          <table:table-cell table:number-columns-repeated="1017"/>
        </table:table-row>
        <table:table-row table:style-name="ro16">
          <table:table-cell table:style-name="ce156"/>
          <table:table-cell table:style-name="ce479" office:value-type="string" calcext:value-type="string">
            <text:p>Total</text:p>
          </table:table-cell>
          <table:table-cell table:style-name="ce496"/>
          <table:table-cell table:style-name="ce541" table:formula="of:=SUM([.D45:.D46])" office:value-type="float" office:value="2.28081481481482" calcext:value-type="float">
            <text:p>2.28E+00</text:p>
          </table:table-cell>
          <table:table-cell table:style-name="ce541" table:formula="of:=SUM([.E45:.E46])" office:value-type="float" office:value="0" calcext:value-type="float">
            <text:p>0.00E+00</text:p>
          </table:table-cell>
          <table:table-cell table:style-name="ce541" table:formula="of:=SUM([.F45:.F46])" office:value-type="float" office:value="0.13374613003096" calcext:value-type="float">
            <text:p>1.34E-01</text:p>
          </table:table-cell>
          <table:table-cell table:style-name="ce541" table:formula="of:=SUM([.G45:.G46])" office:value-type="float" office:value="0.209872068292683" calcext:value-type="float">
            <text:p>2.10E-01</text:p>
          </table:table-cell>
          <table:table-cell table:number-columns-repeated="1017"/>
        </table:table-row>
        <table:table-row table:style-name="ro32">
          <table:table-cell table:style-name="ce446" office:value-type="string" calcext:value-type="string">
            <text:p>DB_PLUG</text:p>
          </table:table-cell>
          <table:table-cell table:style-name="ce202" office:value-type="string" calcext:value-type="string">
            <text:p>Connectors FX11LA</text:p>
          </table:table-cell>
          <table:table-cell table:style-name="ce202" office:value-type="string" calcext:value-type="string">
            <text:p>Hirose</text:p>
          </table:table-cell>
          <table:table-cell table:style-name="ce547" table:formula="of:=[$QUANTITIES.D38]*[$'SPECIFIC ACTIVITIES'.E15]" office:value-type="float" office:value="155.12" calcext:value-type="float">
            <text:p>1.55E+02</text:p>
          </table:table-cell>
          <table:table-cell table:style-name="ce547" table:formula="of:=[$QUANTITIES.D38]*[$'SPECIFIC ACTIVITIES'.F15]" office:value-type="float" office:value="1.68" calcext:value-type="float">
            <text:p>1.68E+00</text:p>
          </table:table-cell>
          <table:table-cell table:style-name="ce547" table:formula="of:=[$QUANTITIES.D38]*[$'SPECIFIC ACTIVITIES'.G15]" office:value-type="float" office:value="189.28" calcext:value-type="float">
            <text:p>1.89E+02</text:p>
          </table:table-cell>
          <table:table-cell table:style-name="ce547" table:formula="of:=[$QUANTITIES.D38]*[$'SPECIFIC ACTIVITIES'.H15]" office:value-type="float" office:value="117.940704" calcext:value-type="float">
            <text:p>1.18E+02</text:p>
          </table:table-cell>
          <table:table-cell table:number-columns-repeated="1017"/>
        </table:table-row>
        <table:table-row table:style-name="ro2">
          <table:table-cell table:style-name="ce447"/>
          <table:table-cell table:style-name="ce479" office:value-type="string" calcext:value-type="string">
            <text:p>Total</text:p>
          </table:table-cell>
          <table:table-cell table:style-name="ce496"/>
          <table:table-cell table:style-name="ce541" table:formula="of:=SUM([.D48:.D48])" office:value-type="float" office:value="155.12" calcext:value-type="float">
            <text:p>1.55E+02</text:p>
          </table:table-cell>
          <table:table-cell table:style-name="ce541" table:formula="of:=SUM([.E48:.E48])" office:value-type="float" office:value="1.68" calcext:value-type="float">
            <text:p>1.68E+00</text:p>
          </table:table-cell>
          <table:table-cell table:style-name="ce541" table:formula="of:=SUM([.F48:.F48])" office:value-type="float" office:value="189.28" calcext:value-type="float">
            <text:p>1.89E+02</text:p>
          </table:table-cell>
          <table:table-cell table:style-name="ce541" table:formula="of:=SUM([.G48:.G48])" office:value-type="float" office:value="117.940704" calcext:value-type="float">
            <text:p>1.18E+02</text:p>
          </table:table-cell>
          <table:table-cell table:number-columns-repeated="1017"/>
        </table:table-row>
        <table:table-row table:style-name="ro2">
          <table:table-cell table:style-name="ce157" office:value-type="string" calcext:value-type="string">
            <text:p>SIPM_BOARD</text:p>
          </table:table-cell>
          <table:table-cell table:style-name="ce211" office:value-type="string" calcext:value-type="string">
            <text:p>Kapton</text:p>
          </table:table-cell>
          <table:table-cell table:style-name="ce43"/>
          <table:table-cell table:style-name="ce546" table:formula="of:=[$QUANTITIES.D40]*[$'SPECIFIC ACTIVITIES'.E14]" office:value-type="float" office:value="9.5648" calcext:value-type="float">
            <text:p>9.56E+00</text:p>
          </table:table-cell>
          <table:table-cell table:style-name="ce546" table:formula="of:=[$QUANTITIES.D40]*[$'SPECIFIC ACTIVITIES'.F14]" office:value-type="float" office:value="0.84" calcext:value-type="float">
            <text:p>8.40E-01</text:p>
          </table:table-cell>
          <table:table-cell table:style-name="ce546" table:formula="of:=[$QUANTITIES.D40]*[$'SPECIFIC ACTIVITIES'.G14]" office:value-type="float" office:value="0.84" calcext:value-type="float">
            <text:p>8.40E-01</text:p>
          </table:table-cell>
          <table:table-cell table:style-name="ce546" table:formula="of:=[$QUANTITIES.D40]*[$'SPECIFIC ACTIVITIES'.H14]" office:value-type="float" office:value="0.84" calcext:value-type="float">
            <text:p>8.40E-01</text:p>
          </table:table-cell>
          <table:table-cell table:number-columns-repeated="1017"/>
        </table:table-row>
        <table:table-row table:style-name="ro2">
          <table:table-cell table:style-name="ce448"/>
          <table:table-cell table:style-name="ce41" office:value-type="string" calcext:value-type="string">
            <text:p>PTFE masks</text:p>
          </table:table-cell>
          <table:table-cell table:style-name="ce230"/>
          <table:table-cell table:style-name="ce548" table:formula="of:=[$QUANTITIES.D41]*[$'SPECIFIC ACTIVITIES'.E31]" office:value-type="float" office:value="14" calcext:value-type="float">
            <text:p>1.40E+01</text:p>
          </table:table-cell>
          <table:table-cell table:style-name="ce548" table:formula="of:=[$QUANTITIES.D41]*[$'SPECIFIC ACTIVITIES'.F31]" office:value-type="float" office:value="2.352" calcext:value-type="float">
            <text:p>2.35E+00</text:p>
          </table:table-cell>
          <table:table-cell table:style-name="ce548" table:formula="of:=[$QUANTITIES.D41]*[$'SPECIFIC ACTIVITIES'.G31]" office:value-type="float" office:value="53.2" calcext:value-type="float">
            <text:p>5.32E+01</text:p>
          </table:table-cell>
          <table:table-cell table:style-name="ce548" table:formula="of:=[$QUANTITIES.D41]*[$'SPECIFIC ACTIVITIES'.H31]" office:value-type="float" office:value="4.226544" calcext:value-type="float">
            <text:p>4.23E+00</text:p>
          </table:table-cell>
          <table:table-cell table:number-columns-repeated="1017"/>
        </table:table-row>
        <table:table-row table:style-name="ro2">
          <table:table-cell table:style-name="ce448"/>
          <table:table-cell table:style-name="ce192" office:value-type="string" calcext:value-type="string">
            <text:p>TPB (MASK)</text:p>
          </table:table-cell>
          <table:table-cell table:style-name="ce59"/>
          <table:table-cell table:style-name="ce547" table:formula="of:=[$QUANTITIES.D42]*[$'SPECIFIC ACTIVITIES'.E33]" office:value-type="float" office:value="0.1206906624" calcext:value-type="float">
            <text:p>1.21E-01</text:p>
          </table:table-cell>
          <table:table-cell table:style-name="ce547" table:formula="of:=[$QUANTITIES.D42]*[$'SPECIFIC ACTIVITIES'.F33]" office:value-type="float" office:value="0.03437855232" calcext:value-type="float">
            <text:p>3.44E-02</text:p>
          </table:table-cell>
          <table:table-cell table:style-name="ce547" table:formula="of:=[$QUANTITIES.D42]*[$'SPECIFIC ACTIVITIES'.G33]" office:value-type="float" office:value="1.243479552" calcext:value-type="float">
            <text:p>1.24E+00</text:p>
          </table:table-cell>
          <table:table-cell table:style-name="ce547" table:formula="of:=[$QUANTITIES.D42]*[$'SPECIFIC ACTIVITIES'.H33]" office:value-type="float" office:value="1.243479552" calcext:value-type="float">
            <text:p>1.24E+00</text:p>
          </table:table-cell>
          <table:table-cell table:number-columns-repeated="1017"/>
        </table:table-row>
        <table:table-row table:style-name="ro45">
          <table:table-cell table:style-name="ce158"/>
          <table:table-cell table:style-name="ce205" office:value-type="string" calcext:value-type="string">
            <text:p>SiPM</text:p>
          </table:table-cell>
          <table:table-cell table:style-name="ce205" office:value-type="string" calcext:value-type="string">
            <text:p>Hamamatsu</text:p>
          </table:table-cell>
          <table:table-cell table:style-name="ce549" table:formula="of:=[$QUANTITIES.D43]*[$'SPECIFIC ACTIVITIES'.E16]" office:value-type="float" office:value="11.8272" calcext:value-type="float">
            <text:p>1.18E+01</text:p>
          </table:table-cell>
          <table:table-cell table:style-name="ce549" table:formula="of:=[$QUANTITIES.D43]*[$'SPECIFIC ACTIVITIES'.F16]" office:value-type="float" office:value="2.8672" calcext:value-type="float">
            <text:p>2.87E+00</text:p>
          </table:table-cell>
          <table:table-cell table:style-name="ce549" table:formula="of:=[$QUANTITIES.D43]*[$'SPECIFIC ACTIVITIES'.G16]" office:value-type="float" office:value="114.688" calcext:value-type="float">
            <text:p>1.15E+02</text:p>
          </table:table-cell>
          <table:table-cell table:style-name="ce549" table:formula="of:=[$QUANTITIES.D43]*[$'SPECIFIC ACTIVITIES'.H16]" office:value-type="float" office:value="2.83379712" calcext:value-type="float">
            <text:p>2.83E+00</text:p>
          </table:table-cell>
          <table:table-cell table:number-columns-repeated="1017"/>
        </table:table-row>
        <table:table-row table:style-name="ro45">
          <table:table-cell table:style-name="ce158"/>
          <table:table-cell table:style-name="ce45" office:value-type="string" calcext:value-type="string">
            <text:p>LED LBQ39E </text:p>
          </table:table-cell>
          <table:table-cell table:style-name="ce45" office:value-type="string" calcext:value-type="string">
            <text:p>Osram </text:p>
          </table:table-cell>
          <table:table-cell table:style-name="ce549" table:formula="of:=[$QUANTITIES.D44]*[$'SPECIFIC ACTIVITIES'.E40]" office:value-type="float" office:value="0.1232" calcext:value-type="float">
            <text:p>1.23E-01</text:p>
          </table:table-cell>
          <table:table-cell table:style-name="ce549" table:formula="of:=[$QUANTITIES.D44]*[$'SPECIFIC ACTIVITIES'.F40]" office:value-type="float" office:value="0.0112" calcext:value-type="float">
            <text:p>1.12E-02</text:p>
          </table:table-cell>
          <table:table-cell table:style-name="ce549" table:formula="of:=[$QUANTITIES.D44]*[$'SPECIFIC ACTIVITIES'.G40]" office:value-type="float" office:value="0.1512" calcext:value-type="float">
            <text:p>1.51E-01</text:p>
          </table:table-cell>
          <table:table-cell table:style-name="ce549" table:formula="of:=[$QUANTITIES.D44]*[$'SPECIFIC ACTIVITIES'.H40]" office:value-type="float" office:value="0.07245504" calcext:value-type="float">
            <text:p>7.25E-02</text:p>
          </table:table-cell>
          <table:table-cell table:number-columns-repeated="1017"/>
        </table:table-row>
        <table:table-row table:style-name="ro43">
          <table:table-cell table:style-name="ce449"/>
          <table:table-cell table:style-name="ce488" office:value-type="string" calcext:value-type="string">
            <text:p>Total</text:p>
          </table:table-cell>
          <table:table-cell table:style-name="ce137"/>
          <table:table-cell table:style-name="ce541" table:formula="of:=SUM([.D50:.D54])" office:value-type="float" office:value="35.6358906624" calcext:value-type="float">
            <text:p>3.56E+01</text:p>
          </table:table-cell>
          <table:table-cell table:style-name="ce541" table:formula="of:=SUM([.E50:.E54])" office:value-type="float" office:value="6.10477855232" calcext:value-type="float">
            <text:p>6.10E+00</text:p>
          </table:table-cell>
          <table:table-cell table:style-name="ce541" table:formula="of:=SUM([.F50:.F54])" office:value-type="float" office:value="170.122679552" calcext:value-type="float">
            <text:p>1.70E+02</text:p>
          </table:table-cell>
          <table:table-cell table:style-name="ce541" table:formula="of:=SUM([.G50:.G54])" office:value-type="float" office:value="9.216275712" calcext:value-type="float">
            <text:p>9.22E+00</text:p>
          </table:table-cell>
          <table:table-cell table:number-columns-repeated="1017"/>
        </table:table-row>
        <table:table-row table:style-name="ro18">
          <table:table-cell table:style-name="ce450" office:value-type="string" calcext:value-type="string">
            <text:p>ICS</text:p>
          </table:table-cell>
          <table:table-cell table:style-name="ce16" office:value-type="string" calcext:value-type="string">
            <text:p>Electrolitic Copper (Cu-ETP)</text:p>
          </table:table-cell>
          <table:table-cell table:style-name="ce527"/>
          <table:table-cell table:style-name="ce549" table:formula="of:=[$QUANTITIES.D45]*[$'SPECIFIC ACTIVITIES'.E5]" office:value-type="float" office:value="7.445529" calcext:value-type="float">
            <text:p>7.45E+00</text:p>
          </table:table-cell>
          <table:table-cell table:style-name="ce549" table:formula="of:=[$QUANTITIES.D45]*[$'SPECIFIC ACTIVITIES'.F5]" office:value-type="float" office:value="0" calcext:value-type="float">
            <text:p>0.00E+00</text:p>
          </table:table-cell>
          <table:table-cell table:style-name="ce549" table:formula="of:=[$QUANTITIES.D45]*[$'SPECIFIC ACTIVITIES'.G5]" office:value-type="float" office:value="0.97500975" calcext:value-type="float">
            <text:p>9.75E-01</text:p>
          </table:table-cell>
          <table:table-cell table:style-name="ce549" table:formula="of:=[$QUANTITIES.D45]*[$'SPECIFIC ACTIVITIES'.H5]" office:value-type="float" office:value="7.09098" calcext:value-type="float">
            <text:p>7.09E+00</text:p>
          </table:table-cell>
          <table:table-cell table:number-columns-repeated="1017"/>
        </table:table-row>
        <table:table-row table:style-name="ro46">
          <table:table-cell table:style-name="ce450"/>
          <table:table-cell table:style-name="ce200" office:value-type="string" calcext:value-type="string">
            <text:p>Steel M8x30 screw</text:p>
          </table:table-cell>
          <table:table-cell table:style-name="ce527"/>
          <table:table-cell table:style-name="ce113" table:formula="of:=[$QUANTITIES.D46]*[$'SPECIFIC ACTIVITIES'.E26]" office:value-type="float" office:value="0.355555555555556" calcext:value-type="float">
            <text:p>3.56E-01</text:p>
          </table:table-cell>
          <table:table-cell table:style-name="ce113" table:formula="of:=[$QUANTITIES.D46]*[$'SPECIFIC ACTIVITIES'.F26]" office:value-type="float" office:value="0" calcext:value-type="float">
            <text:p>0.00E+00</text:p>
          </table:table-cell>
          <table:table-cell table:style-name="ce113" table:formula="of:=[$QUANTITIES.D46]*[$'SPECIFIC ACTIVITIES'.G26]" office:value-type="float" office:value="0.0891640866873066" calcext:value-type="float">
            <text:p>8.92E-02</text:p>
          </table:table-cell>
          <table:table-cell table:style-name="ce113" table:formula="of:=[$QUANTITIES.D46]*[$'SPECIFIC ACTIVITIES'.H26]" office:value-type="float" office:value="0.0420760975609757" calcext:value-type="float">
            <text:p>4.21E-02</text:p>
          </table:table-cell>
          <table:table-cell table:number-columns-repeated="1017"/>
        </table:table-row>
        <table:table-row table:style-name="ro19">
          <table:table-cell table:style-name="ce451"/>
          <table:table-cell table:style-name="ce489" office:value-type="string" calcext:value-type="string">
            <text:p>Steel M6x20(1) <text:s/>screw (ICS)</text:p>
          </table:table-cell>
          <table:table-cell table:style-name="ce59"/>
          <table:table-cell table:style-name="ce113" table:formula="of:=[$QUANTITIES.D47]*[$'SPECIFIC ACTIVITIES'.E27]" office:value-type="float" office:value="8.8888888888889" calcext:value-type="float">
            <text:p>8.89E+00</text:p>
          </table:table-cell>
          <table:table-cell table:style-name="ce113" table:formula="of:=[$QUANTITIES.D47]*[$'SPECIFIC ACTIVITIES'.F27]" office:value-type="float" office:value="0" calcext:value-type="float">
            <text:p>0.00E+00</text:p>
          </table:table-cell>
          <table:table-cell table:style-name="ce113" table:formula="of:=[$QUANTITIES.D47]*[$'SPECIFIC ACTIVITIES'.G27]" office:value-type="float" office:value="1.11455108359133" calcext:value-type="float">
            <text:p>1.11E+00</text:p>
          </table:table-cell>
          <table:table-cell table:style-name="ce113" table:formula="of:=[$QUANTITIES.D47]*[$'SPECIFIC ACTIVITIES'.H27]" office:value-type="float" office:value="0.736331707317074" calcext:value-type="float">
            <text:p>7.36E-01</text:p>
          </table:table-cell>
          <table:table-cell table:number-columns-repeated="1017"/>
        </table:table-row>
        <table:table-row table:style-name="ro2">
          <table:table-cell table:style-name="ce160"/>
          <table:table-cell table:style-name="ce479" office:value-type="string" calcext:value-type="string">
            <text:p>Total</text:p>
          </table:table-cell>
          <table:table-cell table:style-name="ce496"/>
          <table:table-cell table:style-name="ce541" table:formula="of:=SUM([.D56:.D58])" office:value-type="float" office:value="16.6899734444445" calcext:value-type="float">
            <text:p>1.67E+01</text:p>
          </table:table-cell>
          <table:table-cell table:style-name="ce541" table:formula="of:=SUM([.E56:.E58])" office:value-type="float" office:value="0" calcext:value-type="float">
            <text:p>0.00E+00</text:p>
          </table:table-cell>
          <table:table-cell table:style-name="ce541" table:formula="of:=SUM([.F56:.F58])" office:value-type="float" office:value="2.17872492027864" calcext:value-type="float">
            <text:p>2.18E+00</text:p>
          </table:table-cell>
          <table:table-cell table:style-name="ce541" table:formula="of:=SUM([.G56:.G58])" office:value-type="float" office:value="7.86938780487805" calcext:value-type="float">
            <text:p>7.87E+00</text:p>
          </table:table-cell>
          <table:table-cell table:number-columns-repeated="1017"/>
        </table:table-row>
        <table:table-row table:style-name="ro47">
          <table:table-cell table:style-name="ce165" office:value-type="string" calcext:value-type="string">
            <text:p>VESSEL</text:p>
          </table:table-cell>
          <table:table-cell table:style-name="ce207" office:value-type="string" calcext:value-type="string">
            <text:p>Flange EP (inv)</text:p>
          </table:table-cell>
          <table:table-cell table:style-name="ce226" office:value-type="string" calcext:value-type="string">
            <text:p>Nironit</text:p>
          </table:table-cell>
          <table:table-cell table:style-name="ce550" table:formula="of:=[$QUANTITIES.D49]*[$'SPECIFIC ACTIVITIES'.E17]" office:value-type="float" office:value="743.4" calcext:value-type="float">
            <text:p>7.43E+02</text:p>
          </table:table-cell>
          <table:table-cell table:style-name="ce550" table:formula="of:=[$QUANTITIES.D49]*[$'SPECIFIC ACTIVITIES'.F17]" office:value-type="float" office:value="0" calcext:value-type="float">
            <text:p>0.00E+00</text:p>
          </table:table-cell>
          <table:table-cell table:style-name="ce550" table:formula="of:=[$QUANTITIES.D49]*[$'SPECIFIC ACTIVITIES'.G17]" office:value-type="float" office:value="10.974" calcext:value-type="float">
            <text:p>1.10E+01</text:p>
          </table:table-cell>
          <table:table-cell table:style-name="ce550" table:formula="of:=[$QUANTITIES.D49]*[$'SPECIFIC ACTIVITIES'.H17]" office:value-type="float" office:value="104.326632" calcext:value-type="float">
            <text:p>1.04E+02</text:p>
          </table:table-cell>
          <table:table-cell table:number-columns-repeated="1017"/>
        </table:table-row>
        <table:table-row table:style-name="ro16">
          <table:table-cell table:style-name="ce166"/>
          <table:table-cell table:style-name="ce36" office:value-type="string" calcext:value-type="string">
            <text:p>Flange TP</text:p>
          </table:table-cell>
          <table:table-cell table:style-name="ce226" office:value-type="string" calcext:value-type="string">
            <text:p>Nironit</text:p>
          </table:table-cell>
          <table:table-cell table:style-name="ce551" table:formula="of:=[$QUANTITIES.D50]*[$'SPECIFIC ACTIVITIES'.E18]" office:value-type="float" office:value="142.8" calcext:value-type="float">
            <text:p>1.43E+02</text:p>
          </table:table-cell>
          <table:table-cell table:style-name="ce551" table:formula="of:=[$QUANTITIES.D50]*[$'SPECIFIC ACTIVITIES'.F18]" office:value-type="float" office:value="0" calcext:value-type="float">
            <text:p>0.00E+00</text:p>
          </table:table-cell>
          <table:table-cell table:style-name="ce551" table:formula="of:=[$QUANTITIES.D50]*[$'SPECIFIC ACTIVITIES'.G18]" office:value-type="float" office:value="7.56" calcext:value-type="float">
            <text:p>7.56E+00</text:p>
          </table:table-cell>
          <table:table-cell table:style-name="ce551" table:formula="of:=[$QUANTITIES.D50]*[$'SPECIFIC ACTIVITIES'.H18]" office:value-type="float" office:value="3.622752" calcext:value-type="float">
            <text:p>3.62E+00</text:p>
          </table:table-cell>
          <table:table-cell table:number-columns-repeated="1017"/>
        </table:table-row>
        <table:table-row table:style-name="ro14">
          <table:table-cell table:style-name="ce167"/>
          <table:table-cell table:style-name="ce207" office:value-type="string" calcext:value-type="string">
            <text:p>Ti-316 Stainless Steel Vessel Body</text:p>
          </table:table-cell>
          <table:table-cell table:style-name="ce226" office:value-type="string" calcext:value-type="string">
            <text:p>Nironit</text:p>
          </table:table-cell>
          <table:table-cell table:style-name="ce551" table:formula="of:=[$QUANTITIES.D51]*[$'SPECIFIC ACTIVITIES'.E19]" office:value-type="float" office:value="299.82" calcext:value-type="float">
            <text:p>3.00E+02</text:p>
          </table:table-cell>
          <table:table-cell table:style-name="ce551" table:formula="of:=[$QUANTITIES.D51]*[$'SPECIFIC ACTIVITIES'.F19]" office:value-type="float" office:value="0" calcext:value-type="float">
            <text:p>0.00E+00</text:p>
          </table:table-cell>
          <table:table-cell table:style-name="ce551" table:formula="of:=[$QUANTITIES.D51]*[$'SPECIFIC ACTIVITIES'.G19]" office:value-type="float" office:value="84.16" calcext:value-type="float">
            <text:p>8.42E+01</text:p>
          </table:table-cell>
          <table:table-cell table:style-name="ce551" table:formula="of:=[$QUANTITIES.D51]*[$'SPECIFIC ACTIVITIES'.H19]" office:value-type="float" office:value="22.685328" calcext:value-type="float">
            <text:p>2.27E+01</text:p>
          </table:table-cell>
          <table:table-cell table:number-columns-repeated="1017"/>
        </table:table-row>
        <table:table-row table:style-name="ro18">
          <table:table-cell table:style-name="ce166"/>
          <table:table-cell table:style-name="ce38" office:value-type="string" calcext:value-type="string">
            <text:p>Ti-316 Stainless Steel Vessel Endcaps</text:p>
          </table:table-cell>
          <table:table-cell table:style-name="ce226" office:value-type="string" calcext:value-type="string">
            <text:p>Nironit</text:p>
          </table:table-cell>
          <table:table-cell table:style-name="ce551" table:formula="of:=[$QUANTITIES.D52]*[$'SPECIFIC ACTIVITIES'.E20]" office:value-type="float" office:value="83.72" calcext:value-type="float">
            <text:p>8.37E+01</text:p>
          </table:table-cell>
          <table:table-cell table:style-name="ce551" table:formula="of:=[$QUANTITIES.D52]*[$'SPECIFIC ACTIVITIES'.F20]" office:value-type="float" office:value="0" calcext:value-type="float">
            <text:p>0.00E+00</text:p>
          </table:table-cell>
          <table:table-cell table:style-name="ce551" table:formula="of:=[$QUANTITIES.D52]*[$'SPECIFIC ACTIVITIES'.G20]" office:value-type="float" office:value="21.84" calcext:value-type="float">
            <text:p>2.18E+01</text:p>
          </table:table-cell>
          <table:table-cell table:style-name="ce551" table:formula="of:=[$QUANTITIES.D52]*[$'SPECIFIC ACTIVITIES'.H20]" office:value-type="float" office:value="26.818428" calcext:value-type="float">
            <text:p>2.68E+01</text:p>
          </table:table-cell>
          <table:table-cell table:number-columns-repeated="1017"/>
        </table:table-row>
        <table:table-row table:style-name="ro33">
          <table:table-cell table:style-name="ce168"/>
          <table:table-cell table:style-name="ce207" office:value-type="string" calcext:value-type="string">
            <text:p>Refrigeration Tube</text:p>
          </table:table-cell>
          <table:table-cell table:style-name="ce226" office:value-type="string" calcext:value-type="string">
            <text:p>Nironit</text:p>
          </table:table-cell>
          <table:table-cell table:style-name="ce552" table:formula="of:=[$QUANTITIES.D53]*[$'SPECIFIC ACTIVITIES'.E21]" office:value-type="float" office:value="1801.8" calcext:value-type="float">
            <text:p>1.80E+03</text:p>
          </table:table-cell>
          <table:table-cell table:style-name="ce552" table:formula="of:=[$QUANTITIES.D53]*[$'SPECIFIC ACTIVITIES'.F21]" office:value-type="float" office:value="538.72" calcext:value-type="float">
            <text:p>5.39E+02</text:p>
          </table:table-cell>
          <table:table-cell table:style-name="ce552" table:formula="of:=[$QUANTITIES.D53]*[$'SPECIFIC ACTIVITIES'.G21]" office:value-type="float" office:value="12922" calcext:value-type="float">
            <text:p>1.29E+04</text:p>
          </table:table-cell>
          <table:table-cell table:style-name="ce552" table:formula="of:=[$QUANTITIES.D53]*[$'SPECIFIC ACTIVITIES'.H21]" office:value-type="float" office:value="654.108" calcext:value-type="float">
            <text:p>6.54E+02</text:p>
          </table:table-cell>
          <table:table-cell table:number-columns-repeated="1017"/>
        </table:table-row>
        <table:table-row table:style-name="ro13">
          <table:table-cell table:style-name="ce168"/>
          <table:table-cell table:style-name="ce208" office:value-type="string" calcext:value-type="string">
            <text:p>Refrigeration Flange</text:p>
          </table:table-cell>
          <table:table-cell table:style-name="ce226" office:value-type="string" calcext:value-type="string">
            <text:p>Nironit</text:p>
          </table:table-cell>
          <table:table-cell table:style-name="ce552" table:formula="of:=[$QUANTITIES.D54]*[$'SPECIFIC ACTIVITIES'.E21]" office:value-type="float" office:value="29.7" calcext:value-type="float">
            <text:p>2.97E+01</text:p>
          </table:table-cell>
          <table:table-cell table:style-name="ce552" table:formula="of:=[$QUANTITIES.D54]*[$'SPECIFIC ACTIVITIES'.F21]" office:value-type="float" office:value="8.88" calcext:value-type="float">
            <text:p>8.88E+00</text:p>
          </table:table-cell>
          <table:table-cell table:style-name="ce552" table:formula="of:=[$QUANTITIES.D54]*[$'SPECIFIC ACTIVITIES'.G21]" office:value-type="float" office:value="213" calcext:value-type="float">
            <text:p>2.13E+02</text:p>
          </table:table-cell>
          <table:table-cell table:style-name="ce552" table:formula="of:=[$QUANTITIES.D54]*[$'SPECIFIC ACTIVITIES'.H21]" office:value-type="float" office:value="10.782" calcext:value-type="float">
            <text:p>1.08E+01</text:p>
          </table:table-cell>
          <table:table-cell table:number-columns-repeated="1017"/>
        </table:table-row>
        <table:table-row table:style-name="ro48">
          <table:table-cell table:style-name="ce168"/>
          <table:table-cell table:style-name="ce209" office:value-type="string" calcext:value-type="string">
            <text:p>Invert Refrigeration Flange</text:p>
          </table:table-cell>
          <table:table-cell table:style-name="ce226" office:value-type="string" calcext:value-type="string">
            <text:p>Nironit</text:p>
          </table:table-cell>
          <table:table-cell table:style-name="ce552" table:formula="of:=[$QUANTITIES.D55]*[$'SPECIFIC ACTIVITIES'.E21]" office:value-type="float" office:value="59.4" calcext:value-type="float">
            <text:p>5.94E+01</text:p>
          </table:table-cell>
          <table:table-cell table:style-name="ce552" table:formula="of:=[$QUANTITIES.D55]*[$'SPECIFIC ACTIVITIES'.F21]" office:value-type="float" office:value="17.76" calcext:value-type="float">
            <text:p>1.78E+01</text:p>
          </table:table-cell>
          <table:table-cell table:style-name="ce552" table:formula="of:=[$QUANTITIES.D55]*[$'SPECIFIC ACTIVITIES'.G21]" office:value-type="float" office:value="426" calcext:value-type="float">
            <text:p>4.26E+02</text:p>
          </table:table-cell>
          <table:table-cell table:style-name="ce552" table:formula="of:=[$QUANTITIES.D55]*[$'SPECIFIC ACTIVITIES'.H21]" office:value-type="float" office:value="21.564" calcext:value-type="float">
            <text:p>2.16E+01</text:p>
          </table:table-cell>
          <table:table-cell table:number-columns-repeated="1017"/>
        </table:table-row>
        <table:table-row table:style-name="ro45">
          <table:table-cell table:style-name="ce168"/>
          <table:table-cell table:style-name="ce207" office:value-type="string" calcext:value-type="string">
            <text:p>Refrigeration End TP</text:p>
          </table:table-cell>
          <table:table-cell table:style-name="ce226" office:value-type="string" calcext:value-type="string">
            <text:p>Nironit</text:p>
          </table:table-cell>
          <table:table-cell table:style-name="ce552" table:formula="of:=[$QUANTITIES.D56]*[$'SPECIFIC ACTIVITIES'.E21]" office:value-type="float" office:value="49.5" calcext:value-type="float">
            <text:p>4.95E+01</text:p>
          </table:table-cell>
          <table:table-cell table:style-name="ce552" table:formula="of:=[$QUANTITIES.D56]*[$'SPECIFIC ACTIVITIES'.F21]" office:value-type="float" office:value="14.8" calcext:value-type="float">
            <text:p>1.48E+01</text:p>
          </table:table-cell>
          <table:table-cell table:style-name="ce552" table:formula="of:=[$QUANTITIES.D56]*[$'SPECIFIC ACTIVITIES'.G21]" office:value-type="float" office:value="355" calcext:value-type="float">
            <text:p>3.55E+02</text:p>
          </table:table-cell>
          <table:table-cell table:style-name="ce552" table:formula="of:=[$QUANTITIES.D56]*[$'SPECIFIC ACTIVITIES'.H21]" office:value-type="float" office:value="17.97" calcext:value-type="float">
            <text:p>1.80E+01</text:p>
          </table:table-cell>
          <table:table-cell table:number-columns-repeated="1017"/>
        </table:table-row>
        <table:table-row table:style-name="ro15">
          <table:table-cell table:style-name="ce168"/>
          <table:table-cell table:style-name="ce207" office:value-type="string" calcext:value-type="string">
            <text:p>M18 screws B2 vessel</text:p>
          </table:table-cell>
          <table:table-cell table:style-name="ce233"/>
          <table:table-cell table:style-name="ce553" table:formula="of:=[$QUANTITIES.D57]*[$'SPECIFIC ACTIVITIES'.E23]" office:value-type="float" office:value="33.4" calcext:value-type="float">
            <text:p>3.34E+01</text:p>
          </table:table-cell>
          <table:table-cell table:style-name="ce553" table:formula="of:=[$QUANTITIES.D57]*[$'SPECIFIC ACTIVITIES'.F23]" office:value-type="float" office:value="45.05" calcext:value-type="float">
            <text:p>4.51E+01</text:p>
          </table:table-cell>
          <table:table-cell table:style-name="ce553" table:formula="of:=[$QUANTITIES.D57]*[$'SPECIFIC ACTIVITIES'.G23]" office:value-type="float" office:value="205.05" calcext:value-type="float">
            <text:p>2.05E+02</text:p>
          </table:table-cell>
          <table:table-cell table:style-name="ce553" table:formula="of:=[$QUANTITIES.D57]*[$'SPECIFIC ACTIVITIES'.H23]" office:value-type="float" office:value="11.17734" calcext:value-type="float">
            <text:p>1.12E+01</text:p>
          </table:table-cell>
          <table:table-cell table:number-columns-repeated="1017"/>
        </table:table-row>
        <table:table-row table:style-name="ro18">
          <table:table-cell table:style-name="ce168"/>
          <table:table-cell table:style-name="ce377" office:value-type="string" calcext:value-type="string">
            <text:p>Steel M8x55 screw (Vessel)</text:p>
          </table:table-cell>
          <table:table-cell table:style-name="ce233"/>
          <table:table-cell table:style-name="ce553" table:formula="of:=[$QUANTITIES.D58]*[$'SPECIFIC ACTIVITIES'.E28]" office:value-type="float" office:value="163.333333333334" calcext:value-type="float">
            <text:p>1.63E+02</text:p>
          </table:table-cell>
          <table:table-cell table:style-name="ce553" table:formula="of:=[$QUANTITIES.D58]*[$'SPECIFIC ACTIVITIES'.F28]" office:value-type="float" office:value="0" calcext:value-type="float">
            <text:p>0.00E+00</text:p>
          </table:table-cell>
          <table:table-cell table:style-name="ce553" table:formula="of:=[$QUANTITIES.D58]*[$'SPECIFIC ACTIVITIES'.G28]" office:value-type="float" office:value="4.09597523219815" calcext:value-type="float">
            <text:p>4.10E+00</text:p>
          </table:table-cell>
          <table:table-cell table:style-name="ce553" table:formula="of:=[$QUANTITIES.D58]*[$'SPECIFIC ACTIVITIES'.H28]" office:value-type="float" office:value="7.73148292682928" calcext:value-type="float">
            <text:p>7.73E+00</text:p>
          </table:table-cell>
          <table:table-cell table:number-columns-repeated="1017"/>
        </table:table-row>
        <table:table-row table:style-name="ro18">
          <table:table-cell table:style-name="ce168"/>
          <table:table-cell table:style-name="ce377" office:value-type="string" calcext:value-type="string">
            <text:p>Steel M6x55 screw (Vessel)</text:p>
          </table:table-cell>
          <table:table-cell table:style-name="ce528"/>
          <table:table-cell table:style-name="ce553" table:formula="of:=[$QUANTITIES.D59]*[$'SPECIFIC ACTIVITIES'.E29]" office:value-type="float" office:value="15.6666666666667" calcext:value-type="float">
            <text:p>1.57E+01</text:p>
          </table:table-cell>
          <table:table-cell table:style-name="ce553" table:formula="of:=[$QUANTITIES.D59]*[$'SPECIFIC ACTIVITIES'.F29]" office:value-type="float" office:value="0" calcext:value-type="float">
            <text:p>0.00E+00</text:p>
          </table:table-cell>
          <table:table-cell table:style-name="ce553" table:formula="of:=[$QUANTITIES.D59]*[$'SPECIFIC ACTIVITIES'.G29]" office:value-type="float" office:value="0.117863777089783" calcext:value-type="float">
            <text:p>1.18E-01</text:p>
          </table:table-cell>
          <table:table-cell table:style-name="ce553" table:formula="of:=[$QUANTITIES.D59]*[$'SPECIFIC ACTIVITIES'.H29]" office:value-type="float" office:value="1.11238682926829" calcext:value-type="float">
            <text:p>1.11E+00</text:p>
          </table:table-cell>
          <table:table-cell table:number-columns-repeated="1017"/>
        </table:table-row>
        <table:table-row table:style-name="ro45">
          <table:table-cell table:style-name="ce160"/>
          <table:table-cell table:style-name="ce491" office:value-type="string" calcext:value-type="string">
            <text:p>Total</text:p>
          </table:table-cell>
          <table:table-cell table:style-name="ce496"/>
          <table:table-cell table:style-name="ce545" table:formula="of:=SUM([.D60:.D70])" office:value-type="float" office:value="3422.54" calcext:value-type="float">
            <text:p>3.42E+03</text:p>
          </table:table-cell>
          <table:table-cell table:style-name="ce545" table:formula="of:=SUM([.E60:.E70])" office:value-type="float" office:value="625.21" calcext:value-type="float">
            <text:p>6.25E+02</text:p>
          </table:table-cell>
          <table:table-cell table:style-name="ce545" table:formula="of:=SUM([.F60:.F70])" office:value-type="float" office:value="14249.7978390093" calcext:value-type="float">
            <text:p>1.42E+04</text:p>
          </table:table-cell>
          <table:table-cell table:style-name="ce545" table:formula="of:=SUM([.G60:.G70])" office:value-type="float" office:value="881.898349756098" calcext:value-type="float">
            <text:p>8.82E+02</text:p>
          </table:table-cell>
          <table:table-cell table:number-columns-repeated="1017"/>
        </table:table-row>
        <table:table-row table:style-name="ro32">
          <table:table-cell table:style-name="ce452" office:value-type="string" calcext:value-type="string">
            <text:p>SHIELDING_LEAD</text:p>
          </table:table-cell>
          <table:table-cell table:style-name="ce39" office:value-type="string" calcext:value-type="string">
            <text:p>Lead</text:p>
          </table:table-cell>
          <table:table-cell table:style-name="ce36" office:value-type="string" calcext:value-type="string">
            <text:p>OPERA</text:p>
          </table:table-cell>
          <table:table-cell table:style-name="ce554" table:formula="of:=[$QUANTITIES.D60]*[$'SPECIFIC ACTIVITIES'.E30]" office:value-type="float" office:value="5321.13" calcext:value-type="float">
            <text:p>5.32E+03</text:p>
          </table:table-cell>
          <table:table-cell table:style-name="ce554" table:formula="of:=[$QUANTITIES.D60]*[$'SPECIFIC ACTIVITIES'.F30]" office:value-type="float" office:value="0" calcext:value-type="float">
            <text:p>0.00E+00</text:p>
          </table:table-cell>
          <table:table-cell table:style-name="ce554" table:formula="of:=[$QUANTITIES.D60]*[$'SPECIFIC ACTIVITIES'.G30]" office:value-type="float" office:value="769.32" calcext:value-type="float">
            <text:p>7.69E+02</text:p>
          </table:table-cell>
          <table:table-cell table:style-name="ce554" table:formula="of:=[$QUANTITIES.D60]*[$'SPECIFIC ACTIVITIES'.H30]" office:value-type="float" office:value="216.5866596" calcext:value-type="float">
            <text:p>2.17E+02</text:p>
          </table:table-cell>
          <table:table-cell table:number-columns-repeated="1017"/>
        </table:table-row>
        <table:table-row table:style-name="ro13">
          <table:table-cell table:style-name="ce453"/>
          <table:table-cell table:style-name="ce491" office:value-type="string" calcext:value-type="string">
            <text:p>Total</text:p>
          </table:table-cell>
          <table:table-cell table:style-name="ce137"/>
          <table:table-cell table:style-name="ce545" table:formula="of:=SUM([.D72:.D72])" office:value-type="float" office:value="5321.13" calcext:value-type="float">
            <text:p>5.32E+03</text:p>
          </table:table-cell>
          <table:table-cell table:style-name="ce545" table:formula="of:=SUM([.E72:.E72])" office:value-type="float" office:value="0" calcext:value-type="float">
            <text:p>0.00E+00</text:p>
          </table:table-cell>
          <table:table-cell table:style-name="ce545" table:formula="of:=SUM([.F72:.F72])" office:value-type="float" office:value="769.32" calcext:value-type="float">
            <text:p>7.69E+02</text:p>
          </table:table-cell>
          <table:table-cell table:style-name="ce545" table:formula="of:=SUM([.G72:.G72])" office:value-type="float" office:value="216.5866596" calcext:value-type="float">
            <text:p>2.17E+02</text:p>
          </table:table-cell>
          <table:table-cell table:number-columns-repeated="1017"/>
        </table:table-row>
        <table:table-row table:style-name="ro38">
          <table:table-cell table:style-name="ce170" office:value-type="string" calcext:value-type="string">
            <text:p>SHIELDING_STEEL</text:p>
          </table:table-cell>
          <table:table-cell table:style-name="ce34" office:value-type="string" calcext:value-type="string">
            <text:p>Stainless Steel 316L, non-welded</text:p>
          </table:table-cell>
          <table:table-cell table:style-name="ce43" office:value-type="string" calcext:value-type="string">
            <text:p>Tubes for radon-free air, non-welded portion</text:p>
          </table:table-cell>
          <table:table-cell table:style-name="ce114" table:formula="of:=[$QUANTITIES.D61]*[$'SPECIFIC ACTIVITIES'.E36]" office:value-type="float" office:value="18.45" calcext:value-type="float">
            <text:p>1.85E+01</text:p>
          </table:table-cell>
          <table:table-cell table:style-name="ce114" table:formula="of:=[$QUANTITIES.D61]*[$'SPECIFIC ACTIVITIES'.F36]" office:value-type="float" office:value="32.595" calcext:value-type="float">
            <text:p>3.26E+01</text:p>
          </table:table-cell>
          <table:table-cell table:style-name="ce114" table:formula="of:=[$QUANTITIES.D61]*[$'SPECIFIC ACTIVITIES'.G36]" office:value-type="float" office:value="172.2" calcext:value-type="float">
            <text:p>1.72E+02</text:p>
          </table:table-cell>
          <table:table-cell table:style-name="ce114" table:formula="of:=[$QUANTITIES.D61]*[$'SPECIFIC ACTIVITIES'.H36]" office:value-type="float" office:value="7.9335" calcext:value-type="float">
            <text:p>7.93E+00</text:p>
          </table:table-cell>
          <table:table-cell table:number-columns-repeated="1017"/>
        </table:table-row>
        <table:table-row table:style-name="ro49">
          <table:table-cell table:style-name="ce454"/>
          <table:table-cell table:style-name="ce34" office:value-type="string" calcext:value-type="string">
            <text:p>Stainless Steel 316L, welded</text:p>
          </table:table-cell>
          <table:table-cell table:style-name="ce43" office:value-type="string" calcext:value-type="string">
            <text:p>Tubes for radon-free air, welded portion</text:p>
          </table:table-cell>
          <table:table-cell table:style-name="ce114" table:formula="of:=[$QUANTITIES.D62]*[$'SPECIFIC ACTIVITIES'.E37]" office:value-type="float" office:value="1.8" calcext:value-type="float">
            <text:p>1.80E+00</text:p>
          </table:table-cell>
          <table:table-cell table:style-name="ce114" table:formula="of:=[$QUANTITIES.D62]*[$'SPECIFIC ACTIVITIES'.F37]" office:value-type="float" office:value="2.175" calcext:value-type="float">
            <text:p>2.18E+00</text:p>
          </table:table-cell>
          <table:table-cell table:style-name="ce114" table:formula="of:=[$QUANTITIES.D62]*[$'SPECIFIC ACTIVITIES'.G37]" office:value-type="float" office:value="19.2" calcext:value-type="float">
            <text:p>1.92E+01</text:p>
          </table:table-cell>
          <table:table-cell table:style-name="ce114" table:formula="of:=[$QUANTITIES.D62]*[$'SPECIFIC ACTIVITIES'.H37]" office:value-type="float" office:value="0.8085" calcext:value-type="float">
            <text:p>8.09E-01</text:p>
          </table:table-cell>
          <table:table-cell table:number-columns-repeated="1017"/>
        </table:table-row>
        <table:table-row table:style-name="ro31">
          <table:table-cell table:style-name="ce454"/>
          <table:table-cell table:style-name="ce491" office:value-type="string" calcext:value-type="string">
            <text:p>Total</text:p>
          </table:table-cell>
          <table:table-cell table:style-name="ce137"/>
          <table:table-cell table:style-name="ce545" table:formula="of:=SUM([.D74:.D75])" office:value-type="float" office:value="20.25" calcext:value-type="float">
            <text:p>2.03E+01</text:p>
          </table:table-cell>
          <table:table-cell table:style-name="ce545" table:formula="of:=SUM([.E74:.E75])" office:value-type="float" office:value="34.77" calcext:value-type="float">
            <text:p>3.48E+01</text:p>
          </table:table-cell>
          <table:table-cell table:style-name="ce545" table:formula="of:=SUM([.F74:.F75])" office:value-type="float" office:value="191.4" calcext:value-type="float">
            <text:p>1.91E+02</text:p>
          </table:table-cell>
          <table:table-cell table:style-name="ce545" table:formula="of:=SUM([.G74:.G75])" office:value-type="float" office:value="8.742" calcext:value-type="float">
            <text:p>8.74E+00</text:p>
          </table:table-cell>
          <table:table-cell table:number-columns-repeated="1017"/>
        </table:table-row>
        <table:table-row table:style-name="ro3">
          <table:table-cell table:style-name="ce455" office:value-type="string" calcext:value-type="string">
            <text:p>SHIELDING_STRUCT</text:p>
          </table:table-cell>
          <table:table-cell table:style-name="ce211" office:value-type="string" calcext:value-type="string">
            <text:p>Steel S275</text:p>
          </table:table-cell>
          <table:table-cell table:style-name="ce44" office:value-type="string" calcext:value-type="string">
            <text:p>PRYCON</text:p>
          </table:table-cell>
          <table:table-cell table:style-name="ce114" table:formula="of:=[$QUANTITIES.D63]*[$'SPECIFIC ACTIVITIES'.E38]" office:value-type="float" office:value="502.8" calcext:value-type="float">
            <text:p>5.03E+02</text:p>
          </table:table-cell>
          <table:table-cell table:style-name="ce114" table:formula="of:=[$QUANTITIES.D63]*[$'SPECIFIC ACTIVITIES'.F38]" office:value-type="float" office:value="754.2" calcext:value-type="float">
            <text:p>7.54E+02</text:p>
          </table:table-cell>
          <table:table-cell table:style-name="ce114" table:formula="of:=[$QUANTITIES.D63]*[$'SPECIFIC ACTIVITIES'.G38]" office:value-type="float" office:value="1340.8" calcext:value-type="float">
            <text:p>1.34E+03</text:p>
          </table:table-cell>
          <table:table-cell table:style-name="ce114" table:formula="of:=[$QUANTITIES.D63]*[$'SPECIFIC ACTIVITIES'.H38]" office:value-type="float" office:value="708.11" calcext:value-type="float">
            <text:p>7.08E+02</text:p>
          </table:table-cell>
          <table:table-cell table:number-columns-repeated="1017"/>
        </table:table-row>
        <table:table-row table:style-name="ro3">
          <table:table-cell table:style-name="ce160"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77:.D77])" office:value-type="float" office:value="502.8" calcext:value-type="float">
            <text:p>5.03E+02</text:p>
          </table:table-cell>
          <table:table-cell table:style-name="ce545" table:formula="of:=SUM([.E77:.E77])" office:value-type="float" office:value="754.2" calcext:value-type="float">
            <text:p>7.54E+02</text:p>
          </table:table-cell>
          <table:table-cell table:style-name="ce545" table:formula="of:=SUM([.F77:.F77])" office:value-type="float" office:value="1340.8" calcext:value-type="float">
            <text:p>1.34E+03</text:p>
          </table:table-cell>
          <table:table-cell table:style-name="ce545" table:formula="of:=SUM([.G77:.G77])" office:value-type="float" office:value="708.11" calcext:value-type="float">
            <text:p>7.08E+02</text:p>
          </table:table-cell>
          <table:table-cell table:number-columns-repeated="1017"/>
        </table:table-row>
        <table:table-row table:style-name="ro32">
          <table:table-cell table:style-name="ce455" office:value-type="string" calcext:value-type="string">
            <text:p>BUBBLE_SEAL</text:p>
          </table:table-cell>
          <table:table-cell table:style-name="ce44" office:value-type="string" calcext:value-type="string">
            <text:p>Bubble seal</text:p>
          </table:table-cell>
          <table:table-cell table:style-name="ce44" office:value-type="string" calcext:value-type="string">
            <text:p>Moss Express</text:p>
          </table:table-cell>
          <table:table-cell table:style-name="ce114" table:formula="of:=[$QUANTITIES.D64]*[$'SPECIFIC ACTIVITIES'.E39]" office:value-type="float" office:value="317.124" calcext:value-type="float">
            <text:p>3.17E+02</text:p>
          </table:table-cell>
          <table:table-cell table:style-name="ce114" table:formula="of:=[$QUANTITIES.D64]*[$'SPECIFIC ACTIVITIES'.F39]" office:value-type="float" office:value="11.592" calcext:value-type="float">
            <text:p>1.16E+01</text:p>
          </table:table-cell>
          <table:table-cell table:style-name="ce114" table:formula="of:=[$QUANTITIES.D64]*[$'SPECIFIC ACTIVITIES'.G39]" office:value-type="float" office:value="7352.64" calcext:value-type="float">
            <text:p>7.35E+03</text:p>
          </table:table-cell>
          <table:table-cell table:style-name="ce114" table:formula="of:=[$QUANTITIES.D64]*[$'SPECIFIC ACTIVITIES'.H39]" office:value-type="float" office:value="338.652" calcext:value-type="float">
            <text:p>3.39E+02</text:p>
          </table:table-cell>
          <table:table-cell table:number-columns-repeated="1017"/>
        </table:table-row>
        <table:table-row table:style-name="ro15">
          <table:table-cell table:style-name="ce160"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79:.D79])" office:value-type="float" office:value="317.124" calcext:value-type="float">
            <text:p>3.17E+02</text:p>
          </table:table-cell>
          <table:table-cell table:style-name="ce545" table:formula="of:=SUM([.E79:.E79])" office:value-type="float" office:value="11.592" calcext:value-type="float">
            <text:p>1.16E+01</text:p>
          </table:table-cell>
          <table:table-cell table:style-name="ce545" table:formula="of:=SUM([.F79:.F79])" office:value-type="float" office:value="7352.64" calcext:value-type="float">
            <text:p>7.35E+03</text:p>
          </table:table-cell>
          <table:table-cell table:style-name="ce545" table:formula="of:=SUM([.G79:.G79])" office:value-type="float" office:value="338.652" calcext:value-type="float">
            <text:p>3.39E+02</text:p>
          </table:table-cell>
          <table:table-cell table:number-columns-repeated="1017"/>
        </table:table-row>
        <table:table-row table:style-name="ro3">
          <table:table-cell table:style-name="ce455" office:value-type="string" calcext:value-type="string">
            <text:p>EDPM_SEAL</text:p>
          </table:table-cell>
          <table:table-cell table:style-name="ce34" office:value-type="string" calcext:value-type="string">
            <text:p>EDPM seal</text:p>
          </table:table-cell>
          <table:table-cell table:style-name="ce43" office:value-type="string" calcext:value-type="string">
            <text:p>Artein Gaskets</text:p>
          </table:table-cell>
          <table:table-cell table:style-name="ce114" table:formula="of:=[$QUANTITIES.D65]*[$'SPECIFIC ACTIVITIES'.E35]" office:value-type="float" office:value="49.665" calcext:value-type="float">
            <text:p>4.97E+01</text:p>
          </table:table-cell>
          <table:table-cell table:style-name="ce114" table:formula="of:=[$QUANTITIES.D65]*[$'SPECIFIC ACTIVITIES'.F35]" office:value-type="float" office:value="6.93" calcext:value-type="float">
            <text:p>6.93E+00</text:p>
          </table:table-cell>
          <table:table-cell table:style-name="ce114" table:formula="of:=[$QUANTITIES.D65]*[$'SPECIFIC ACTIVITIES'.G35]" office:value-type="float" office:value="129.36" calcext:value-type="float">
            <text:p>1.29E+02</text:p>
          </table:table-cell>
          <table:table-cell table:style-name="ce114" table:formula="of:=[$QUANTITIES.D65]*[$'SPECIFIC ACTIVITIES'.H35]" office:value-type="float" office:value="12.474" calcext:value-type="float">
            <text:p>1.25E+01</text:p>
          </table:table-cell>
          <table:table-cell table:number-columns-repeated="1017"/>
        </table:table-row>
        <table:table-row table:style-name="ro3">
          <table:table-cell table:style-name="ce160"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81:.D81])" office:value-type="float" office:value="49.665" calcext:value-type="float">
            <text:p>4.97E+01</text:p>
          </table:table-cell>
          <table:table-cell table:style-name="ce545" table:formula="of:=SUM([.E81:.E81])" office:value-type="float" office:value="6.93" calcext:value-type="float">
            <text:p>6.93E+00</text:p>
          </table:table-cell>
          <table:table-cell table:style-name="ce545" table:formula="of:=SUM([.F81:.F81])" office:value-type="float" office:value="129.36" calcext:value-type="float">
            <text:p>1.29E+02</text:p>
          </table:table-cell>
          <table:table-cell table:style-name="ce545" table:formula="of:=SUM([.G81:.G81])" office:value-type="float" office:value="12.474" calcext:value-type="float">
            <text:p>1.25E+01</text:p>
          </table:table-cell>
          <table:table-cell table:number-columns-repeated="1017"/>
        </table:table-row>
        <table:table-row table:style-name="ro15">
          <table:table-cell table:style-name="ce455" office:value-type="string" calcext:value-type="string">
            <text:p>PEDESTAL</text:p>
          </table:table-cell>
          <table:table-cell table:style-name="ce211" office:value-type="string" calcext:value-type="string">
            <text:p>Steel S275</text:p>
          </table:table-cell>
          <table:table-cell table:style-name="ce44" office:value-type="string" calcext:value-type="string">
            <text:p>PRYCON</text:p>
          </table:table-cell>
          <table:table-cell table:style-name="ce114" table:formula="of:=[$QUANTITIES.D66]*[$'SPECIFIC ACTIVITIES'.E38]" office:value-type="float" office:value="358.08" calcext:value-type="float">
            <text:p>3.58E+02</text:p>
          </table:table-cell>
          <table:table-cell table:style-name="ce114" table:formula="of:=[$QUANTITIES.D66]*[$'SPECIFIC ACTIVITIES'.F38]" office:value-type="float" office:value="537.12" calcext:value-type="float">
            <text:p>5.37E+02</text:p>
          </table:table-cell>
          <table:table-cell table:style-name="ce114" table:formula="of:=[$QUANTITIES.D66]*[$'SPECIFIC ACTIVITIES'.G38]" office:value-type="float" office:value="954.88" calcext:value-type="float">
            <text:p>9.55E+02</text:p>
          </table:table-cell>
          <table:table-cell table:style-name="ce114" table:formula="of:=[$QUANTITIES.D66]*[$'SPECIFIC ACTIVITIES'.H38]" office:value-type="float" office:value="504.296" calcext:value-type="float">
            <text:p>5.04E+02</text:p>
          </table:table-cell>
          <table:table-cell table:number-columns-repeated="1017"/>
        </table:table-row>
        <table:table-row table:style-name="ro28">
          <table:table-cell table:style-name="ce160"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83:.D83])" office:value-type="float" office:value="358.08" calcext:value-type="float">
            <text:p>3.58E+02</text:p>
          </table:table-cell>
          <table:table-cell table:style-name="ce545" table:formula="of:=SUM([.E83:.E83])" office:value-type="float" office:value="537.12" calcext:value-type="float">
            <text:p>5.37E+02</text:p>
          </table:table-cell>
          <table:table-cell table:style-name="ce545" table:formula="of:=SUM([.F83:.F83])" office:value-type="float" office:value="954.88" calcext:value-type="float">
            <text:p>9.55E+02</text:p>
          </table:table-cell>
          <table:table-cell table:style-name="ce545" table:formula="of:=SUM([.G83:.G83])" office:value-type="float" office:value="504.296" calcext:value-type="float">
            <text:p>5.04E+02</text:p>
          </table:table-cell>
          <table:table-cell table:number-columns-repeated="1017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8">
          <table:table-cell table:style-name="Default" table:number-columns-repeated="7"/>
          <table:table-cell table:number-columns-repeated="1017"/>
        </table:table-row>
        <table:table-row table:style-name="ro50">
          <table:table-cell table:style-name="Default" table:number-columns-repeated="7"/>
          <table:table-cell table:number-columns-repeated="1017"/>
        </table:table-row>
        <table:table-row table:style-name="ro38">
          <table:table-cell table:style-name="ce466"/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467"/>
          <table:table-cell table:style-name="Default" table:number-columns-repeated="6"/>
          <table:table-cell table:number-columns-repeated="1017"/>
        </table:table-row>
        <table:table-row table:style-name="ro42">
          <table:table-cell table:style-name="Default" table:number-columns-repeated="7"/>
          <table:table-cell table:number-columns-repeated="1017"/>
        </table:table-row>
        <table:table-row table:style-name="ro40">
          <table:table-cell table:style-name="Default" table:number-columns-repeated="7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82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8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212"/>
          <table:table-cell table:style-name="ce54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52"/>
          <table:table-cell table:style-name="ce18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7"/>
          <table:table-cell table:style-name="ce52"/>
          <table:table-cell table:style-name="ce18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468" table:number-columns-repeated="7"/>
          <table:table-cell table:number-columns-repeated="1017"/>
        </table:table-row>
        <table:table-row table:style-name="ro3">
          <table:table-cell table:style-name="ce174"/>
          <table:table-cell table:style-name="ce176"/>
          <table:table-cell table:style-name="ce177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468" table:number-columns-repeated="7"/>
          <table:table-cell table:number-columns-repeated="1017"/>
        </table:table-row>
        <table:table-row table:style-name="ro3">
          <table:table-cell table:style-name="ce174"/>
          <table:table-cell table:style-name="ce175"/>
          <table:table-cell table:style-name="ce177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18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177"/>
          <table:table-cell table:style-name="ce175"/>
          <table:table-cell table:style-name="ce178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62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4"/>
          <table:table-cell table:style-name="ce6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55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8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175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6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8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7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/>
          <table:table-cell table:style-name="ce54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473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473"/>
          <table:table-cell table:style-name="ce179"/>
          <table:table-cell table:style-name="ce62"/>
          <table:table-cell table:style-name="ce556" table:number-columns-repeated="4"/>
          <table:table-cell table:number-columns-repeated="1017"/>
        </table:table-row>
        <table:table-row table:style-name="ro3">
          <table:table-cell table:style-name="ce473"/>
          <table:table-cell table:style-name="ce175"/>
          <table:table-cell table:style-name="ce62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173"/>
          <table:table-cell table:style-name="ce52"/>
          <table:table-cell table:style-name="ce18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4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556" table:number-columns-repeated="4"/>
          <table:table-cell table:number-columns-repeated="1017"/>
        </table:table-row>
        <table:table-row table:style-name="ro3">
          <table:table-cell table:style-name="ce62"/>
          <table:table-cell table:style-name="ce175"/>
          <table:table-cell table:style-name="ce178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62"/>
          <table:table-cell table:style-name="ce179"/>
          <table:table-cell table:style-name="ce62"/>
          <table:table-cell table:style-name="ce556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178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2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178"/>
          <table:table-cell table:style-name="ce175"/>
          <table:table-cell table:style-name="ce178"/>
          <table:table-cell table:style-name="ce555" table:number-columns-repeated="4"/>
          <table:table-cell table:number-columns-repeated="1017"/>
        </table:table-row>
        <table:table-row table:style-name="ro3">
          <table:table-cell table:style-name="ce82"/>
          <table:table-cell table:style-name="ce54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18" table:number-columns-repeated="2"/>
          <table:table-cell table:style-name="ce411" table:number-columns-repeated="4"/>
          <table:table-cell table:number-columns-repeated="1017"/>
        </table:table-row>
        <table:table-row table:style-name="ro3">
          <table:table-cell table:style-name="ce178"/>
          <table:table-cell table:style-name="ce468" table:number-columns-repeated="6"/>
          <table:table-cell table:number-columns-repeated="1017"/>
        </table:table-row>
        <table:table-row table:style-name="ro3">
          <table:table-cell table:style-name="ce179" table:number-columns-repeated="7"/>
          <table:table-cell table:number-columns-repeated="1017"/>
        </table:table-row>
        <table:table-row table:style-name="ro3">
          <table:table-cell table:style-name="ce179"/>
          <table:table-cell table:style-name="ce175"/>
          <table:table-cell table:style-name="ce178"/>
          <table:table-cell table:style-name="ce555" table:number-columns-repeated="4"/>
          <table:table-cell table:number-columns-repeated="1017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CTION FACTORS" table:style-name="ta5" table:print-ranges="'REJECTION FACTORS'.A1:'REJECTION FACTORS'.M97">
        <table:table-column table:style-name="co26" table:number-columns-repeated="2" table:default-cell-style-name="Default"/>
        <table:table-column table:style-name="co26" table:default-cell-style-name="ce581"/>
        <table:table-column table:style-name="co26" table:default-cell-style-name="ce583"/>
        <table:table-column table:style-name="co26" table:default-cell-style-name="ce581"/>
        <table:table-column table:style-name="co26" table:default-cell-style-name="ce583"/>
        <table:table-column table:style-name="co26" table:number-columns-repeated="3" table:default-cell-style-name="Default"/>
        <table:table-column table:style-name="co26" table:default-cell-style-name="ce581"/>
        <table:table-column table:style-name="co26" table:default-cell-style-name="ce583"/>
        <table:table-column table:style-name="co26" table:default-cell-style-name="ce581"/>
        <table:table-column table:style-name="co26" table:default-cell-style-name="ce583"/>
        <table:table-row table:style-name="ro51">
          <table:table-cell table:style-name="ce358" office:value-type="string" calcext:value-type="string" table:number-columns-spanned="13" table:number-rows-spanned="1">
            <text:p>EXTRAPOLATED REJECTION FACTORS</text:p>
          </table:table-cell>
          <table:covered-table-cell table:number-columns-repeated="12" table:style-name="ce571"/>
        </table:table-row>
        <table:table-row table:style-name="ro52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Default" table:number-columns-repeated="4"/>
          <table:table-cell table:style-name="ce588" office:value-type="string" calcext:value-type="string" table:number-columns-spanned="2" table:number-rows-spanned="1">
            <text:p>ALGORITHMS</text:p>
          </table:table-cell>
          <table:covered-table-cell table:style-name="ce592"/>
          <table:table-cell table:style-name="ce596" office:value-type="string" calcext:value-type="string" table:number-columns-spanned="4" table:number-rows-spanned="1">
            <text:p>NEXT100 15atm</text:p>
          </table:table-cell>
          <table:covered-table-cell table:style-name="ce601"/>
          <table:covered-table-cell table:style-name="ce606"/>
          <table:covered-table-cell table:style-name="Default"/>
          <table:table-cell table:style-name="Default"/>
        </table:table-row>
        <table:table-row table:style-name="ro52">
          <table:table-cell table:number-columns-repeated="2"/>
          <table:table-cell table:style-name="Default" table:number-columns-repeated="4"/>
          <table:table-cell table:style-name="ce1048" office:value-type="string" calcext:value-type="string" table:number-columns-spanned="2" table:number-rows-spanned="1">
            <text:p>True Ewin Filter</text:p>
          </table:table-cell>
          <table:covered-table-cell table:style-name="ce593"/>
          <table:table-cell table:style-name="ce597" office:value-type="string" calcext:value-type="string" table:number-columns-spanned="2" table:number-rows-spanned="1">
            <text:p>[ 2.3 , 3.0 ] MeV</text:p>
          </table:table-cell>
          <table:covered-table-cell table:style-name="ce602"/>
          <table:table-cell table:style-name="ce574" table:number-columns-spanned="2" table:number-rows-spanned="1"/>
          <table:covered-table-cell table:style-name="ce610"/>
          <table:table-cell table:style-name="ce613"/>
        </table:table-row>
        <table:table-row table:style-name="ro52">
          <table:table-cell table:number-columns-repeated="2"/>
          <table:table-cell table:style-name="ce574" office:value-type="string" calcext:value-type="string" table:number-columns-spanned="2" table:number-rows-spanned="1">
            <text:p>0nuBB</text:p>
          </table:table-cell>
          <table:covered-table-cell table:style-name="ce584"/>
          <table:table-cell table:style-name="Default" table:number-columns-repeated="2"/>
          <table:table-cell table:style-name="ce1048" office:value-type="string" calcext:value-type="string" table:number-columns-spanned="2" table:number-rows-spanned="1">
            <text:p>Fiducial Filter</text:p>
          </table:table-cell>
          <table:covered-table-cell table:style-name="ce593"/>
          <table:table-cell table:style-name="ce1057" office:value-type="string" calcext:value-type="string" table:number-columns-spanned="2" table:number-rows-spanned="1">
            <text:p>Void Gap = 2. cm</text:p>
          </table:table-cell>
          <table:covered-table-cell table:style-name="ce1062"/>
          <table:table-cell table:style-name="ce1057" office:value-type="string" calcext:value-type="string" table:number-columns-spanned="2" table:number-rows-spanned="1">
            <text:p>Minimum Energy Veto = 10 KeV</text:p>
          </table:table-cell>
          <table:covered-table-cell table:style-name="ce611"/>
          <table:table-cell table:style-name="Default"/>
        </table:table-row>
        <table:table-row table:style-name="ro52">
          <table:table-cell table:number-columns-repeated="2"/>
          <table:table-cell table:style-name="ce575"/>
          <table:table-cell table:style-name="ce585"/>
          <table:table-cell table:style-name="Default" table:number-columns-repeated="2"/>
          <table:table-cell table:style-name="ce1048" office:value-type="string" calcext:value-type="string" table:number-columns-spanned="2" table:number-rows-spanned="1">
            <text:p>Energy Smearing</text:p>
          </table:table-cell>
          <table:covered-table-cell table:style-name="ce593"/>
          <table:table-cell table:style-name="ce1057" office:value-type="string" calcext:value-type="string" table:number-columns-spanned="2" table:number-rows-spanned="1">
            <text:p>0,7% FWHM @ QBB</text:p>
          </table:table-cell>
          <table:covered-table-cell table:style-name="ce1062"/>
          <table:table-cell table:style-name="ce607" table:number-columns-spanned="2" table:number-rows-spanned="1"/>
          <table:covered-table-cell table:style-name="ce611"/>
          <table:table-cell table:style-name="Default"/>
        </table:table-row>
        <table:table-row table:style-name="ro52"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76" office:value-type="float" office:value="1000000" calcext:value-type="float">
            <text:p>1.00E+006</text:p>
          </table:table-cell>
          <table:table-cell table:style-name="ce576" office:value-type="float" office:value="1" calcext:value-type="float">
            <text:p>1.00E+000</text:p>
          </table:table-cell>
          <table:table-cell table:style-name="Default" table:number-columns-repeated="2"/>
          <table:table-cell table:style-name="ce1048" office:value-type="string" calcext:value-type="string" table:number-columns-spanned="2" table:number-rows-spanned="1">
            <text:p>Smeared Energy Filter</text:p>
          </table:table-cell>
          <table:covered-table-cell table:style-name="ce593"/>
          <table:table-cell table:style-name="ce1057" office:value-type="string" calcext:value-type="string" table:number-columns-spanned="2" table:number-rows-spanned="1">
            <text:p>[ 2.4 , 2.5 ] MeV</text:p>
          </table:table-cell>
          <table:covered-table-cell table:style-name="ce1062"/>
          <table:table-cell table:style-name="ce607" table:number-columns-spanned="2" table:number-rows-spanned="1"/>
          <table:covered-table-cell table:style-name="ce611"/>
          <table:table-cell table:style-name="Default"/>
        </table:table-row>
        <table:table-row table:style-name="ro52">
          <table:table-cell table:style-name="ce569" office:value-type="string" calcext:value-type="string" table:number-columns-spanned="2" table:number-rows-spanned="1">
            <text:p>Fiducials</text:p>
          </table:table-cell>
          <table:covered-table-cell table:style-name="ce572"/>
          <table:table-cell table:style-name="ce577" office:value-type="float" office:value="675866" calcext:value-type="float">
            <text:p>675866</text:p>
          </table:table-cell>
          <table:table-cell table:style-name="ce576" office:value-type="float" office:value="0.676" calcext:value-type="float">
            <text:p>6.76E-001</text:p>
          </table:table-cell>
          <table:table-cell table:style-name="Default" table:number-columns-repeated="2"/>
          <table:table-cell table:style-name="ce1048" office:value-type="string" calcext:value-type="string" table:number-columns-spanned="2" table:number-rows-spanned="1">
            <text:p>TrackPaolinaBuilder</text:p>
          </table:table-cell>
          <table:covered-table-cell table:style-name="ce593"/>
          <table:table-cell table:style-name="ce1057" office:value-type="string" calcext:value-type="string" table:number-columns-spanned="2" table:number-rows-spanned="1">
            <text:p>[10,10,5] mm</text:p>
          </table:table-cell>
          <table:covered-table-cell table:style-name="ce1062"/>
          <table:table-cell table:style-name="ce1057" office:value-type="string" calcext:value-type="string" table:number-columns-spanned="2" table:number-rows-spanned="1">
            <text:p>Min. Energy = 10 KeV</text:p>
          </table:table-cell>
          <table:covered-table-cell table:style-name="ce611"/>
          <table:table-cell table:style-name="Default"/>
        </table:table-row>
        <table:table-row table:style-name="ro52">
          <table:table-cell table:style-name="ce570" office:value-type="string" calcext:value-type="string" table:number-columns-spanned="2" table:number-rows-spanned="1">
            <text:p>True E [2.3,3.0]</text:p>
            <draw:frame table:end-cell-address="'REJECTION FACTORS'.A11" table:end-x="0.0791in" table:end-y="0.011in" draw:z-index="48" draw:style-name="gr1" draw:text-style-name="P1" svg:width="0.0787in" svg:height="0.1878in" svg:x="0.0004in" svg:y="0.0008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table:end-cell-address="'REJECTION FACTORS'.A11" table:end-x="0.0791in" table:end-y="0.011in" draw:z-index="49" draw:style-name="gr1" draw:text-style-name="P1" svg:width="0.0787in" svg:height="0.1878in" svg:x="0.0004in" svg:y="0.0008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covered-table-cell table:style-name="ce572"/>
          <table:table-cell table:style-name="ce577" office:value-type="float" office:value="675866" calcext:value-type="float">
            <text:p>675866</text:p>
          </table:table-cell>
          <table:table-cell table:style-name="ce576" office:value-type="float" office:value="0.676" calcext:value-type="float">
            <text:p>6.76E-001</text:p>
          </table:table-cell>
          <table:table-cell table:style-name="Default" table:number-columns-repeated="2"/>
          <table:table-cell table:style-name="ce1048" office:value-type="string" calcext:value-type="string" table:number-columns-spanned="2" table:number-rows-spanned="1">
            <text:p>Track Filter</text:p>
          </table:table-cell>
          <table:covered-table-cell table:style-name="ce593"/>
          <table:table-cell table:style-name="ce1057" office:value-type="string" calcext:value-type="string" table:number-columns-spanned="2" table:number-rows-spanned="1">
            <text:p>1 Track</text:p>
          </table:table-cell>
          <table:covered-table-cell table:style-name="ce1062"/>
          <table:table-cell table:style-name="ce607" table:number-columns-spanned="2" table:number-rows-spanned="1"/>
          <table:covered-table-cell table:style-name="ce611"/>
          <table:table-cell table:style-name="Default"/>
        </table:table-row>
        <table:table-row table:style-name="ro52"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table:style-name="ce577" office:value-type="float" office:value="664089" calcext:value-type="float">
            <text:p>664089</text:p>
          </table:table-cell>
          <table:table-cell table:style-name="ce576" office:value-type="float" office:value="0.664" calcext:value-type="float">
            <text:p>6.64E-001</text:p>
          </table:table-cell>
          <table:table-cell table:style-name="Default" table:number-columns-repeated="2"/>
          <table:table-cell table:style-name="ce1048" office:value-type="string" calcext:value-type="string" table:number-columns-spanned="2" table:number-rows-spanned="2">
            <text:p>Simple Blob Filter</text:p>
          </table:table-cell>
          <table:covered-table-cell table:style-name="ce1053"/>
          <table:table-cell table:style-name="ce1057" office:value-type="string" calcext:value-type="string" table:number-columns-spanned="2" table:number-rows-spanned="2">
            <text:p>Blob Radius: 18 mm</text:p>
          </table:table-cell>
          <table:covered-table-cell table:style-name="ce1062"/>
          <table:table-cell table:style-name="ce1057" office:value-type="string" calcext:value-type="string" table:number-columns-spanned="2" table:number-rows-spanned="1">
            <text:p>Blob Eth: 0.35 MeV </text:p>
          </table:table-cell>
          <table:covered-table-cell table:style-name="ce611"/>
          <table:table-cell table:style-name="Default"/>
        </table:table-row>
        <table:table-row table:style-name="ro52"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table:style-name="ce577" office:value-type="float" office:value="476421" calcext:value-type="float">
            <text:p>476421</text:p>
          </table:table-cell>
          <table:table-cell table:style-name="ce576" office:value-type="float" office:value="0.476" calcext:value-type="float">
            <text:p>4.76E-001</text:p>
          </table:table-cell>
          <table:table-cell table:style-name="Default" table:number-columns-repeated="2"/>
          <table:covered-table-cell table:style-name="ce590"/>
          <table:covered-table-cell table:style-name="ce1053"/>
          <table:covered-table-cell table:style-name="ce1058"/>
          <table:covered-table-cell table:style-name="ce1062"/>
          <table:table-cell table:style-name="ce607" office:value-type="string" calcext:value-type="string" table:number-columns-spanned="2" table:number-rows-spanned="1">
            <text:p>Blob MinNumVxl: 0</text:p>
          </table:table-cell>
          <table:covered-table-cell table:style-name="ce611"/>
          <table:table-cell table:style-name="Default"/>
        </table:table-row>
        <table:table-row table:style-name="ro52"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table:style-name="ce577" office:value-type="float" office:value="353622" calcext:value-type="float">
            <text:p>353622</text:p>
          </table:table-cell>
          <table:table-cell table:style-name="ce576" office:value-type="float" office:value="0.354" calcext:value-type="float">
            <text:p>3.54E-001</text:p>
          </table:table-cell>
          <table:table-cell table:style-name="Default" table:number-columns-repeated="2"/>
          <table:table-cell table:style-name="ce1048" table:number-columns-spanned="2" table:number-rows-spanned="1"/>
          <table:covered-table-cell table:style-name="ce593"/>
          <table:table-cell table:style-name="ce1058"/>
          <table:table-cell table:style-name="ce1062"/>
          <table:table-cell table:style-name="ce608" table:number-columns-spanned="2" table:number-rows-spanned="1"/>
          <table:covered-table-cell table:style-name="ce611"/>
          <table:table-cell table:style-name="ce613"/>
        </table:table-row>
        <table:table-row table:style-name="ro52"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table:style-name="ce577" office:value-type="float" office:value="320480" calcext:value-type="float">
            <text:p>320480</text:p>
          </table:table-cell>
          <table:table-cell table:style-name="ce576" office:value-type="float" office:value="0.32" calcext:value-type="float">
            <text:p>3.20E-001</text:p>
          </table:table-cell>
          <table:table-cell table:style-name="Default" table:number-columns-repeated="2"/>
          <table:table-cell table:style-name="ce591" office:value-type="string" calcext:value-type="string" table:number-columns-spanned="2" table:number-rows-spanned="1">
            <text:p>ROI Filter</text:p>
          </table:table-cell>
          <table:covered-table-cell table:style-name="ce595"/>
          <table:table-cell table:style-name="ce600" office:value-type="string" calcext:value-type="string" table:number-columns-spanned="2" table:number-rows-spanned="1">
            <text:p>[ 2.448 , 2.477 ] MeV</text:p>
          </table:table-cell>
          <table:covered-table-cell table:style-name="ce604"/>
          <table:table-cell table:style-name="ce609" table:number-columns-spanned="2" table:number-rows-spanned="1"/>
          <table:covered-table-cell table:style-name="ce612"/>
          <table:table-cell table:style-name="ce613"/>
        </table:table-row>
        <table:table-row table:style-name="ro52" table:number-rows-repeated="6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2">
          <table:table-cell table:number-columns-repeated="2"/>
          <table:table-cell table:style-name="ce578" office:value-type="string" calcext:value-type="string" table:number-columns-spanned="4" table:number-rows-spanned="1">
            <text:p>CARRIER PLATE</text:p>
          </table:table-cell>
          <table:covered-table-cell table:number-columns-repeated="2" table:style-name="ce586"/>
          <table:covered-table-cell table:style-name="ce584"/>
          <table:table-cell table:number-columns-repeated="3"/>
          <table:table-cell table:style-name="ce578" office:value-type="string" calcext:value-type="string" table:number-columns-spanned="4" table:number-rows-spanned="1">
            <text:p>DICE BOARDS</text:p>
          </table:table-cell>
          <table:covered-table-cell table:number-columns-repeated="2" table:style-name="ce586"/>
          <table:covered-table-cell table:style-name="ce584"/>
        </table:table-row>
        <table:table-row table:style-name="ro52">
          <table:table-cell table:number-columns-repeated="2"/>
          <table:table-cell table:style-name="ce575"/>
          <table:table-cell table:style-name="ce587" table:number-columns-repeated="2"/>
          <table:table-cell table:style-name="ce585"/>
          <table:table-cell table:number-columns-repeated="3"/>
          <table:table-cell table:style-name="ce575"/>
          <table:table-cell table:style-name="ce587" table:number-columns-repeated="2"/>
          <table:table-cell table:style-name="ce585"/>
        </table:table-row>
        <table:table-row table:style-name="ro53">
          <table:table-cell table:number-columns-repeated="2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  <table:table-cell table:number-columns-repeated="3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5"/>
          <table:table-cell table:style-name="ce575"/>
          <table:table-cell table:style-name="ce585"/>
          <table:table-cell table:number-columns-repeated="3"/>
          <table:table-cell table:style-name="ce575"/>
          <table:table-cell table:style-name="ce585"/>
          <table:table-cell table:style-name="ce575"/>
          <table:table-cell table:style-name="ce585"/>
        </table:table-row>
        <table:table-row table:style-name="ro54"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0" office:value-type="float" office:value="1000000000" calcext:value-type="float">
            <text:p>1.00E+009</text:p>
          </table:table-cell>
          <table:table-cell table:formula="of:=[.C25]/1000000000" office:value-type="float" office:value="1" calcext:value-type="float">
            <text:p>1.00E+000</text:p>
          </table:table-cell>
          <table:table-cell table:style-name="ce580" office:value-type="float" office:value="1000000000" calcext:value-type="float">
            <text:p>1.00E+009</text:p>
          </table:table-cell>
          <table:table-cell table:formula="of:=[.E25]/1000000000" office:value-type="float" office:value="1" calcext:value-type="float">
            <text:p>1.00E+000</text:p>
          </table:table-cell>
          <table:table-cell/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0" office:value-type="float" office:value="1000000000" calcext:value-type="float">
            <text:p>1.00E+009</text:p>
          </table:table-cell>
          <table:table-cell table:formula="of:=[.J25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L25]/1000000000" office:value-type="float" office:value="1" calcext:value-type="float">
            <text:p>1.00E+000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A28" table:end-x="0.0791in" table:end-y="0.0028in" draw:z-index="42" draw:style-name="gr1" draw:text-style-name="P1" svg:width="0.0787in" svg:height="0.1953in" svg:x="0.0004in" svg:y="0.1575in">
              <draw:object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  <draw:frame table:end-cell-address="'REJECTION FACTORS'.A28" table:end-x="0.0791in" table:end-y="0.0028in" draw:z-index="43" draw:style-name="gr1" draw:text-style-name="P1" svg:width="0.0787in" svg:height="0.1953in" svg:x="0.0004in" svg:y="0.1575in">
              <draw:object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covered-table-cell table:style-name="ce572"/>
          <table:table-cell office:value-type="float" office:value="1782788" calcext:value-type="float">
            <text:p>1782788</text:p>
          </table:table-cell>
          <table:table-cell table:formula="of:=[.C26]/1000000000" office:value-type="float" office:value="0.001782788" calcext:value-type="float">
            <text:p>1.78E-003</text:p>
          </table:table-cell>
          <table:table-cell office:value-type="float" office:value="21727" calcext:value-type="float">
            <text:p>21727</text:p>
          </table:table-cell>
          <table:table-cell table:formula="of:=[.E26]/1000000000" office:value-type="float" office:value="0.000021727" calcext:value-type="float">
            <text:p>2.17E-005</text:p>
          </table:table-cell>
          <table:table-cell/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H27" table:end-x="0.0795in" table:end-y="0.1646in" draw:z-index="44" draw:style-name="gr1" draw:text-style-name="P1" svg:width="0.0787in" svg:height="0.1823in" svg:x="0.0008in" svg:y="0.1575in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table:end-cell-address="'REJECTION FACTORS'.H27" table:end-x="0.0795in" table:end-y="0.1646in" draw:z-index="45" draw:style-name="gr1" draw:text-style-name="P1" svg:width="0.0787in" svg:height="0.1823in" svg:x="0.0008in" svg:y="0.1575in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  <draw:frame table:end-cell-address="'REJECTION FACTORS'.H27" table:end-x="0.0795in" table:end-y="0.1634in" draw:z-index="46" draw:style-name="gr1" draw:text-style-name="P1" svg:width="0.0787in" svg:height="0.1823in" svg:x="0.0008in" svg:y="0.1563in">
              <draw:object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  <draw:frame table:end-cell-address="'REJECTION FACTORS'.H27" table:end-x="0.0795in" table:end-y="0.1634in" draw:z-index="47" draw:style-name="gr1" draw:text-style-name="P1" svg:width="0.0787in" svg:height="0.1823in" svg:x="0.0008in" svg:y="0.1563in">
              <draw:object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covered-table-cell table:style-name="ce572"/>
          <table:table-cell office:value-type="float" office:value="10283809" calcext:value-type="float">
            <text:p>10283809</text:p>
          </table:table-cell>
          <table:table-cell table:formula="of:=[.J26]/1000000000" office:value-type="float" office:value="0.010283809" calcext:value-type="float">
            <text:p>1.03E-002</text:p>
          </table:table-cell>
          <table:table-cell office:value-type="float" office:value="131769" calcext:value-type="float">
            <text:p>131769</text:p>
          </table:table-cell>
          <table:table-cell table:formula="of:=[.L26]/1000000000" office:value-type="float" office:value="0.000131769" calcext:value-type="float">
            <text:p>1.32E-004</text:p>
          </table:table-cell>
        </table:table-row>
        <table:table-row table:style-name="ro54">
          <table:table-cell table:style-name="ce570" office:value-type="string" calcext:value-type="string" table:number-columns-spanned="2" table:number-rows-spanned="1">
            <text:p>True E [2.3,3.0]</text:p>
            <draw:frame table:end-cell-address="'REJECTION FACTORS'.A28" table:end-x="0.0791in" table:end-y="0.011in" draw:z-index="40" draw:style-name="gr1" draw:text-style-name="P1" svg:width="0.0787in" svg:height="0.1854in" svg:x="0.0004in" svg:y="0.0004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frame table:end-cell-address="'REJECTION FACTORS'.A28" table:end-x="0.0791in" table:end-y="0.011in" draw:z-index="41" draw:style-name="gr1" draw:text-style-name="P1" svg:width="0.0787in" svg:height="0.1854in" svg:x="0.0004in" svg:y="0.0004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covered-table-cell table:style-name="ce572"/>
          <table:table-cell office:value-type="float" office:value="1756906" calcext:value-type="float">
            <text:p>1756906</text:p>
          </table:table-cell>
          <table:table-cell table:formula="of:=[.C27]/1000000000" office:value-type="float" office:value="0.001756906" calcext:value-type="float">
            <text:p>1.76E-003</text:p>
          </table:table-cell>
          <table:table-cell office:value-type="float" office:value="21536" calcext:value-type="float">
            <text:p>21536</text:p>
          </table:table-cell>
          <table:table-cell table:formula="of:=[.E27]/1000000000" office:value-type="float" office:value="0.000021536" calcext:value-type="float">
            <text:p>2.15E-005</text:p>
          </table:table-cell>
          <table:table-cell/>
          <table:table-cell table:style-name="ce570" office:value-type="string" calcext:value-type="string" table:number-columns-spanned="2" table:number-rows-spanned="1">
            <text:p>True E [2.3,3.0]</text:p>
          </table:table-cell>
          <table:covered-table-cell table:style-name="ce572"/>
          <table:table-cell office:value-type="float" office:value="9818505" calcext:value-type="float">
            <text:p>9818505</text:p>
          </table:table-cell>
          <table:table-cell table:formula="of:=[.J27]/1000000000" office:value-type="float" office:value="0.009818505" calcext:value-type="float">
            <text:p>9.82E-003</text:p>
          </table:table-cell>
          <table:table-cell office:value-type="float" office:value="130639" calcext:value-type="float">
            <text:p>130639</text:p>
          </table:table-cell>
          <table:table-cell table:formula="of:=[.L27]/1000000000" office:value-type="float" office:value="0.000130639" calcext:value-type="float">
            <text:p>1.31E-004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214207" calcext:value-type="float">
            <text:p>214207</text:p>
          </table:table-cell>
          <table:table-cell table:formula="of:=[.C28]/1000000000" office:value-type="float" office:value="0.000214207" calcext:value-type="float">
            <text:p>2.14E-004</text:p>
          </table:table-cell>
          <table:table-cell office:value-type="float" office:value="15927" calcext:value-type="float">
            <text:p>15927</text:p>
          </table:table-cell>
          <table:table-cell table:formula="of:=[.E28]/1000000000" office:value-type="float" office:value="0.000015927" calcext:value-type="float">
            <text:p>1.59E-005</text:p>
          </table:table-cell>
          <table:table-cell/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1320409" calcext:value-type="float">
            <text:p>1320409</text:p>
          </table:table-cell>
          <table:table-cell table:formula="of:=[.J28]/1000000000" office:value-type="float" office:value="0.001320409" calcext:value-type="float">
            <text:p>1.32E-003</text:p>
          </table:table-cell>
          <table:table-cell office:value-type="float" office:value="94672" calcext:value-type="float">
            <text:p>94672</text:p>
          </table:table-cell>
          <table:table-cell table:formula="of:=[.L28]/1000000000" office:value-type="float" office:value="0.000094672" calcext:value-type="float">
            <text:p>9.47E-005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9123" calcext:value-type="float">
            <text:p>9123</text:p>
          </table:table-cell>
          <table:table-cell table:formula="of:=[.C29]/1000000000" office:value-type="float" office:value="0.000009123" calcext:value-type="float">
            <text:p>9.12E-006</text:p>
          </table:table-cell>
          <table:table-cell office:value-type="float" office:value="1846" calcext:value-type="float">
            <text:p>1846</text:p>
          </table:table-cell>
          <table:table-cell table:formula="of:=[.E29]/1000000000" office:value-type="float" office:value="0.000001846" calcext:value-type="float">
            <text:p>1.85E-006</text:p>
          </table:table-cell>
          <table:table-cell/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28668" calcext:value-type="float">
            <text:p>28668</text:p>
          </table:table-cell>
          <table:table-cell table:formula="of:=[.J29]/1000000000" office:value-type="float" office:value="0.000028668" calcext:value-type="float">
            <text:p>2.87E-005</text:p>
          </table:table-cell>
          <table:table-cell office:value-type="float" office:value="10420" calcext:value-type="float">
            <text:p>10420</text:p>
          </table:table-cell>
          <table:table-cell table:formula="of:=[.L29]/1000000000" office:value-type="float" office:value="0.00001042" calcext:value-type="float">
            <text:p>1.04E-005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994" calcext:value-type="float">
            <text:p>994</text:p>
          </table:table-cell>
          <table:table-cell table:formula="of:=[.C30]/1000000000" office:value-type="float" office:value="0.000000994" calcext:value-type="float">
            <text:p>9.94E-007</text:p>
          </table:table-cell>
          <table:table-cell office:value-type="float" office:value="159" calcext:value-type="float">
            <text:p>159</text:p>
          </table:table-cell>
          <table:table-cell table:formula="of:=[.E30]/1000000000" office:value-type="float" office:value="0.000000159" calcext:value-type="float">
            <text:p>1.59E-007</text:p>
          </table:table-cell>
          <table:table-cell/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3271" calcext:value-type="float">
            <text:p>3271</text:p>
          </table:table-cell>
          <table:table-cell table:formula="of:=[.J30]/1000000000" office:value-type="float" office:value="0.000003271" calcext:value-type="float">
            <text:p>3.27E-006</text:p>
          </table:table-cell>
          <table:table-cell office:value-type="float" office:value="1054" calcext:value-type="float">
            <text:p>1054</text:p>
          </table:table-cell>
          <table:table-cell table:formula="of:=[.L30]/1000000000" office:value-type="float" office:value="0.000001054" calcext:value-type="float">
            <text:p>1.05E-006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table:style-name="ce582" office:value-type="float" office:value="176" calcext:value-type="float">
            <text:p>176</text:p>
          </table:table-cell>
          <table:table-cell table:formula="of:=[.C31]/1000000000" office:value-type="float" office:value="0.000000176" calcext:value-type="float">
            <text:p>1.76E-007</text:p>
          </table:table-cell>
          <table:table-cell office:value-type="float" office:value="70.7" calcext:value-type="float">
            <text:p>70.7</text:p>
          </table:table-cell>
          <table:table-cell table:formula="of:=[.E31]/1000000000" office:value-type="float" office:value="0.0000000707" calcext:value-type="float">
            <text:p>7.07E-008</text:p>
          </table:table-cell>
          <table:table-cell/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499" calcext:value-type="float">
            <text:p>499</text:p>
          </table:table-cell>
          <table:table-cell table:formula="of:=[.J31]/1000000000" office:value-type="float" office:value="0.000000499" calcext:value-type="float">
            <text:p>4.99E-007</text:p>
          </table:table-cell>
          <table:table-cell office:value-type="float" office:value="468" calcext:value-type="float">
            <text:p>468</text:p>
          </table:table-cell>
          <table:table-cell table:formula="of:=[.L31]/1000000000" office:value-type="float" office:value="0.000000468" calcext:value-type="float">
            <text:p>4.68E-007</text:p>
          </table:table-cell>
        </table:table-row>
        <table:table-row table:style-name="ro54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4">
          <table:table-cell table:number-columns-repeated="2"/>
          <table:table-cell table:style-name="ce578" office:value-type="string" calcext:value-type="string" table:number-columns-spanned="4" table:number-rows-spanned="1">
            <text:p>ENCLOSURE BODIES</text:p>
          </table:table-cell>
          <table:covered-table-cell table:number-columns-repeated="2" table:style-name="ce586"/>
          <table:covered-table-cell table:style-name="ce584"/>
          <table:table-cell table:number-columns-repeated="3"/>
          <table:table-cell table:style-name="ce578" office:value-type="string" calcext:value-type="string" table:number-columns-spanned="4" table:number-rows-spanned="1">
            <text:p>ENCLOSURE WINDOWS</text:p>
          </table:table-cell>
          <table:covered-table-cell table:number-columns-repeated="2" table:style-name="ce586"/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7" table:number-columns-repeated="2"/>
          <table:table-cell table:style-name="ce585"/>
          <table:table-cell table:number-columns-repeated="3"/>
          <table:table-cell table:style-name="ce575"/>
          <table:table-cell table:style-name="ce587" table:number-columns-repeated="2"/>
          <table:table-cell table:style-name="ce585"/>
        </table:table-row>
        <table:table-row table:style-name="ro53">
          <table:table-cell table:number-columns-repeated="2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  <table:table-cell table:number-columns-repeated="3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5"/>
          <table:table-cell table:style-name="ce575"/>
          <table:table-cell table:style-name="ce585"/>
          <table:table-cell table:number-columns-repeated="3"/>
          <table:table-cell table:style-name="ce575"/>
          <table:table-cell table:style-name="ce585"/>
          <table:table-cell table:style-name="ce575"/>
          <table:table-cell table:style-name="ce585"/>
        </table:table-row>
        <table:table-row table:style-name="ro54"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C38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E38]/1000000000" office:value-type="float" office:value="1" calcext:value-type="float">
            <text:p>1.00E+000</text:p>
          </table:table-cell>
          <table:table-cell/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J38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L38]/1000000000" office:value-type="float" office:value="1" calcext:value-type="float">
            <text:p>1.00E+000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A41" table:end-x="0.0791in" table:end-y="0.0024in" draw:z-index="34" draw:style-name="gr1" draw:text-style-name="P1" svg:width="0.0787in" svg:height="0.1953in" svg:x="0.0004in" svg:y="0.1571in">
              <draw:object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  <draw:frame table:end-cell-address="'REJECTION FACTORS'.A41" table:end-x="0.0791in" table:end-y="0.0024in" draw:z-index="35" draw:style-name="gr1" draw:text-style-name="P1" svg:width="0.0787in" svg:height="0.1953in" svg:x="0.0004in" svg:y="0.1571in">
              <draw:object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covered-table-cell table:style-name="ce572"/>
          <table:table-cell office:value-type="float" office:value="1565681" calcext:value-type="float">
            <text:p>1565681</text:p>
          </table:table-cell>
          <table:table-cell table:formula="of:=[.C39]/1000000000" office:value-type="float" office:value="0.001565681" calcext:value-type="float">
            <text:p>1.57E-003</text:p>
          </table:table-cell>
          <table:table-cell office:value-type="float" office:value="19227" calcext:value-type="float">
            <text:p>19227</text:p>
          </table:table-cell>
          <table:table-cell table:formula="of:=[.E39]/1000000000" office:value-type="float" office:value="0.000019227" calcext:value-type="float">
            <text:p>1.92E-005</text:p>
          </table:table-cell>
          <table:table-cell/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H40" table:end-x="0.0795in" table:end-y="0.165in" draw:z-index="36" draw:style-name="gr1" draw:text-style-name="P1" svg:width="0.0787in" svg:height="0.1823in" svg:x="0.0008in" svg:y="0.1579in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  <draw:frame table:end-cell-address="'REJECTION FACTORS'.H40" table:end-x="0.0795in" table:end-y="0.165in" draw:z-index="37" draw:style-name="gr1" draw:text-style-name="P1" svg:width="0.0787in" svg:height="0.1823in" svg:x="0.0008in" svg:y="0.1579in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  <draw:frame table:end-cell-address="'REJECTION FACTORS'.H40" table:end-x="0.0795in" table:end-y="0.1634in" draw:z-index="38" draw:style-name="gr1" draw:text-style-name="P1" svg:width="0.0787in" svg:height="0.1823in" svg:x="0.0008in" svg:y="0.1563in">
              <draw:object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  <draw:frame table:end-cell-address="'REJECTION FACTORS'.H40" table:end-x="0.0795in" table:end-y="0.1634in" draw:z-index="39" draw:style-name="gr1" draw:text-style-name="P1" svg:width="0.0787in" svg:height="0.1823in" svg:x="0.0008in" svg:y="0.1563in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covered-table-cell table:style-name="ce572"/>
          <table:table-cell office:value-type="float" office:value="7733953" calcext:value-type="float">
            <text:p>7733953</text:p>
          </table:table-cell>
          <table:table-cell table:formula="of:=[.J39]/1000000000" office:value-type="float" office:value="0.007733953" calcext:value-type="float">
            <text:p>7.73E-003</text:p>
          </table:table-cell>
          <table:table-cell office:value-type="float" office:value="96015" calcext:value-type="float">
            <text:p>96015</text:p>
          </table:table-cell>
          <table:table-cell table:formula="of:=[.L39]/1000000000" office:value-type="float" office:value="0.000096015" calcext:value-type="float">
            <text:p>9.60E-005</text:p>
          </table:table-cell>
        </table:table-row>
        <table:table-row table:style-name="ro54">
          <table:table-cell table:style-name="ce570" office:value-type="string" calcext:value-type="string" table:number-columns-spanned="2" table:number-rows-spanned="1">
            <text:p>True E [2.3,3.0]</text:p>
            <draw:frame table:end-cell-address="'REJECTION FACTORS'.A41" table:end-x="0.0791in" table:end-y="0.011in" draw:z-index="32" draw:style-name="gr1" draw:text-style-name="P1" svg:width="0.0787in" svg:height="0.1846in" svg:x="0.0004in" svg:y="0.0012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table:end-cell-address="'REJECTION FACTORS'.A41" table:end-x="0.0791in" table:end-y="0.011in" draw:z-index="33" draw:style-name="gr1" draw:text-style-name="P1" svg:width="0.0787in" svg:height="0.1846in" svg:x="0.0004in" svg:y="0.0012in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covered-table-cell table:style-name="ce572"/>
          <table:table-cell office:value-type="float" office:value="1545441" calcext:value-type="float">
            <text:p>1545441</text:p>
          </table:table-cell>
          <table:table-cell table:formula="of:=[.C40]/1000000000" office:value-type="float" office:value="0.001545441" calcext:value-type="float">
            <text:p>1.55E-003</text:p>
          </table:table-cell>
          <table:table-cell office:value-type="float" office:value="19045" calcext:value-type="float">
            <text:p>19045</text:p>
          </table:table-cell>
          <table:table-cell table:formula="of:=[.E40]/1000000000" office:value-type="float" office:value="0.000019045" calcext:value-type="float">
            <text:p>1.90E-005</text:p>
          </table:table-cell>
          <table:table-cell/>
          <table:table-cell table:style-name="ce570" office:value-type="string" calcext:value-type="string" table:number-columns-spanned="2" table:number-rows-spanned="1">
            <text:p>True E [2.3,3.0]</text:p>
          </table:table-cell>
          <table:covered-table-cell table:style-name="ce572"/>
          <table:table-cell office:value-type="float" office:value="7469696" calcext:value-type="float">
            <text:p>7469696</text:p>
          </table:table-cell>
          <table:table-cell table:formula="of:=[.J40]/1000000000" office:value-type="float" office:value="0.007469696" calcext:value-type="float">
            <text:p>7.47E-003</text:p>
          </table:table-cell>
          <table:table-cell office:value-type="float" office:value="95171" calcext:value-type="float">
            <text:p>95171</text:p>
          </table:table-cell>
          <table:table-cell table:formula="of:=[.L40]/1000000000" office:value-type="float" office:value="0.000095171" calcext:value-type="float">
            <text:p>9.52E-005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183790" calcext:value-type="float">
            <text:p>183790</text:p>
          </table:table-cell>
          <table:table-cell table:formula="of:=[.C41]/1000000000" office:value-type="float" office:value="0.00018379" calcext:value-type="float">
            <text:p>1.84E-004</text:p>
          </table:table-cell>
          <table:table-cell office:value-type="float" office:value="14178" calcext:value-type="float">
            <text:p>14178</text:p>
          </table:table-cell>
          <table:table-cell table:formula="of:=[.E41]/1000000000" office:value-type="float" office:value="0.000014178" calcext:value-type="float">
            <text:p>1.42E-005</text:p>
          </table:table-cell>
          <table:table-cell/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942760" calcext:value-type="float">
            <text:p>942760</text:p>
          </table:table-cell>
          <table:table-cell table:formula="of:=[.J41]/1000000000" office:value-type="float" office:value="0.00094276" calcext:value-type="float">
            <text:p>9.43E-004</text:p>
          </table:table-cell>
          <table:table-cell office:value-type="float" office:value="70440" calcext:value-type="float">
            <text:p>70440</text:p>
          </table:table-cell>
          <table:table-cell table:formula="of:=[.L41]/1000000000" office:value-type="float" office:value="0.00007044" calcext:value-type="float">
            <text:p>7.04E-005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8046" calcext:value-type="float">
            <text:p>8046</text:p>
          </table:table-cell>
          <table:table-cell table:formula="of:=[.C42]/1000000000" office:value-type="float" office:value="0.000008046" calcext:value-type="float">
            <text:p>8.05E-006</text:p>
          </table:table-cell>
          <table:table-cell office:value-type="float" office:value="1695" calcext:value-type="float">
            <text:p>1695</text:p>
          </table:table-cell>
          <table:table-cell table:formula="of:=[.E42]/1000000000" office:value-type="float" office:value="0.000001695" calcext:value-type="float">
            <text:p>1.70E-006</text:p>
          </table:table-cell>
          <table:table-cell/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25317" calcext:value-type="float">
            <text:p>25317</text:p>
          </table:table-cell>
          <table:table-cell table:formula="of:=[.J42]/1000000000" office:value-type="float" office:value="0.000025317" calcext:value-type="float">
            <text:p>2.53E-005</text:p>
          </table:table-cell>
          <table:table-cell office:value-type="float" office:value="7928" calcext:value-type="float">
            <text:p>7928</text:p>
          </table:table-cell>
          <table:table-cell table:formula="of:=[.L42]/1000000000" office:value-type="float" office:value="0.000007928" calcext:value-type="float">
            <text:p>7.93E-006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908" calcext:value-type="float">
            <text:p>908</text:p>
          </table:table-cell>
          <table:table-cell table:formula="of:=[.C43]/1000000000" office:value-type="float" office:value="0.000000908" calcext:value-type="float">
            <text:p>9.08E-007</text:p>
          </table:table-cell>
          <table:table-cell office:value-type="float" office:value="192" calcext:value-type="float">
            <text:p>192</text:p>
          </table:table-cell>
          <table:table-cell table:formula="of:=[.E43]/1000000000" office:value-type="float" office:value="0.000000192" calcext:value-type="float">
            <text:p>1.92E-007</text:p>
          </table:table-cell>
          <table:table-cell/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2849" calcext:value-type="float">
            <text:p>2849</text:p>
          </table:table-cell>
          <table:table-cell table:formula="of:=[.J43]/1000000000" office:value-type="float" office:value="0.000002849" calcext:value-type="float">
            <text:p>2.85E-006</text:p>
          </table:table-cell>
          <table:table-cell office:value-type="float" office:value="817" calcext:value-type="float">
            <text:p>817</text:p>
          </table:table-cell>
          <table:table-cell table:formula="of:=[.L43]/1000000000" office:value-type="float" office:value="0.000000817" calcext:value-type="float">
            <text:p>8.17E-007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153" calcext:value-type="float">
            <text:p>153</text:p>
          </table:table-cell>
          <table:table-cell table:formula="of:=[.C44]/1000000000" office:value-type="float" office:value="0.000000153" calcext:value-type="float">
            <text:p>1.53E-007</text:p>
          </table:table-cell>
          <table:table-cell office:value-type="float" office:value="85.4" calcext:value-type="float">
            <text:p>85.4</text:p>
          </table:table-cell>
          <table:table-cell table:formula="of:=[.E44]/1000000000" office:value-type="float" office:value="0.0000000854" calcext:value-type="float">
            <text:p>8.54E-008</text:p>
          </table:table-cell>
          <table:table-cell/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416" calcext:value-type="float">
            <text:p>416</text:p>
          </table:table-cell>
          <table:table-cell table:formula="of:=[.J44]/1000000000" office:value-type="float" office:value="0.000000416" calcext:value-type="float">
            <text:p>4.16E-007</text:p>
          </table:table-cell>
          <table:table-cell office:value-type="float" office:value="382" calcext:value-type="float">
            <text:p>382</text:p>
          </table:table-cell>
          <table:table-cell table:formula="of:=[.L44]/1000000000" office:value-type="float" office:value="0.000000382" calcext:value-type="float">
            <text:p>3.82E-007</text:p>
          </table:table-cell>
        </table:table-row>
        <table:table-row table:style-name="ro54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4">
          <table:table-cell table:number-columns-repeated="2"/>
          <table:table-cell table:style-name="ce578" office:value-type="string" calcext:value-type="string" table:number-columns-spanned="4" table:number-rows-spanned="1">
            <text:p>FIELD CAGE</text:p>
          </table:table-cell>
          <table:covered-table-cell table:number-columns-repeated="2" table:style-name="ce586"/>
          <table:covered-table-cell table:style-name="ce584"/>
          <table:table-cell table:number-columns-repeated="3"/>
          <table:table-cell table:style-name="ce578" office:value-type="string" calcext:value-type="string" table:number-columns-spanned="4" table:number-rows-spanned="1">
            <text:p>INNER COPPER SHIELDING</text:p>
          </table:table-cell>
          <table:covered-table-cell table:number-columns-repeated="2" table:style-name="ce586"/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7" table:number-columns-repeated="2"/>
          <table:table-cell table:style-name="ce585"/>
          <table:table-cell table:number-columns-repeated="3"/>
          <table:table-cell table:style-name="ce575"/>
          <table:table-cell table:style-name="ce587" table:number-columns-repeated="2"/>
          <table:table-cell table:style-name="ce585"/>
        </table:table-row>
        <table:table-row table:style-name="ro53">
          <table:table-cell table:number-columns-repeated="2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  <table:table-cell table:number-columns-repeated="3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5"/>
          <table:table-cell table:style-name="ce575"/>
          <table:table-cell table:style-name="ce585"/>
          <table:table-cell table:number-columns-repeated="3"/>
          <table:table-cell table:style-name="ce575"/>
          <table:table-cell table:style-name="ce585"/>
          <table:table-cell table:style-name="ce575"/>
          <table:table-cell table:style-name="ce585"/>
        </table:table-row>
        <table:table-row table:style-name="ro54"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C51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E51]/1000000000" office:value-type="float" office:value="1" calcext:value-type="float">
            <text:p>1.00E+000</text:p>
          </table:table-cell>
          <table:table-cell/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J51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L51]/1000000000" office:value-type="float" office:value="1" calcext:value-type="float">
            <text:p>1.00E+000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A54" table:end-x="0.0791in" table:end-y="0.0028in" draw:z-index="26" draw:style-name="gr1" draw:text-style-name="P1" svg:width="0.0787in" svg:height="0.1957in" svg:x="0.0004in" svg:y="0.1571in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  <draw:frame table:end-cell-address="'REJECTION FACTORS'.A54" table:end-x="0.0791in" table:end-y="0.0028in" draw:z-index="27" draw:style-name="gr1" draw:text-style-name="P1" svg:width="0.0787in" svg:height="0.1957in" svg:x="0.0004in" svg:y="0.1571in">
              <draw:object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covered-table-cell table:style-name="ce572"/>
          <table:table-cell office:value-type="float" office:value="8995264" calcext:value-type="float">
            <text:p>8995264</text:p>
          </table:table-cell>
          <table:table-cell table:formula="of:=[.C52]/1000000000" office:value-type="float" office:value="0.008995264" calcext:value-type="float">
            <text:p>9.00E-003</text:p>
          </table:table-cell>
          <table:table-cell office:value-type="float" office:value="115531" calcext:value-type="float">
            <text:p>115531</text:p>
          </table:table-cell>
          <table:table-cell table:formula="of:=[.E52]/1000000000" office:value-type="float" office:value="0.000115531" calcext:value-type="float">
            <text:p>1.16E-004</text:p>
          </table:table-cell>
          <table:table-cell/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H53" table:end-x="0.0795in" table:end-y="0.165in" draw:z-index="28" draw:style-name="gr1" draw:text-style-name="P1" svg:width="0.0787in" svg:height="0.1823in" svg:x="0.0008in" svg:y="0.1579in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  <draw:frame table:end-cell-address="'REJECTION FACTORS'.H53" table:end-x="0.0795in" table:end-y="0.165in" draw:z-index="29" draw:style-name="gr1" draw:text-style-name="P1" svg:width="0.0787in" svg:height="0.1823in" svg:x="0.0008in" svg:y="0.1579in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  <draw:frame table:end-cell-address="'REJECTION FACTORS'.H53" table:end-x="0.0795in" table:end-y="0.1642in" draw:z-index="30" draw:style-name="gr1" draw:text-style-name="P1" svg:width="0.0787in" svg:height="0.1823in" svg:x="0.0008in" svg:y="0.1571in">
              <draw:object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  <draw:frame table:end-cell-address="'REJECTION FACTORS'.H53" table:end-x="0.0795in" table:end-y="0.1642in" draw:z-index="31" draw:style-name="gr1" draw:text-style-name="P1" svg:width="0.0787in" svg:height="0.1823in" svg:x="0.0008in" svg:y="0.1571in">
              <draw:object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covered-table-cell table:style-name="ce572"/>
          <table:table-cell office:value-type="float" office:value="1077241" calcext:value-type="float">
            <text:p>1077241</text:p>
          </table:table-cell>
          <table:table-cell table:formula="of:=[.J52]/1000000000" office:value-type="float" office:value="0.001077241" calcext:value-type="float">
            <text:p>1.08E-003</text:p>
          </table:table-cell>
          <table:table-cell table:style-name="ce577" office:value-type="float" office:value="13574" calcext:value-type="float">
            <text:p>13574</text:p>
          </table:table-cell>
          <table:table-cell table:formula="of:=[.L52]/1000000000" office:value-type="float" office:value="0.000013574" calcext:value-type="float">
            <text:p>1.36E-005</text:p>
          </table:table-cell>
        </table:table-row>
        <table:table-row table:style-name="ro54">
          <table:table-cell table:style-name="ce570" office:value-type="string" calcext:value-type="string" table:number-columns-spanned="2" table:number-rows-spanned="1">
            <text:p>True E [2.3,3.0]</text:p>
            <draw:frame table:end-cell-address="'REJECTION FACTORS'.A54" table:end-x="0.0791in" table:end-y="0.0114in" draw:z-index="24" draw:style-name="gr1" draw:text-style-name="P1" svg:width="0.0787in" svg:height="0.1846in" svg:x="0.0004in" svg:y="0.0016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  <draw:frame table:end-cell-address="'REJECTION FACTORS'.A54" table:end-x="0.0791in" table:end-y="0.0114in" draw:z-index="25" draw:style-name="gr1" draw:text-style-name="P1" svg:width="0.0787in" svg:height="0.1846in" svg:x="0.0004in" svg:y="0.0016in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covered-table-cell table:style-name="ce572"/>
          <table:table-cell office:value-type="float" office:value="8568989" calcext:value-type="float">
            <text:p>8568989</text:p>
          </table:table-cell>
          <table:table-cell table:formula="of:=[.C53]/1000000000" office:value-type="float" office:value="0.008568989" calcext:value-type="float">
            <text:p>8.57E-003</text:p>
          </table:table-cell>
          <table:table-cell office:value-type="float" office:value="114576" calcext:value-type="float">
            <text:p>114576</text:p>
          </table:table-cell>
          <table:table-cell table:formula="of:=[.E53]/1000000000" office:value-type="float" office:value="0.000114576" calcext:value-type="float">
            <text:p>1.15E-004</text:p>
          </table:table-cell>
          <table:table-cell/>
          <table:table-cell table:style-name="ce570" office:value-type="string" calcext:value-type="string" table:number-columns-spanned="2" table:number-rows-spanned="1">
            <text:p>True E [2.3,3.0]</text:p>
          </table:table-cell>
          <table:covered-table-cell table:style-name="ce572"/>
          <table:table-cell office:value-type="float" office:value="1060517" calcext:value-type="float">
            <text:p>1060517</text:p>
          </table:table-cell>
          <table:table-cell table:formula="of:=[.J53]/1000000000" office:value-type="float" office:value="0.001060517" calcext:value-type="float">
            <text:p>1.06E-003</text:p>
          </table:table-cell>
          <table:table-cell table:style-name="ce577" office:value-type="float" office:value="13440" calcext:value-type="float">
            <text:p>13440</text:p>
          </table:table-cell>
          <table:table-cell table:formula="of:=[.L53]/1000000000" office:value-type="float" office:value="0.00001344" calcext:value-type="float">
            <text:p>1.34E-005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1197502" calcext:value-type="float">
            <text:p>1197502</text:p>
          </table:table-cell>
          <table:table-cell table:formula="of:=[.C54]/1000000000" office:value-type="float" office:value="0.001197502" calcext:value-type="float">
            <text:p>1.20E-003</text:p>
          </table:table-cell>
          <table:table-cell office:value-type="float" office:value="82446" calcext:value-type="float">
            <text:p>82446</text:p>
          </table:table-cell>
          <table:table-cell table:formula="of:=[.E54]/1000000000" office:value-type="float" office:value="0.000082446" calcext:value-type="float">
            <text:p>8.24E-005</text:p>
          </table:table-cell>
          <table:table-cell/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136036" calcext:value-type="float">
            <text:p>136036</text:p>
          </table:table-cell>
          <table:table-cell table:formula="of:=[.J54]/1000000000" office:value-type="float" office:value="0.000136036" calcext:value-type="float">
            <text:p>1.36E-004</text:p>
          </table:table-cell>
          <table:table-cell table:style-name="ce577" office:value-type="float" office:value="9797" calcext:value-type="float">
            <text:p>9797</text:p>
          </table:table-cell>
          <table:table-cell table:formula="of:=[.L54]/1000000000" office:value-type="float" office:value="0.000009797" calcext:value-type="float">
            <text:p>9.80E-006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22099" calcext:value-type="float">
            <text:p>22099</text:p>
          </table:table-cell>
          <table:table-cell table:formula="of:=[.C55]/1000000000" office:value-type="float" office:value="0.000022099" calcext:value-type="float">
            <text:p>2.21E-005</text:p>
          </table:table-cell>
          <table:table-cell office:value-type="float" office:value="8985" calcext:value-type="float">
            <text:p>8985</text:p>
          </table:table-cell>
          <table:table-cell table:formula="of:=[.E55]/1000000000" office:value-type="float" office:value="0.000008985" calcext:value-type="float">
            <text:p>8.99E-006</text:p>
          </table:table-cell>
          <table:table-cell/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5225" calcext:value-type="float">
            <text:p>5225</text:p>
          </table:table-cell>
          <table:table-cell table:formula="of:=[.J55]/1000000000" office:value-type="float" office:value="0.000005225" calcext:value-type="float">
            <text:p>5.23E-006</text:p>
          </table:table-cell>
          <table:table-cell table:style-name="ce577" office:value-type="float" office:value="1083" calcext:value-type="float">
            <text:p>1083</text:p>
          </table:table-cell>
          <table:table-cell table:formula="of:=[.L55]/1000000000" office:value-type="float" office:value="0.000001083" calcext:value-type="float">
            <text:p>1.08E-006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2505" calcext:value-type="float">
            <text:p>2505</text:p>
          </table:table-cell>
          <table:table-cell table:formula="of:=[.C56]/1000000000" office:value-type="float" office:value="0.000002505" calcext:value-type="float">
            <text:p>2.51E-006</text:p>
          </table:table-cell>
          <table:table-cell office:value-type="float" office:value="976" calcext:value-type="float">
            <text:p>976</text:p>
          </table:table-cell>
          <table:table-cell table:formula="of:=[.E56]/1000000000" office:value-type="float" office:value="0.000000976" calcext:value-type="float">
            <text:p>9.76E-007</text:p>
          </table:table-cell>
          <table:table-cell/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565" calcext:value-type="float">
            <text:p>565</text:p>
          </table:table-cell>
          <table:table-cell table:formula="of:=[.J56]/1000000000" office:value-type="float" office:value="0.000000565" calcext:value-type="float">
            <text:p>5.65E-007</text:p>
          </table:table-cell>
          <table:table-cell table:style-name="ce577" office:value-type="float" office:value="118" calcext:value-type="float">
            <text:p>118</text:p>
          </table:table-cell>
          <table:table-cell table:formula="of:=[.L56]/1000000000" office:value-type="float" office:value="0.000000118" calcext:value-type="float">
            <text:p>1.18E-007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283" calcext:value-type="float">
            <text:p>283</text:p>
          </table:table-cell>
          <table:table-cell table:formula="of:=[.C57]/1000000000" office:value-type="float" office:value="0.000000283" calcext:value-type="float">
            <text:p>2.83E-007</text:p>
          </table:table-cell>
          <table:table-cell office:value-type="float" office:value="449" calcext:value-type="float">
            <text:p>449</text:p>
          </table:table-cell>
          <table:table-cell table:formula="of:=[.E57]/1000000000" office:value-type="float" office:value="0.000000449" calcext:value-type="float">
            <text:p>4.49E-007</text:p>
          </table:table-cell>
          <table:table-cell/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108" calcext:value-type="float">
            <text:p>108</text:p>
          </table:table-cell>
          <table:table-cell table:formula="of:=[.J57]/1000000000" office:value-type="float" office:value="0.000000108" calcext:value-type="float">
            <text:p>1.08E-007</text:p>
          </table:table-cell>
          <table:table-cell table:style-name="ce577" office:value-type="float" office:value="52.5" calcext:value-type="float">
            <text:p>52.5</text:p>
          </table:table-cell>
          <table:table-cell table:formula="of:=[.L57]/1000000000" office:value-type="float" office:value="0.0000000525" calcext:value-type="float">
            <text:p>5.25E-008</text:p>
          </table:table-cell>
        </table:table-row>
        <table:table-row table:style-name="ro54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4">
          <table:table-cell table:number-columns-repeated="2"/>
          <table:table-cell table:style-name="ce578" office:value-type="string" calcext:value-type="string" table:number-columns-spanned="4" table:number-rows-spanned="1">
            <text:p>PMT BODIES</text:p>
          </table:table-cell>
          <table:covered-table-cell table:number-columns-repeated="2" table:style-name="ce586"/>
          <table:covered-table-cell table:style-name="ce584"/>
          <table:table-cell table:number-columns-repeated="3"/>
          <table:table-cell table:style-name="ce578" office:value-type="string" calcext:value-type="string" table:number-columns-spanned="4" table:number-rows-spanned="1">
            <text:p>SHIELDING AIR</text:p>
          </table:table-cell>
          <table:covered-table-cell table:number-columns-repeated="2" table:style-name="ce586"/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7" table:number-columns-repeated="2"/>
          <table:table-cell table:style-name="ce585"/>
          <table:table-cell table:number-columns-repeated="3"/>
          <table:table-cell table:style-name="ce575"/>
          <table:table-cell table:style-name="ce587" table:number-columns-repeated="2"/>
          <table:table-cell table:style-name="ce585"/>
        </table:table-row>
        <table:table-row table:style-name="ro53">
          <table:table-cell table:number-columns-repeated="2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  <table:table-cell table:number-columns-repeated="3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5"/>
          <table:table-cell table:style-name="ce575"/>
          <table:table-cell table:style-name="ce585"/>
          <table:table-cell table:number-columns-repeated="3"/>
          <table:table-cell table:style-name="ce575"/>
          <table:table-cell table:style-name="ce585"/>
          <table:table-cell table:style-name="ce575"/>
          <table:table-cell table:style-name="ce585"/>
        </table:table-row>
        <table:table-row table:style-name="ro54"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C64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E64]/1000000000" office:value-type="float" office:value="1" calcext:value-type="float">
            <text:p>1.00E+000</text:p>
          </table:table-cell>
          <table:table-cell/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J64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L64]/1000000000" office:value-type="float" office:value="1" calcext:value-type="float">
            <text:p>1.00E+000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A67" table:end-x="0.0791in" table:end-y="0.0028in" draw:z-index="18" draw:style-name="gr1" draw:text-style-name="P1" svg:width="0.0787in" svg:height="0.1957in" svg:x="0.0004in" svg:y="0.1571in">
              <draw:object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  <draw:frame table:end-cell-address="'REJECTION FACTORS'.A67" table:end-x="0.0791in" table:end-y="0.0028in" draw:z-index="19" draw:style-name="gr1" draw:text-style-name="P1" svg:width="0.0787in" svg:height="0.1957in" svg:x="0.0004in" svg:y="0.1571in">
              <draw:object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  <table:covered-table-cell table:style-name="ce572"/>
          <table:table-cell office:value-type="float" office:value="3078340" calcext:value-type="float">
            <text:p>3078340</text:p>
          </table:table-cell>
          <table:table-cell table:formula="of:=[.C65]/1000000000" office:value-type="float" office:value="0.00307834" calcext:value-type="float">
            <text:p>3.08E-003</text:p>
          </table:table-cell>
          <table:table-cell office:value-type="float" office:value="38732" calcext:value-type="float">
            <text:p>38732</text:p>
          </table:table-cell>
          <table:table-cell table:formula="of:=[.E65]/1000000000" office:value-type="float" office:value="0.000038732" calcext:value-type="float">
            <text:p>3.87E-005</text:p>
          </table:table-cell>
          <table:table-cell/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H66" table:end-x="0.0795in" table:end-y="0.1638in" draw:z-index="20" draw:style-name="gr1" draw:text-style-name="P1" svg:width="0.0787in" svg:height="0.1815in" svg:x="0.0008in" svg:y="0.1571in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  <draw:frame table:end-cell-address="'REJECTION FACTORS'.H66" table:end-x="0.0795in" table:end-y="0.1638in" draw:z-index="21" draw:style-name="gr1" draw:text-style-name="P1" svg:width="0.0787in" svg:height="0.1815in" svg:x="0.0008in" svg:y="0.1571in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  <draw:frame table:end-cell-address="'REJECTION FACTORS'.H66" table:end-x="0.0795in" table:end-y="0.1634in" draw:z-index="22" draw:style-name="gr1" draw:text-style-name="P1" svg:width="0.0787in" svg:height="0.1815in" svg:x="0.0008in" svg:y="0.1567in">
              <draw:object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  <draw:frame table:end-cell-address="'REJECTION FACTORS'.H66" table:end-x="0.0795in" table:end-y="0.1634in" draw:z-index="23" draw:style-name="gr1" draw:text-style-name="P1" svg:width="0.0787in" svg:height="0.1815in" svg:x="0.0008in" svg:y="0.1567in">
              <draw:object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  <table:covered-table-cell table:style-name="ce572"/>
          <table:table-cell office:value-type="float" office:value="14661" calcext:value-type="float">
            <text:p>14661</text:p>
          </table:table-cell>
          <table:table-cell table:formula="of:=[.J65]/1000000000" office:value-type="float" office:value="0.000014661" calcext:value-type="float">
            <text:p>1.47E-005</text:p>
          </table:table-cell>
          <table:table-cell office:value-type="float" office:value="170" calcext:value-type="float">
            <text:p>170</text:p>
          </table:table-cell>
          <table:table-cell table:formula="of:=[.L65]/1000000000" office:value-type="float" office:value="0.00000017" calcext:value-type="float">
            <text:p>1.70E-007</text:p>
          </table:table-cell>
        </table:table-row>
        <table:table-row table:style-name="ro54">
          <table:table-cell table:style-name="ce570" office:value-type="string" calcext:value-type="string" table:number-columns-spanned="2" table:number-rows-spanned="1">
            <text:p>True E [2.3,3.0]</text:p>
            <draw:frame table:end-cell-address="'REJECTION FACTORS'.A67" table:end-x="0.0791in" table:end-y="0.011in" draw:z-index="16" draw:style-name="gr1" draw:text-style-name="P1" svg:width="0.0787in" svg:height="0.1854in" svg:x="0.0004in" svg:y="0.0008in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  <draw:frame table:end-cell-address="'REJECTION FACTORS'.A67" table:end-x="0.0791in" table:end-y="0.011in" draw:z-index="17" draw:style-name="gr1" draw:text-style-name="P1" svg:width="0.0787in" svg:height="0.1854in" svg:x="0.0004in" svg:y="0.0008in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covered-table-cell table:style-name="ce572"/>
          <table:table-cell office:value-type="float" office:value="3032757" calcext:value-type="float">
            <text:p>3032757</text:p>
          </table:table-cell>
          <table:table-cell table:formula="of:=[.C66]/1000000000" office:value-type="float" office:value="0.003032757" calcext:value-type="float">
            <text:p>3.03E-003</text:p>
          </table:table-cell>
          <table:table-cell office:value-type="float" office:value="38365" calcext:value-type="float">
            <text:p>38365</text:p>
          </table:table-cell>
          <table:table-cell table:formula="of:=[.E66]/1000000000" office:value-type="float" office:value="0.000038365" calcext:value-type="float">
            <text:p>3.84E-005</text:p>
          </table:table-cell>
          <table:table-cell/>
          <table:table-cell table:style-name="ce570" office:value-type="string" calcext:value-type="string" table:number-columns-spanned="2" table:number-rows-spanned="1">
            <text:p>True E [2.3,3.0]</text:p>
          </table:table-cell>
          <table:covered-table-cell table:style-name="ce572"/>
          <table:table-cell office:value-type="float" office:value="14660" calcext:value-type="float">
            <text:p>14660</text:p>
          </table:table-cell>
          <table:table-cell table:formula="of:=[.J66]/1000000000" office:value-type="float" office:value="0.00001466" calcext:value-type="float">
            <text:p>1.47E-005</text:p>
          </table:table-cell>
          <table:table-cell office:value-type="float" office:value="168" calcext:value-type="float">
            <text:p>168</text:p>
          </table:table-cell>
          <table:table-cell table:formula="of:=[.L66]/1000000000" office:value-type="float" office:value="0.000000168" calcext:value-type="float">
            <text:p>1.68E-007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350003" calcext:value-type="float">
            <text:p>350003</text:p>
          </table:table-cell>
          <table:table-cell table:formula="of:=[.C67]/1000000000" office:value-type="float" office:value="0.000350003" calcext:value-type="float">
            <text:p>3.50E-004</text:p>
          </table:table-cell>
          <table:table-cell office:value-type="float" office:value="28952" calcext:value-type="float">
            <text:p>28952</text:p>
          </table:table-cell>
          <table:table-cell table:formula="of:=[.E67]/1000000000" office:value-type="float" office:value="0.000028952" calcext:value-type="float">
            <text:p>2.90E-005</text:p>
          </table:table-cell>
          <table:table-cell/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2073" calcext:value-type="float">
            <text:p>2073</text:p>
          </table:table-cell>
          <table:table-cell table:formula="of:=[.J67]/1000000000" office:value-type="float" office:value="0.000002073" calcext:value-type="float">
            <text:p>2.07E-006</text:p>
          </table:table-cell>
          <table:table-cell office:value-type="float" office:value="114" calcext:value-type="float">
            <text:p>114</text:p>
          </table:table-cell>
          <table:table-cell table:formula="of:=[.L67]/1000000000" office:value-type="float" office:value="0.000000114" calcext:value-type="float">
            <text:p>1.14E-007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14085" calcext:value-type="float">
            <text:p>14085</text:p>
          </table:table-cell>
          <table:table-cell table:formula="of:=[.C68]/1000000000" office:value-type="float" office:value="0.000014085" calcext:value-type="float">
            <text:p>1.41E-005</text:p>
          </table:table-cell>
          <table:table-cell office:value-type="float" office:value="3437" calcext:value-type="float">
            <text:p>3437</text:p>
          </table:table-cell>
          <table:table-cell table:formula="of:=[.E68]/1000000000" office:value-type="float" office:value="0.000003437" calcext:value-type="float">
            <text:p>3.44E-006</text:p>
          </table:table-cell>
          <table:table-cell/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135" calcext:value-type="float">
            <text:p>135</text:p>
          </table:table-cell>
          <table:table-cell table:formula="of:=[.J68]/1000000000" office:value-type="float" office:value="0.000000135" calcext:value-type="float">
            <text:p>1.35E-007</text:p>
          </table:table-cell>
          <table:table-cell office:value-type="float" office:value="12.6" calcext:value-type="float">
            <text:p>12.6</text:p>
          </table:table-cell>
          <table:table-cell table:formula="of:=[.L68]/1000000000" office:value-type="float" office:value="0.0000000126" calcext:value-type="float">
            <text:p>1.26E-008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1571" calcext:value-type="float">
            <text:p>1571</text:p>
          </table:table-cell>
          <table:table-cell table:formula="of:=[.C69]/1000000000" office:value-type="float" office:value="0.000001571" calcext:value-type="float">
            <text:p>1.57E-006</text:p>
          </table:table-cell>
          <table:table-cell office:value-type="float" office:value="339" calcext:value-type="float">
            <text:p>339</text:p>
          </table:table-cell>
          <table:table-cell table:formula="of:=[.E69]/1000000000" office:value-type="float" office:value="0.000000339" calcext:value-type="float">
            <text:p>3.39E-007</text:p>
          </table:table-cell>
          <table:table-cell/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15.3" calcext:value-type="float">
            <text:p>15.3</text:p>
          </table:table-cell>
          <table:table-cell table:formula="of:=[.J69]/1000000000" office:value-type="float" office:value="0.0000000153" calcext:value-type="float">
            <text:p>1.53E-008</text:p>
          </table:table-cell>
          <table:table-cell office:value-type="float" office:value="1.3" calcext:value-type="float">
            <text:p>1.3</text:p>
          </table:table-cell>
          <table:table-cell table:formula="of:=[.L69]/1000000000" office:value-type="float" office:value="0.0000000013" calcext:value-type="float">
            <text:p>1.30E-009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254" calcext:value-type="float">
            <text:p>254</text:p>
          </table:table-cell>
          <table:table-cell table:formula="of:=[.C70]/1000000000" office:value-type="float" office:value="0.000000254" calcext:value-type="float">
            <text:p>2.54E-007</text:p>
          </table:table-cell>
          <table:table-cell office:value-type="float" office:value="146" calcext:value-type="float">
            <text:p>146</text:p>
          </table:table-cell>
          <table:table-cell table:formula="of:=[.E70]/1000000000" office:value-type="float" office:value="0.000000146" calcext:value-type="float">
            <text:p>1.46E-007</text:p>
          </table:table-cell>
          <table:table-cell/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2.2" calcext:value-type="float">
            <text:p>2.2</text:p>
          </table:table-cell>
          <table:table-cell table:formula="of:=[.J70]/1000000000" office:value-type="float" office:value="0.0000000022" calcext:value-type="float">
            <text:p>2.20E-009</text:p>
          </table:table-cell>
          <table:table-cell office:value-type="float" office:value="0.6" calcext:value-type="float">
            <text:p>0.6</text:p>
          </table:table-cell>
          <table:table-cell table:formula="of:=[.L70]/1000000000" office:value-type="float" office:value="0.0000000006" calcext:value-type="float">
            <text:p>6.00E-010</text:p>
          </table:table-cell>
        </table:table-row>
        <table:table-row table:style-name="ro54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4">
          <table:table-cell table:number-columns-repeated="2"/>
          <table:table-cell table:style-name="ce578" office:value-type="string" calcext:value-type="string" table:number-columns-spanned="4" table:number-rows-spanned="1">
            <text:p>SHIELDING LEAD</text:p>
          </table:table-cell>
          <table:covered-table-cell table:number-columns-repeated="2" table:style-name="ce586"/>
          <table:covered-table-cell table:style-name="ce584"/>
          <table:table-cell table:number-columns-repeated="3"/>
          <table:table-cell table:style-name="ce578" office:value-type="string" calcext:value-type="string" table:number-columns-spanned="4" table:number-rows-spanned="1">
            <text:p>SHIELDING STRUCT</text:p>
          </table:table-cell>
          <table:covered-table-cell table:number-columns-repeated="2" table:style-name="ce586"/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7" table:number-columns-repeated="2"/>
          <table:table-cell table:style-name="ce585"/>
          <table:table-cell table:number-columns-repeated="3"/>
          <table:table-cell table:style-name="ce575"/>
          <table:table-cell table:style-name="ce587" table:number-columns-repeated="2"/>
          <table:table-cell table:style-name="ce585"/>
        </table:table-row>
        <table:table-row table:style-name="ro53">
          <table:table-cell table:number-columns-repeated="2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  <table:table-cell table:number-columns-repeated="3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5"/>
          <table:table-cell table:style-name="ce575"/>
          <table:table-cell table:style-name="ce585"/>
          <table:table-cell table:number-columns-repeated="3"/>
          <table:table-cell table:style-name="ce575"/>
          <table:table-cell table:style-name="ce585"/>
          <table:table-cell table:style-name="ce575"/>
          <table:table-cell table:style-name="ce585"/>
        </table:table-row>
        <table:table-row table:style-name="ro54"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C77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E77]/1000000000" office:value-type="float" office:value="1" calcext:value-type="float">
            <text:p>1.00E+000</text:p>
          </table:table-cell>
          <table:table-cell/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0" calcext:value-type="float">
            <text:p>1.00E+010</text:p>
          </table:table-cell>
          <table:table-cell table:formula="of:=[.J77]/10000000000" office:value-type="float" office:value="1" calcext:value-type="float">
            <text:p>1.00E+000</text:p>
          </table:table-cell>
          <table:table-cell table:style-name="ce583" office:value-type="float" office:value="10000000000" calcext:value-type="float">
            <text:p>1.00E+010</text:p>
          </table:table-cell>
          <table:table-cell table:formula="of:=[.L77]/10000000000" office:value-type="float" office:value="1" calcext:value-type="float">
            <text:p>1.00E+000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Fiducials</text:p>
          </table:table-cell>
          <table:covered-table-cell table:style-name="ce572"/>
          <table:table-cell office:value-type="float" office:value="3681" calcext:value-type="float">
            <text:p>3681</text:p>
          </table:table-cell>
          <table:table-cell table:formula="of:=[.C78]/1000000000" office:value-type="float" office:value="0.000003681" calcext:value-type="float">
            <text:p>3.68E-006</text:p>
          </table:table-cell>
          <table:table-cell office:value-type="float" office:value="62" calcext:value-type="float">
            <text:p>62</text:p>
          </table:table-cell>
          <table:table-cell table:formula="of:=[.E78]/1000000000" office:value-type="float" office:value="0.000000062" calcext:value-type="float">
            <text:p>6.20E-008</text:p>
          </table:table-cell>
          <table:table-cell/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H79" table:end-x="0.0795in" table:end-y="0.1642in" draw:z-index="12" draw:style-name="gr1" draw:text-style-name="P1" svg:width="0.0787in" svg:height="0.1815in" svg:x="0.0008in" svg:y="0.1575in">
              <draw:object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  <draw:frame table:end-cell-address="'REJECTION FACTORS'.H79" table:end-x="0.0795in" table:end-y="0.1642in" draw:z-index="13" draw:style-name="gr1" draw:text-style-name="P1" svg:width="0.0787in" svg:height="0.1815in" svg:x="0.0008in" svg:y="0.1575in">
              <draw:object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  <draw:frame table:end-cell-address="'REJECTION FACTORS'.H79" table:end-x="0.0795in" table:end-y="0.163in" draw:z-index="14" draw:style-name="gr1" draw:text-style-name="P1" svg:width="0.0787in" svg:height="0.1815in" svg:x="0.0008in" svg:y="0.1563in">
              <draw:object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  <draw:frame table:end-cell-address="'REJECTION FACTORS'.H79" table:end-x="0.0795in" table:end-y="0.163in" draw:z-index="15" draw:style-name="gr1" draw:text-style-name="P1" svg:width="0.0787in" svg:height="0.1815in" svg:x="0.0008in" svg:y="0.1563in">
              <draw:object xlink:href="./Object 46" xlink:type="simple" xlink:show="embed" xlink:actuate="onLoad">
                <loext:p/>
              </draw:object>
              <draw:image xlink:href="./ObjectReplacements/Object 46" xlink:type="simple" xlink:show="embed" xlink:actuate="onLoad"/>
            </draw:frame>
          </table:table-cell>
          <table:covered-table-cell table:style-name="ce572"/>
          <table:table-cell office:value-type="float" office:value="16103" calcext:value-type="float">
            <text:p>16103</text:p>
          </table:table-cell>
          <table:table-cell table:formula="of:=[.J78]/10000000000" office:value-type="float" office:value="0.0000016103" calcext:value-type="float">
            <text:p>1.61E-006</text:p>
          </table:table-cell>
          <table:table-cell office:value-type="float" office:value="1498" calcext:value-type="float">
            <text:p>1498</text:p>
          </table:table-cell>
          <table:table-cell table:formula="of:=[.L78]/10000000000" office:value-type="float" office:value="0.0000001498" calcext:value-type="float">
            <text:p>1.50E-007</text:p>
          </table:table-cell>
        </table:table-row>
        <table:table-row table:style-name="ro54">
          <table:table-cell table:style-name="ce570" office:value-type="string" calcext:value-type="string" table:number-columns-spanned="2" table:number-rows-spanned="1">
            <text:p>True E [2.3,3.0]</text:p>
            <draw:frame table:end-cell-address="'REJECTION FACTORS'.A80" table:end-x="0.0791in" table:end-y="0.0339in" draw:z-index="4" draw:style-name="gr1" draw:text-style-name="P1" svg:width="0.0787in" svg:height="0.189in" svg:x="0.0004in" svg:y="0.0201in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  <draw:frame table:end-cell-address="'REJECTION FACTORS'.A80" table:end-x="0.0791in" table:end-y="0.0339in" draw:z-index="5" draw:style-name="gr1" draw:text-style-name="P1" svg:width="0.0787in" svg:height="0.189in" svg:x="0.0004in" svg:y="0.0201in">
              <draw:object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  <draw:frame table:end-cell-address="'REJECTION FACTORS'.A80" table:end-x="0.0791in" table:end-y="0.0154in" draw:z-index="6" draw:style-name="gr1" draw:text-style-name="P1" svg:width="0.0787in" svg:height="0.1902in" svg:x="0.0004in" svg:y="0.0004in">
              <draw:object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  <draw:frame table:end-cell-address="'REJECTION FACTORS'.A80" table:end-x="0.0791in" table:end-y="0.0154in" draw:z-index="7" draw:style-name="gr1" draw:text-style-name="P1" svg:width="0.0787in" svg:height="0.1902in" svg:x="0.0004in" svg:y="0.0004in">
              <draw:object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table:table-cell>
          <table:covered-table-cell table:style-name="ce572"/>
          <table:table-cell office:value-type="float" office:value="3681" calcext:value-type="float">
            <text:p>3681</text:p>
          </table:table-cell>
          <table:table-cell table:formula="of:=[.C79]/1000000000" office:value-type="float" office:value="0.000003681" calcext:value-type="float">
            <text:p>3.68E-006</text:p>
          </table:table-cell>
          <table:table-cell office:value-type="float" office:value="62" calcext:value-type="float">
            <text:p>62</text:p>
          </table:table-cell>
          <table:table-cell table:formula="of:=[.E79]/1000000000" office:value-type="float" office:value="0.000000062" calcext:value-type="float">
            <text:p>6.20E-008</text:p>
          </table:table-cell>
          <table:table-cell/>
          <table:table-cell table:style-name="ce570" office:value-type="string" calcext:value-type="string" table:number-columns-spanned="2" table:number-rows-spanned="1">
            <text:p>True E [2.3,3.0]</text:p>
          </table:table-cell>
          <table:covered-table-cell table:style-name="ce572"/>
          <table:table-cell office:value-type="float" office:value="16103" calcext:value-type="float">
            <text:p>16103</text:p>
          </table:table-cell>
          <table:table-cell table:formula="of:=[.J79]/1000000000" office:value-type="float" office:value="0.000016103" calcext:value-type="float">
            <text:p>1.61E-005</text:p>
          </table:table-cell>
          <table:table-cell office:value-type="float" office:value="210" calcext:value-type="float">
            <text:p>210</text:p>
          </table:table-cell>
          <table:table-cell table:formula="of:=[.L79]/10000000000" office:value-type="float" office:value="0.000000021" calcext:value-type="float">
            <text:p>2.10E-008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533" calcext:value-type="float">
            <text:p>533</text:p>
          </table:table-cell>
          <table:table-cell table:formula="of:=[.C80]/1000000000" office:value-type="float" office:value="0.000000533" calcext:value-type="float">
            <text:p>5.33E-007</text:p>
          </table:table-cell>
          <table:table-cell office:value-type="float" office:value="45.3" calcext:value-type="float">
            <text:p>45.3</text:p>
          </table:table-cell>
          <table:table-cell table:formula="of:=[.E80]/1000000000" office:value-type="float" office:value="0.0000000453" calcext:value-type="float">
            <text:p>4.53E-008</text:p>
          </table:table-cell>
          <table:table-cell/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2231" calcext:value-type="float">
            <text:p>2231</text:p>
          </table:table-cell>
          <table:table-cell table:formula="of:=[.J80]/10000000000" office:value-type="float" office:value="0.0000002231" calcext:value-type="float">
            <text:p>2.23E-007</text:p>
          </table:table-cell>
          <table:table-cell office:value-type="float" office:value="145" calcext:value-type="float">
            <text:p>145</text:p>
          </table:table-cell>
          <table:table-cell table:formula="of:=[.L80]/10000000000" office:value-type="float" office:value="0.0000000145" calcext:value-type="float">
            <text:p>1.45E-008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12.6" calcext:value-type="float">
            <text:p>12.6</text:p>
          </table:table-cell>
          <table:table-cell table:formula="of:=[.C81]/1000000000" office:value-type="float" office:value="0.0000000126" calcext:value-type="float">
            <text:p>1.26E-008</text:p>
          </table:table-cell>
          <table:table-cell office:value-type="float" office:value="5" calcext:value-type="float">
            <text:p>5</text:p>
          </table:table-cell>
          <table:table-cell table:formula="of:=[.E81]/1000000000" office:value-type="float" office:value="0.000000005" calcext:value-type="float">
            <text:p>5.00E-009</text:p>
          </table:table-cell>
          <table:table-cell/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161" calcext:value-type="float">
            <text:p>161</text:p>
          </table:table-cell>
          <table:table-cell table:formula="of:=[.J81]/10000000000" office:value-type="float" office:value="0.0000000161" calcext:value-type="float">
            <text:p>1.61E-008</text:p>
          </table:table-cell>
          <table:table-cell office:value-type="float" office:value="16.1" calcext:value-type="float">
            <text:p>16.1</text:p>
          </table:table-cell>
          <table:table-cell table:formula="of:=[.L81]/10000000000" office:value-type="float" office:value="0.00000000161" calcext:value-type="float">
            <text:p>1.61E-009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1.4" calcext:value-type="float">
            <text:p>1.4</text:p>
          </table:table-cell>
          <table:table-cell table:formula="of:=[.C82]/1000000000" office:value-type="float" office:value="0.0000000014" calcext:value-type="float">
            <text:p>1.40E-009</text:p>
          </table:table-cell>
          <table:table-cell office:value-type="float" office:value="0.5" calcext:value-type="float">
            <text:p>0.5</text:p>
          </table:table-cell>
          <table:table-cell table:formula="of:=[.E82]/1000000000" office:value-type="float" office:value="0.0000000005" calcext:value-type="float">
            <text:p>5.00E-010</text:p>
          </table:table-cell>
          <table:table-cell/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18.3" calcext:value-type="float">
            <text:p>18.3</text:p>
          </table:table-cell>
          <table:table-cell table:formula="of:=[.J82]/10000000000" office:value-type="float" office:value="0.00000000183" calcext:value-type="float">
            <text:p>1.83E-009</text:p>
          </table:table-cell>
          <table:table-cell office:value-type="float" office:value="1.62" calcext:value-type="float">
            <text:p>1.62</text:p>
          </table:table-cell>
          <table:table-cell table:formula="of:=[.L82]/10000000000" office:value-type="float" office:value="0.000000000162" calcext:value-type="float">
            <text:p>1.62E-010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0.207" calcext:value-type="float">
            <text:p>0.207</text:p>
          </table:table-cell>
          <table:table-cell table:formula="of:=[.C83]/1000000000" office:value-type="float" office:value="0.000000000207" calcext:value-type="float">
            <text:p>2.07E-010</text:p>
          </table:table-cell>
          <table:table-cell office:value-type="float" office:value="0.225" calcext:value-type="float">
            <text:p>0.225</text:p>
          </table:table-cell>
          <table:table-cell table:formula="of:=[.E83]/1000000000" office:value-type="float" office:value="0.000000000225" calcext:value-type="float">
            <text:p>2.25E-010</text:p>
          </table:table-cell>
          <table:table-cell/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2.63" calcext:value-type="float">
            <text:p>2.63</text:p>
          </table:table-cell>
          <table:table-cell table:formula="of:=[.J83]/10000000000" office:value-type="float" office:value="0.000000000263" calcext:value-type="float">
            <text:p>2.63E-010</text:p>
          </table:table-cell>
          <table:table-cell office:value-type="float" office:value="0.72" calcext:value-type="float">
            <text:p>0.72</text:p>
          </table:table-cell>
          <table:table-cell table:formula="of:=[.L83]/10000000000" office:value-type="float" office:value="0.000000000072" calcext:value-type="float">
            <text:p>7.20E-011</text:p>
          </table:table-cell>
        </table:table-row>
        <table:table-row table:style-name="ro55">
          <table:table-cell table:number-columns-repeated="2"/>
          <table:table-cell table:style-name="Default" table:number-columns-repeated="4"/>
          <table:table-cell table:number-columns-repeated="3"/>
          <table:table-cell table:style-name="ce605"/>
          <table:table-cell table:style-name="Default" table:number-columns-repeated="3"/>
        </table:table-row>
        <table:table-row table:style-name="ro54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54">
          <table:table-cell table:number-columns-repeated="2"/>
          <table:table-cell table:style-name="ce578" office:value-type="string" calcext:value-type="string" table:number-columns-spanned="4" table:number-rows-spanned="1">
            <text:p>TRACK SUPPORT</text:p>
          </table:table-cell>
          <table:covered-table-cell table:number-columns-repeated="2" table:style-name="ce586"/>
          <table:covered-table-cell table:style-name="ce584"/>
          <table:table-cell table:number-columns-repeated="3"/>
          <table:table-cell table:style-name="ce578" office:value-type="string" calcext:value-type="string" table:number-columns-spanned="4" table:number-rows-spanned="1">
            <text:p>VESSEL</text:p>
          </table:table-cell>
          <table:covered-table-cell table:number-columns-repeated="2" table:style-name="ce586"/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7" table:number-columns-repeated="2"/>
          <table:table-cell table:style-name="ce585"/>
          <table:table-cell table:number-columns-repeated="3"/>
          <table:table-cell table:style-name="ce575"/>
          <table:table-cell table:style-name="ce587" table:number-columns-repeated="2"/>
          <table:table-cell table:style-name="ce585"/>
        </table:table-row>
        <table:table-row table:style-name="ro53">
          <table:table-cell table:number-columns-repeated="2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  <table:table-cell table:number-columns-repeated="3"/>
          <table:table-cell table:style-name="ce579" office:value-type="string" calcext:value-type="string" table:number-columns-spanned="2" table:number-rows-spanned="1">
            <text:p>Tl-208</text:p>
          </table:table-cell>
          <table:covered-table-cell table:style-name="ce584"/>
          <table:table-cell table:style-name="ce579" office:value-type="string" calcext:value-type="string" table:number-columns-spanned="2" table:number-rows-spanned="1">
            <text:p>Bi-214</text:p>
          </table:table-cell>
          <table:covered-table-cell table:style-name="ce584"/>
        </table:table-row>
        <table:table-row table:style-name="ro54">
          <table:table-cell table:number-columns-repeated="2"/>
          <table:table-cell table:style-name="ce575"/>
          <table:table-cell table:style-name="ce585"/>
          <table:table-cell table:style-name="ce575"/>
          <table:table-cell table:style-name="ce585"/>
          <table:table-cell table:number-columns-repeated="3"/>
          <table:table-cell table:style-name="ce575"/>
          <table:table-cell table:style-name="ce585"/>
          <table:table-cell table:style-name="ce575"/>
          <table:table-cell table:style-name="ce585"/>
        </table:table-row>
        <table:table-row table:style-name="ro54"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C90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E90]/1000000000" office:value-type="float" office:value="1" calcext:value-type="float">
            <text:p>1.00E+000</text:p>
          </table:table-cell>
          <table:table-cell/>
          <table:table-cell table:style-name="ce569" office:value-type="string" calcext:value-type="string" table:number-columns-spanned="2" table:number-rows-spanned="1">
            <text:p>Initial events</text:p>
          </table:table-cell>
          <table:covered-table-cell table:style-name="ce572"/>
          <table:table-cell table:style-name="ce583" office:value-type="float" office:value="1000000000" calcext:value-type="float">
            <text:p>1.00E+009</text:p>
          </table:table-cell>
          <table:table-cell table:formula="of:=[.J90]/1000000000" office:value-type="float" office:value="1" calcext:value-type="float">
            <text:p>1.00E+000</text:p>
          </table:table-cell>
          <table:table-cell table:style-name="ce583" office:value-type="float" office:value="1000000000" calcext:value-type="float">
            <text:p>1.00E+009</text:p>
          </table:table-cell>
          <table:table-cell table:formula="of:=[.L90]/1000000000" office:value-type="float" office:value="1" calcext:value-type="float">
            <text:p>1.00E+000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A93" table:end-x="0.0791in" table:end-y="0.0024in" draw:z-index="2" draw:style-name="gr1" draw:text-style-name="P1" svg:width="0.0787in" svg:height="0.1953in" svg:x="0.0004in" svg:y="0.1571in">
              <draw:object xlink:href="./Object 47" xlink:type="simple" xlink:show="embed" xlink:actuate="onLoad">
                <loext:p/>
              </draw:object>
              <draw:image xlink:href="./ObjectReplacements/Object 47" xlink:type="simple" xlink:show="embed" xlink:actuate="onLoad"/>
            </draw:frame>
            <draw:frame table:end-cell-address="'REJECTION FACTORS'.A93" table:end-x="0.0791in" table:end-y="0.0024in" draw:z-index="3" draw:style-name="gr1" draw:text-style-name="P1" svg:width="0.0787in" svg:height="0.1953in" svg:x="0.0004in" svg:y="0.1571in">
              <draw:object xlink:href="./Object 48" xlink:type="simple" xlink:show="embed" xlink:actuate="onLoad">
                <loext:p/>
              </draw:object>
              <draw:image xlink:href="./ObjectReplacements/Object 48" xlink:type="simple" xlink:show="embed" xlink:actuate="onLoad"/>
            </draw:frame>
          </table:table-cell>
          <table:covered-table-cell table:style-name="ce572"/>
          <table:table-cell office:value-type="float" office:value="8521253" calcext:value-type="float">
            <text:p>8521253</text:p>
          </table:table-cell>
          <table:table-cell table:formula="of:=[.C91]/1000000000" office:value-type="float" office:value="0.008521253" calcext:value-type="float">
            <text:p>8.52E-003</text:p>
          </table:table-cell>
          <table:table-cell office:value-type="float" office:value="107352" calcext:value-type="float">
            <text:p>107352</text:p>
          </table:table-cell>
          <table:table-cell table:formula="of:=[.E91]/1000000000" office:value-type="float" office:value="0.000107352" calcext:value-type="float">
            <text:p>1.07E-004</text:p>
          </table:table-cell>
          <table:table-cell/>
          <table:table-cell table:style-name="ce569" office:value-type="string" calcext:value-type="string" table:number-columns-spanned="2" table:number-rows-spanned="1">
            <text:p>Fiducials</text:p>
            <draw:frame table:end-cell-address="'REJECTION FACTORS'.H92" table:end-x="0.0795in" table:end-y="0.165in" draw:z-index="8" draw:style-name="gr1" draw:text-style-name="P1" svg:width="0.0787in" svg:height="0.1823in" svg:x="0.0008in" svg:y="0.1579in">
              <draw:object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  <draw:frame table:end-cell-address="'REJECTION FACTORS'.H92" table:end-x="0.0795in" table:end-y="0.165in" draw:z-index="9" draw:style-name="gr1" draw:text-style-name="P1" svg:width="0.0787in" svg:height="0.1823in" svg:x="0.0008in" svg:y="0.1579in">
              <draw:object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  <draw:frame table:end-cell-address="'REJECTION FACTORS'.H92" table:end-x="0.0795in" table:end-y="0.1634in" draw:z-index="10" draw:style-name="gr1" draw:text-style-name="P1" svg:width="0.0787in" svg:height="0.1823in" svg:x="0.0008in" svg:y="0.1563in">
              <draw:object xlink:href="./Object 49" xlink:type="simple" xlink:show="embed" xlink:actuate="onLoad">
                <loext:p/>
              </draw:object>
              <draw:image xlink:href="./ObjectReplacements/Object 49" xlink:type="simple" xlink:show="embed" xlink:actuate="onLoad"/>
            </draw:frame>
            <draw:frame table:end-cell-address="'REJECTION FACTORS'.H92" table:end-x="0.0795in" table:end-y="0.1634in" draw:z-index="11" draw:style-name="gr1" draw:text-style-name="P1" svg:width="0.0787in" svg:height="0.1823in" svg:x="0.0008in" svg:y="0.1563in">
              <draw:object xlink:href="./Object 50" xlink:type="simple" xlink:show="embed" xlink:actuate="onLoad">
                <loext:p/>
              </draw:object>
              <draw:image xlink:href="./ObjectReplacements/Object 50" xlink:type="simple" xlink:show="embed" xlink:actuate="onLoad"/>
            </draw:frame>
          </table:table-cell>
          <table:covered-table-cell table:style-name="ce572"/>
          <table:table-cell office:value-type="float" office:value="37399" calcext:value-type="float">
            <text:p>37399</text:p>
          </table:table-cell>
          <table:table-cell table:formula="of:=[.J91]/1000000000" office:value-type="float" office:value="0.000037399" calcext:value-type="float">
            <text:p>3.74E-005</text:p>
          </table:table-cell>
          <table:table-cell office:value-type="float" office:value="453" calcext:value-type="float">
            <text:p>453</text:p>
          </table:table-cell>
          <table:table-cell table:formula="of:=[.L91]/1000000000" office:value-type="float" office:value="0.000000453" calcext:value-type="float">
            <text:p>4.53E-007</text:p>
          </table:table-cell>
        </table:table-row>
        <table:table-row table:style-name="ro54">
          <table:table-cell table:style-name="ce570" office:value-type="string" calcext:value-type="string" table:number-columns-spanned="2" table:number-rows-spanned="1">
            <text:p>True E [2.3,3.0]</text:p>
            <draw:frame table:end-cell-address="'REJECTION FACTORS'.A93" table:end-x="0.0791in" table:end-y="0.0114in" draw:z-index="0" draw:style-name="gr1" draw:text-style-name="P1" svg:width="0.0787in" svg:height="0.1846in" svg:x="0.0004in" svg:y="0.0016in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  <draw:frame table:end-cell-address="'REJECTION FACTORS'.A93" table:end-x="0.0791in" table:end-y="0.0114in" draw:z-index="1" draw:style-name="gr1" draw:text-style-name="P1" svg:width="0.0787in" svg:height="0.1846in" svg:x="0.0004in" svg:y="0.0016in">
              <draw:object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covered-table-cell table:style-name="ce572"/>
          <table:table-cell office:value-type="float" office:value="8196997" calcext:value-type="float">
            <text:p>8196997</text:p>
          </table:table-cell>
          <table:table-cell table:formula="of:=[.C92]/1000000000" office:value-type="float" office:value="0.008196997" calcext:value-type="float">
            <text:p>8.20E-003</text:p>
          </table:table-cell>
          <table:table-cell office:value-type="float" office:value="106456" calcext:value-type="float">
            <text:p>106456</text:p>
          </table:table-cell>
          <table:table-cell table:formula="of:=[.E92]/1000000000" office:value-type="float" office:value="0.000106456" calcext:value-type="float">
            <text:p>1.06E-004</text:p>
          </table:table-cell>
          <table:table-cell/>
          <table:table-cell table:style-name="ce570" office:value-type="string" calcext:value-type="string" table:number-columns-spanned="2" table:number-rows-spanned="1">
            <text:p>True E [2.3,3.0]</text:p>
          </table:table-cell>
          <table:covered-table-cell table:style-name="ce572"/>
          <table:table-cell office:value-type="float" office:value="37396" calcext:value-type="float">
            <text:p>37396</text:p>
          </table:table-cell>
          <table:table-cell table:formula="of:=[.J92]/1000000000" office:value-type="float" office:value="0.000037396" calcext:value-type="float">
            <text:p>3.74E-005</text:p>
          </table:table-cell>
          <table:table-cell office:value-type="float" office:value="448" calcext:value-type="float">
            <text:p>448</text:p>
          </table:table-cell>
          <table:table-cell table:formula="of:=[.L92]/1000000000" office:value-type="float" office:value="0.000000448" calcext:value-type="float">
            <text:p>4.48E-007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1081943" calcext:value-type="float">
            <text:p>1081943</text:p>
          </table:table-cell>
          <table:table-cell table:formula="of:=[.C93]/1000000000" office:value-type="float" office:value="0.001081943" calcext:value-type="float">
            <text:p>1.08E-003</text:p>
          </table:table-cell>
          <table:table-cell office:value-type="float" office:value="77922" calcext:value-type="float">
            <text:p>77922</text:p>
          </table:table-cell>
          <table:table-cell table:formula="of:=[.E93]/1000000000" office:value-type="float" office:value="0.000077922" calcext:value-type="float">
            <text:p>7.79E-005</text:p>
          </table:table-cell>
          <table:table-cell/>
          <table:table-cell table:style-name="ce569" office:value-type="string" calcext:value-type="string" table:number-columns-spanned="2" table:number-rows-spanned="1">
            <text:p>Sm. Energy Filter</text:p>
          </table:table-cell>
          <table:covered-table-cell table:style-name="ce572"/>
          <table:table-cell office:value-type="float" office:value="5339" calcext:value-type="float">
            <text:p>5339</text:p>
          </table:table-cell>
          <table:table-cell table:formula="of:=[.J93]/1000000000" office:value-type="float" office:value="0.000005339" calcext:value-type="float">
            <text:p>5.34E-006</text:p>
          </table:table-cell>
          <table:table-cell office:value-type="float" office:value="311" calcext:value-type="float">
            <text:p>311</text:p>
          </table:table-cell>
          <table:table-cell table:formula="of:=[.L93]/1000000000" office:value-type="float" office:value="0.000000311" calcext:value-type="float">
            <text:p>3.11E-007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25896" calcext:value-type="float">
            <text:p>25896</text:p>
          </table:table-cell>
          <table:table-cell table:formula="of:=[.C94]/1000000000" office:value-type="float" office:value="0.000025896" calcext:value-type="float">
            <text:p>2.59E-005</text:p>
          </table:table-cell>
          <table:table-cell office:value-type="float" office:value="8533" calcext:value-type="float">
            <text:p>8533</text:p>
          </table:table-cell>
          <table:table-cell table:formula="of:=[.E94]/1000000000" office:value-type="float" office:value="0.000008533" calcext:value-type="float">
            <text:p>8.53E-006</text:p>
          </table:table-cell>
          <table:table-cell/>
          <table:table-cell table:style-name="ce569" office:value-type="string" calcext:value-type="string" table:number-columns-spanned="2" table:number-rows-spanned="1">
            <text:p>Track Filter</text:p>
          </table:table-cell>
          <table:covered-table-cell table:style-name="ce572"/>
          <table:table-cell office:value-type="float" office:value="351" calcext:value-type="float">
            <text:p>351</text:p>
          </table:table-cell>
          <table:table-cell table:formula="of:=[.J94]/1000000000" office:value-type="float" office:value="0.000000351" calcext:value-type="float">
            <text:p>3.51E-007</text:p>
          </table:table-cell>
          <table:table-cell office:value-type="float" office:value="34.5" calcext:value-type="float">
            <text:p>34.5</text:p>
          </table:table-cell>
          <table:table-cell table:formula="of:=[.L94]/1000000000" office:value-type="float" office:value="0.0000000345" calcext:value-type="float">
            <text:p>3.45E-008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2998" calcext:value-type="float">
            <text:p>2998</text:p>
          </table:table-cell>
          <table:table-cell table:formula="of:=[.C95]/1000000000" office:value-type="float" office:value="0.000002998" calcext:value-type="float">
            <text:p>3.00E-006</text:p>
          </table:table-cell>
          <table:table-cell office:value-type="float" office:value="770" calcext:value-type="float">
            <text:p>770</text:p>
          </table:table-cell>
          <table:table-cell table:formula="of:=[.E95]/1000000000" office:value-type="float" office:value="0.00000077" calcext:value-type="float">
            <text:p>7.70E-007</text:p>
          </table:table-cell>
          <table:table-cell/>
          <table:table-cell table:style-name="ce569" office:value-type="string" calcext:value-type="string" table:number-columns-spanned="2" table:number-rows-spanned="1">
            <text:p>Blob Filter</text:p>
          </table:table-cell>
          <table:covered-table-cell table:style-name="ce572"/>
          <table:table-cell office:value-type="float" office:value="39.9" calcext:value-type="float">
            <text:p>39.9</text:p>
          </table:table-cell>
          <table:table-cell table:formula="of:=[.J95]/1000000000" office:value-type="float" office:value="0.0000000399" calcext:value-type="float">
            <text:p>3.99E-008</text:p>
          </table:table-cell>
          <table:table-cell office:value-type="float" office:value="3.5" calcext:value-type="float">
            <text:p>3.5</text:p>
          </table:table-cell>
          <table:table-cell table:formula="of:=[.L95]/1000000000" office:value-type="float" office:value="0.0000000035" calcext:value-type="float">
            <text:p>3.50E-009</text:p>
          </table:table-cell>
        </table:table-row>
        <table:table-row table:style-name="ro54"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446" calcext:value-type="float">
            <text:p>446</text:p>
          </table:table-cell>
          <table:table-cell table:formula="of:=[.C96]/1000000000" office:value-type="float" office:value="0.000000446" calcext:value-type="float">
            <text:p>4.46E-007</text:p>
          </table:table-cell>
          <table:table-cell office:value-type="float" office:value="315" calcext:value-type="float">
            <text:p>315</text:p>
          </table:table-cell>
          <table:table-cell table:formula="of:=[.E96]/1000000000" office:value-type="float" office:value="0.000000315" calcext:value-type="float">
            <text:p>3.15E-007</text:p>
          </table:table-cell>
          <table:table-cell/>
          <table:table-cell table:style-name="ce569" office:value-type="string" calcext:value-type="string" table:number-columns-spanned="2" table:number-rows-spanned="1">
            <text:p>ROI Filter</text:p>
          </table:table-cell>
          <table:covered-table-cell table:style-name="ce573"/>
          <table:table-cell office:value-type="float" office:value="5.7" calcext:value-type="float">
            <text:p>5.7</text:p>
          </table:table-cell>
          <table:table-cell table:formula="of:=[.J96]/1000000000" office:value-type="float" office:value="0.0000000057" calcext:value-type="float">
            <text:p>5.70E-009</text:p>
          </table:table-cell>
          <table:table-cell office:value-type="float" office:value="1.5" calcext:value-type="float">
            <text:p>1.5</text:p>
          </table:table-cell>
          <table:table-cell table:formula="of:=[.L96]/1000000000" office:value-type="float" office:value="0.0000000015" calcext:value-type="float">
            <text:p>1.50E-009</text:p>
          </table:table-cell>
        </table:table-row>
      </table:table>
      <table:table table:name="FINAL BACKGROUND CONTRIBUTION" table:style-name="ta5" table:print-ranges="'FINAL BACKGROUND CONTRIBUTION'.A1:'FINAL BACKGROUND CONTRIBUTION'.L41">
        <table:table-column table:style-name="co26" table:default-cell-style-name="Default"/>
        <table:table-column table:style-name="co26" table:default-cell-style-name="ce469"/>
        <table:table-column table:style-name="co26" table:default-cell-style-name="ce476"/>
        <table:table-column table:style-name="co26" table:default-cell-style-name="ce626"/>
        <table:table-column table:style-name="co26" table:default-cell-style-name="ce476"/>
        <table:table-column table:style-name="co26" table:number-columns-repeated="3" table:default-cell-style-name="ce626"/>
        <table:table-column table:style-name="co26" table:default-cell-style-name="Default"/>
        <table:table-column table:style-name="co26" table:default-cell-style-name="ce632"/>
        <table:table-row table:style-name="ro51">
          <table:table-cell table:style-name="ce614" office:value-type="string" calcext:value-type="string" table:number-columns-spanned="9" table:number-rows-spanned="1">
            <text:p>FINAL BACKGROUND CONTRIBUTIONS</text:p>
          </table:table-cell>
          <table:covered-table-cell table:number-columns-repeated="8" table:style-name="ce1086"/>
          <table:table-cell table:style-name="Default"/>
        </table:table-row>
        <table:table-row table:style-name="ro53">
          <table:table-cell table:style-name="ce1074" office:value-type="string" calcext:value-type="string" table:number-columns-spanned="2" table:number-rows-spanned="1">
            <text:p>VOLUME</text:p>
          </table:table-cell>
          <table:covered-table-cell table:style-name="ce1074"/>
          <table:table-cell table:style-name="ce1074" office:value-type="string" calcext:value-type="string">
            <text:p>Bi-214</text:p>
          </table:table-cell>
          <table:table-cell table:style-name="ce1074" office:value-type="string" calcext:value-type="string">
            <text:p>%</text:p>
          </table:table-cell>
          <table:table-cell table:style-name="ce628" office:value-type="string" calcext:value-type="string">
            <text:p>Tl-208</text:p>
          </table:table-cell>
          <table:table-cell table:style-name="ce1074" office:value-type="string" calcext:value-type="string">
            <text:p>%</text:p>
          </table:table-cell>
          <table:table-cell table:style-name="ce1074" office:value-type="string" calcext:value-type="string">
            <text:p>TOTAL</text:p>
          </table:table-cell>
          <table:table-cell table:style-name="ce1074" office:value-type="string" calcext:value-type="string">
            <text:p>%</text:p>
          </table:table-cell>
          <table:table-cell/>
          <table:table-cell table:style-name="ce631"/>
        </table:table-row>
        <table:table-row table:style-name="ro53">
          <table:table-cell table:style-name="ce342" office:value-type="string" calcext:value-type="string" table:number-columns-spanned="2" table:number-rows-spanned="1">
            <text:p>EP_COPPER_PLATE</text:p>
          </table:table-cell>
          <table:covered-table-cell/>
          <table:table-cell table:style-name="ce621" table:formula="of:=[$'REJECTION FACTORS'.F31]*[$'TOTAL ACTIVITIES'.D10]" office:value-type="float" office:value="0.00000579894683007641" calcext:value-type="float">
            <text:p>5.80E-06</text:p>
          </table:table-cell>
          <table:table-cell table:style-name="ce625" table:formula="of:=[.C3]/[.C27]" office:value-type="float" office:value="0.0435175254602375" calcext:value-type="float">
            <text:p>4.35E-02</text:p>
          </table:table-cell>
          <table:table-cell table:style-name="ce621" table:formula="of:=[$'REJECTION FACTORS'.D31]*[$'TOTAL ACTIVITIES'.G10]" office:value-type="float" office:value="0.00000832494138358708" calcext:value-type="float">
            <text:p>8.32E-06</text:p>
          </table:table-cell>
          <table:table-cell table:style-name="ce625" table:formula="of:=[.E3]/[.E27]" office:value-type="float" office:value="0.0834493615811926" calcext:value-type="float">
            <text:p>8.34E-02</text:p>
          </table:table-cell>
          <table:table-cell table:style-name="ce625" table:formula="of:=[.C3]+[.E3]" office:value-type="float" office:value="0.0000141238882136635" calcext:value-type="float">
            <text:p>1.41E-05</text:p>
          </table:table-cell>
          <table:table-cell table:style-name="ce625" table:formula="of:=[.G3]/[.G27]" office:value-type="float" office:value="0.0606134273007051" calcext:value-type="float">
            <text:p>6.06E-02</text:p>
          </table:table-cell>
          <table:table-cell table:number-columns-repeated="2"/>
        </table:table-row>
        <table:table-row table:style-name="ro53">
          <table:table-cell table:style-name="ce456" office:value-type="string" calcext:value-type="string" table:number-columns-spanned="2" table:number-rows-spanned="1">
            <text:p>PMT</text:p>
          </table:table-cell>
          <table:covered-table-cell/>
          <table:table-cell table:formula="of:=[$'REJECTION FACTORS'.F70]*[$'TOTAL ACTIVITIES'.D13]" office:value-type="float" office:value="0.000003066" calcext:value-type="float">
            <text:p>3.07E-06</text:p>
          </table:table-cell>
          <table:table-cell table:formula="of:=[.C4]/[.C27]" office:value-type="float" office:value="0.0230084422173138" calcext:value-type="float">
            <text:p>2.30E-02</text:p>
          </table:table-cell>
          <table:table-cell table:formula="of:=[$'REJECTION FACTORS'.D70]*[$'TOTAL ACTIVITIES'.G13]" office:value-type="float" office:value="0.00000290294568" calcext:value-type="float">
            <text:p>2.90E-06</text:p>
          </table:table-cell>
          <table:table-cell table:formula="of:=[.E4]/[.E27]" office:value-type="float" office:value="0.0290991795063547" calcext:value-type="float">
            <text:p>2.91E-02</text:p>
          </table:table-cell>
          <table:table-cell table:formula="of:=[.C4]+[.E4]" office:value-type="float" office:value="0.00000596894568" calcext:value-type="float">
            <text:p>5.97E-06</text:p>
          </table:table-cell>
          <table:table-cell table:formula="of:=[.G4]/[.G27]" office:value-type="float" office:value="0.025616052008011" calcext:value-type="float">
            <text:p>2.56E-02</text:p>
          </table:table-cell>
          <table:table-cell table:number-columns-repeated="2"/>
        </table:table-row>
        <table:table-row table:style-name="ro53">
          <table:table-cell table:style-name="ce456" office:value-type="string" calcext:value-type="string" table:number-columns-spanned="2" table:number-rows-spanned="1">
            <text:p>PMT_BASE</text:p>
          </table:table-cell>
          <table:covered-table-cell/>
          <table:table-cell table:style-name="ce621" table:formula="of:=[$'REJECTION FACTORS'.F70]*[$'TOTAL ACTIVITIES'.D15]" office:value-type="float" office:value="0.00000597432" calcext:value-type="float">
            <text:p>5.97E-06</text:p>
          </table:table-cell>
          <table:table-cell table:style-name="ce625" table:formula="of:=[.C5]/[.C27]" office:value-type="float" office:value="0.0448335931205944" calcext:value-type="float">
            <text:p>4.48E-02</text:p>
          </table:table-cell>
          <table:table-cell table:style-name="ce621" table:formula="of:=[$'REJECTION FACTORS'.D70]*[$'TOTAL ACTIVITIES'.G15]" office:value-type="float" office:value="0.000003899806272" calcext:value-type="float">
            <text:p>3.90E-06</text:p>
          </table:table-cell>
          <table:table-cell table:style-name="ce625" table:formula="of:=[.E5]/[.E27]" office:value-type="float" office:value="0.0390917279406123" calcext:value-type="float">
            <text:p>3.91E-02</text:p>
          </table:table-cell>
          <table:table-cell table:style-name="ce625" table:formula="of:=[.C5]+[.E5]" office:value-type="float" office:value="0.000009874126272" calcext:value-type="float">
            <text:p>9.87E-06</text:p>
          </table:table-cell>
          <table:table-cell table:style-name="ce625" table:formula="of:=[.G5]/[.G27]" office:value-type="float" office:value="0.0423753449398487" calcext:value-type="float">
            <text:p>4.24E-02</text:p>
          </table:table-cell>
          <table:table-cell table:number-columns-repeated="2"/>
        </table:table-row>
        <table:table-row table:style-name="ro53">
          <table:table-cell table:style-name="ce457" office:value-type="string" calcext:value-type="string" table:number-columns-spanned="2" table:number-rows-spanned="1">
            <text:p>SAPPHIRE_WINDOW</text:p>
          </table:table-cell>
          <table:covered-table-cell/>
          <table:table-cell table:style-name="ce477" table:formula="of:=[$'REJECTION FACTORS'.M44]*[$'TOTAL ACTIVITIES'.D19]" office:value-type="float" office:value="0.0000252123168233359" calcext:value-type="float">
            <text:p>2.52E-05</text:p>
          </table:table-cell>
          <table:table-cell table:style-name="ce627" table:formula="of:=[.C6]/[.C27]" office:value-type="float" office:value="0.189202914153403" calcext:value-type="float">
            <text:p>1.89E-01</text:p>
          </table:table-cell>
          <table:table-cell table:style-name="ce477" table:formula="of:=[$'REJECTION FACTORS'.K44]*[$'TOTAL ACTIVITIES'.G19]" office:value-type="float" office:value="0.00000897417877491939" calcext:value-type="float">
            <text:p>8.97E-06</text:p>
          </table:table-cell>
          <table:table-cell table:style-name="ce627" table:formula="of:=[.E6]/[.E27]" office:value-type="float" office:value="0.0899573288238371" calcext:value-type="float">
            <text:p>9.00E-02</text:p>
          </table:table-cell>
          <table:table-cell table:style-name="ce627" table:formula="of:=[.C6]+[.E6]" office:value-type="float" office:value="0.0000341864955982553" calcext:value-type="float">
            <text:p>3.42E-05</text:p>
          </table:table-cell>
          <table:table-cell table:style-name="ce627" table:formula="of:=[.G6]/[.G27]" office:value-type="float" office:value="0.146713187917057" calcext:value-type="float">
            <text:p>1.47E-01</text:p>
          </table:table-cell>
          <table:table-cell table:number-columns-repeated="2"/>
        </table:table-row>
        <table:table-row table:style-name="ro53">
          <table:table-cell table:style-name="ce456" office:value-type="string" calcext:value-type="string" table:number-columns-spanned="2" table:number-rows-spanned="1">
            <text:p>OPTICAL_PAD</text:p>
          </table:table-cell>
          <table:covered-table-cell/>
          <table:table-cell table:formula="of:=[$'REJECTION FACTORS'.M44]*[$'TOTAL ACTIVITIES'.D22]" office:value-type="float" office:value="0.00000302544" calcext:value-type="float">
            <text:p>3.03E-06</text:p>
          </table:table-cell>
          <table:table-cell table:formula="of:=[.C7]/[.C27]" office:value-type="float" office:value="0.0227040643907208" calcext:value-type="float">
            <text:p>2.27E-02</text:p>
          </table:table-cell>
          <table:table-cell table:formula="of:=[$'REJECTION FACTORS'.K44]*[$'TOTAL ACTIVITIES'.G19]" office:value-type="float" office:value="0.00000897417877491939" calcext:value-type="float">
            <text:p>8.97E-06</text:p>
          </table:table-cell>
          <table:table-cell table:formula="of:=[.E7]/[.E27]" office:value-type="float" office:value="0.0899573288238371" calcext:value-type="float">
            <text:p>9.00E-02</text:p>
          </table:table-cell>
          <table:table-cell table:formula="of:=[.C7]+[.E7]" office:value-type="float" office:value="0.0000119996187749194" calcext:value-type="float">
            <text:p>1.20E-05</text:p>
          </table:table-cell>
          <table:table-cell table:formula="of:=[.G7]/[.G27]" office:value-type="float" office:value="0.051497010543182" calcext:value-type="float">
            <text:p>5.15E-02</text:p>
          </table:table-cell>
          <table:table-cell table:number-columns-repeated="2"/>
        </table:table-row>
        <table:table-row table:style-name="ro53">
          <table:table-cell table:style-name="ce458" office:value-type="string" calcext:value-type="string" table:number-columns-spanned="2" table:number-rows-spanned="1">
            <text:p>CATHODE_RING</text:p>
          </table:table-cell>
          <table:covered-table-cell/>
          <table:table-cell table:style-name="ce477" table:formula="of:=[$'REJECTION FACTORS'.F57]*[$'TOTAL ACTIVITIES'.D25]" office:value-type="float" office:value="0.00000051235140805" calcext:value-type="float">
            <text:p>5.12E-07</text:p>
          </table:table-cell>
          <table:table-cell table:style-name="ce627" table:formula="of:=[.C8]/[.C27]" office:value-type="float" office:value="0.00384488185488513" calcext:value-type="float">
            <text:p>3.84E-03</text:p>
          </table:table-cell>
          <table:table-cell table:style-name="ce477" table:formula="of:=[$'REJECTION FACTORS'.D57]*[$'TOTAL ACTIVITIES'.G25]" office:value-type="float" office:value="0.00000001424847257954" calcext:value-type="float">
            <text:p>1.42E-08</text:p>
          </table:table-cell>
          <table:table-cell table:style-name="ce627" table:formula="of:=[.E8]/[.E27]" office:value-type="float" office:value="0.000142826944417114" calcext:value-type="float">
            <text:p>1.43E-04</text:p>
          </table:table-cell>
          <table:table-cell table:style-name="ce627" table:formula="of:=[.C8]+[.E8]" office:value-type="float" office:value="0.00000052659988062954" calcext:value-type="float">
            <text:p>5.27E-07</text:p>
          </table:table-cell>
          <table:table-cell table:style-name="ce627" table:formula="of:=[.G8]/[.G27]" office:value-type="float" office:value="0.00225993176229048" calcext:value-type="float">
            <text:p>2.26E-03</text:p>
          </table:table-cell>
          <table:table-cell table:number-columns-repeated="2"/>
        </table:table-row>
        <table:table-row table:style-name="ro53">
          <table:table-cell table:style-name="ce457" office:value-type="string" calcext:value-type="string" table:number-columns-spanned="2" table:number-rows-spanned="1">
            <text:p>LIGHT_TUBE</text:p>
          </table:table-cell>
          <table:covered-table-cell/>
          <table:table-cell table:style-name="ce621" table:formula="of:=[$'REJECTION FACTORS'.F57]*[$'TOTAL ACTIVITIES'.D30]" office:value-type="float" office:value="0.00000159198460577" calcext:value-type="float">
            <text:p>1.59E-06</text:p>
          </table:table-cell>
          <table:table-cell table:style-name="ce625" table:formula="of:=[.C9]/[.C27]" office:value-type="float" office:value="0.0119468642572447" calcext:value-type="float">
            <text:p>1.19E-02</text:p>
          </table:table-cell>
          <table:table-cell table:style-name="ce621" table:formula="of:=[$'REJECTION FACTORS'.D57]*[$'TOTAL ACTIVITIES'.G30]" office:value-type="float" office:value="0.00000225425587678077" calcext:value-type="float">
            <text:p>2.25E-06</text:p>
          </table:table-cell>
          <table:table-cell table:style-name="ce625" table:formula="of:=[.E9]/[.E27]" office:value-type="float" office:value="0.0225967012967665" calcext:value-type="float">
            <text:p>2.26E-02</text:p>
          </table:table-cell>
          <table:table-cell table:style-name="ce625" table:formula="of:=[.C9]+[.E9]" office:value-type="float" office:value="0.00000384624048255077" calcext:value-type="float">
            <text:p>3.85E-06</text:p>
          </table:table-cell>
          <table:table-cell table:style-name="ce625" table:formula="of:=[.G9]/[.G27]" office:value-type="float" office:value="0.0165063482762902" calcext:value-type="float">
            <text:p>1.65E-02</text:p>
          </table:table-cell>
          <table:table-cell table:number-columns-repeated="2"/>
        </table:table-row>
        <table:table-row table:style-name="ro53">
          <table:table-cell table:style-name="ce457" office:value-type="string" calcext:value-type="string" table:number-columns-spanned="2" table:number-rows-spanned="1">
            <text:p>FIELD_RING</text:p>
          </table:table-cell>
          <table:covered-table-cell/>
          <table:table-cell table:formula="of:=[$'REJECTION FACTORS'.F57]*[$'TOTAL ACTIVITIES'.D33]" office:value-type="float" office:value="0.0000120641433738" calcext:value-type="float">
            <text:p>1.21E-05</text:p>
          </table:table-cell>
          <table:table-cell table:formula="of:=[.C10]/[.C27]" office:value-type="float" office:value="0.0905339679443793" calcext:value-type="float">
            <text:p>9.05E-02</text:p>
          </table:table-cell>
          <table:table-cell table:formula="of:=[$'REJECTION FACTORS'.D57]*[$'TOTAL ACTIVITIES'.G33]" office:value-type="float" office:value="0.00000076171682304" calcext:value-type="float">
            <text:p>7.62E-07</text:p>
          </table:table-cell>
          <table:table-cell table:formula="of:=[.E10]/[.E27]" office:value-type="float" office:value="0.00763546308129719" calcext:value-type="float">
            <text:p>7.64E-03</text:p>
          </table:table-cell>
          <table:table-cell table:formula="of:=[.C10]+[.E10]" office:value-type="float" office:value="0.00001282586019684" calcext:value-type="float">
            <text:p>1.28E-05</text:p>
          </table:table-cell>
          <table:table-cell table:formula="of:=[.G10]/[.G27]" office:value-type="float" office:value="0.0550428701253874" calcext:value-type="float">
            <text:p>5.50E-02</text:p>
          </table:table-cell>
          <table:table-cell table:number-columns-repeated="2"/>
        </table:table-row>
        <table:table-row table:style-name="ro53">
          <table:table-cell table:style-name="ce459" office:value-type="string" calcext:value-type="string" table:number-columns-spanned="2" table:number-rows-spanned="1">
            <text:p>HDPE_TUBE</text:p>
          </table:table-cell>
          <table:covered-table-cell/>
          <table:table-cell table:style-name="ce621" table:formula="of:=[$'REJECTION FACTORS'.F57]*[$'TOTAL ACTIVITIES'.D36]" office:value-type="float" office:value="0.00000137881614" calcext:value-type="float">
            <text:p>1.38E-06</text:p>
          </table:table-cell>
          <table:table-cell table:style-name="ce625" table:formula="of:=[.C11]/[.C27]" office:value-type="float" office:value="0.0103471661726972" calcext:value-type="float">
            <text:p>1.03E-02</text:p>
          </table:table-cell>
          <table:table-cell table:style-name="ce621" table:formula="of:=[$'REJECTION FACTORS'.D57]*[$'TOTAL ACTIVITIES'.G36]" office:value-type="float" office:value="0.0000001058282745" calcext:value-type="float">
            <text:p>1.06E-07</text:p>
          </table:table-cell>
          <table:table-cell table:style-name="ce625" table:formula="of:=[.E11]/[.E27]" office:value-type="float" office:value="0.00106082451963871" calcext:value-type="float">
            <text:p>1.06E-03</text:p>
          </table:table-cell>
          <table:table-cell table:style-name="ce625" table:formula="of:=[.C11]+[.E11]" office:value-type="float" office:value="0.0000014846444145" calcext:value-type="float">
            <text:p>1.48E-06</text:p>
          </table:table-cell>
          <table:table-cell table:style-name="ce625" table:formula="of:=[.G11]/[.G27]" office:value-type="float" office:value="0.00637143150132254" calcext:value-type="float">
            <text:p>6.37E-03</text:p>
          </table:table-cell>
          <table:table-cell table:number-columns-repeated="2"/>
        </table:table-row>
        <table:table-row table:style-name="ro53">
          <table:table-cell table:style-name="ce460" office:value-type="string" calcext:value-type="string" table:number-columns-spanned="2" table:number-rows-spanned="1">
            <text:p>GATE_RING</text:p>
          </table:table-cell>
          <table:covered-table-cell/>
          <table:table-cell table:style-name="ce477" table:formula="of:=[$'REJECTION FACTORS'.M31]*[$'TOTAL ACTIVITIES'.D40]" office:value-type="float" office:value="0.00000055042597584" calcext:value-type="float">
            <text:p>5.50E-07</text:p>
          </table:table-cell>
          <table:table-cell table:style-name="ce627" table:formula="of:=[.C12]/[.C27]" office:value-type="float" office:value="0.00413060804306041" calcext:value-type="float">
            <text:p>4.13E-03</text:p>
          </table:table-cell>
          <table:table-cell table:style-name="ce477" table:formula="of:=[$'REJECTION FACTORS'.K31]*[$'TOTAL ACTIVITIES'.G40]" office:value-type="float" office:value="0.0000000258944702223" calcext:value-type="float">
            <text:p>2.59E-08</text:p>
          </table:table-cell>
          <table:table-cell table:style-name="ce627" table:formula="of:=[.E12]/[.E27]" office:value-type="float" office:value="0.00025956663344137" calcext:value-type="float">
            <text:p>2.60E-04</text:p>
          </table:table-cell>
          <table:table-cell table:style-name="ce627" table:formula="of:=[.C12]+[.E12]" office:value-type="float" office:value="0.0000005763204460623" calcext:value-type="float">
            <text:p>5.76E-07</text:p>
          </table:table-cell>
          <table:table-cell table:style-name="ce627" table:formula="of:=[.G12]/[.G27]" office:value-type="float" office:value="0.00247331024791837" calcext:value-type="float">
            <text:p>2.47E-03</text:p>
          </table:table-cell>
          <table:table-cell table:number-columns-repeated="2"/>
        </table:table-row>
        <table:table-row table:style-name="ro53">
          <table:table-cell table:style-name="ce460" office:value-type="string" calcext:value-type="string" table:number-columns-spanned="2" table:number-rows-spanned="1">
            <text:p>ANODE_RING</text:p>
          </table:table-cell>
          <table:covered-table-cell/>
          <table:table-cell table:style-name="ce477" table:formula="of:=[$'REJECTION FACTORS'.M31]*[$'TOTAL ACTIVITIES'.D44]" office:value-type="float" office:value="0.00000055048111092" calcext:value-type="float">
            <text:p>5.50E-07</text:p>
          </table:table-cell>
          <table:table-cell table:style-name="ce627" table:formula="of:=[.C13]/[.C27]" office:value-type="float" office:value="0.00413102179788831" calcext:value-type="float">
            <text:p>4.13E-03</text:p>
          </table:table-cell>
          <table:table-cell table:style-name="ce477" table:formula="of:=[$'REJECTION FACTORS'.K31]*[$'TOTAL ACTIVITIES'.G44]" office:value-type="float" office:value="0.00000002589687679382" calcext:value-type="float">
            <text:p>2.59E-08</text:p>
          </table:table-cell>
          <table:table-cell table:style-name="ce627" table:formula="of:=[.E13]/[.E27]" office:value-type="float" office:value="0.000259590756957317" calcext:value-type="float">
            <text:p>2.60E-04</text:p>
          </table:table-cell>
          <table:table-cell table:style-name="ce627" table:formula="of:=[.C13]+[.E13]" office:value-type="float" office:value="0.00000057637798771382" calcext:value-type="float">
            <text:p>5.76E-07</text:p>
          </table:table-cell>
          <table:table-cell table:style-name="ce627" table:formula="of:=[.G13]/[.G27]" office:value-type="float" office:value="0.00247355719101632" calcext:value-type="float">
            <text:p>2.47E-03</text:p>
          </table:table-cell>
          <table:table-cell table:number-columns-repeated="2"/>
        </table:table-row>
        <table:table-row table:style-name="ro53">
          <table:table-cell table:style-name="ce460" office:value-type="string" calcext:value-type="string" table:number-columns-spanned="2" table:number-rows-spanned="1">
            <text:p>TP_COPPER_PLATE</text:p>
          </table:table-cell>
          <table:covered-table-cell/>
          <table:table-cell table:formula="of:=[$'REJECTION FACTORS'.F96]*[$'TOTAL ACTIVITIES'.D47]" office:value-type="float" office:value="0.00000071845666666667" calcext:value-type="float">
            <text:p>7.18E-07</text:p>
          </table:table-cell>
          <table:table-cell table:formula="of:=[.C14]/[.C27]" office:value-type="float" office:value="0.00539157491867055" calcext:value-type="float">
            <text:p>5.39E-03</text:p>
          </table:table-cell>
          <table:table-cell table:formula="of:=[$'REJECTION FACTORS'.D96]*[$'TOTAL ACTIVITIES'.G47]" office:value-type="float" office:value="0.00000009360294245854" calcext:value-type="float">
            <text:p>9.36E-08</text:p>
          </table:table-cell>
          <table:table-cell table:formula="of:=[.E14]/[.E27]" office:value-type="float" office:value="0.000938277572222414" calcext:value-type="float">
            <text:p>9.38E-04</text:p>
          </table:table-cell>
          <table:table-cell table:formula="of:=[.C14]+[.E14]" office:value-type="float" office:value="0.0000008120596091252" calcext:value-type="float">
            <text:p>8.12E-07</text:p>
          </table:table-cell>
          <table:table-cell table:formula="of:=[.G14]/[.G27]" office:value-type="float" office:value="0.00348499756844098" calcext:value-type="float">
            <text:p>3.48E-03</text:p>
          </table:table-cell>
          <table:table-cell table:number-columns-repeated="2"/>
        </table:table-row>
        <table:table-row table:style-name="ro53">
          <table:table-cell table:style-name="ce461" office:value-type="string" calcext:value-type="string" table:number-columns-spanned="2" table:number-rows-spanned="1">
            <text:p>DB_PLUG</text:p>
          </table:table-cell>
          <table:covered-table-cell table:style-name="Default"/>
          <table:table-cell table:style-name="ce478" table:formula="of:=[$'REJECTION FACTORS'.F96]*[$'TOTAL ACTIVITIES'.D49]" office:value-type="float" office:value="0.0000488628" calcext:value-type="float">
            <text:p>4.89E-05</text:p>
          </table:table-cell>
          <table:table-cell table:formula="of:=[.C15]/[.C27]" office:value-type="float" office:value="0.366685228433191" calcext:value-type="float">
            <text:p>3.67E-01</text:p>
          </table:table-cell>
          <table:table-cell table:formula="of:=[$'REJECTION FACTORS'.D96]*[$'TOTAL ACTIVITIES'.G49]" office:value-type="float" office:value="0.000052601553984" calcext:value-type="float">
            <text:p>5.26E-05</text:p>
          </table:table-cell>
          <table:table-cell table:formula="of:=[.E15]/[.E27]" office:value-type="float" office:value="0.527278919560638" calcext:value-type="float">
            <text:p>5.27E-01</text:p>
          </table:table-cell>
          <table:table-cell table:formula="of:=[.C15]+[.E15]" office:value-type="float" office:value="0.000101464353984" calcext:value-type="float">
            <text:p>1.01E-04</text:p>
          </table:table-cell>
          <table:table-cell table:formula="of:=[.G15]/[.G27]" office:value-type="float" office:value="0.435439742285171" calcext:value-type="float">
            <text:p>4.35E-01</text:p>
          </table:table-cell>
          <table:table-cell table:number-columns-repeated="2"/>
        </table:table-row>
        <table:table-row table:style-name="ro53">
          <table:table-cell table:style-name="ce462" office:value-type="string" calcext:value-type="string" table:number-columns-spanned="2" table:number-rows-spanned="1">
            <text:p>SIPM_BOARD</text:p>
          </table:table-cell>
          <table:covered-table-cell/>
          <table:table-cell table:style-name="ce621" table:formula="of:=[$'REJECTION FACTORS'.M31]*[$'TOTAL ACTIVITIES'.D55]" office:value-type="float" office:value="0.0000166775968300032" calcext:value-type="float">
            <text:p>1.67E-05</text:p>
          </table:table-cell>
          <table:table-cell table:style-name="ce625" table:formula="of:=[.C16]/[.C27]" office:value-type="float" office:value="0.125155095559943" calcext:value-type="float">
            <text:p>1.25E-01</text:p>
          </table:table-cell>
          <table:table-cell table:style-name="ce621" table:formula="of:=[$'REJECTION FACTORS'.K31]*[$'TOTAL ACTIVITIES'.G55]" office:value-type="float" office:value="0.000004598921580288" calcext:value-type="float">
            <text:p>4.60E-06</text:p>
          </table:table-cell>
          <table:table-cell table:style-name="ce625" table:formula="of:=[.E16]/[.E27]" office:value-type="float" office:value="0.0460996723164482" calcext:value-type="float">
            <text:p>4.61E-02</text:p>
          </table:table-cell>
          <table:table-cell table:style-name="ce625" table:formula="of:=[.C16]+[.E16]" office:value-type="float" office:value="0.0000212765184102912" calcext:value-type="float">
            <text:p>2.13E-05</text:p>
          </table:table-cell>
          <table:table-cell table:style-name="ce625" table:formula="of:=[.G16]/[.G27]" office:value-type="float" office:value="0.091309325191819" calcext:value-type="float">
            <text:p>9.13E-02</text:p>
          </table:table-cell>
          <table:table-cell table:number-columns-repeated="2"/>
        </table:table-row>
        <table:table-row table:style-name="ro53">
          <table:table-cell table:style-name="ce463" office:value-type="string" calcext:value-type="string" table:number-columns-spanned="2" table:number-rows-spanned="1">
            <text:p>ICS</text:p>
          </table:table-cell>
          <table:covered-table-cell/>
          <table:table-cell table:formula="of:=[$'REJECTION FACTORS'.M57]*[$'TOTAL ACTIVITIES'.D59]" office:value-type="float" office:value="0.00000087622360583333" calcext:value-type="float">
            <text:p>8.76E-07</text:p>
          </table:table-cell>
          <table:table-cell table:formula="of:=[.C17]/[.C27]" office:value-type="float" office:value="0.00657551865761991" calcext:value-type="float">
            <text:p>6.58E-03</text:p>
          </table:table-cell>
          <table:table-cell table:formula="of:=[$'REJECTION FACTORS'.K57]*[$'TOTAL ACTIVITIES'.G59]" office:value-type="float" office:value="0.00000084989388292683" calcext:value-type="float">
            <text:p>8.50E-07</text:p>
          </table:table-cell>
          <table:table-cell table:formula="of:=[.E17]/[.E27]" office:value-type="float" office:value="0.00851935150940909" calcext:value-type="float">
            <text:p>8.52E-03</text:p>
          </table:table-cell>
          <table:table-cell table:formula="of:=[.C17]+[.E17]" office:value-type="float" office:value="0.00000172611748876016" calcext:value-type="float">
            <text:p>1.73E-06</text:p>
          </table:table-cell>
          <table:table-cell table:formula="of:=[.G17]/[.G27]" office:value-type="float" office:value="0.00740772621070623" calcext:value-type="float">
            <text:p>7.41E-03</text:p>
          </table:table-cell>
          <table:table-cell table:number-columns-repeated="2"/>
        </table:table-row>
        <table:table-row table:style-name="ro53">
          <table:table-cell table:style-name="ce463" office:value-type="string" calcext:value-type="string" table:number-columns-spanned="2" table:number-rows-spanned="1">
            <text:p>VESSEL</text:p>
          </table:table-cell>
          <table:covered-table-cell/>
          <table:table-cell table:formula="of:=[$'REJECTION FACTORS'.M96]*[$'TOTAL ACTIVITIES'.D71]" office:value-type="float" office:value="0.00000513381" calcext:value-type="float">
            <text:p>5.13E-06</text:p>
          </table:table-cell>
          <table:table-cell table:formula="of:=[.C18]/[.C27]" office:value-type="float" office:value="0.0385260830853451" calcext:value-type="float">
            <text:p>3.85E-02</text:p>
          </table:table-cell>
          <table:table-cell table:formula="of:=[$'REJECTION FACTORS'.K96]*[$'TOTAL ACTIVITIES'.G71]" office:value-type="float" office:value="0.00000502682059360976" calcext:value-type="float">
            <text:p>5.03E-06</text:p>
          </table:table-cell>
          <table:table-cell table:formula="of:=[.E18]/[.E27]" office:value-type="float" office:value="0.0503889396923509" calcext:value-type="float">
            <text:p>5.04E-02</text:p>
          </table:table-cell>
          <table:table-cell table:formula="of:=[.C18]+[.E18]" office:value-type="float" office:value="0.0000101606305936098" calcext:value-type="float">
            <text:p>1.02E-05</text:p>
          </table:table-cell>
          <table:table-cell table:formula="of:=[.G18]/[.G27]" office:value-type="float" office:value="0.0436048936736337" calcext:value-type="float">
            <text:p>4.36E-02</text:p>
          </table:table-cell>
          <table:table-cell table:number-columns-repeated="2"/>
        </table:table-row>
        <table:table-row table:style-name="ro53">
          <table:table-cell table:style-name="ce169" office:value-type="string" calcext:value-type="string" table:number-columns-spanned="2" table:number-rows-spanned="1">
            <text:p>SHIELDING_LEAD</text:p>
          </table:table-cell>
          <table:covered-table-cell table:style-name="ce470"/>
          <table:table-cell table:formula="of:=[$'REJECTION FACTORS'.F83]*[$'TOTAL ACTIVITIES'.D73]" office:value-type="float" office:value="0.00000119725425" calcext:value-type="float">
            <text:p>1.20E-06</text:p>
          </table:table-cell>
          <table:table-cell table:formula="of:=[.C19]/[.C27]" office:value-type="float" office:value="0.00898465597865571" calcext:value-type="float">
            <text:p>8.98E-03</text:p>
          </table:table-cell>
          <table:table-cell table:formula="of:=[$'REJECTION FACTORS'.D83]*[$'TOTAL ACTIVITIES'.G73]" office:value-type="float" office:value="0.0000000448334385372" calcext:value-type="float">
            <text:p>4.48E-08</text:p>
          </table:table-cell>
          <table:table-cell table:formula="of:=[.E19]/[.E27]" office:value-type="float" office:value="0.000449411191146058" calcext:value-type="float">
            <text:p>4.49E-04</text:p>
          </table:table-cell>
          <table:table-cell table:formula="of:=[.C19]+[.E19]" office:value-type="float" office:value="0.0000012420876885372" calcext:value-type="float">
            <text:p>1.24E-06</text:p>
          </table:table-cell>
          <table:table-cell table:formula="of:=[.G19]/[.G27]" office:value-type="float" office:value="0.00533048624226701" calcext:value-type="float">
            <text:p>5.33E-03</text:p>
          </table:table-cell>
          <table:table-cell table:number-columns-repeated="2"/>
        </table:table-row>
        <table:table-row table:style-name="ro53">
          <table:table-cell table:style-name="ce464" office:value-type="string" calcext:value-type="string" table:number-columns-spanned="2" table:number-rows-spanned="1">
            <text:p>SHIELDING_STEEL</text:p>
          </table:table-cell>
          <table:covered-table-cell table:style-name="ce471"/>
          <table:table-cell table:formula="of:=[$'REJECTION FACTORS'.M83]*[$'TOTAL ACTIVITIES'.D76]" office:value-type="float" office:value="0.000000001458" calcext:value-type="float">
            <text:p>1.46E-09</text:p>
          </table:table-cell>
          <table:table-cell table:formula="of:=[.C20]/[.C27]" office:value-type="float" office:value="0.0000109413922872941" calcext:value-type="float">
            <text:p>1.09E-05</text:p>
          </table:table-cell>
          <table:table-cell table:formula="of:=[$'REJECTION FACTORS'.K83]*[$'TOTAL ACTIVITIES'.G76]" office:value-type="float" office:value="0.000000002299146" calcext:value-type="float">
            <text:p>2.30E-09</text:p>
          </table:table-cell>
          <table:table-cell table:formula="of:=[.E20]/[.E27]" office:value-type="float" office:value="0.0000230466806961808" calcext:value-type="float">
            <text:p>2.30E-05</text:p>
          </table:table-cell>
          <table:table-cell table:formula="of:=[.C20]+[.E20]" office:value-type="float" office:value="0.000000003757146" calcext:value-type="float">
            <text:p>3.76E-09</text:p>
          </table:table-cell>
          <table:table-cell table:formula="of:=[.G20]/[.G27]" office:value-type="float" office:value="0.0000161239945037815" calcext:value-type="float">
            <text:p>1.61E-05</text:p>
          </table:table-cell>
          <table:table-cell/>
          <table:table-cell table:style-name="ce1086"/>
        </table:table-row>
        <table:table-row table:style-name="ro53">
          <table:table-cell table:style-name="ce172" office:value-type="string" calcext:value-type="string" table:number-columns-spanned="2" table:number-rows-spanned="1">
            <text:p>SHIELDING_STRUCT</text:p>
          </table:table-cell>
          <table:covered-table-cell table:style-name="ce471"/>
          <table:table-cell table:formula="of:=[$'REJECTION FACTORS'.M83]*[$'TOTAL ACTIVITIES'.D78]" office:value-type="float" office:value="0.0000000362016" calcext:value-type="float">
            <text:p>3.62E-08</text:p>
          </table:table-cell>
          <table:table-cell table:formula="of:=[.C21]/[.C27]" office:value-type="float" office:value="0.000271670718125998" calcext:value-type="float">
            <text:p>2.72E-04</text:p>
          </table:table-cell>
          <table:table-cell table:formula="of:=[$'REJECTION FACTORS'.K83]*[$'TOTAL ACTIVITIES'.G78]" office:value-type="float" office:value="0.00000018623293" calcext:value-type="float">
            <text:p>1.86E-07</text:p>
          </table:table-cell>
          <table:table-cell table:formula="of:=[.E21]/[.E27]" office:value-type="float" office:value="0.00186680222692434" calcext:value-type="float">
            <text:p>1.87E-03</text:p>
          </table:table-cell>
          <table:table-cell table:formula="of:=[.C21]+[.E21]" office:value-type="float" office:value="0.00000022243453" calcext:value-type="float">
            <text:p>2.22E-07</text:p>
          </table:table-cell>
          <table:table-cell table:formula="of:=[.G21]/[.G27]" office:value-type="float" office:value="0.000954589770845006" calcext:value-type="float">
            <text:p>9.55E-04</text:p>
          </table:table-cell>
          <table:table-cell/>
          <table:table-cell table:style-name="ce1086"/>
        </table:table-row>
        <table:table-row table:style-name="ro53">
          <table:table-cell table:style-name="ce1084" office:value-type="string" calcext:value-type="string">
            <text:p>BUBBLE_SEAL</text:p>
          </table:table-cell>
          <table:table-cell table:style-name="ce1092"/>
          <table:table-cell table:formula="of:=[$'REJECTION FACTORS'.M83]*[$'TOTAL ACTIVITIES'.D80]" office:value-type="float" office:value="0.000000022832928" calcext:value-type="float">
            <text:p>2.28E-08</text:p>
          </table:table-cell>
          <table:table-cell table:formula="of:=[.C22]/[.C27]" office:value-type="float" office:value="0.000171347066060041" calcext:value-type="float">
            <text:p>1.71E-04</text:p>
          </table:table-cell>
          <table:table-cell table:formula="of:=[$'REJECTION FACTORS'.K83]*[$'TOTAL ACTIVITIES'.G80]" office:value-type="float" office:value="0.000000089065476" calcext:value-type="float">
            <text:p>8.91E-08</text:p>
          </table:table-cell>
          <table:table-cell table:formula="of:=[.E22]/[.E27]" office:value-type="float" office:value="0.00089279392714745" calcext:value-type="float">
            <text:p>8.93E-04</text:p>
          </table:table-cell>
          <table:table-cell table:formula="of:=[.C22]+[.E22]" office:value-type="float" office:value="0.000000111898404" calcext:value-type="float">
            <text:p>1.12E-07</text:p>
          </table:table-cell>
          <table:table-cell table:formula="of:=[.G22]/[.G27]" office:value-type="float" office:value="0.000480218030142541" calcext:value-type="float">
            <text:p>4.80E-04</text:p>
          </table:table-cell>
          <table:table-cell/>
          <table:table-cell table:style-name="ce1086"/>
        </table:table-row>
        <table:table-row table:style-name="ro53">
          <table:table-cell table:style-name="ce1084" office:value-type="string" calcext:value-type="string">
            <text:p>EDPM_SEAL</text:p>
          </table:table-cell>
          <table:table-cell table:style-name="ce1092"/>
          <table:table-cell table:formula="of:=[$'REJECTION FACTORS'.M83]*[$'TOTAL ACTIVITIES'.D82]" office:value-type="float" office:value="0.00000000357588" calcext:value-type="float">
            <text:p>3.58E-09</text:p>
          </table:table-cell>
          <table:table-cell table:formula="of:=[.C23]/[.C27]" office:value-type="float" office:value="0.0000268347776764671" calcext:value-type="float">
            <text:p>2.68E-05</text:p>
          </table:table-cell>
          <table:table-cell table:formula="of:=[$'REJECTION FACTORS'.K83]*[$'TOTAL ACTIVITIES'.G82]" office:value-type="float" office:value="0.000000003280662" calcext:value-type="float">
            <text:p>3.28E-09</text:p>
          </table:table-cell>
          <table:table-cell table:formula="of:=[.E23]/[.E27]" office:value-type="float" office:value="0.0000328854146653122" calcext:value-type="float">
            <text:p>3.29E-05</text:p>
          </table:table-cell>
          <table:table-cell table:formula="of:=[.C23]+[.E23]" office:value-type="float" office:value="0.000000006856542" calcext:value-type="float">
            <text:p>6.86E-09</text:p>
          </table:table-cell>
          <table:table-cell table:formula="of:=[.G23]/[.G27]" office:value-type="float" office:value="0.0000294252194412853" calcext:value-type="float">
            <text:p>2.94E-05</text:p>
          </table:table-cell>
          <table:table-cell/>
          <table:table-cell table:style-name="ce1086"/>
        </table:table-row>
        <table:table-row table:style-name="ro53">
          <table:table-cell table:style-name="ce465" office:value-type="string" calcext:value-type="string" table:number-columns-spanned="2" table:number-rows-spanned="1">
            <text:p>PEDESTAL</text:p>
          </table:table-cell>
          <table:covered-table-cell table:style-name="ce472"/>
          <table:table-cell table:formula="of:=[$'REJECTION FACTORS'.M83]*[$'TOTAL ACTIVITIES'.D84]" office:value-type="float" office:value="0.00000002578176" calcext:value-type="float">
            <text:p>2.58E-08</text:p>
          </table:table-cell>
          <table:table-cell table:formula="of:=[.C24]/[.C27]" office:value-type="float" office:value="0.000193476234579469" calcext:value-type="float">
            <text:p>1.93E-04</text:p>
          </table:table-cell>
          <table:table-cell table:formula="of:=[$'REJECTION FACTORS'.K83]*[$'TOTAL ACTIVITIES'.G84]" office:value-type="float" office:value="0.000000132629848" calcext:value-type="float">
            <text:p>1.33E-07</text:p>
          </table:table-cell>
          <table:table-cell table:formula="of:=[.E24]/[.E27]" office:value-type="float" office:value="0.00132948397258764" calcext:value-type="float">
            <text:p>1.33E-03</text:p>
          </table:table-cell>
          <table:table-cell table:formula="of:=[.C24]+[.E24]" office:value-type="float" office:value="0.000000158411608" calcext:value-type="float">
            <text:p>1.58E-07</text:p>
          </table:table-cell>
          <table:table-cell table:formula="of:=[.G24]/[.G27]" office:value-type="float" office:value="0.000679831951360739" calcext:value-type="float">
            <text:p>6.80E-04</text:p>
          </table:table-cell>
          <table:table-cell/>
          <table:table-cell table:style-name="ce1086"/>
        </table:table-row>
        <table:table-row table:style-name="ro54" table:number-rows-repeated="2">
          <table:table-cell table:style-name="ce1086" table:number-columns-repeated="8"/>
          <table:table-cell/>
          <table:table-cell table:style-name="ce1086"/>
        </table:table-row>
        <table:table-row table:style-name="ro53">
          <table:table-cell table:style-name="ce1074" office:value-type="string" calcext:value-type="string" table:number-columns-spanned="2" table:number-rows-spanned="1">
            <text:p>TOTAL (mBq)</text:p>
          </table:table-cell>
          <table:covered-table-cell table:style-name="ce619"/>
          <table:table-cell table:style-name="ce622" table:formula="of:=SUM([.C3:.C23])" office:value-type="float" office:value="0.000133255436028296" calcext:value-type="float">
            <text:p>1.33E-04</text:p>
          </table:table-cell>
          <table:table-cell table:style-name="ce36"/>
          <table:table-cell table:style-name="ce629" table:formula="of:=SUM([.E3:.E23])" office:value-type="float" office:value="0.0000997603963151626" calcext:value-type="float">
            <text:p>9.98E-05</text:p>
          </table:table-cell>
          <table:table-cell table:style-name="ce36"/>
          <table:table-cell table:style-name="ce622" table:formula="of:=SUM([.G3:.G23])" office:value-type="float" office:value="0.000233015832343458" calcext:value-type="float">
            <text:p>2.33E-04</text:p>
          </table:table-cell>
          <table:table-cell table:style-name="ce36"/>
          <table:table-cell/>
          <table:table-cell table:style-name="ce1086"/>
        </table:table-row>
        <table:table-row table:style-name="ro53">
          <table:table-cell table:style-name="ce1087" table:number-columns-spanned="2" table:number-rows-spanned="1"/>
          <table:covered-table-cell table:style-name="ce1087"/>
          <table:table-cell table:style-name="ce623" table:number-columns-repeated="6"/>
          <table:table-cell table:style-name="ce1086" table:number-columns-repeated="2"/>
        </table:table-row>
        <table:table-row table:style-name="ro53">
          <table:table-cell table:style-name="ce618" office:value-type="string" calcext:value-type="string" table:number-columns-spanned="2" table:number-rows-spanned="1">
            <text:p>TOTAL [cts/KeVKgY]</text:p>
          </table:table-cell>
          <table:covered-table-cell table:style-name="ce620"/>
          <table:table-cell table:style-name="ce624" table:formula="of:=[.C27]/0.00005 * 0.0005" office:value-type="float" office:value="0.00133255436028296" calcext:value-type="float">
            <text:p>1.33E-03</text:p>
          </table:table-cell>
          <table:table-cell table:style-name="ce624"/>
          <table:table-cell table:style-name="ce624" table:formula="of:=[.E27]/0.00005 * 0.0005" office:value-type="float" office:value="0.000997603963151626" calcext:value-type="float">
            <text:p>9.98E-04</text:p>
          </table:table-cell>
          <table:table-cell table:style-name="ce624"/>
          <table:table-cell table:style-name="ce624" table:formula="of:=[.G27]/0.00005 * 0.0005" office:value-type="float" office:value="0.00233015832343458" calcext:value-type="float">
            <text:p>2.33E-03</text:p>
          </table:table-cell>
          <table:table-cell table:style-name="ce630"/>
          <table:table-cell table:style-name="ce1086" office:value-type="string" calcext:value-type="string">
            <text:p>T=300K</text:p>
          </table:table-cell>
          <table:table-cell table:style-name="ce1086"/>
        </table:table-row>
        <table:table-row table:style-name="ro54">
          <table:table-cell/>
          <table:table-cell table:style-name="Default" table:number-columns-repeated="7"/>
          <table:table-cell table:style-name="ce1086" table:number-columns-repeated="2"/>
        </table:table-row>
        <table:table-row table:style-name="ro54">
          <table:table-cell/>
          <table:table-cell table:style-name="Default" table:number-columns-repeated="7"/>
          <table:table-cell/>
          <table:table-cell table:style-name="ce1086"/>
        </table:table-row>
        <table:table-row table:style-name="ro54">
          <table:table-cell table:style-name="ce1086" table:number-columns-repeated="8"/>
          <table:table-cell/>
          <table:table-cell table:style-name="Default"/>
        </table:table-row>
        <table:table-row table:style-name="ro54">
          <table:table-cell/>
          <table:table-cell table:style-name="Default" office:value-type="string" calcext:value-type="string">
            <text:p>5e-5mBq = 5e-4cts/kevykg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54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54">
          <table:table-cell/>
          <table:table-cell table:style-name="Default" table:number-columns-repeated="7"/>
          <table:table-cell/>
          <table:table-cell table:style-name="ce1086"/>
        </table:table-row>
        <table:table-row table:style-name="ro54" table:number-rows-repeated="2">
          <table:table-cell/>
          <table:table-cell table:style-name="Default" table:number-columns-repeated="7"/>
          <table:table-cell table:style-name="ce1086" table:number-columns-repeated="2"/>
        </table:table-row>
        <table:table-row table:style-name="ro54">
          <table:table-cell/>
          <table:table-cell table:style-name="Default" table:number-columns-repeated="7"/>
          <table:table-cell table:style-name="ce1086" table:number-columns-repeated="2"/>
        </table:table-row>
      </table:table>
      <table:table table:name=" DB  ACTIVITIES" table:style-name="ta5" table:print-ranges="' DB  ACTIVITIES'.A1:' DB  ACTIVITIES'.M25">
        <office:forms form:automatic-focus="false" form:apply-design-mode="false"/>
        <table:table-column table:style-name="co26" table:number-columns-repeated="14" table:default-cell-style-name="ce53"/>
        <table:table-row table:style-name="ro51">
          <table:table-cell table:style-name="ce1111" office:value-type="string" calcext:value-type="string" table:number-columns-spanned="2" table:number-rows-spanned="1">
            <text:p>NEXUS VOLUME</text:p>
          </table:table-cell>
          <table:covered-table-cell table:style-name="Default"/>
          <table:table-cell table:style-name="ce1111" office:value-type="string" calcext:value-type="string">
            <text:p>Bi-214</text:p>
          </table:table-cell>
          <table:table-cell table:style-name="ce1111" office:value-type="string" calcext:value-type="string">
            <text:p>Co-60</text:p>
          </table:table-cell>
          <table:table-cell table:style-name="ce1111" office:value-type="string" calcext:value-type="string">
            <text:p>K-40</text:p>
          </table:table-cell>
          <table:table-cell table:style-name="ce1111" office:value-type="string" calcext:value-type="string">
            <text:p>Tl-208</text:p>
          </table:table-cell>
          <table:table-cell table:style-name="ce1" office:value-type="string" calcext:value-type="string" table:number-columns-spanned="7" table:number-rows-spanned="1">
            <text:p>NEXT100 TOTAL ACTIVITIES FOR DB</text:p>
          </table:table-cell>
          <table:covered-table-cell table:number-columns-repeated="6" table:style-name="Default"/>
          <table:table-cell table:style-name="Default"/>
        </table:table-row>
        <table:table-row table:style-name="ro53">
          <table:table-cell table:style-name="ce342" office:value-type="string" calcext:value-type="string" table:number-columns-spanned="2" table:number-rows-spanned="1">
            <text:p>EP_COPPER_PLATE</text:p>
          </table:table-cell>
          <table:covered-table-cell table:style-name="ce469"/>
          <table:table-cell table:style-name="ce476" table:formula="of:=[$'TOTAL ACTIVITIES'.D10]" office:value-type="float" office:value="82.0218787846734" calcext:value-type="float">
            <text:p>8.20E+01</text:p>
          </table:table-cell>
          <table:table-cell table:style-name="ce476" table:formula="of:=[$'TOTAL ACTIVITIES'.E10]" office:value-type="float" office:value="374.17" calcext:value-type="float">
            <text:p>3.74E+02</text:p>
          </table:table-cell>
          <table:table-cell table:style-name="ce476" table:formula="of:=[$'TOTAL ACTIVITIES'.F10]" office:value-type="float" office:value="316.696826625387" calcext:value-type="float">
            <text:p>3.17E+02</text:p>
          </table:table-cell>
          <table:table-cell table:style-name="ce476" table:formula="of:=[$'TOTAL ACTIVITIES'.G10]" office:value-type="float" office:value="47.3008033158357" calcext:value-type="float">
            <text:p>4.73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calcext:value-type="string" table:number-columns-spanned="2" table:number-rows-spanned="1">
            <text:p>PMT</text:p>
          </table:table-cell>
          <table:covered-table-cell table:style-name="ce469"/>
          <table:table-cell table:style-name="ce476" table:formula="of:=[$'TOTAL ACTIVITIES'.D13]" office:value-type="float" office:value="21" calcext:value-type="float">
            <text:p>2.10E+01</text:p>
          </table:table-cell>
          <table:table-cell table:style-name="ce476" table:formula="of:=[$'TOTAL ACTIVITIES'.E13]" office:value-type="float" office:value="228" calcext:value-type="float">
            <text:p>2.28E+02</text:p>
          </table:table-cell>
          <table:table-cell table:style-name="ce476" table:formula="of:=[$'TOTAL ACTIVITIES'.F13]" office:value-type="float" office:value="726" calcext:value-type="float">
            <text:p>7.26E+02</text:p>
          </table:table-cell>
          <table:table-cell table:style-name="ce476" table:formula="of:=[$'TOTAL ACTIVITIES'.G13]" office:value-type="float" office:value="11.42892" calcext:value-type="float">
            <text:p>1.14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calcext:value-type="string" table:number-columns-spanned="2" table:number-rows-spanned="1">
            <text:p>PMT_BASE</text:p>
          </table:table-cell>
          <table:covered-table-cell table:style-name="ce469"/>
          <table:table-cell table:style-name="ce476" table:formula="of:=[$'TOTAL ACTIVITIES'.D15]" office:value-type="float" office:value="40.92" calcext:value-type="float">
            <text:p>4.09E+01</text:p>
          </table:table-cell>
          <table:table-cell table:style-name="ce476" table:formula="of:=[$'TOTAL ACTIVITIES'.E15]" office:value-type="float" office:value="5.76" calcext:value-type="float">
            <text:p>5.76E+00</text:p>
          </table:table-cell>
          <table:table-cell table:style-name="ce476" table:formula="of:=[$'TOTAL ACTIVITIES'.F15]" office:value-type="float" office:value="306" calcext:value-type="float">
            <text:p>3.06E+02</text:p>
          </table:table-cell>
          <table:table-cell table:style-name="ce476" table:formula="of:=[$'TOTAL ACTIVITIES'.G15]" office:value-type="float" office:value="15.353568" calcext:value-type="float">
            <text:p>1.54E+01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calcext:value-type="string" table:number-columns-spanned="2" table:number-rows-spanned="1">
            <text:p>SAPPHIRE_WINDOW</text:p>
          </table:table-cell>
          <table:covered-table-cell table:style-name="ce469"/>
          <table:table-cell table:style-name="ce476" table:formula="of:=[$'TOTAL ACTIVITIES'.D19]" office:value-type="float" office:value="66.0008293804605" calcext:value-type="float">
            <text:p>6.60E+01</text:p>
          </table:table-cell>
          <table:table-cell table:style-name="ce476" table:formula="of:=[$'TOTAL ACTIVITIES'.E19]" office:value-type="float" office:value="0.000236247767549952" calcext:value-type="float">
            <text:p>2.36E-04</text:p>
          </table:table-cell>
          <table:table-cell table:style-name="ce476" table:formula="of:=[$'TOTAL ACTIVITIES'.F19]" office:value-type="float" office:value="12.6085451320178" calcext:value-type="float">
            <text:p>1.26E+01</text:p>
          </table:table-cell>
          <table:table-cell table:style-name="ce476" table:formula="of:=[$'TOTAL ACTIVITIES'.G19]" office:value-type="float" office:value="21.5725451320178" calcext:value-type="float">
            <text:p>2.16E+01</text:p>
          </table:table-cell>
          <table:table-cell table:style-name="Default" table:number-columns-repeated="8"/>
        </table:table-row>
        <table:table-row table:style-name="ro53">
          <table:table-cell table:style-name="ce456" office:value-type="string" calcext:value-type="string" table:number-columns-spanned="2" table:number-rows-spanned="1">
            <text:p>OPTICAL_PAD</text:p>
          </table:table-cell>
          <table:covered-table-cell table:style-name="ce469"/>
          <table:table-cell table:style-name="ce476" table:formula="of:=[$'TOTAL ACTIVITIES'.D22]" office:value-type="float" office:value="7.92" calcext:value-type="float">
            <text:p>7.92E+00</text:p>
          </table:table-cell>
          <table:table-cell table:style-name="ce476" table:formula="of:=[$'TOTAL ACTIVITIES'.E22]" office:value-type="float" office:value="3.6" calcext:value-type="float">
            <text:p>3.60E+00</text:p>
          </table:table-cell>
          <table:table-cell table:style-name="ce476" table:formula="of:=[$'TOTAL ACTIVITIES'.F22]" office:value-type="float" office:value="48.96" calcext:value-type="float">
            <text:p>4.90E+01</text:p>
          </table:table-cell>
          <table:table-cell table:style-name="ce476" table:formula="of:=[$'TOTAL ACTIVITIES'.G22]" office:value-type="float" office:value="3.191472" calcext:value-type="float">
            <text:p>3.19E+00</text:p>
          </table:table-cell>
          <table:table-cell table:style-name="Default" table:number-columns-repeated="8"/>
        </table:table-row>
        <table:table-row table:style-name="ro53">
          <table:table-cell table:style-name="ce458" office:value-type="string" calcext:value-type="string" table:number-columns-spanned="2" table:number-rows-spanned="1">
            <text:p>CATHODE_RING</text:p>
          </table:table-cell>
          <table:covered-table-cell table:style-name="ce469"/>
          <table:table-cell table:style-name="ce476" table:formula="of:=[$'TOTAL ACTIVITIES'.D25]" office:value-type="float" office:value="1.14109445" calcext:value-type="float">
            <text:p>1.14E+00</text:p>
          </table:table-cell>
          <table:table-cell table:style-name="ce476" table:formula="of:=[$'TOTAL ACTIVITIES'.E25]" office:value-type="float" office:value="0" calcext:value-type="float">
            <text:p>0.00E+00</text:p>
          </table:table-cell>
          <table:table-cell table:style-name="ce476" table:formula="of:=[$'TOTAL ACTIVITIES'.F25]" office:value-type="float" office:value="0" calcext:value-type="float">
            <text:p>0.00E+00</text:p>
          </table:table-cell>
          <table:table-cell table:style-name="ce476" table:formula="of:=[$'TOTAL ACTIVITIES'.G25]" office:value-type="float" office:value="0.050347959645" calcext:value-type="float">
            <text:p>5.03E-02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calcext:value-type="string" table:number-columns-spanned="2" table:number-rows-spanned="1">
            <text:p>LIGHT_TUBE</text:p>
          </table:table-cell>
          <table:covered-table-cell table:style-name="ce469"/>
          <table:table-cell table:style-name="ce476" table:formula="of:=[$'TOTAL ACTIVITIES'.D30]" office:value-type="float" office:value="3.54562273" calcext:value-type="float">
            <text:p>3.55E+00</text:p>
          </table:table-cell>
          <table:table-cell table:style-name="ce476" table:formula="of:=[$'TOTAL ACTIVITIES'.E30]" office:value-type="float" office:value="0.21218244" calcext:value-type="float">
            <text:p>2.12E-01</text:p>
          </table:table-cell>
          <table:table-cell table:style-name="ce476" table:formula="of:=[$'TOTAL ACTIVITIES'.F30]" office:value-type="float" office:value="7.674684" calcext:value-type="float">
            <text:p>7.67E+00</text:p>
          </table:table-cell>
          <table:table-cell table:style-name="ce476" table:formula="of:=[$'TOTAL ACTIVITIES'.G30]" office:value-type="float" office:value="7.96556846919" calcext:value-type="float">
            <text:p>7.97E+00</text:p>
          </table:table-cell>
          <table:table-cell table:style-name="Default" table:number-columns-repeated="8"/>
        </table:table-row>
        <table:table-row table:style-name="ro53">
          <table:table-cell table:style-name="ce457" office:value-type="string" calcext:value-type="string" table:number-columns-spanned="2" table:number-rows-spanned="1">
            <text:p>FIELD_RING</text:p>
          </table:table-cell>
          <table:covered-table-cell table:style-name="ce469"/>
          <table:table-cell table:style-name="ce476" table:formula="of:=[$'TOTAL ACTIVITIES'.D33]" office:value-type="float" office:value="26.8689162" calcext:value-type="float">
            <text:p>2.69E+01</text:p>
          </table:table-cell>
          <table:table-cell table:style-name="ce476" table:formula="of:=[$'TOTAL ACTIVITIES'.E33]" office:value-type="float" office:value="2.34" calcext:value-type="float">
            <text:p>2.34E+00</text:p>
          </table:table-cell>
          <table:table-cell table:style-name="ce476" table:formula="of:=[$'TOTAL ACTIVITIES'.F33]" office:value-type="float" office:value="17.81334855" calcext:value-type="float">
            <text:p>1.78E+01</text:p>
          </table:table-cell>
          <table:table-cell table:style-name="ce476" table:formula="of:=[$'TOTAL ACTIVITIES'.G33]" office:value-type="float" office:value="2.69157888" calcext:value-type="float">
            <text:p>2.69E+00</text:p>
          </table:table-cell>
          <table:table-cell table:style-name="Default" table:number-columns-repeated="8"/>
        </table:table-row>
        <table:table-row table:style-name="ro53">
          <table:table-cell table:style-name="ce459" office:value-type="string" calcext:value-type="string" table:number-columns-spanned="2" table:number-rows-spanned="1">
            <text:p>HDPE_TUBE</text:p>
          </table:table-cell>
          <table:covered-table-cell table:style-name="ce469"/>
          <table:table-cell table:style-name="ce476" table:formula="of:=[$'TOTAL ACTIVITIES'.D36]" office:value-type="float" office:value="3.07086" calcext:value-type="float">
            <text:p>3.07E+00</text:p>
          </table:table-cell>
          <table:table-cell table:style-name="ce476" table:formula="of:=[$'TOTAL ACTIVITIES'.E36]" office:value-type="float" office:value="3.4671" calcext:value-type="float">
            <text:p>3.47E+00</text:p>
          </table:table-cell>
          <table:table-cell table:style-name="ce476" table:formula="of:=[$'TOTAL ACTIVITIES'.F36]" office:value-type="float" office:value="206.0448" calcext:value-type="float">
            <text:p>2.06E+02</text:p>
          </table:table-cell>
          <table:table-cell table:style-name="ce476" table:formula="of:=[$'TOTAL ACTIVITIES'.G36]" office:value-type="float" office:value="0.3739515" calcext:value-type="float">
            <text:p>3.74E-01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calcext:value-type="string" table:number-columns-spanned="2" table:number-rows-spanned="1">
            <text:p>GATE_RING</text:p>
          </table:table-cell>
          <table:covered-table-cell table:style-name="ce469"/>
          <table:table-cell table:style-name="ce476" table:formula="of:=[$'TOTAL ACTIVITIES'.D40]" office:value-type="float" office:value="1.17612388" calcext:value-type="float">
            <text:p>1.18E+00</text:p>
          </table:table-cell>
          <table:table-cell table:style-name="ce476" table:formula="of:=[$'TOTAL ACTIVITIES'.E40]" office:value-type="float" office:value="0" calcext:value-type="float">
            <text:p>0.00E+00</text:p>
          </table:table-cell>
          <table:table-cell table:style-name="ce476" table:formula="of:=[$'TOTAL ACTIVITIES'.F40]" office:value-type="float" office:value="0" calcext:value-type="float">
            <text:p>0.00E+00</text:p>
          </table:table-cell>
          <table:table-cell table:style-name="ce476" table:formula="of:=[$'TOTAL ACTIVITIES'.G40]" office:value-type="float" office:value="0.0518927258964" calcext:value-type="float">
            <text:p>5.19E-02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calcext:value-type="string" table:number-columns-spanned="2" table:number-rows-spanned="1">
            <text:p>ANODE_RING</text:p>
          </table:table-cell>
          <table:covered-table-cell table:style-name="ce469"/>
          <table:table-cell table:style-name="ce476" table:formula="of:=[$'TOTAL ACTIVITIES'.D44]" office:value-type="float" office:value="1.17624169" calcext:value-type="float">
            <text:p>1.18E+00</text:p>
          </table:table-cell>
          <table:table-cell table:style-name="ce476" table:formula="of:=[$'TOTAL ACTIVITIES'.E44]" office:value-type="float" office:value="0" calcext:value-type="float">
            <text:p>0.00E+00</text:p>
          </table:table-cell>
          <table:table-cell table:style-name="ce476" table:formula="of:=[$'TOTAL ACTIVITIES'.F44]" office:value-type="float" office:value="0" calcext:value-type="float">
            <text:p>0.00E+00</text:p>
          </table:table-cell>
          <table:table-cell table:style-name="ce476" table:formula="of:=[$'TOTAL ACTIVITIES'.G44]" office:value-type="float" office:value="0.051897548685" calcext:value-type="float">
            <text:p>5.19E-02</text:p>
          </table:table-cell>
          <table:table-cell table:style-name="Default" table:number-columns-repeated="8"/>
        </table:table-row>
        <table:table-row table:style-name="ro53">
          <table:table-cell table:style-name="ce460" office:value-type="string" calcext:value-type="string" table:number-columns-spanned="2" table:number-rows-spanned="1">
            <text:p>TP_COPPER_PLATE</text:p>
          </table:table-cell>
          <table:covered-table-cell table:style-name="ce469"/>
          <table:table-cell table:style-name="ce476" table:formula="of:=[$'TOTAL ACTIVITIES'.D47]" office:value-type="float" office:value="2.28081481481482" calcext:value-type="float">
            <text:p>2.28E+00</text:p>
          </table:table-cell>
          <table:table-cell table:style-name="ce476" table:formula="of:=[$'TOTAL ACTIVITIES'.E47]" office:value-type="float" office:value="0" calcext:value-type="float">
            <text:p>0.00E+00</text:p>
          </table:table-cell>
          <table:table-cell table:style-name="ce476" table:formula="of:=[$'TOTAL ACTIVITIES'.F47]" office:value-type="float" office:value="0.13374613003096" calcext:value-type="float">
            <text:p>1.34E-01</text:p>
          </table:table-cell>
          <table:table-cell table:style-name="ce476" table:formula="of:=[$'TOTAL ACTIVITIES'.G47]" office:value-type="float" office:value="0.209872068292683" calcext:value-type="float">
            <text:p>2.10E-01</text:p>
          </table:table-cell>
          <table:table-cell table:style-name="Default" table:number-columns-repeated="8"/>
        </table:table-row>
        <table:table-row table:style-name="ro53">
          <table:table-cell table:style-name="ce461" office:value-type="string" calcext:value-type="string" table:number-columns-spanned="2" table:number-rows-spanned="1">
            <text:p>DB_PLUG</text:p>
          </table:table-cell>
          <table:covered-table-cell table:style-name="ce469"/>
          <table:table-cell table:style-name="ce476" table:formula="of:=[$'TOTAL ACTIVITIES'.D49]" office:value-type="float" office:value="155.12" calcext:value-type="float">
            <text:p>1.55E+02</text:p>
          </table:table-cell>
          <table:table-cell table:style-name="ce476" table:formula="of:=[$'TOTAL ACTIVITIES'.E49]" office:value-type="float" office:value="1.68" calcext:value-type="float">
            <text:p>1.68E+00</text:p>
          </table:table-cell>
          <table:table-cell table:style-name="ce476" table:formula="of:=[$'TOTAL ACTIVITIES'.F49]" office:value-type="float" office:value="189.28" calcext:value-type="float">
            <text:p>1.89E+02</text:p>
          </table:table-cell>
          <table:table-cell table:style-name="ce476" table:formula="of:=[$'TOTAL ACTIVITIES'.G49]" office:value-type="float" office:value="117.940704" calcext:value-type="float">
            <text:p>1.18E+02</text:p>
          </table:table-cell>
          <table:table-cell table:style-name="Default" table:number-columns-repeated="8"/>
        </table:table-row>
        <table:table-row table:style-name="ro53">
          <table:table-cell table:style-name="ce462" office:value-type="string" calcext:value-type="string" table:number-columns-spanned="2" table:number-rows-spanned="1">
            <text:p>SIPM_BOARD</text:p>
          </table:table-cell>
          <table:covered-table-cell table:style-name="ce469"/>
          <table:table-cell table:style-name="ce476" table:formula="of:=[$'TOTAL ACTIVITIES'.D55]" office:value-type="float" office:value="35.6358906624" calcext:value-type="float">
            <text:p>3.56E+01</text:p>
          </table:table-cell>
          <table:table-cell table:style-name="ce476" table:formula="of:=[$'TOTAL ACTIVITIES'.E55]" office:value-type="float" office:value="6.10477855232" calcext:value-type="float">
            <text:p>6.10E+00</text:p>
          </table:table-cell>
          <table:table-cell table:style-name="ce476" table:formula="of:=[$'TOTAL ACTIVITIES'.F55]" office:value-type="float" office:value="170.122679552" calcext:value-type="float">
            <text:p>1.70E+02</text:p>
          </table:table-cell>
          <table:table-cell table:style-name="ce476" table:formula="of:=[$'TOTAL ACTIVITIES'.G55]" office:value-type="float" office:value="9.216275712" calcext:value-type="float">
            <text:p>9.22E+00</text:p>
          </table:table-cell>
          <table:table-cell table:style-name="Default" table:number-columns-repeated="8"/>
        </table:table-row>
        <table:table-row table:style-name="ro53">
          <table:table-cell table:style-name="ce463" office:value-type="string" calcext:value-type="string" table:number-columns-spanned="2" table:number-rows-spanned="1">
            <text:p>ICS</text:p>
          </table:table-cell>
          <table:covered-table-cell table:style-name="ce469"/>
          <table:table-cell table:style-name="ce477" table:formula="of:=[$'TOTAL ACTIVITIES'.D59]" office:value-type="float" office:value="16.6899734444445" calcext:value-type="float">
            <text:p>1.67E+01</text:p>
          </table:table-cell>
          <table:table-cell table:style-name="ce477" table:formula="of:=[$'TOTAL ACTIVITIES'.E59]" office:value-type="float" office:value="0" calcext:value-type="float">
            <text:p>0.00E+00</text:p>
          </table:table-cell>
          <table:table-cell table:style-name="ce477" table:formula="of:=[$'TOTAL ACTIVITIES'.F59]" office:value-type="float" office:value="2.17872492027864" calcext:value-type="float">
            <text:p>2.18E+00</text:p>
          </table:table-cell>
          <table:table-cell table:style-name="ce477" table:formula="of:=[$'TOTAL ACTIVITIES'.G59]" office:value-type="float" office:value="7.86938780487805" calcext:value-type="float">
            <text:p>7.87E+00</text:p>
          </table:table-cell>
          <table:table-cell table:style-name="Default" table:number-columns-repeated="8"/>
        </table:table-row>
        <table:table-row table:style-name="ro53">
          <table:table-cell table:style-name="ce463" office:value-type="string" calcext:value-type="string" table:number-columns-spanned="2" table:number-rows-spanned="1">
            <text:p>VESSEL</text:p>
          </table:table-cell>
          <table:covered-table-cell table:style-name="ce469"/>
          <table:table-cell table:style-name="ce114" table:formula="of:=[$'TOTAL ACTIVITIES'.D71]" office:value-type="float" office:value="3422.54" calcext:value-type="float">
            <text:p>3.42E+03</text:p>
          </table:table-cell>
          <table:table-cell table:style-name="ce114" table:formula="of:=[$'TOTAL ACTIVITIES'.E71]" office:value-type="float" office:value="625.21" calcext:value-type="float">
            <text:p>6.25E+02</text:p>
          </table:table-cell>
          <table:table-cell table:style-name="ce114" table:formula="of:=[$'TOTAL ACTIVITIES'.F71]" office:value-type="float" office:value="14249.7978390093" calcext:value-type="float">
            <text:p>1.42E+04</text:p>
          </table:table-cell>
          <table:table-cell table:style-name="ce114" table:formula="of:=[$'TOTAL ACTIVITIES'.G71]" office:value-type="float" office:value="881.898349756098" calcext:value-type="float">
            <text:p>8.82E+02</text:p>
          </table:table-cell>
          <table:table-cell table:style-name="Default" table:number-columns-repeated="8"/>
        </table:table-row>
        <table:table-row table:style-name="ro53">
          <table:table-cell table:style-name="ce169" office:value-type="string" calcext:value-type="string" table:number-columns-spanned="2" table:number-rows-spanned="1">
            <text:p>SHIELDING_LEAD</text:p>
          </table:table-cell>
          <table:covered-table-cell table:style-name="ce470"/>
          <table:table-cell table:style-name="ce501" table:formula="of:=[$'TOTAL ACTIVITIES'.D73]" office:value-type="float" office:value="5321.13" calcext:value-type="float">
            <text:p>5.32E+03</text:p>
          </table:table-cell>
          <table:table-cell table:style-name="ce501" table:formula="of:=[$'TOTAL ACTIVITIES'.E73]" office:value-type="float" office:value="0" calcext:value-type="float">
            <text:p>0.00E+00</text:p>
          </table:table-cell>
          <table:table-cell table:style-name="ce501" table:formula="of:=[$'TOTAL ACTIVITIES'.F73]" office:value-type="float" office:value="769.32" calcext:value-type="float">
            <text:p>7.69E+02</text:p>
          </table:table-cell>
          <table:table-cell table:style-name="ce501" table:formula="of:=[$'TOTAL ACTIVITIES'.G73]" office:value-type="float" office:value="216.5866596" calcext:value-type="float">
            <text:p>2.17E+02</text:p>
          </table:table-cell>
          <table:table-cell table:style-name="Default" table:number-columns-repeated="8"/>
        </table:table-row>
        <table:table-row table:style-name="ro53">
          <table:table-cell table:style-name="ce464" office:value-type="string" calcext:value-type="string" table:number-columns-spanned="2" table:number-rows-spanned="1">
            <text:p>SHIELDING_STEEL</text:p>
          </table:table-cell>
          <table:covered-table-cell table:style-name="ce471"/>
          <table:table-cell table:style-name="ce501" table:formula="of:=[$'TOTAL ACTIVITIES'.D76]" office:value-type="float" office:value="20.25" calcext:value-type="float">
            <text:p>2.03E+01</text:p>
          </table:table-cell>
          <table:table-cell table:style-name="ce501" table:formula="of:=[$'TOTAL ACTIVITIES'.E76]" office:value-type="float" office:value="34.77" calcext:value-type="float">
            <text:p>3.48E+01</text:p>
          </table:table-cell>
          <table:table-cell table:style-name="ce501" table:formula="of:=[$'TOTAL ACTIVITIES'.F76]" office:value-type="float" office:value="191.4" calcext:value-type="float">
            <text:p>1.91E+02</text:p>
          </table:table-cell>
          <table:table-cell table:style-name="ce501" table:formula="of:=[$'TOTAL ACTIVITIES'.G76]" office:value-type="float" office:value="8.742" calcext:value-type="float">
            <text:p>8.74E+00</text:p>
          </table:table-cell>
          <table:table-cell table:style-name="Default" table:number-columns-repeated="8"/>
        </table:table-row>
        <table:table-row table:style-name="ro53">
          <table:table-cell table:style-name="ce172" office:value-type="string" calcext:value-type="string" table:number-columns-spanned="2" table:number-rows-spanned="1">
            <text:p>SHIELDING_STRUCT</text:p>
          </table:table-cell>
          <table:covered-table-cell table:style-name="ce471"/>
          <table:table-cell table:style-name="ce501" table:formula="of:=[$'TOTAL ACTIVITIES'.D78]" office:value-type="float" office:value="502.8" calcext:value-type="float">
            <text:p>5.03E+02</text:p>
          </table:table-cell>
          <table:table-cell table:style-name="ce501" table:formula="of:=[$'TOTAL ACTIVITIES'.E78]" office:value-type="float" office:value="754.2" calcext:value-type="float">
            <text:p>7.54E+02</text:p>
          </table:table-cell>
          <table:table-cell table:style-name="ce501" table:formula="of:=[$'TOTAL ACTIVITIES'.F78]" office:value-type="float" office:value="1340.8" calcext:value-type="float">
            <text:p>1.34E+03</text:p>
          </table:table-cell>
          <table:table-cell table:style-name="ce501" table:formula="of:=[$'TOTAL ACTIVITIES'.G78]" office:value-type="float" office:value="708.11" calcext:value-type="float">
            <text:p>7.08E+02</text:p>
          </table:table-cell>
          <table:table-cell table:style-name="ce21" table:number-columns-repeated="2"/>
          <table:table-cell table:style-name="ce644"/>
          <table:table-cell table:number-columns-repeated="5"/>
        </table:table-row>
        <table:table-row table:style-name="ro53">
          <table:table-cell table:style-name="ce1084" office:value-type="string" calcext:value-type="string" table:number-columns-spanned="2" table:number-rows-spanned="1">
            <text:p>BUBBLE_SEAL</text:p>
          </table:table-cell>
          <table:covered-table-cell table:style-name="ce1092"/>
          <table:table-cell table:style-name="ce501" table:formula="of:=[$'TOTAL ACTIVITIES'.D80]" office:value-type="float" office:value="317.124" calcext:value-type="float">
            <text:p>3.17E+02</text:p>
          </table:table-cell>
          <table:table-cell table:style-name="ce501" table:formula="of:=[$'TOTAL ACTIVITIES'.E80]" office:value-type="float" office:value="11.592" calcext:value-type="float">
            <text:p>1.16E+01</text:p>
          </table:table-cell>
          <table:table-cell table:style-name="ce501" table:formula="of:=[$'TOTAL ACTIVITIES'.F80]" office:value-type="float" office:value="7352.64" calcext:value-type="float">
            <text:p>7.35E+03</text:p>
          </table:table-cell>
          <table:table-cell table:style-name="ce501" table:formula="of:=[$'TOTAL ACTIVITIES'.G80]" office:value-type="float" office:value="338.652" calcext:value-type="float">
            <text:p>3.39E+02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1084" office:value-type="string" calcext:value-type="string" table:number-columns-spanned="2" table:number-rows-spanned="1">
            <text:p>EDPM_SEAL</text:p>
          </table:table-cell>
          <table:covered-table-cell table:style-name="ce1092"/>
          <table:table-cell table:style-name="ce501" table:formula="of:=[$'TOTAL ACTIVITIES'.D82]" office:value-type="float" office:value="49.665" calcext:value-type="float">
            <text:p>4.97E+01</text:p>
          </table:table-cell>
          <table:table-cell table:style-name="ce501" table:formula="of:=[$'TOTAL ACTIVITIES'.E82]" office:value-type="float" office:value="6.93" calcext:value-type="float">
            <text:p>6.93E+00</text:p>
          </table:table-cell>
          <table:table-cell table:style-name="ce501" table:formula="of:=[$'TOTAL ACTIVITIES'.F82]" office:value-type="float" office:value="129.36" calcext:value-type="float">
            <text:p>1.29E+02</text:p>
          </table:table-cell>
          <table:table-cell table:style-name="ce501" table:formula="of:=[$'TOTAL ACTIVITIES'.G82]" office:value-type="float" office:value="12.474" calcext:value-type="float">
            <text:p>1.25E+01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1084" office:value-type="string" calcext:value-type="string" table:number-columns-spanned="2" table:number-rows-spanned="1">
            <text:p>PEDESTAL</text:p>
          </table:table-cell>
          <table:covered-table-cell/>
          <table:table-cell table:style-name="ce501" table:formula="of:=[$'TOTAL ACTIVITIES'.D84]" office:value-type="float" office:value="358.08" calcext:value-type="float">
            <text:p>3.58E+02</text:p>
          </table:table-cell>
          <table:table-cell table:style-name="ce501" table:formula="of:=[$'TOTAL ACTIVITIES'.E84]" office:value-type="float" office:value="537.12" calcext:value-type="float">
            <text:p>5.37E+02</text:p>
          </table:table-cell>
          <table:table-cell table:style-name="ce501" table:formula="of:=[$'TOTAL ACTIVITIES'.F84]" office:value-type="float" office:value="954.88" calcext:value-type="float">
            <text:p>9.55E+02</text:p>
          </table:table-cell>
          <table:table-cell table:style-name="ce501" table:formula="of:=[$'TOTAL ACTIVITIES'.G84]" office:value-type="float" office:value="504.296" calcext:value-type="float">
            <text:p>5.04E+02</text:p>
          </table:table-cell>
          <table:table-cell table:style-name="ce21" table:number-columns-repeated="2"/>
          <table:table-cell table:number-columns-repeated="6"/>
        </table:table-row>
        <table:table-row table:style-name="ro53">
          <table:table-cell table:style-name="ce633"/>
          <table:table-cell table:number-columns-repeated="13"/>
        </table:table-row>
        <table:table-row table:style-name="ro53">
          <table:table-cell table:style-name="ce634"/>
          <table:table-cell table:number-columns-repeated="13"/>
        </table:table-row>
        <table:table-row table:style-name="ro54">
          <table:table-cell table:number-columns-repeated="14"/>
        </table:table-row>
        <table:table-row table:style-name="ro53">
          <table:table-cell table:style-name="ce177"/>
          <table:table-cell table:number-columns-repeated="13"/>
        </table:table-row>
        <table:table-row table:style-name="ro53">
          <table:table-cell table:style-name="ce174"/>
          <table:table-cell table:style-name="ce470"/>
          <table:table-cell table:style-name="ce21"/>
          <table:table-cell table:style-name="ce643"/>
          <table:table-cell table:style-name="ce21" table:number-columns-repeated="2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635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635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635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636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635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637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 table:number-rows-repeated="2">
          <table:table-cell table:style-name="ce638"/>
          <table:table-cell table:style-name="ce470"/>
          <table:table-cell table:style-name="ce21" table:number-columns-repeated="4"/>
          <table:table-cell table:number-columns-repeated="8"/>
        </table:table-row>
        <table:table-row table:style-name="ro53">
          <table:table-cell table:style-name="ce639"/>
          <table:table-cell table:number-columns-repeated="13"/>
        </table:table-row>
        <table:table-row table:style-name="ro53">
          <table:table-cell table:style-name="ce633"/>
          <table:table-cell table:number-columns-repeated="13"/>
        </table:table-row>
        <table:table-row table:style-name="ro53" table:number-rows-repeated="2">
          <table:table-cell table:style-name="ce640"/>
          <table:table-cell table:number-columns-repeated="13"/>
        </table:table-row>
        <table:table-row table:style-name="ro53">
          <table:table-cell table:style-name="ce639"/>
          <table:table-cell table:number-columns-repeated="13"/>
        </table:table-row>
        <table:table-row table:style-name="ro53">
          <table:table-cell table:style-name="ce633"/>
          <table:table-cell table:number-columns-repeated="13"/>
        </table:table-row>
        <table:table-row table:style-name="ro53" table:number-rows-repeated="2">
          <table:table-cell table:style-name="ce640"/>
          <table:table-cell table:number-columns-repeated="13"/>
        </table:table-row>
        <table:table-row table:style-name="ro53">
          <table:table-cell table:style-name="ce641"/>
          <table:table-cell table:number-columns-repeated="13"/>
        </table:table-row>
        <table:table-row table:style-name="ro53">
          <table:table-cell table:style-name="ce633"/>
          <table:table-cell table:number-columns-repeated="13"/>
        </table:table-row>
        <table:table-row table:style-name="ro53">
          <table:table-cell table:style-name="ce634"/>
          <table:table-cell table:number-columns-repeated="13"/>
        </table:table-row>
        <table:table-row table:style-name="ro53">
          <table:table-cell table:style-name="ce173"/>
          <table:table-cell table:number-columns-repeated="13"/>
        </table:table-row>
        <table:table-row table:style-name="ro53">
          <table:table-cell table:style-name="ce177"/>
          <table:table-cell table:number-columns-repeated="13"/>
        </table:table-row>
        <table:table-row table:style-name="ro53">
          <table:table-cell table:style-name="ce174"/>
          <table:table-cell table:number-columns-repeated="13"/>
        </table:table-row>
        <table:table-row table:style-name="ro53">
          <table:table-cell table:style-name="ce642"/>
          <table:table-cell table:number-columns-repeated="13"/>
        </table:table-row>
        <table:table-row table:style-name="ro52" table:number-rows-repeated="7">
          <table:table-cell table:number-columns-repeated="14"/>
        </table:table-row>
        <table:table-row table:style-name="ro52" table:number-rows-repeated="3">
          <table:table-cell table:style-name="Default" table:number-columns-repeated="6"/>
          <table:table-cell table:number-columns-repeated="8"/>
        </table:table-row>
        <table:table-row table:style-name="ro52">
          <table:table-cell table:style-name="Default" table:number-columns-repeated="6"/>
          <table:table-cell table:number-columns-repeated="8"/>
        </table:table-row>
      </table:table>
      <table:table table:name="DB EFFICIENCIES" table:style-name="ta5" table:print-ranges="'DB EFFICIENCIES'.A1:'DB EFFICIENCIES'.L24">
        <table:table-column table:style-name="co26" table:default-cell-style-name="ce456"/>
        <table:table-column table:style-name="co26" table:default-cell-style-name="ce469"/>
        <table:table-column table:style-name="co26" table:number-columns-repeated="4" table:default-cell-style-name="ce476"/>
        <table:table-column table:style-name="co26" table:number-columns-repeated="6" table:default-cell-style-name="Default"/>
        <table:table-column table:style-name="co27" table:default-cell-style-name="Default"/>
        <table:table-row table:style-name="ro51">
          <table:table-cell table:style-name="ce1111" office:value-type="string" calcext:value-type="string" table:number-columns-spanned="2" table:number-rows-spanned="1">
            <text:p>NEXUS VOLUME</text:p>
          </table:table-cell>
          <table:covered-table-cell table:style-name="Default"/>
          <table:table-cell table:style-name="ce1111" office:value-type="string" calcext:value-type="string">
            <text:p>Bi-214</text:p>
          </table:table-cell>
          <table:table-cell table:style-name="ce1111" office:value-type="string" calcext:value-type="string">
            <text:p>Co-60</text:p>
          </table:table-cell>
          <table:table-cell table:style-name="ce1111" office:value-type="string" calcext:value-type="string">
            <text:p>K-40</text:p>
          </table:table-cell>
          <table:table-cell table:style-name="ce1111" office:value-type="string" calcext:value-type="string">
            <text:p>Tl-208</text:p>
          </table:table-cell>
          <table:table-cell table:style-name="ce1" office:value-type="string" calcext:value-type="string" table:number-columns-spanned="7" table:number-rows-spanned="1">
            <text:p>NEXT100 TOTAL EFFICIENCIES FOR DB</text:p>
          </table:table-cell>
          <table:covered-table-cell table:number-columns-repeated="6"/>
        </table:table-row>
        <table:table-row table:style-name="ro53">
          <table:table-cell table:style-name="ce342" office:value-type="string" calcext:value-type="string" table:number-columns-spanned="2" table:number-rows-spanned="1">
            <text:p>EP_COPPER_PLATE</text:p>
          </table:table-cell>
          <table:covered-table-cell/>
          <table:table-cell table:formula="of:=[$'REJECTION FACTORS'.F31]" office:value-type="float" office:value="0.0000000707" calcext:value-type="float">
            <text:p>7.07E-08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31]" office:value-type="float" office:value="0.000000176" calcext:value-type="float">
            <text:p>1.76E-07</text:p>
          </table:table-cell>
          <table:table-cell table:number-columns-repeated="7"/>
        </table:table-row>
        <table:table-row table:style-name="ro53">
          <table:table-cell office:value-type="string" calcext:value-type="string" table:number-columns-spanned="2" table:number-rows-spanned="1">
            <text:p>PMT</text:p>
          </table:table-cell>
          <table:covered-table-cell/>
          <table:table-cell table:formula="of:=[$'REJECTION FACTORS'.F70]" office:value-type="float" office:value="0.000000146" calcext:value-type="float">
            <text:p>1.46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70]" office:value-type="float" office:value="0.000000254" calcext:value-type="float">
            <text:p>2.54E-07</text:p>
          </table:table-cell>
          <table:table-cell table:number-columns-repeated="7"/>
        </table:table-row>
        <table:table-row table:style-name="ro53">
          <table:table-cell office:value-type="string" calcext:value-type="string" table:number-columns-spanned="2" table:number-rows-spanned="1">
            <text:p>PMT_BASE</text:p>
          </table:table-cell>
          <table:covered-table-cell/>
          <table:table-cell table:formula="of:=[$'REJECTION FACTORS'.F70]" office:value-type="float" office:value="0.000000146" calcext:value-type="float">
            <text:p>1.46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70]" office:value-type="float" office:value="0.000000254" calcext:value-type="float">
            <text:p>2.54E-07</text:p>
          </table:table-cell>
          <table:table-cell table:number-columns-repeated="7"/>
        </table:table-row>
        <table:table-row table:style-name="ro53">
          <table:table-cell table:style-name="ce457" office:value-type="string" calcext:value-type="string" table:number-columns-spanned="2" table:number-rows-spanned="1">
            <text:p>SAPPHIRE_WINDOW</text:p>
          </table:table-cell>
          <table:covered-table-cell/>
          <table:table-cell table:formula="of:=[$'REJECTION FACTORS'.M44]" office:value-type="float" office:value="0.000000382" calcext:value-type="float">
            <text:p>3.82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K44]" office:value-type="float" office:value="0.000000416" calcext:value-type="float">
            <text:p>4.16E-07</text:p>
          </table:table-cell>
          <table:table-cell table:number-columns-repeated="7"/>
        </table:table-row>
        <table:table-row table:style-name="ro53">
          <table:table-cell office:value-type="string" calcext:value-type="string" table:number-columns-spanned="2" table:number-rows-spanned="1">
            <text:p>OPTICAL_PAD</text:p>
          </table:table-cell>
          <table:covered-table-cell/>
          <table:table-cell table:formula="of:=[$'REJECTION FACTORS'.M44]" office:value-type="float" office:value="0.000000382" calcext:value-type="float">
            <text:p>3.82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K44]" office:value-type="float" office:value="0.000000416" calcext:value-type="float">
            <text:p>4.16E-07</text:p>
          </table:table-cell>
          <table:table-cell table:number-columns-repeated="7"/>
        </table:table-row>
        <table:table-row table:style-name="ro53">
          <table:table-cell table:style-name="ce458" office:value-type="string" calcext:value-type="string" table:number-columns-spanned="2" table:number-rows-spanned="1">
            <text:p>CATHODE_RING</text:p>
          </table:table-cell>
          <table:covered-table-cell/>
          <table:table-cell table:formula="of:=[$'REJECTION FACTORS'.F57]" office:value-type="float" office:value="0.000000449" calcext:value-type="float">
            <text:p>4.49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57]" office:value-type="float" office:value="0.000000283" calcext:value-type="float">
            <text:p>2.83E-07</text:p>
          </table:table-cell>
          <table:table-cell table:number-columns-repeated="7"/>
        </table:table-row>
        <table:table-row table:style-name="ro53">
          <table:table-cell table:style-name="ce457" office:value-type="string" calcext:value-type="string" table:number-columns-spanned="2" table:number-rows-spanned="1">
            <text:p>LIGHT_TUBE</text:p>
          </table:table-cell>
          <table:covered-table-cell/>
          <table:table-cell table:formula="of:=[$'REJECTION FACTORS'.F57]" office:value-type="float" office:value="0.000000449" calcext:value-type="float">
            <text:p>4.49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57]" office:value-type="float" office:value="0.000000283" calcext:value-type="float">
            <text:p>2.83E-07</text:p>
          </table:table-cell>
          <table:table-cell table:number-columns-repeated="7"/>
        </table:table-row>
        <table:table-row table:style-name="ro53">
          <table:table-cell table:style-name="ce457" office:value-type="string" calcext:value-type="string" table:number-columns-spanned="2" table:number-rows-spanned="1">
            <text:p>FIELD_RING</text:p>
          </table:table-cell>
          <table:covered-table-cell/>
          <table:table-cell table:formula="of:=[$'REJECTION FACTORS'.F57]" office:value-type="float" office:value="0.000000449" calcext:value-type="float">
            <text:p>4.49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57]" office:value-type="float" office:value="0.000000283" calcext:value-type="float">
            <text:p>2.83E-07</text:p>
          </table:table-cell>
          <table:table-cell table:number-columns-repeated="7"/>
        </table:table-row>
        <table:table-row table:style-name="ro53">
          <table:table-cell table:style-name="ce459" office:value-type="string" calcext:value-type="string" table:number-columns-spanned="2" table:number-rows-spanned="1">
            <text:p>HDPE_TUBE</text:p>
          </table:table-cell>
          <table:covered-table-cell/>
          <table:table-cell table:formula="of:=[$'REJECTION FACTORS'.F57]" office:value-type="float" office:value="0.000000449" calcext:value-type="float">
            <text:p>4.49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57]" office:value-type="float" office:value="0.000000283" calcext:value-type="float">
            <text:p>2.83E-07</text:p>
          </table:table-cell>
          <table:table-cell table:number-columns-repeated="7"/>
        </table:table-row>
        <table:table-row table:style-name="ro53">
          <table:table-cell table:style-name="ce460" office:value-type="string" calcext:value-type="string" table:number-columns-spanned="2" table:number-rows-spanned="1">
            <text:p>GATE_RING</text:p>
          </table:table-cell>
          <table:covered-table-cell/>
          <table:table-cell table:formula="of:=[$'REJECTION FACTORS'.M31]" office:value-type="float" office:value="0.000000468" calcext:value-type="float">
            <text:p>4.68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K31]" office:value-type="float" office:value="0.000000499" calcext:value-type="float">
            <text:p>4.99E-07</text:p>
          </table:table-cell>
          <table:table-cell table:number-columns-repeated="7"/>
        </table:table-row>
        <table:table-row table:style-name="ro53">
          <table:table-cell table:style-name="ce460" office:value-type="string" calcext:value-type="string" table:number-columns-spanned="2" table:number-rows-spanned="1">
            <text:p>ANODE_RING</text:p>
          </table:table-cell>
          <table:covered-table-cell/>
          <table:table-cell table:formula="of:=[$'REJECTION FACTORS'.M31]" office:value-type="float" office:value="0.000000468" calcext:value-type="float">
            <text:p>4.68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K31]" office:value-type="float" office:value="0.000000499" calcext:value-type="float">
            <text:p>4.99E-07</text:p>
          </table:table-cell>
          <table:table-cell table:number-columns-repeated="7"/>
        </table:table-row>
        <table:table-row table:style-name="ro53">
          <table:table-cell table:style-name="ce460" office:value-type="string" calcext:value-type="string" table:number-columns-spanned="2" table:number-rows-spanned="1">
            <text:p>TP_COPPER_PLATE</text:p>
          </table:table-cell>
          <table:covered-table-cell/>
          <table:table-cell table:formula="of:=[$'REJECTION FACTORS'.F96]" office:value-type="float" office:value="0.000000315" calcext:value-type="float">
            <text:p>3.15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D96]" office:value-type="float" office:value="0.000000446" calcext:value-type="float">
            <text:p>4.46E-07</text:p>
          </table:table-cell>
          <table:table-cell table:number-columns-repeated="7"/>
        </table:table-row>
        <table:table-row table:style-name="ro53">
          <table:table-cell table:style-name="ce461" office:value-type="string" calcext:value-type="string" table:number-columns-spanned="2" table:number-rows-spanned="1">
            <text:p>DB_PLUG</text:p>
          </table:table-cell>
          <table:covered-table-cell/>
          <table:table-cell table:formula="of:=[$'REJECTION FACTORS'.F96]" office:value-type="float" office:value="0.000000315" calcext:value-type="float">
            <text:p>3.15E-07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7"/>
        </table:table-row>
        <table:table-row table:style-name="ro53">
          <table:table-cell table:style-name="ce462" office:value-type="string" calcext:value-type="string" table:number-columns-spanned="2" table:number-rows-spanned="1">
            <text:p>SIPM_BOARD</text:p>
          </table:table-cell>
          <table:covered-table-cell/>
          <table:table-cell table:formula="of:=[$'REJECTION FACTORS'.M31]" office:value-type="float" office:value="0.000000468" calcext:value-type="float">
            <text:p>4.68E-07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$'REJECTION FACTORS'.K31]" office:value-type="float" office:value="0.000000499" calcext:value-type="float">
            <text:p>4.99E-07</text:p>
          </table:table-cell>
          <table:table-cell table:number-columns-repeated="7"/>
        </table:table-row>
        <table:table-row table:style-name="ro53">
          <table:table-cell table:style-name="ce463" office:value-type="string" calcext:value-type="string" table:number-columns-spanned="2" table:number-rows-spanned="1">
            <text:p>ICS</text:p>
          </table:table-cell>
          <table:covered-table-cell/>
          <table:table-cell table:formula="of:=[$'REJECTION FACTORS'.M57]" office:value-type="float" office:value="0.0000000525" calcext:value-type="float">
            <text:p>5.25E-08</text:p>
          </table:table-cell>
          <table:table-cell table:number-columns-repeated="2" table:style-name="ce477" office:value-type="float" office:value="0" calcext:value-type="float">
            <text:p>0.00E+00</text:p>
          </table:table-cell>
          <table:table-cell table:formula="of:=[$'REJECTION FACTORS'.K57]" office:value-type="float" office:value="0.000000108" calcext:value-type="float">
            <text:p>1.08E-07</text:p>
          </table:table-cell>
          <table:table-cell table:number-columns-repeated="7"/>
        </table:table-row>
        <table:table-row table:style-name="ro53">
          <table:table-cell table:style-name="ce463" office:value-type="string" calcext:value-type="string" table:number-columns-spanned="2" table:number-rows-spanned="1">
            <text:p>VESSEL</text:p>
          </table:table-cell>
          <table:covered-table-cell/>
          <table:table-cell table:formula="of:=[$'REJECTION FACTORS'.M96]" office:value-type="float" office:value="0.0000000015" calcext:value-type="float">
            <text:p>1.50E-09</text:p>
          </table:table-cell>
          <table:table-cell table:number-columns-repeated="2" table:style-name="ce114" office:value-type="float" office:value="0" calcext:value-type="float">
            <text:p>0.00E+00</text:p>
          </table:table-cell>
          <table:table-cell table:formula="of:=[$'REJECTION FACTORS'.K96]" office:value-type="float" office:value="0.0000000057" calcext:value-type="float">
            <text:p>5.70E-09</text:p>
          </table:table-cell>
          <table:table-cell table:number-columns-repeated="7"/>
        </table:table-row>
        <table:table-row table:style-name="ro53">
          <table:table-cell table:style-name="ce169" office:value-type="string" calcext:value-type="string" table:number-columns-spanned="2" table:number-rows-spanned="1">
            <text:p>SHIELDING_LEAD</text:p>
          </table:table-cell>
          <table:covered-table-cell table:style-name="ce470"/>
          <table:table-cell table:formula="of:=[$'REJECTION FACTORS'.F83]" office:value-type="float" office:value="0.000000000225" calcext:value-type="float">
            <text:p>2.25E-10</text:p>
          </table:table-cell>
          <table:table-cell table:number-columns-repeated="2" table:style-name="ce501" office:value-type="float" office:value="0" calcext:value-type="float">
            <text:p>0.00E+00</text:p>
          </table:table-cell>
          <table:table-cell table:formula="of:=[$'REJECTION FACTORS'.D83]" office:value-type="float" office:value="0.000000000207" calcext:value-type="float">
            <text:p>2.07E-10</text:p>
          </table:table-cell>
          <table:table-cell table:number-columns-repeated="7"/>
        </table:table-row>
        <table:table-row table:style-name="ro53">
          <table:table-cell table:style-name="ce464" office:value-type="string" calcext:value-type="string" table:number-columns-spanned="2" table:number-rows-spanned="1">
            <text:p>SHIELDING_STEEL</text:p>
          </table:table-cell>
          <table:covered-table-cell table:style-name="ce471"/>
          <table:table-cell table:style-name="ce382" table:formula="of:=[$'REJECTION FACTORS'.M83]" office:value-type="float" office:value="0.000000000072" calcext:value-type="float">
            <text:p>7.20E-11</text:p>
          </table:table-cell>
          <table:table-cell table:number-columns-repeated="2" table:style-name="ce501" office:value-type="float" office:value="0" calcext:value-type="float">
            <text:p>0.00E+00</text:p>
          </table:table-cell>
          <table:table-cell table:style-name="ce382" table:formula="of:=[$'REJECTION FACTORS'.K83]" office:value-type="float" office:value="0.000000000263" calcext:value-type="float">
            <text:p>2.63E-10</text:p>
          </table:table-cell>
          <table:table-cell table:number-columns-repeated="7"/>
        </table:table-row>
        <table:table-row table:style-name="ro53">
          <table:table-cell table:style-name="ce172" office:value-type="string" calcext:value-type="string" table:number-columns-spanned="2" table:number-rows-spanned="1">
            <text:p>SHIELDING_STRUCT</text:p>
          </table:table-cell>
          <table:covered-table-cell table:style-name="ce471"/>
          <table:table-cell table:style-name="ce382" table:formula="of:=[$'REJECTION FACTORS'.M83]" office:value-type="float" office:value="0.000000000072" calcext:value-type="float">
            <text:p>7.20E-11</text:p>
          </table:table-cell>
          <table:table-cell table:style-name="ce501" office:value-type="float" office:value="0" calcext:value-type="float">
            <text:p>0.00E+00</text:p>
          </table:table-cell>
          <table:table-cell table:style-name="ce113" office:value-type="float" office:value="0" calcext:value-type="float">
            <text:p>0.00E+00</text:p>
          </table:table-cell>
          <table:table-cell table:style-name="ce382" table:formula="of:=[$'REJECTION FACTORS'.K83]" office:value-type="float" office:value="0.000000000263" calcext:value-type="float">
            <text:p>2.63E-10</text:p>
          </table:table-cell>
          <table:table-cell table:number-columns-repeated="7"/>
        </table:table-row>
        <table:table-row table:style-name="ro53">
          <table:table-cell table:style-name="ce1084" office:value-type="string" calcext:value-type="string">
            <text:p>BUBBLE_SEAL</text:p>
          </table:table-cell>
          <table:table-cell table:style-name="ce1092"/>
          <table:table-cell table:formula="of:=[$'REJECTION FACTORS'.M83]" office:value-type="float" office:value="0.000000000072" calcext:value-type="float">
            <text:p>7.20E-11</text:p>
          </table:table-cell>
          <table:table-cell table:number-columns-repeated="2" table:style-name="ce478" office:value-type="float" office:value="0" calcext:value-type="float">
            <text:p>0.00E+00</text:p>
          </table:table-cell>
          <table:table-cell table:style-name="ce478" table:formula="of:=[$'REJECTION FACTORS'.K83]" office:value-type="float" office:value="0.000000000263" calcext:value-type="float">
            <text:p>2.63E-10</text:p>
          </table:table-cell>
          <table:table-cell table:number-columns-repeated="7"/>
        </table:table-row>
        <table:table-row table:style-name="ro53">
          <table:table-cell table:style-name="ce1084" office:value-type="string" calcext:value-type="string">
            <text:p>EDPM_SEAL</text:p>
          </table:table-cell>
          <table:table-cell table:style-name="ce1092"/>
          <table:table-cell table:style-name="ce478" table:formula="of:=[$'REJECTION FACTORS'.M83]" office:value-type="float" office:value="0.000000000072" calcext:value-type="float">
            <text:p>7.20E-11</text:p>
          </table:table-cell>
          <table:table-cell table:number-columns-repeated="2" table:style-name="ce478" office:value-type="float" office:value="0" calcext:value-type="float">
            <text:p>0.00E+00</text:p>
          </table:table-cell>
          <table:table-cell table:style-name="ce478" table:formula="of:=[$'REJECTION FACTORS'.K83]" office:value-type="float" office:value="0.000000000263" calcext:value-type="float">
            <text:p>2.63E-10</text:p>
          </table:table-cell>
          <table:table-cell table:number-columns-repeated="7"/>
        </table:table-row>
        <table:table-row table:style-name="ro53">
          <table:table-cell table:style-name="ce1084" office:value-type="string" calcext:value-type="string" table:number-columns-spanned="2" table:number-rows-spanned="1">
            <text:p>PEDESTAL</text:p>
          </table:table-cell>
          <table:covered-table-cell table:style-name="ce1092"/>
          <table:table-cell table:style-name="ce478" table:formula="of:=[$'REJECTION FACTORS'.M83]" office:value-type="float" office:value="0.000000000072" calcext:value-type="float">
            <text:p>7.20E-11</text:p>
          </table:table-cell>
          <table:table-cell table:number-columns-repeated="2" table:style-name="ce478" office:value-type="float" office:value="0" calcext:value-type="float">
            <text:p>0.00E+00</text:p>
          </table:table-cell>
          <table:table-cell table:style-name="ce478" table:formula="of:=[$'REJECTION FACTORS'.K83]" office:value-type="float" office:value="0.000000000263" calcext:value-type="float">
            <text:p>2.63E-10</text:p>
          </table:table-cell>
          <table:table-cell table:number-columns-repeated="7"/>
        </table:table-row>
      </table:table>
      <table:table table:name="REQUIREMENTS" table:style-name="ta5" table:print-ranges="REQUIREMENTS.A1:REQUIREMENTS.K86">
        <table:table-column table:style-name="co28" table:default-cell-style-name="ce160"/>
        <table:table-column table:style-name="co29" table:default-cell-style-name="ce479"/>
        <table:table-column table:style-name="co30" table:default-cell-style-name="ce137"/>
        <table:table-column table:style-name="co31" table:default-cell-style-name="ce113"/>
        <table:table-column table:style-name="co26" table:default-cell-style-name="ce684"/>
        <table:table-column table:style-name="co26" table:number-columns-repeated="2" table:default-cell-style-name="ce478"/>
        <table:table-column table:style-name="co32" table:default-cell-style-name="ce729"/>
        <table:table-column table:style-name="co33" table:default-cell-style-name="ce733"/>
        <table:table-column table:style-name="co34" table:default-cell-style-name="ce750"/>
        <table:table-column table:style-name="co35" table:default-cell-style-name="ce750"/>
        <table:table-row table:style-name="ro51">
          <table:table-cell table:style-name="ce358" office:value-type="string" calcext:value-type="string" table:number-columns-spanned="11" table:number-rows-spanned="1">
            <text:p>SPECIFIC ACTIVITIES - NEXT100</text:p>
          </table:table-cell>
          <table:covered-table-cell table:number-columns-repeated="7" table:style-name="ce369"/>
          <table:covered-table-cell table:style-name="ce422"/>
          <table:covered-table-cell table:number-columns-repeated="2" table:style-name="Default"/>
        </table:table-row>
        <table:table-row table:style-name="ro56">
          <table:table-cell table:style-name="ce126" office:value-type="string" calcext:value-type="string">
            <text:p>NEXUS region</text:p>
          </table:table-cell>
          <table:table-cell table:style-name="ce30" office:value-type="string" calcext:value-type="string">
            <text:p>Material</text:p>
          </table:table-cell>
          <table:table-cell table:style-name="ce492" office:value-type="string" calcext:value-type="string">
            <text:p>Provider</text:p>
          </table:table-cell>
          <table:table-cell table:style-name="ce661" office:value-type="string" calcext:value-type="string">
            <text:p>Total max Activity (mBq)</text:p>
          </table:table-cell>
          <table:table-cell table:style-name="ce680" office:value-type="string" calcext:value-type="string">
            <text:p>Quantity</text:p>
          </table:table-cell>
          <table:table-cell table:style-name="ce694" office:value-type="string" calcext:value-type="string" table:number-columns-spanned="2" table:number-rows-spanned="1">
            <text:p>Rejection factor</text:p>
          </table:table-cell>
          <table:covered-table-cell table:style-name="ce703"/>
          <table:table-cell table:style-name="ce721" office:value-type="string" calcext:value-type="string" table:number-columns-spanned="2" table:number-rows-spanned="1">
            <text:p>Required max Specific Activities (mBq)</text:p>
          </table:table-cell>
          <table:covered-table-cell table:style-name="ce557"/>
          <table:table-cell table:style-name="ce1222" office:value-type="string" calcext:value-type="string" table:number-columns-spanned="2" table:number-rows-spanned="1">
            <text:p>Check</text:p>
          </table:table-cell>
          <table:covered-table-cell table:style-name="ce1222"/>
        </table:table-row>
        <table:table-row table:style-name="ro53">
          <table:table-cell table:style-name="ce430"/>
          <table:table-cell table:style-name="ce32"/>
          <table:table-cell table:style-name="ce493"/>
          <table:table-cell table:style-name="ce662" table:number-columns-repeated="2"/>
          <table:table-cell table:style-name="ce389" office:value-type="string" calcext:value-type="string">
            <text:p>Bi-214</text:p>
          </table:table-cell>
          <table:table-cell table:style-name="ce389" office:value-type="string" calcext:value-type="string">
            <text:p>Tl-208</text:p>
          </table:table-cell>
          <table:table-cell table:style-name="ce389" office:value-type="string" calcext:value-type="string">
            <text:p>Bi-214</text:p>
          </table:table-cell>
          <table:table-cell table:style-name="ce389" office:value-type="string" calcext:value-type="string">
            <text:p>Tl-208</text:p>
          </table:table-cell>
          <table:table-cell table:style-name="ce389" office:value-type="string" calcext:value-type="string">
            <text:p>Bi-214</text:p>
          </table:table-cell>
          <table:table-cell table:style-name="ce389" office:value-type="string" calcext:value-type="string">
            <text:p>Tl-208</text:p>
          </table:table-cell>
        </table:table-row>
        <table:table-row table:style-name="ro57">
          <table:table-cell table:style-name="ce645" office:value-type="string" calcext:value-type="string">
            <text:p>EP_COPPER_PLATE</text:p>
          </table:table-cell>
          <table:table-cell table:style-name="ce474" office:value-type="string" calcext:value-type="string">
            <text:p>Copper <text:s/>Plate</text:p>
          </table:table-cell>
          <table:table-cell table:style-name="ce494" office:value-type="string" calcext:value-type="string">
            <text:p><text:span text:style-name="T2">Oxigen-Free Copper (Cu-OF) (</text:span><text:span text:style-name="T3">wrought</text:span><text:span text:style-name="T2">)</text:span></text:p>
          </table:table-cell>
          <table:table-cell table:style-name="ce478" office:value-type="float" office:value="0.0000005" calcext:value-type="float">
            <text:p>5.00E-07</text:p>
          </table:table-cell>
          <table:table-cell table:style-name="ce681" table:formula="of:=[$QUANTITIES.D4]" office:value-type="float" office:value="1161" calcext:value-type="float">
            <text:p>1161</text:p>
          </table:table-cell>
          <table:table-cell table:style-name="ce563" table:formula="of:=[$'REJECTION FACTORS'.F31]" office:value-type="float" office:value="0.0000000707" calcext:value-type="float">
            <text:p>7.07E-08</text:p>
          </table:table-cell>
          <table:table-cell table:formula="of:=[$'REJECTION FACTORS'.D31]" office:value-type="float" office:value="0.000000176" calcext:value-type="float">
            <text:p>1.76E-07</text:p>
          </table:table-cell>
          <table:table-cell table:style-name="ce529" table:formula="of:=[.D4]/([.E4]*[.F4])" office:value-type="float" office:value="0.00609141755814563" calcext:value-type="float">
            <text:p>6.09E-03</text:p>
          </table:table-cell>
          <table:table-cell table:style-name="ce529" table:formula="of:=[.D4]/([.E4]*[.G4])" office:value-type="float" office:value="0.00244695012136873" calcext:value-type="float">
            <text:p>2.45E-03</text:p>
          </table:table-cell>
          <table:table-cell table:style-name="ce742" table:formula="of:=IF([.$H4]&gt;[$'SPECIFIC ACTIVITIES'.E7];&quot;OK&quot;)" office:value-type="string" office:string-value="OK" calcext:value-type="string">
            <text:p>OK</text:p>
          </table:table-cell>
          <table:table-cell table:style-name="ce742" table:formula="of:=IF([.$I4]&gt;[$'SPECIFIC ACTIVITIES'.H7];&quot;OK&quot;)" office:value-type="string" office:string-value="OK" calcext:value-type="string">
            <text:p>OK</text:p>
          </table:table-cell>
        </table:table-row>
        <table:table-row table:style-name="ro20">
          <table:table-cell table:style-name="ce646"/>
          <table:table-cell table:style-name="ce16" office:value-type="string" calcext:value-type="string">
            <text:p>Huts</text:p>
          </table:table-cell>
          <table:table-cell table:style-name="ce16" office:value-type="string" calcext:value-type="string">
            <text:p>Oxigen-Free Copper (Cu-OF)</text:p>
          </table:table-cell>
          <table:table-cell table:style-name="ce478" office:value-type="float" office:value="0.0000005" calcext:value-type="float">
            <text:p>5.00E-07</text:p>
          </table:table-cell>
          <table:table-cell table:style-name="ce681" table:formula="of:=[$QUANTITIES.D5]" office:value-type="float" office:value="252" calcext:value-type="float">
            <text:p>252</text:p>
          </table:table-cell>
          <table:table-cell table:style-name="ce563" table:formula="of:=[$'REJECTION FACTORS'.F31]" office:value-type="float" office:value="0.0000000707" calcext:value-type="float">
            <text:p>7.07E-08</text:p>
          </table:table-cell>
          <table:table-cell table:formula="of:=[$'REJECTION FACTORS'.D31]" office:value-type="float" office:value="0.000000176" calcext:value-type="float">
            <text:p>1.76E-07</text:p>
          </table:table-cell>
          <table:table-cell table:style-name="ce529" table:formula="of:=[.D5]/([.E5]*[.F5])" office:value-type="float" office:value="0.0280640308928852" calcext:value-type="float">
            <text:p>2.81E-02</text:p>
          </table:table-cell>
          <table:table-cell table:style-name="ce529" table:formula="of:=[.D5]/([.E5]*[.G5])" office:value-type="float" office:value="0.0112734487734488" calcext:value-type="float">
            <text:p>1.13E-02</text:p>
          </table:table-cell>
          <table:table-cell table:style-name="ce742" table:formula="of:=IF([.$H5]&gt;[$'SPECIFIC ACTIVITIES'.E6];&quot;OK&quot;)" office:value-type="string" office:string-value="OK" calcext:value-type="string">
            <text:p>OK</text:p>
          </table:table-cell>
          <table:table-cell table:style-name="ce742" table:formula="of:=IF([.$I5]&gt;[$'SPECIFIC ACTIVITIES'.H6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646"/>
          <table:table-cell table:style-name="ce181" office:value-type="string" calcext:value-type="string">
            <text:p>Bronze M4x20 screw (EP)</text:p>
          </table:table-cell>
          <table:table-cell table:style-name="ce214"/>
          <table:table-cell table:style-name="ce478" office:value-type="float" office:value="0.0000005" calcext:value-type="float">
            <text:p>5.00E-07</text:p>
          </table:table-cell>
          <table:table-cell table:style-name="ce681" table:formula="of:=[$QUANTITIES.D6]" office:value-type="float" office:value="4.82083860759494" calcext:value-type="float">
            <text:p>4.82083860759494</text:p>
          </table:table-cell>
          <table:table-cell table:style-name="ce563" table:formula="of:=[$'REJECTION FACTORS'.F31]" office:value-type="float" office:value="0.0000000707" calcext:value-type="float">
            <text:p>7.07E-08</text:p>
          </table:table-cell>
          <table:table-cell table:formula="of:=[$'REJECTION FACTORS'.D31]" office:value-type="float" office:value="0.000000176" calcext:value-type="float">
            <text:p>1.76E-07</text:p>
          </table:table-cell>
          <table:table-cell table:style-name="ce529" table:formula="of:=[.D6]/([.E6]*[.F6])" office:value-type="float" office:value="1.46699285345611" calcext:value-type="float">
            <text:p>1.47E+00</text:p>
          </table:table-cell>
          <table:table-cell table:style-name="ce529" table:formula="of:=[.D6]/([.E6]*[.G6])" office:value-type="float" office:value="0.589297697382653" calcext:value-type="float">
            <text:p>5.89E-01</text:p>
          </table:table-cell>
          <table:table-cell table:style-name="ce742" table:formula="of:=IF([.$H6]&gt;[$'SPECIFIC ACTIVITIES'.E24];&quot;OK&quot;)" office:value-type="string" office:string-value="OK" calcext:value-type="string">
            <text:p>OK</text:p>
          </table:table-cell>
          <table:table-cell table:style-name="ce742" table:formula="of:=IF([.$I6]&gt;[$'SPECIFIC ACTIVITIES'.H24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647"/>
          <table:table-cell table:style-name="ce377" office:value-type="string" calcext:value-type="string">
            <text:p>Steel M6x20(2) screw (EP)</text:p>
          </table:table-cell>
          <table:table-cell table:style-name="ce215"/>
          <table:table-cell table:style-name="ce552" office:value-type="float" office:value="0.0000005" calcext:value-type="float">
            <text:p>5.00E-07</text:p>
          </table:table-cell>
          <table:table-cell table:style-name="ce681" table:formula="of:=[$QUANTITIES.D7]" office:value-type="float" office:value="0.3965" calcext:value-type="float">
            <text:p>0.3965</text:p>
          </table:table-cell>
          <table:table-cell table:style-name="ce552" table:formula="of:=[$'REJECTION FACTORS'.F31]" office:value-type="float" office:value="0.0000000707" calcext:value-type="float">
            <text:p>7.07E-08</text:p>
          </table:table-cell>
          <table:table-cell table:style-name="ce552" table:formula="of:=[$'REJECTION FACTORS'.D31]" office:value-type="float" office:value="0.000000176" calcext:value-type="float">
            <text:p>1.76E-07</text:p>
          </table:table-cell>
          <table:table-cell table:style-name="ce529" table:formula="of:=[.D7]/([.E7]*[.F7])" office:value-type="float" office:value="17.8364080328047" calcext:value-type="float">
            <text:p>1.78E+01</text:p>
          </table:table-cell>
          <table:table-cell table:style-name="ce529" table:formula="of:=[.D7]/([.E7]*[.G7])" office:value-type="float" office:value="7.16496618135962" calcext:value-type="float">
            <text:p>7.16E+00</text:p>
          </table:table-cell>
          <table:table-cell table:style-name="ce742" table:formula="of:=IF([.$H7]&gt;[$'SPECIFIC ACTIVITIES'.E25];&quot;OK&quot;)" office:value-type="string" office:string-value="OK" calcext:value-type="string">
            <text:p>OK</text:p>
          </table:table-cell>
          <table:table-cell table:style-name="ce742" table:formula="of:=IF([.$I7]&gt;[$'SPECIFIC ACTIVITIES'.H25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648"/>
          <table:table-cell table:style-name="ce475" office:value-type="string" calcext:value-type="string">
            <text:p>M18 screws B1 EP</text:p>
          </table:table-cell>
          <table:table-cell table:style-name="ce495"/>
          <table:table-cell table:style-name="ce478" office:value-type="float" office:value="0.0000005" calcext:value-type="float">
            <text:p>5.00E-07</text:p>
          </table:table-cell>
          <table:table-cell table:style-name="ce681" table:formula="of:=[$QUANTITIES.D8]" office:value-type="float" office:value="35.5" calcext:value-type="float">
            <text:p>35.5</text:p>
          </table:table-cell>
          <table:table-cell table:formula="of:=[$'REJECTION FACTORS'.F31]" office:value-type="float" office:value="0.0000000707" calcext:value-type="float">
            <text:p>7.07E-08</text:p>
          </table:table-cell>
          <table:table-cell table:formula="of:=[$'REJECTION FACTORS'.D31]" office:value-type="float" office:value="0.000000176" calcext:value-type="float">
            <text:p>1.76E-07</text:p>
          </table:table-cell>
          <table:table-cell table:style-name="ce529" table:formula="of:=[.D8]/([.E8]*[.F8])" office:value-type="float" office:value="0.19921509253541" calcext:value-type="float">
            <text:p>1.99E-01</text:p>
          </table:table-cell>
          <table:table-cell table:style-name="ce529" table:formula="of:=[.D8]/([.E8]*[.G8])" office:value-type="float" office:value="0.0800256081946223" calcext:value-type="float">
            <text:p>8.00E-02</text:p>
          </table:table-cell>
          <table:table-cell table:style-name="ce743" table:formula="of:=IF([.$H8]&gt;[$'SPECIFIC ACTIVITIES'.E22];&quot;OK&quot;)" office:value-type="boolean" office:boolean-value="false" calcext:value-type="boolean">
            <text:p>FALSE</text:p>
          </table:table-cell>
          <table:table-cell table:style-name="ce743" table:formula="of:=IF([.$I8]&gt;[$'SPECIFIC ACTIVITIES'.H22];&quot;OK&quot;)" office:value-type="boolean" office:boolean-value="false" calcext:value-type="boolean">
            <text:p>FALSE</text:p>
          </table:table-cell>
        </table:table-row>
        <table:table-row table:style-name="ro53">
          <table:table-cell table:style-name="ce649"/>
          <table:table-cell office:value-type="string" calcext:value-type="string">
            <text:p>Total</text:p>
          </table:table-cell>
          <table:table-cell table:style-name="ce496"/>
          <table:table-cell table:style-name="ce663" table:formula="of:=SUM([.D4:.D8])" office:value-type="float" office:value="0.0000025" calcext:value-type="float">
            <text:p>2.50E-06</text:p>
          </table:table-cell>
          <table:table-cell table:style-name="ce681"/>
          <table:table-cell table:style-name="ce695" table:number-columns-repeated="2"/>
          <table:table-cell table:style-name="ce722" table:number-columns-repeated="2"/>
          <table:table-cell table:style-name="ce744" table:number-columns-repeated="2"/>
        </table:table-row>
        <table:table-row table:style-name="ro53">
          <table:table-cell table:style-name="ce431" office:value-type="string" calcext:value-type="string">
            <text:p>PMT</text:p>
          </table:table-cell>
          <table:table-cell table:style-name="ce214" office:value-type="string" calcext:value-type="string">
            <text:p>PMT</text:p>
          </table:table-cell>
          <table:table-cell table:style-name="ce214" office:value-type="string" calcext:value-type="string">
            <text:p>Hamamatsu</text:p>
          </table:table-cell>
          <table:table-cell table:style-name="ce478" office:value-type="float" office:value="0.0000005" calcext:value-type="float">
            <text:p>5.00E-07</text:p>
          </table:table-cell>
          <table:table-cell table:style-name="ce681" table:formula="of:=[$QUANTITIES.D9]" office:value-type="float" office:value="60" calcext:value-type="float">
            <text:p>60</text:p>
          </table:table-cell>
          <table:table-cell table:formula="of:=[$'REJECTION FACTORS'.F70]" office:value-type="float" office:value="0.000000146" calcext:value-type="float">
            <text:p>1.46E-07</text:p>
          </table:table-cell>
          <table:table-cell table:formula="of:=[$'REJECTION FACTORS'.D70]" office:value-type="float" office:value="0.000000254" calcext:value-type="float">
            <text:p>2.54E-07</text:p>
          </table:table-cell>
          <table:table-cell table:style-name="ce529" table:formula="of:=[.D10]/([.E10]*[.F10])" office:value-type="float" office:value="0.0570776255707763" calcext:value-type="float">
            <text:p>5.71E-02</text:p>
          </table:table-cell>
          <table:table-cell table:style-name="ce529" table:formula="of:=[.D10]/([.E10]*[.G10])" office:value-type="float" office:value="0.0328083989501312" calcext:value-type="float">
            <text:p>3.28E-02</text:p>
          </table:table-cell>
          <table:table-cell table:style-name="ce743" table:formula="of:=IF([.$H10]&gt;[$'SPECIFIC ACTIVITIES'.E8];&quot;OK&quot;)" office:value-type="boolean" office:boolean-value="false" calcext:value-type="boolean">
            <text:p>FALSE</text:p>
          </table:table-cell>
          <table:table-cell table:style-name="ce743" table:formula="of:=IF([.$I10]&gt;[$'SPECIFIC ACTIVITIES'.H8];&quot;OK&quot;)" office:value-type="boolean" office:boolean-value="false" calcext:value-type="boolean">
            <text:p>FALSE</text:p>
          </table:table-cell>
        </table:table-row>
        <table:table-row table:style-name="ro53">
          <table:table-cell table:style-name="ce432"/>
          <table:table-cell table:style-name="ce185"/>
          <table:table-cell table:style-name="ce219"/>
          <table:table-cell table:style-name="ce664"/>
          <table:table-cell table:style-name="ce682"/>
          <table:table-cell table:style-name="ce664"/>
          <table:table-cell table:style-name="ce574"/>
          <table:table-cell table:style-name="ce723" table:number-columns-repeated="2"/>
          <table:table-cell table:style-name="ce745" table:number-columns-repeated="2"/>
        </table:table-row>
        <table:table-row table:style-name="ro53">
          <table:table-cell table:style-name="ce433"/>
          <table:table-cell table:style-name="ce491" office:value-type="string" calcext:value-type="string">
            <text:p>Total</text:p>
          </table:table-cell>
          <table:table-cell/>
          <table:table-cell table:style-name="ce665" table:formula="of:=SUM([.D10:.D10])" office:value-type="float" office:value="0.0000005" calcext:value-type="float">
            <text:p>5.00E-07</text:p>
          </table:table-cell>
          <table:table-cell table:style-name="ce683"/>
          <table:table-cell table:style-name="ce665"/>
          <table:table-cell table:style-name="ce704"/>
          <table:table-cell table:style-name="ce724" table:number-columns-repeated="2"/>
          <table:table-cell table:style-name="ce746" table:number-columns-repeated="2"/>
        </table:table-row>
        <table:table-row table:style-name="ro53">
          <table:table-cell table:style-name="ce434" office:value-type="string" calcext:value-type="string">
            <text:p>PMT_BASE</text:p>
          </table:table-cell>
          <table:table-cell table:style-name="ce654" office:value-type="string" calcext:value-type="string">
            <text:p>PMT base</text:p>
          </table:table-cell>
          <table:table-cell table:style-name="ce59"/>
          <table:table-cell table:style-name="ce478" office:value-type="float" office:value="0.0000005" calcext:value-type="float">
            <text:p>5.00E-07</text:p>
          </table:table-cell>
          <table:table-cell table:style-name="ce39" office:value-type="float" office:value="60" calcext:value-type="float">
            <text:p>60</text:p>
          </table:table-cell>
          <table:table-cell table:style-name="ce113" table:formula="of:=[$'REJECTION FACTORS'.F70]" office:value-type="float" office:value="0.000000146" calcext:value-type="float">
            <text:p>1.46E-07</text:p>
          </table:table-cell>
          <table:table-cell table:style-name="ce113" table:formula="of:=[$'REJECTION FACTORS'.D70]" office:value-type="float" office:value="0.000000254" calcext:value-type="float">
            <text:p>2.54E-07</text:p>
          </table:table-cell>
          <table:table-cell table:style-name="ce529" table:formula="of:=[.D13]/([.E13]*[.F13])" office:value-type="float" office:value="0.0570776255707763" calcext:value-type="float">
            <text:p>5.71E-02</text:p>
          </table:table-cell>
          <table:table-cell table:style-name="ce529" table:formula="of:=[.D13]/([.E13]*[.G13])" office:value-type="float" office:value="0.0328083989501312" calcext:value-type="float">
            <text:p>3.28E-02</text:p>
          </table:table-cell>
          <table:table-cell table:style-name="ce747" table:formula="of:=IF([.$H13]&gt;[$'SPECIFIC ACTIVITIES'.E9];&quot;OK&quot;)" office:value-type="boolean" office:boolean-value="false" calcext:value-type="boolean">
            <text:p>FALSE</text:p>
          </table:table-cell>
          <table:table-cell table:style-name="ce747" table:formula="of:=IF([.$I13]&gt;[$'SPECIFIC ACTIVITIES'.H9];&quot;OK&quot;)" office:value-type="boolean" office:boolean-value="false" calcext:value-type="boolean">
            <text:p>FALSE</text:p>
          </table:table-cell>
        </table:table-row>
        <table:table-row table:style-name="ro53">
          <table:table-cell/>
          <table:table-cell office:value-type="string" calcext:value-type="string">
            <text:p>Total</text:p>
          </table:table-cell>
          <table:table-cell table:style-name="ce496"/>
          <table:table-cell table:style-name="ce665" table:formula="of:=SUM([.D13:.D13])" office:value-type="float" office:value="0.0000005" calcext:value-type="float">
            <text:p>5.00E-07</text:p>
          </table:table-cell>
          <table:table-cell table:style-name="ce683"/>
          <table:table-cell table:style-name="ce696"/>
          <table:table-cell table:style-name="ce609"/>
          <table:table-cell table:style-name="ce725" table:number-columns-repeated="2"/>
          <table:table-cell table:style-name="ce748"/>
          <table:table-cell table:style-name="ce767"/>
        </table:table-row>
        <table:table-row table:style-name="ro58">
          <table:table-cell table:style-name="ce144" office:value-type="string" calcext:value-type="string">
            <text:p>SAPPHIRE_WINDOW</text:p>
          </table:table-cell>
          <table:table-cell table:style-name="ce76" office:value-type="string" calcext:value-type="string">
            <text:p>Sapphire + Copper + PEDOT</text:p>
          </table:table-cell>
          <table:table-cell table:style-name="ce78" office:value-type="string" calcext:value-type="string">
            <text:p>-</text:p>
          </table:table-cell>
          <table:table-cell table:style-name="ce552" office:value-type="float" office:value="0.0000005" calcext:value-type="float">
            <text:p>5.00E-07</text:p>
          </table:table-cell>
          <table:table-cell table:style-name="ce1164" table:formula="of:=[$QUANTITIES.D14]" office:value-type="float" office:value="60" calcext:value-type="float">
            <text:p>60</text:p>
          </table:table-cell>
          <table:table-cell table:style-name="ce552" table:formula="of:=[$'REJECTION FACTORS'.F44]" office:value-type="float" office:value="0.0000000854" calcext:value-type="float">
            <text:p>8.54E-08</text:p>
          </table:table-cell>
          <table:table-cell table:style-name="ce670" table:formula="of:=[$'REJECTION FACTORS'.D44]" office:value-type="float" office:value="0.000000153" calcext:value-type="float">
            <text:p>1.53E-07</text:p>
          </table:table-cell>
          <table:table-cell table:style-name="ce726" table:formula="of:=[.D15]/([.E15]*[.F15])" office:value-type="float" office:value="0.0975800156128025" calcext:value-type="float">
            <text:p>9.76E-02</text:p>
          </table:table-cell>
          <table:table-cell table:style-name="ce726" table:formula="of:=[.D15]/([.E15]*[.G15])" office:value-type="float" office:value="0.0544662309368192" calcext:value-type="float">
            <text:p>5.45E-02</text:p>
          </table:table-cell>
          <table:table-cell table:style-name="ce749" table:formula="of:=IF([.$H15]&gt;[$'SPECIFIC ACTIVITIES'.E10];&quot;OK&quot;)" office:value-type="boolean" office:boolean-value="false" calcext:value-type="boolean">
            <text:p>FALSE</text:p>
          </table:table-cell>
          <table:table-cell table:style-name="ce749" table:formula="of:=IF([.$I1]&gt;[$'SPECIFIC ACTIVITIES'.H10];&quot;OK&quot;)" office:value-type="boolean" office:boolean-value="false" calcext:value-type="boolean">
            <text:p>FALSE</text:p>
          </table:table-cell>
        </table:table-row>
        <table:table-row table:style-name="ro31">
          <table:table-cell table:style-name="ce650"/>
          <table:table-cell table:style-name="ce655" office:value-type="string" calcext:value-type="string">
            <text:p>TPB</text:p>
          </table:table-cell>
          <table:table-cell table:style-name="ce78"/>
          <table:table-cell table:style-name="ce552" office:value-type="float" office:value="0.0000005" calcext:value-type="float">
            <text:p>5.00E-07</text:p>
          </table:table-cell>
          <table:table-cell table:style-name="ce685" table:formula="of:=[$QUANTITIES.D15]" office:value-type="float" office:value="0.00000502654824574367" calcext:value-type="float">
            <text:p>5.03E-06</text:p>
          </table:table-cell>
          <table:table-cell table:style-name="ce670" table:formula="of:=[$'REJECTION FACTORS'.F44]" office:value-type="float" office:value="0.0000000854" calcext:value-type="float">
            <text:p>8.54E-08</text:p>
          </table:table-cell>
          <table:table-cell table:style-name="ce552" table:formula="of:=[$'REJECTION FACTORS'.D44]" office:value-type="float" office:value="0.000000153" calcext:value-type="float">
            <text:p>1.53E-07</text:p>
          </table:table-cell>
          <table:table-cell table:style-name="ce538" table:formula="of:=[.D16]/([.E16]*[.F16])" office:value-type="float" office:value="1164775.63738214" calcext:value-type="float">
            <text:p>1.16E+06</text:p>
          </table:table-cell>
          <table:table-cell table:style-name="ce538" table:formula="of:=[.D16]/([.E16]*[.G16])" office:value-type="float" office:value="650142.741388461" calcext:value-type="float">
            <text:p>6.50E+05</text:p>
          </table:table-cell>
          <table:table-cell table:formula="of:=IF([.$H16]&gt;[$'SPECIFIC ACTIVITIES'.E33];&quot;OK&quot;)" office:value-type="string" office:string-value="OK" calcext:value-type="string">
            <text:p>OK</text:p>
          </table:table-cell>
          <table:table-cell table:formula="of:=IF([.$I16]&gt;[$'SPECIFIC ACTIVITIES'.H33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137"/>
          <table:table-cell table:style-name="ce483" office:value-type="string" calcext:value-type="string">
            <text:p>Total</text:p>
          </table:table-cell>
          <table:table-cell/>
          <table:table-cell table:style-name="ce666" table:formula="of:=SUM([.D15:.D16])" office:value-type="float" office:value="0.000001" calcext:value-type="float">
            <text:p>1.00E-06</text:p>
          </table:table-cell>
          <table:table-cell table:style-name="ce686"/>
          <table:table-cell table:style-name="ce697"/>
          <table:table-cell table:style-name="ce705"/>
          <table:table-cell table:style-name="ce540"/>
          <table:table-cell table:style-name="ce566"/>
          <table:table-cell table:style-name="ce751" table:number-columns-repeated="2"/>
        </table:table-row>
        <table:table-row table:style-name="ro57">
          <table:table-cell table:style-name="ce431" office:value-type="string" calcext:value-type="string">
            <text:p>OPTICAL_PAD</text:p>
          </table:table-cell>
          <table:table-cell table:style-name="ce44" office:value-type="string" calcext:value-type="string">
            <text:p>Optically clear silicone gel LS1-3252</text:p>
          </table:table-cell>
          <table:table-cell table:style-name="ce78" office:value-type="string" calcext:value-type="string">
            <text:p>NuSil</text:p>
          </table:table-cell>
          <table:table-cell table:style-name="ce552" office:value-type="float" office:value="0.0000005" calcext:value-type="float">
            <text:p>5.00E-07</text:p>
          </table:table-cell>
          <table:table-cell table:style-name="ce681" table:formula="of:=[$QUANTITIES.D17]" office:value-type="float" office:value="0.24" calcext:value-type="float">
            <text:p>0.24</text:p>
          </table:table-cell>
          <table:table-cell table:style-name="ce552" table:formula="of:=[$'REJECTION FACTORS'.F44]" office:value-type="float" office:value="0.0000000854" calcext:value-type="float">
            <text:p>8.54E-08</text:p>
          </table:table-cell>
          <table:table-cell table:style-name="ce670" table:formula="of:=[$'REJECTION FACTORS'.D44]" office:value-type="float" office:value="0.000000153" calcext:value-type="float">
            <text:p>1.53E-07</text:p>
          </table:table-cell>
          <table:table-cell table:style-name="ce538" table:formula="of:=[.D18]/([.E18]*[.F18])" office:value-type="float" office:value="24.3950039032006" calcext:value-type="float">
            <text:p>2.44E+01</text:p>
          </table:table-cell>
          <table:table-cell table:style-name="ce538" table:formula="of:=[.D18]/([.E18]*[.G18])" office:value-type="float" office:value="13.6165577342048" calcext:value-type="float">
            <text:p>1.36E+01</text:p>
          </table:table-cell>
          <table:table-cell table:style-name="ce749" table:formula="of:=IF([.$H18]&gt;[$'SPECIFIC ACTIVITIES'.E11];&quot;OK&quot;)" office:value-type="boolean" office:boolean-value="false" calcext:value-type="boolean">
            <text:p>FALSE</text:p>
          </table:table-cell>
          <table:table-cell table:formula="of:=IF([.$I18]&gt;[$'SPECIFIC ACTIVITIES'.H11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32"/>
          <table:table-cell table:style-name="ce482"/>
          <table:table-cell table:style-name="ce500"/>
          <table:table-cell table:style-name="ce667"/>
          <table:table-cell table:style-name="ce687"/>
          <table:table-cell table:style-name="ce667"/>
          <table:table-cell table:style-name="ce706"/>
          <table:table-cell table:style-name="ce543" table:number-columns-repeated="2"/>
          <table:table-cell table:style-name="ce752" table:number-columns-repeated="2"/>
        </table:table-row>
        <table:table-row table:style-name="ro53">
          <table:table-cell table:style-name="ce433"/>
          <table:table-cell table:style-name="ce483" office:value-type="string" calcext:value-type="string">
            <text:p>Total</text:p>
          </table:table-cell>
          <table:table-cell/>
          <table:table-cell table:style-name="ce668" table:formula="of:=SUM([.D18:.D18])" office:value-type="float" office:value="0.0000005" calcext:value-type="float">
            <text:p>5.00E-07</text:p>
          </table:table-cell>
          <table:table-cell table:style-name="ce687"/>
          <table:table-cell table:style-name="ce698"/>
          <table:table-cell table:style-name="ce705"/>
          <table:table-cell table:style-name="ce727" table:number-columns-repeated="2"/>
          <table:table-cell table:style-name="ce753"/>
          <table:table-cell table:style-name="ce755"/>
        </table:table-row>
        <table:table-row table:style-name="ro53">
          <table:table-cell table:style-name="ce436" office:value-type="string" calcext:value-type="string">
            <text:p>CATHOD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552" office:value-type="float" office:value="0.0000005" calcext:value-type="float">
            <text:p>5.00E-07</text:p>
          </table:table-cell>
          <table:table-cell table:style-name="ce691" table:formula="of:=[$QUANTITIES.D18]" office:value-type="float" office:value="5.62715" calcext:value-type="float">
            <text:p>5.63</text:p>
          </table:table-cell>
          <table:table-cell table:style-name="ce699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21]/([.E21]*[.F21])" office:value-type="float" office:value="0.197895159379517" calcext:value-type="float">
            <text:p>1.98E-01</text:p>
          </table:table-cell>
          <table:table-cell table:style-name="ce538" table:formula="of:=[.D21]/([.E21]*[.G21])" office:value-type="float" office:value="0.313975005517326" calcext:value-type="float">
            <text:p>3.14E-01</text:p>
          </table:table-cell>
          <table:table-cell table:formula="of:=IF([.$H21]&gt;[$'SPECIFIC ACTIVITIES'.E42];&quot;OK&quot;)" office:value-type="string" office:string-value="OK" calcext:value-type="string">
            <text:p>OK</text:p>
          </table:table-cell>
          <table:table-cell table:formula="of:=IF([.$I21]&gt;[$'SPECIFIC ACTIVITIES'.H42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37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552" office:value-type="float" office:value="0.0000005" calcext:value-type="float">
            <text:p>5.00E-07</text:p>
          </table:table-cell>
          <table:table-cell table:style-name="ce691" table:formula="of:=[$QUANTITIES.D19]" office:value-type="float" office:value="2.46715" calcext:value-type="float">
            <text:p>2.47</text:p>
          </table:table-cell>
          <table:table-cell table:style-name="ce699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22]/([.E22]*[.F22])" office:value-type="float" office:value="0.451365237663883" calcext:value-type="float">
            <text:p>4.51E-01</text:p>
          </table:table-cell>
          <table:table-cell table:style-name="ce538" table:formula="of:=[.D22]/([.E22]*[.G22])" office:value-type="float" office:value="0.716123645622204" calcext:value-type="float">
            <text:p>7.16E-01</text:p>
          </table:table-cell>
          <table:table-cell table:formula="of:=IF([.$H22]&gt;[$'SPECIFIC ACTIVITIES'.E41];&quot;OK&quot;)" office:value-type="string" office:string-value="OK" calcext:value-type="string">
            <text:p>OK</text:p>
          </table:table-cell>
          <table:table-cell table:style-name="ce749" table:formula="of:=IF([.$I22]&gt;[$'SPECIFIC ACTIVITIES'.H21];&quot;OK&quot;)" office:value-type="boolean" office:boolean-value="false" calcext:value-type="boolean">
            <text:p>FALSE</text:p>
          </table:table-cell>
        </table:table-row>
        <table:table-row table:style-name="ro53">
          <table:table-cell table:style-name="ce438"/>
          <table:table-cell table:style-name="ce342" office:value-type="string" calcext:value-type="string">
            <text:p>Total</text:p>
          </table:table-cell>
          <table:table-cell table:style-name="ce496"/>
          <table:table-cell table:style-name="ce669" table:formula="of:=SUM([.D21:.D22])" office:value-type="float" office:value="0.000001" calcext:value-type="float">
            <text:p>1.00E-06</text:p>
          </table:table-cell>
          <table:table-cell/>
          <table:table-cell table:style-name="ce552"/>
          <table:table-cell table:style-name="ce707"/>
          <table:table-cell table:style-name="ce538" table:number-columns-repeated="2"/>
          <table:table-cell table:style-name="ce754" table:number-columns-repeated="2"/>
        </table:table-row>
        <table:table-row table:style-name="ro53">
          <table:table-cell table:style-name="ce435" office:value-type="string" calcext:value-type="string">
            <text:p>LIGHT_TUBE</text:p>
          </table:table-cell>
          <table:table-cell table:number-columns-repeated="2" table:style-name="ce41" office:value-type="string" calcext:value-type="string">
            <text:p>PTFE light tube (BUFFER)</text:p>
          </table:table-cell>
          <table:table-cell table:style-name="ce552" office:value-type="float" office:value="0.0000005" calcext:value-type="float">
            <text:p>5.00E-07</text:p>
          </table:table-cell>
          <table:table-cell table:style-name="ce691" table:formula="of:=[$QUANTITIES.D20]" office:value-type="float" office:value="9.44" calcext:value-type="float">
            <text:p>9.44</text:p>
          </table:table-cell>
          <table:table-cell table:style-name="ce699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24]/([.E24]*[.F24])" office:value-type="float" office:value="0.117964591748141" calcext:value-type="float">
            <text:p>1.18E-01</text:p>
          </table:table-cell>
          <table:table-cell table:style-name="ce538" table:formula="of:=[.D24]/([.E24]*[.G24])" office:value-type="float" office:value="0.187159369946697" calcext:value-type="float">
            <text:p>1.87E-01</text:p>
          </table:table-cell>
          <table:table-cell table:formula="of:=IF([.$H24]&gt;[$'SPECIFIC ACTIVITIES'.E32];&quot;OK&quot;)" office:value-type="string" office:string-value="OK" calcext:value-type="string">
            <text:p>OK</text:p>
          </table:table-cell>
          <table:table-cell table:formula="of:=IF([.$I24]&gt;[$'SPECIFIC ACTIVITIES'.H32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35"/>
          <table:table-cell table:number-columns-repeated="2" table:style-name="ce41" office:value-type="string" calcext:value-type="string">
            <text:p>PTFE light tube (DRIFT)</text:p>
          </table:table-cell>
          <table:table-cell table:style-name="ce670" office:value-type="float" office:value="0.0000005" calcext:value-type="float">
            <text:p>5.00E-07</text:p>
          </table:table-cell>
          <table:table-cell table:style-name="ce691" table:formula="of:=[$QUANTITIES.D21]" office:value-type="float" office:value="45.75" calcext:value-type="float">
            <text:p>45.75</text:p>
          </table:table-cell>
          <table:table-cell table:style-name="ce699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25]/([.E25]*[.F25])" office:value-type="float" office:value="0.0243406720459552" calcext:value-type="float">
            <text:p>2.43E-02</text:p>
          </table:table-cell>
          <table:table-cell table:style-name="ce538" table:formula="of:=[.D25]/([.E25]*[.G25])" office:value-type="float" office:value="0.038618239394466" calcext:value-type="float">
            <text:p>3.86E-02</text:p>
          </table:table-cell>
          <table:table-cell table:style-name="ce749" table:formula="of:=IF([.$H25]&gt;[$'SPECIFIC ACTIVITIES'.E32];&quot;OK&quot;)" office:value-type="boolean" office:boolean-value="false" calcext:value-type="boolean">
            <text:p>FALSE</text:p>
          </table:table-cell>
          <table:table-cell table:formula="of:=IF([.$I25]&gt;[$'SPECIFIC ACTIVITIES'.H32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35"/>
          <table:table-cell table:style-name="ce192" office:value-type="string" calcext:value-type="string">
            <text:p>TPB (BUFFER)</text:p>
          </table:table-cell>
          <table:table-cell table:style-name="ce224"/>
          <table:table-cell table:style-name="ce670" office:value-type="float" office:value="0.0000005" calcext:value-type="float">
            <text:p>5.00E-07</text:p>
          </table:table-cell>
          <table:table-cell table:style-name="ce685" table:formula="of:=[$QUANTITIES.D22]" office:value-type="float" office:value="0.00077201" calcext:value-type="float">
            <text:p>7.72E-04</text:p>
          </table:table-cell>
          <table:table-cell table:style-name="ce699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26]/([.E26]*[.F26])" office:value-type="float" office:value="1442.44989845008" calcext:value-type="float">
            <text:p>1.44E+03</text:p>
          </table:table-cell>
          <table:table-cell table:style-name="ce538" table:formula="of:=[.D26]/([.E26]*[.G26])" office:value-type="float" office:value="2288.55125231127" calcext:value-type="float">
            <text:p>2.29E+03</text:p>
          </table:table-cell>
          <table:table-cell table:formula="of:=IF([.$H26]&gt;[$'SPECIFIC ACTIVITIES'.E33];&quot;OK&quot;)" office:value-type="string" office:string-value="OK" calcext:value-type="string">
            <text:p>OK</text:p>
          </table:table-cell>
          <table:table-cell table:formula="of:=IF([.$I26]&gt;[$'SPECIFIC ACTIVITIES'.H33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39"/>
          <table:table-cell table:style-name="ce192" office:value-type="string" calcext:value-type="string">
            <text:p>TPB (DRIFT)</text:p>
          </table:table-cell>
          <table:table-cell table:style-name="ce659"/>
          <table:table-cell table:style-name="ce670" office:value-type="float" office:value="0.0000005" calcext:value-type="float">
            <text:p>5.00E-07</text:p>
          </table:table-cell>
          <table:table-cell table:style-name="ce685" table:formula="of:=[$QUANTITIES.D23]" office:value-type="float" office:value="0.00374251" calcext:value-type="float">
            <text:p>3.74E-03</text:p>
          </table:table-cell>
          <table:table-cell table:style-name="ce699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27]/([.E27]*[.F27])" office:value-type="float" office:value="297.550506505647" calcext:value-type="float">
            <text:p>2.98E+02</text:p>
          </table:table-cell>
          <table:table-cell table:style-name="ce538" table:formula="of:=[.D27]/([.E27]*[.G27])" office:value-type="float" office:value="472.085432583165" calcext:value-type="float">
            <text:p>4.72E+02</text:p>
          </table:table-cell>
          <table:table-cell table:formula="of:=IF([.$H27]&gt;[$'SPECIFIC ACTIVITIES'.E33];&quot;OK&quot;)" office:value-type="string" office:string-value="OK" calcext:value-type="string">
            <text:p>OK</text:p>
          </table:table-cell>
          <table:table-cell table:style-name="ce749" table:formula="of:=IF([.$I27]&gt;[$'SPECIFIC ACTIVITIES'.H33];&quot;OK&quot;)" office:value-type="boolean" office:boolean-value="false" calcext:value-type="boolean">
            <text:p>FALSE</text:p>
          </table:table-cell>
        </table:table-row>
        <table:table-row table:style-name="ro53">
          <table:table-cell table:style-name="ce440"/>
          <table:table-cell table:style-name="ce483" office:value-type="string" calcext:value-type="string">
            <text:p>Total</text:p>
          </table:table-cell>
          <table:table-cell/>
          <table:table-cell table:style-name="ce671" table:formula="of:=SUM([.D24:.D27])" office:value-type="float" office:value="0.000002" calcext:value-type="float">
            <text:p>0.000002</text:p>
          </table:table-cell>
          <table:table-cell table:style-name="ce686"/>
          <table:table-cell table:style-name="ce697"/>
          <table:table-cell table:style-name="ce540"/>
          <table:table-cell table:style-name="ce727" table:number-columns-repeated="2"/>
          <table:table-cell table:style-name="ce755" table:number-columns-repeated="2"/>
        </table:table-row>
        <table:table-row table:style-name="ro58">
          <table:table-cell table:style-name="ce144" office:value-type="string" calcext:value-type="string">
            <text:p>FIELD_RING</text:p>
          </table:table-cell>
          <table:table-cell table:style-name="ce16" office:value-type="string" calcext:value-type="string">
            <text:p>Electrolitic Copper (Cu-ETP)</text:p>
          </table:table-cell>
          <table:table-cell table:style-name="ce214"/>
          <table:table-cell table:style-name="ce670" office:value-type="float" office:value="0.0000005" calcext:value-type="float">
            <text:p>5.00E-07</text:p>
          </table:table-cell>
          <table:table-cell table:style-name="ce681" table:formula="of:=[$QUANTITIES.D24]" office:value-type="float" office:value="177.87" calcext:value-type="float">
            <text:p>177.87</text:p>
          </table:table-cell>
          <table:table-cell table:style-name="ce670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29]/([.E29]*[.F29])" office:value-type="float" office:value="0.00626067209817535" calcext:value-type="float">
            <text:p>6.26E-03</text:p>
          </table:table-cell>
          <table:table-cell table:style-name="ce538" table:formula="of:=[.D29]/([.E29]*[.G29])" office:value-type="float" office:value="0.00993300979533828" calcext:value-type="float">
            <text:p>9.93E-03</text:p>
          </table:table-cell>
          <table:table-cell table:style-name="ce756" table:formula="of:=IF([.$H27]&gt;[$'SPECIFIC ACTIVITIES'.E35];&quot;OK&quot;)" office:value-type="string" office:string-value="OK" calcext:value-type="string">
            <text:p>OK</text:p>
          </table:table-cell>
          <table:table-cell table:style-name="ce756" table:formula="of:=IF([.$I27]&gt;[$'SPECIFIC ACTIVITIES'.H5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142"/>
          <table:table-cell table:style-name="ce193" office:value-type="string" calcext:value-type="string">
            <text:p>Field cage resistors</text:p>
          </table:table-cell>
          <table:table-cell table:style-name="ce181" office:value-type="string" calcext:value-type="string">
            <text:p>Vishay</text:p>
          </table:table-cell>
          <table:table-cell table:style-name="ce670" office:value-type="float" office:value="0.0000005" calcext:value-type="float">
            <text:p>5.00E-07</text:p>
          </table:table-cell>
          <table:table-cell table:style-name="ce681" table:formula="of:=[$QUANTITIES.D25]" office:value-type="float" office:value="156" calcext:value-type="float">
            <text:p>156</text:p>
          </table:table-cell>
          <table:table-cell table:style-name="ce670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30]/([.E30]*[.F30])" office:value-type="float" office:value="0.0071383701673234" calcext:value-type="float">
            <text:p>7.14E-03</text:p>
          </table:table-cell>
          <table:table-cell table:style-name="ce538" table:formula="of:=[.D30]/([.E30]*[.G30])" office:value-type="float" office:value="0.0113255413608771" calcext:value-type="float">
            <text:p>1.13E-02</text:p>
          </table:table-cell>
          <table:table-cell table:style-name="ce749" table:formula="of:=IF([.$H30]&gt;[$'SPECIFIC ACTIVITIES'.E13];&quot;OK&quot;)" office:value-type="boolean" office:boolean-value="false" calcext:value-type="boolean">
            <text:p>FALSE</text:p>
          </table:table-cell>
          <table:table-cell table:style-name="ce749" table:formula="of:=IF([.$I30]&gt;[$'SPECIFIC ACTIVITIES'.H13];&quot;OK&quot;)" office:value-type="boolean" office:boolean-value="false" calcext:value-type="boolean">
            <text:p>FALSE</text:p>
          </table:table-cell>
        </table:table-row>
        <table:table-row table:style-name="ro53">
          <table:table-cell table:style-name="ce145"/>
          <table:table-cell office:value-type="string" calcext:value-type="string">
            <text:p>Total</text:p>
          </table:table-cell>
          <table:table-cell table:style-name="ce496"/>
          <table:table-cell table:style-name="ce672" table:formula="of:=SUM([.D29:.D30])" office:value-type="float" office:value="0.000001" calcext:value-type="float">
            <text:p>0.000001</text:p>
          </table:table-cell>
          <table:table-cell table:style-name="ce681"/>
          <table:table-cell table:style-name="ce469"/>
          <table:table-cell table:style-name="ce699"/>
          <table:table-cell table:style-name="ce538" table:number-columns-repeated="2"/>
          <table:table-cell table:style-name="ce757" table:number-columns-repeated="2"/>
        </table:table-row>
        <table:table-row table:style-name="ro53">
          <table:table-cell table:style-name="ce146" office:value-type="string" calcext:value-type="string">
            <text:p>HDPE_TUBE</text:p>
          </table:table-cell>
          <table:table-cell table:style-name="ce195" office:value-type="string" calcext:value-type="string">
            <text:p>HDPE</text:p>
          </table:table-cell>
          <table:table-cell table:style-name="ce226" office:value-type="string" calcext:value-type="string">
            <text:p>-</text:p>
          </table:table-cell>
          <table:table-cell table:style-name="ce670" office:value-type="float" office:value="0.0000005" calcext:value-type="float">
            <text:p>5.00E-07</text:p>
          </table:table-cell>
          <table:table-cell table:style-name="ce691" table:formula="of:=[$QUANTITIES.D27]" office:value-type="float" office:value="49.53" calcext:value-type="float">
            <text:p>49.53</text:p>
          </table:table-cell>
          <table:table-cell table:style-name="ce670" table:formula="of:=[$'REJECTION FACTORS'.F57]" office:value-type="float" office:value="0.000000449" calcext:value-type="float">
            <text:p>4.49E-07</text:p>
          </table:table-cell>
          <table:table-cell table:style-name="ce699" table:formula="of:=[$'REJECTION FACTORS'.D57]" office:value-type="float" office:value="0.000000283" calcext:value-type="float">
            <text:p>2.83E-07</text:p>
          </table:table-cell>
          <table:table-cell table:style-name="ce538" table:formula="of:=[.D32]/([.E32]*[.F32])" office:value-type="float" office:value="0.0224830556451131" calcext:value-type="float">
            <text:p>2.25E-02</text:p>
          </table:table-cell>
          <table:table-cell table:style-name="ce538" table:formula="of:=[.D32]/([.E32]*[.G32])" office:value-type="float" office:value="0.0356709964122112" calcext:value-type="float">
            <text:p>3.57E-02</text:p>
          </table:table-cell>
          <table:table-cell table:style-name="ce749" table:formula="of:=IF([.$H32]&gt;[$'SPECIFIC ACTIVITIES'.E34];&quot;OK&quot;)" office:value-type="boolean" office:boolean-value="false" calcext:value-type="boolean">
            <text:p>FALSE</text:p>
          </table:table-cell>
          <table:table-cell table:formula="of:=IF([.$I32]&gt;[$'SPECIFIC ACTIVITIES'.H34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147"/>
          <table:table-cell table:style-name="ce301"/>
          <table:table-cell table:style-name="ce503"/>
          <table:table-cell table:style-name="ce568"/>
          <table:table-cell table:style-name="ce686"/>
          <table:table-cell table:style-name="ce700"/>
          <table:table-cell table:style-name="ce543"/>
          <table:table-cell table:style-name="ce567"/>
          <table:table-cell table:style-name="ce543"/>
          <table:table-cell table:style-name="ce758" table:number-columns-repeated="2"/>
        </table:table-row>
        <table:table-row table:style-name="ro53">
          <table:table-cell table:style-name="ce441"/>
          <table:table-cell table:style-name="ce483" office:value-type="string" calcext:value-type="string">
            <text:p>Total</text:p>
          </table:table-cell>
          <table:table-cell/>
          <table:table-cell table:style-name="ce545" table:formula="of:=SUM([.D32:.D32])" office:value-type="float" office:value="0.0000005" calcext:value-type="float">
            <text:p>5.00E-07</text:p>
          </table:table-cell>
          <table:table-cell table:style-name="ce686"/>
          <table:table-cell table:style-name="ce697"/>
          <table:table-cell table:style-name="ce540" table:number-columns-repeated="3"/>
          <table:table-cell table:style-name="ce751" table:number-columns-repeated="2"/>
        </table:table-row>
        <table:table-row table:style-name="ro53">
          <table:table-cell table:style-name="ce148" office:value-type="string" calcext:value-type="string">
            <text:p>GAT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670" office:value-type="float" office:value="0.0000005" calcext:value-type="float">
            <text:p>5.00E-07</text:p>
          </table:table-cell>
          <table:table-cell table:style-name="ce691" table:formula="of:=[$QUANTITIES.D29]" office:value-type="float" office:value="5.8" calcext:value-type="float">
            <text:p>5.80</text:p>
          </table:table-cell>
          <table:table-cell table:style-name="ce701" table:formula="of:=[$'REJECTION FACTORS'.M31]" office:value-type="float" office:value="0.000000468" calcext:value-type="float">
            <text:p>4.68E-07</text:p>
          </table:table-cell>
          <table:table-cell table:style-name="ce701" table:formula="of:=[$'REJECTION FACTORS'.K31]" office:value-type="float" office:value="0.000000499" calcext:value-type="float">
            <text:p>4.99E-07</text:p>
          </table:table-cell>
          <table:table-cell table:style-name="ce382" table:formula="of:=[.D35]/([.E35]*[.F35])" office:value-type="float" office:value="0.184202770409667" calcext:value-type="float">
            <text:p>1.84E-01</text:p>
          </table:table-cell>
          <table:table-cell table:style-name="ce382" table:formula="of:=[.D35]/([.E35]*[.G35])" office:value-type="float" office:value="0.172759311726902" calcext:value-type="float">
            <text:p>1.73E-01</text:p>
          </table:table-cell>
          <table:table-cell table:style-name="ce749" table:formula="of:=IF([.$H35]&gt;[$'SPECIFIC ACTIVITIES'.E42];&quot;OK&quot;)" office:value-type="boolean" office:boolean-value="false" calcext:value-type="boolean">
            <text:p>FALSE</text:p>
          </table:table-cell>
          <table:table-cell table:formula="of:=IF([.$I35]&gt;[$'SPECIFIC ACTIVITIES'.H42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149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670" office:value-type="float" office:value="0.0000005" calcext:value-type="float">
            <text:p>5.00E-07</text:p>
          </table:table-cell>
          <table:table-cell table:style-name="ce691" table:formula="of:=[$QUANTITIES.D30]" office:value-type="float" office:value="2.54233" calcext:value-type="float">
            <text:p>2.54</text:p>
          </table:table-cell>
          <table:table-cell table:style-name="ce701" table:formula="of:=[$'REJECTION FACTORS'.M31]" office:value-type="float" office:value="0.000000468" calcext:value-type="float">
            <text:p>4.68E-07</text:p>
          </table:table-cell>
          <table:table-cell table:style-name="ce708" table:formula="of:=[$'REJECTION FACTORS'.K31]" office:value-type="float" office:value="0.000000499" calcext:value-type="float">
            <text:p>4.99E-07</text:p>
          </table:table-cell>
          <table:table-cell table:style-name="ce382" table:formula="of:=[.D36]/([.E36]*[.F36])" office:value-type="float" office:value="0.420235008191725" calcext:value-type="float">
            <text:p>4.20E-01</text:p>
          </table:table-cell>
          <table:table-cell table:style-name="ce382" table:formula="of:=[.D36]/([.E36]*[.G36])" office:value-type="float" office:value="0.394128224115686" calcext:value-type="float">
            <text:p>3.94E-01</text:p>
          </table:table-cell>
          <table:table-cell table:formula="of:=IF([.$H36]&gt;[$'SPECIFIC ACTIVITIES'.E41];&quot;OK&quot;)" office:value-type="string" office:string-value="OK" calcext:value-type="string">
            <text:p>OK</text:p>
          </table:table-cell>
          <table:table-cell table:formula="of:=IF([.$I36]&gt;[$'SPECIFIC ACTIVITIES'.H41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651"/>
          <table:table-cell table:style-name="ce656"/>
          <table:table-cell table:style-name="ce660"/>
          <table:table-cell table:style-name="ce568"/>
          <table:table-cell table:style-name="ce686"/>
          <table:table-cell table:style-name="ce667"/>
          <table:table-cell table:style-name="ce537"/>
          <table:table-cell table:style-name="ce568"/>
          <table:table-cell table:style-name="ce736"/>
          <table:table-cell table:style-name="ce758" table:number-columns-repeated="2"/>
        </table:table-row>
        <table:table-row table:style-name="ro53">
          <table:table-cell table:style-name="ce150"/>
          <table:table-cell table:style-name="ce483" office:value-type="string" calcext:value-type="string">
            <text:p>Total</text:p>
          </table:table-cell>
          <table:table-cell/>
          <table:table-cell table:style-name="ce673" table:formula="of:=SUM([.D35:.D36])" office:value-type="float" office:value="0.000001" calcext:value-type="float">
            <text:p>1.00E-06</text:p>
          </table:table-cell>
          <table:table-cell table:style-name="ce686"/>
          <table:table-cell table:style-name="ce698"/>
          <table:table-cell table:style-name="ce540"/>
          <table:table-cell table:style-name="ce545" table:number-columns-repeated="2"/>
          <table:table-cell table:style-name="ce755" table:number-columns-repeated="2"/>
        </table:table-row>
        <table:table-row table:style-name="ro53">
          <table:table-cell table:style-name="ce148" office:value-type="string" calcext:value-type="string">
            <text:p>ANODE_RING</text:p>
          </table:table-cell>
          <table:table-cell table:style-name="ce190" office:value-type="string" calcext:value-type="string">
            <text:p>Tensioning ring</text:p>
          </table:table-cell>
          <table:table-cell table:style-name="ce46" office:value-type="string" calcext:value-type="string">
            <text:p>Si-Bronze 15mm</text:p>
          </table:table-cell>
          <table:table-cell table:style-name="ce670" office:value-type="float" office:value="0.0000005" calcext:value-type="float">
            <text:p>5.00E-07</text:p>
          </table:table-cell>
          <table:table-cell table:style-name="ce691" table:formula="of:=[$QUANTITIES.D32]" office:value-type="float" office:value="5.80063" calcext:value-type="float">
            <text:p>5.80</text:p>
          </table:table-cell>
          <table:table-cell table:style-name="ce701" table:formula="of:=[$'REJECTION FACTORS'.M31]" office:value-type="float" office:value="0.000000468" calcext:value-type="float">
            <text:p>4.68E-07</text:p>
          </table:table-cell>
          <table:table-cell table:style-name="ce476" table:formula="of:=[$'REJECTION FACTORS'.K31]" office:value-type="float" office:value="0.000000499" calcext:value-type="float">
            <text:p>4.99E-07</text:p>
          </table:table-cell>
          <table:table-cell table:style-name="ce382" table:formula="of:=[.D39]/([.E39]*[.F39])" office:value-type="float" office:value="0.184182764350781" calcext:value-type="float">
            <text:p>1.84E-01</text:p>
          </table:table-cell>
          <table:table-cell table:style-name="ce382" table:formula="of:=[.D39]/([.E39]*[.G39])" office:value-type="float" office:value="0.172740548529389" calcext:value-type="float">
            <text:p>1.73E-01</text:p>
          </table:table-cell>
          <table:table-cell table:style-name="ce749" table:formula="of:=IF([.$H39]&gt;[$'SPECIFIC ACTIVITIES'.E42];&quot;OK&quot;)" office:value-type="boolean" office:boolean-value="false" calcext:value-type="boolean">
            <text:p>FALSE</text:p>
          </table:table-cell>
          <table:table-cell table:formula="of:=IF([.$I39]&gt;[$'SPECIFIC ACTIVITIES'.H42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149"/>
          <table:table-cell table:style-name="ce191" office:value-type="string" calcext:value-type="string">
            <text:p>Base ring</text:p>
          </table:table-cell>
          <table:table-cell table:style-name="ce46" office:value-type="string" calcext:value-type="string">
            <text:p>Si-Bronze 10mm</text:p>
          </table:table-cell>
          <table:table-cell table:style-name="ce670" office:value-type="float" office:value="0.0000005" calcext:value-type="float">
            <text:p>5.00E-07</text:p>
          </table:table-cell>
          <table:table-cell table:style-name="ce691" table:formula="of:=[$QUANTITIES.D33]" office:value-type="float" office:value="2.54233" calcext:value-type="float">
            <text:p>2.54</text:p>
          </table:table-cell>
          <table:table-cell table:style-name="ce701" table:formula="of:=[$'REJECTION FACTORS'.M31]" office:value-type="float" office:value="0.000000468" calcext:value-type="float">
            <text:p>4.68E-07</text:p>
          </table:table-cell>
          <table:table-cell table:style-name="ce708" table:formula="of:=[$'REJECTION FACTORS'.K31]" office:value-type="float" office:value="0.000000499" calcext:value-type="float">
            <text:p>4.99E-07</text:p>
          </table:table-cell>
          <table:table-cell table:style-name="ce382" table:formula="of:=[.D40]/([.E40]*[.F40])" office:value-type="float" office:value="0.420235008191725" calcext:value-type="float">
            <text:p>4.20E-01</text:p>
          </table:table-cell>
          <table:table-cell table:style-name="ce382" table:formula="of:=[.D40]/([.E40]*[.G40])" office:value-type="float" office:value="0.394128224115686" calcext:value-type="float">
            <text:p>3.94E-01</text:p>
          </table:table-cell>
          <table:table-cell table:formula="of:=IF([.$H40]&gt;[$'SPECIFIC ACTIVITIES'.E41];&quot;OK&quot;)" office:value-type="string" office:string-value="OK" calcext:value-type="string">
            <text:p>OK</text:p>
          </table:table-cell>
          <table:table-cell table:formula="of:=IF([.$I40]&gt;[$'SPECIFIC ACTIVITIES'.H41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651"/>
          <table:table-cell table:style-name="ce656"/>
          <table:table-cell table:style-name="ce660"/>
          <table:table-cell table:style-name="ce568"/>
          <table:table-cell table:style-name="ce688"/>
          <table:table-cell table:style-name="ce667"/>
          <table:table-cell table:style-name="ce537"/>
          <table:table-cell table:style-name="ce568"/>
          <table:table-cell table:style-name="ce736"/>
          <table:table-cell table:style-name="ce755" table:number-columns-repeated="2"/>
        </table:table-row>
        <table:table-row table:style-name="ro53">
          <table:table-cell table:style-name="ce150"/>
          <table:table-cell table:style-name="ce483" office:value-type="string" calcext:value-type="string">
            <text:p>Total</text:p>
          </table:table-cell>
          <table:table-cell/>
          <table:table-cell table:style-name="ce674" table:formula="of:=SUM([.D39:.D40])" office:value-type="float" office:value="0.000001" calcext:value-type="float">
            <text:p>1.00E-06</text:p>
          </table:table-cell>
          <table:table-cell table:style-name="ce689"/>
          <table:table-cell table:style-name="ce698"/>
          <table:table-cell table:style-name="ce709"/>
          <table:table-cell table:style-name="ce728" table:number-columns-repeated="2"/>
          <table:table-cell table:style-name="ce751" table:number-columns-repeated="2"/>
        </table:table-row>
        <table:table-row table:style-name="ro58">
          <table:table-cell table:style-name="ce148" office:value-type="string" calcext:value-type="string">
            <text:p>TP_COPPER_PLATE</text:p>
          </table:table-cell>
          <table:table-cell table:number-columns-repeated="2" table:style-name="ce199" office:value-type="string" calcext:value-type="string">
            <text:p>Oxigen-Free Copper (Cu-OF)</text:p>
          </table:table-cell>
          <table:table-cell office:value-type="float" office:value="0.0000005" calcext:value-type="float">
            <text:p>5.00E-07</text:p>
          </table:table-cell>
          <table:table-cell table:style-name="ce691" table:formula="of:=[$QUANTITIES.D35]" office:value-type="float" office:value="1522" calcext:value-type="float">
            <text:p>1522.00</text:p>
          </table:table-cell>
          <table:table-cell table:formula="of:=[$'REJECTION FACTORS'.F96]" office:value-type="float" office:value="0.000000315" calcext:value-type="float">
            <text:p>3.15E-07</text:p>
          </table:table-cell>
          <table:table-cell table:formula="of:=[$'REJECTION FACTORS'.D96]" office:value-type="float" office:value="0.000000446" calcext:value-type="float">
            <text:p>4.46E-07</text:p>
          </table:table-cell>
          <table:table-cell table:formula="of:=[.D43]/([.E43]*[.F43])" office:value-type="float" office:value="0.0010429051164925" calcext:value-type="float">
            <text:p>1.04E-03</text:p>
          </table:table-cell>
          <table:table-cell table:style-name="ce729" table:formula="of:=[.D43]/([.E43]*[.G43])" office:value-type="float" office:value="0.000736580967926318" calcext:value-type="float">
            <text:p>7.37E-04</text:p>
          </table:table-cell>
          <table:table-cell table:style-name="ce759" table:formula="of:=IF([.$H43]&gt;[$'SPECIFIC ACTIVITIES'.E6];&quot;OK&quot;)" office:value-type="boolean" office:boolean-value="false" calcext:value-type="boolean">
            <text:p>FALSE</text:p>
          </table:table-cell>
          <table:table-cell table:style-name="ce756" table:formula="of:=IF([.$I43]&gt;[$'SPECIFIC ACTIVITIES'.H6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152"/>
          <table:table-cell table:number-columns-repeated="2" table:style-name="ce200" office:value-type="string" calcext:value-type="string">
            <text:p>Steel M8x30 screw</text:p>
          </table:table-cell>
          <table:table-cell office:value-type="float" office:value="0.0000005" calcext:value-type="float">
            <text:p>5.00E-07</text:p>
          </table:table-cell>
          <table:table-cell table:formula="of:=[$QUANTITIES.D36]" office:value-type="float" office:value="2.16" calcext:value-type="float">
            <text:p>2.16</text:p>
          </table:table-cell>
          <table:table-cell table:formula="of:=[$'REJECTION FACTORS'.F96]" office:value-type="float" office:value="0.000000315" calcext:value-type="float">
            <text:p>3.15E-07</text:p>
          </table:table-cell>
          <table:table-cell table:style-name="ce710" table:formula="of:=[$'REJECTION FACTORS'.D96]" office:value-type="float" office:value="0.000000446" calcext:value-type="float">
            <text:p>4.46E-07</text:p>
          </table:table-cell>
          <table:table-cell table:formula="of:=[.D44]/([.E44]*[.F44])" office:value-type="float" office:value="0.734861845972957" calcext:value-type="float">
            <text:p>7.35E-01</text:p>
          </table:table-cell>
          <table:table-cell table:style-name="ce729" table:formula="of:=[.D44]/([.E44]*[.G44])" office:value-type="float" office:value="0.519016774622156" calcext:value-type="float">
            <text:p>5.19E-01</text:p>
          </table:table-cell>
          <table:table-cell table:formula="of:=IF([.$H44]&gt;[$'SPECIFIC ACTIVITIES'.E26];&quot;OK&quot;)" office:value-type="string" office:string-value="OK" calcext:value-type="string">
            <text:p>OK</text:p>
          </table:table-cell>
          <table:table-cell table:formula="of:=IF([.$I44]&gt;[$'SPECIFIC ACTIVITIES'.H26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156"/>
          <table:table-cell office:value-type="string" calcext:value-type="string">
            <text:p>Total</text:p>
          </table:table-cell>
          <table:table-cell table:style-name="ce496"/>
          <table:table-cell table:style-name="ce675" table:formula="of:=SUM([.D43:.D44])" office:value-type="float" office:value="0.000001" calcext:value-type="float">
            <text:p>1.00E-06</text:p>
          </table:table-cell>
          <table:table-cell table:number-columns-repeated="2"/>
          <table:table-cell table:style-name="ce536"/>
          <table:table-cell table:style-name="ce546"/>
          <table:table-cell table:style-name="ce737"/>
          <table:table-cell table:style-name="ce757" table:number-columns-repeated="2"/>
        </table:table-row>
        <table:table-row table:style-name="ro58">
          <table:table-cell table:style-name="ce652" office:value-type="string" calcext:value-type="string">
            <text:p>DB_PLUG</text:p>
          </table:table-cell>
          <table:table-cell table:style-name="ce657" office:value-type="string" calcext:value-type="string">
            <text:p>Connectors FX11LA</text:p>
          </table:table-cell>
          <table:table-cell table:style-name="ce36" office:value-type="string" calcext:value-type="string">
            <text:p>Hirose</text:p>
          </table:table-cell>
          <table:table-cell office:value-type="float" office:value="0.0000005" calcext:value-type="float">
            <text:p>5.00E-07</text:p>
          </table:table-cell>
          <table:table-cell table:style-name="ce690" table:formula="of:=[$QUANTITIES.D38]" office:value-type="float" office:value="56" calcext:value-type="float">
            <text:p>56</text:p>
          </table:table-cell>
          <table:table-cell table:formula="of:=[$'REJECTION FACTORS'.F96]" office:value-type="float" office:value="0.000000315" calcext:value-type="float">
            <text:p>3.15E-07</text:p>
          </table:table-cell>
          <table:table-cell table:formula="of:=[$'REJECTION FACTORS'.D96]" office:value-type="float" office:value="0.000000446" calcext:value-type="float">
            <text:p>4.46E-07</text:p>
          </table:table-cell>
          <table:table-cell table:formula="of:=[.D46]/([.E46]*[.F46])" office:value-type="float" office:value="0.0283446712018141" calcext:value-type="float">
            <text:p>2.83E-02</text:p>
          </table:table-cell>
          <table:table-cell table:style-name="ce729" table:formula="of:=[.D46]/([.E46]*[.G46])" office:value-type="float" office:value="0.0200192184497117" calcext:value-type="float">
            <text:p>2.00E-02</text:p>
          </table:table-cell>
          <table:table-cell table:style-name="ce760" table:formula="of:=IF([.$H46]&gt;[$'SPECIFIC ACTIVITIES'.E15];&quot;OK&quot;)" office:value-type="boolean" office:boolean-value="false" calcext:value-type="boolean">
            <text:p>FALSE</text:p>
          </table:table-cell>
          <table:table-cell table:style-name="ce760" table:formula="of:=IF([.$I46]&gt;[$'SPECIFIC ACTIVITIES'.H15];&quot;OK&quot;)" office:value-type="boolean" office:boolean-value="false" calcext:value-type="boolean">
            <text:p>FALSE</text:p>
          </table:table-cell>
        </table:table-row>
        <table:table-row table:style-name="ro31">
          <table:table-cell table:style-name="Default"/>
          <table:table-cell office:value-type="string" calcext:value-type="string">
            <text:p>Total</text:p>
          </table:table-cell>
          <table:table-cell table:style-name="ce59"/>
          <table:table-cell table:style-name="ce675" table:formula="of:=SUM([.D46:.D46])" office:value-type="float" office:value="0.0000005" calcext:value-type="float">
            <text:p>5.00E-07</text:p>
          </table:table-cell>
          <table:table-cell table:style-name="ce59" table:number-columns-repeated="7"/>
        </table:table-row>
        <table:table-row table:style-name="ro53">
          <table:table-cell table:style-name="ce157" office:value-type="string" calcext:value-type="string">
            <text:p>SIPM_BOARD</text:p>
          </table:table-cell>
          <table:table-cell table:style-name="ce211" office:value-type="string" calcext:value-type="string">
            <text:p>Kapton</text:p>
          </table:table-cell>
          <table:table-cell table:style-name="ce43"/>
          <table:table-cell table:style-name="ce632" office:value-type="float" office:value="0.0000005" calcext:value-type="float">
            <text:p>5.00E-07</text:p>
          </table:table-cell>
          <table:table-cell table:formula="of:=[$QUANTITIES.D40]" office:value-type="float" office:value="56" calcext:value-type="float">
            <text:p>56</text:p>
          </table:table-cell>
          <table:table-cell table:style-name="ce702" table:formula="of:=[$'REJECTION FACTORS'.M31]" office:value-type="float" office:value="0.000000468" calcext:value-type="float">
            <text:p>4.68E-07</text:p>
          </table:table-cell>
          <table:table-cell table:style-name="ce711" table:formula="of:=[$'REJECTION FACTORS'.K31]" office:value-type="float" office:value="0.000000499" calcext:value-type="float">
            <text:p>4.99E-07</text:p>
          </table:table-cell>
          <table:table-cell table:style-name="ce730" table:formula="of:=[.D48]/([.E48]*[.F48])" office:value-type="float" office:value="0.0190781440781441" calcext:value-type="float">
            <text:p>1.91E-02</text:p>
          </table:table-cell>
          <table:table-cell table:style-name="ce730" table:formula="of:=[.D48]/([.E48]*[.G48])" office:value-type="float" office:value="0.017892928714572" calcext:value-type="float">
            <text:p>1.79E-02</text:p>
          </table:table-cell>
          <table:table-cell table:style-name="ce749" table:formula="of:=IF([.$H48]&gt;[$'SPECIFIC ACTIVITIES'.E14];&quot;OK&quot;)" office:value-type="boolean" office:boolean-value="false" calcext:value-type="boolean">
            <text:p>FALSE</text:p>
          </table:table-cell>
          <table:table-cell table:formula="of:=IF([.$I48]&gt;[$'SPECIFIC ACTIVITIES'.H14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48"/>
          <table:table-cell table:style-name="ce41" office:value-type="string" calcext:value-type="string">
            <text:p>PTFE masks</text:p>
          </table:table-cell>
          <table:table-cell table:style-name="ce233"/>
          <table:table-cell office:value-type="float" office:value="0.0000005" calcext:value-type="float">
            <text:p>5.00E-07</text:p>
          </table:table-cell>
          <table:table-cell table:style-name="ce691" table:formula="of:=[$QUANTITIES.D41]" office:value-type="float" office:value="56" calcext:value-type="float">
            <text:p>56.00</text:p>
          </table:table-cell>
          <table:table-cell table:formula="of:=[$'REJECTION FACTORS'.M31]" office:value-type="float" office:value="0.000000468" calcext:value-type="float">
            <text:p>4.68E-07</text:p>
          </table:table-cell>
          <table:table-cell table:formula="of:=[$'REJECTION FACTORS'.K31]" office:value-type="float" office:value="0.000000499" calcext:value-type="float">
            <text:p>4.99E-07</text:p>
          </table:table-cell>
          <table:table-cell table:style-name="ce678" table:formula="of:=[.D49]/([.E49]*[.F49])" office:value-type="float" office:value="0.0190781440781441" calcext:value-type="float">
            <text:p>1.91E-02</text:p>
          </table:table-cell>
          <table:table-cell table:formula="of:=[.D49]/([.E49]*[.G49])" office:value-type="float" office:value="0.017892928714572" calcext:value-type="float">
            <text:p>1.79E-02</text:p>
          </table:table-cell>
          <table:table-cell table:style-name="ce749" table:formula="of:=IF([.$H49]&gt;[$'SPECIFIC ACTIVITIES'.E31];&quot;OK&quot;)" office:value-type="boolean" office:boolean-value="false" calcext:value-type="boolean">
            <text:p>FALSE</text:p>
          </table:table-cell>
          <table:table-cell table:style-name="ce749" table:formula="of:=IF([.$I49]&gt;[$'SPECIFIC ACTIVITIES'.H31];&quot;OK&quot;)" office:value-type="boolean" office:boolean-value="false" calcext:value-type="boolean">
            <text:p>FALSE</text:p>
          </table:table-cell>
        </table:table-row>
        <table:table-row table:style-name="ro53">
          <table:table-cell table:style-name="ce158"/>
          <table:table-cell table:style-name="ce192" office:value-type="string" calcext:value-type="string">
            <text:p>TPB (MASK)</text:p>
          </table:table-cell>
          <table:table-cell table:style-name="ce658"/>
          <table:table-cell office:value-type="float" office:value="0.0000005" calcext:value-type="float">
            <text:p>5.00E-07</text:p>
          </table:table-cell>
          <table:table-cell table:style-name="ce685" table:formula="of:=[$QUANTITIES.D42]" office:value-type="float" office:value="0.00073145856" calcext:value-type="float">
            <text:p>7.31E-04</text:p>
          </table:table-cell>
          <table:table-cell table:formula="of:=[$'REJECTION FACTORS'.M31]" office:value-type="float" office:value="0.000000468" calcext:value-type="float">
            <text:p>4.68E-07</text:p>
          </table:table-cell>
          <table:table-cell table:formula="of:=[$'REJECTION FACTORS'.K31]" office:value-type="float" office:value="0.000000499" calcext:value-type="float">
            <text:p>4.99E-07</text:p>
          </table:table-cell>
          <table:table-cell table:style-name="ce678" table:formula="of:=[.D50]/([.E50]*[.F50])" office:value-type="float" office:value="1460.61052095155" calcext:value-type="float">
            <text:p>1.46E+03</text:p>
          </table:table-cell>
          <table:table-cell table:formula="of:=[.D50]/([.E50]*[.G50])" office:value-type="float" office:value="1369.87118999063" calcext:value-type="float">
            <text:p>1.37E+03</text:p>
          </table:table-cell>
          <table:table-cell table:formula="of:=IF([.$H50]&gt;[$'SPECIFIC ACTIVITIES'.E33];&quot;OK&quot;)" office:value-type="string" office:string-value="OK" calcext:value-type="string">
            <text:p>OK</text:p>
          </table:table-cell>
          <table:table-cell table:style-name="ce749" table:formula="of:=IF([.$I50]&gt;[$'SPECIFIC ACTIVITIES'.H33];&quot;OK&quot;)" office:value-type="boolean" office:boolean-value="false" calcext:value-type="boolean">
            <text:p>FALSE</text:p>
          </table:table-cell>
        </table:table-row>
        <table:table-row table:style-name="ro32">
          <table:table-cell table:style-name="ce159"/>
          <table:table-cell table:style-name="ce205" office:value-type="string" calcext:value-type="string">
            <text:p>SiPM</text:p>
          </table:table-cell>
          <table:table-cell table:style-name="ce205" office:value-type="string" calcext:value-type="string">
            <text:p>Hamamatsu</text:p>
          </table:table-cell>
          <table:table-cell office:value-type="float" office:value="0.0000005" calcext:value-type="float">
            <text:p>5.00E-07</text:p>
          </table:table-cell>
          <table:table-cell table:style-name="ce691" table:formula="of:=[$QUANTITIES.D43]" office:value-type="float" office:value="3584" calcext:value-type="float">
            <text:p>3584.00</text:p>
          </table:table-cell>
          <table:table-cell table:formula="of:=[$'REJECTION FACTORS'.M31]" office:value-type="float" office:value="0.000000468" calcext:value-type="float">
            <text:p>4.68E-07</text:p>
          </table:table-cell>
          <table:table-cell table:style-name="ce712" table:formula="of:=[$'REJECTION FACTORS'.K31]" office:value-type="float" office:value="0.000000499" calcext:value-type="float">
            <text:p>4.99E-07</text:p>
          </table:table-cell>
          <table:table-cell table:style-name="ce731" table:formula="of:=[.D51]/([.E51]*[.F51])" office:value-type="float" office:value="0.000298096001221001" calcext:value-type="float">
            <text:p>2.98E-04</text:p>
          </table:table-cell>
          <table:table-cell table:style-name="ce114" table:formula="of:=[.D51]/([.E51]*[.G51])" office:value-type="float" office:value="0.000279577011165187" calcext:value-type="float">
            <text:p>2.80E-04</text:p>
          </table:table-cell>
          <table:table-cell table:style-name="ce749" table:formula="of:=IF([.$H51]&gt;[$'SPECIFIC ACTIVITIES'.E16];&quot;OK&quot;)" office:value-type="boolean" office:boolean-value="false" calcext:value-type="boolean">
            <text:p>FALSE</text:p>
          </table:table-cell>
          <table:table-cell table:style-name="ce749" table:formula="of:=IF([.$I51]&gt;[$'SPECIFIC ACTIVITIES'.H16];&quot;OK&quot;)" office:value-type="boolean" office:boolean-value="false" calcext:value-type="boolean">
            <text:p>FALSE</text:p>
          </table:table-cell>
        </table:table-row>
        <table:table-row table:style-name="ro53">
          <table:table-cell/>
          <table:table-cell table:style-name="ce488" office:value-type="string" calcext:value-type="string">
            <text:p>Total</text:p>
          </table:table-cell>
          <table:table-cell/>
          <table:table-cell table:style-name="ce676" table:formula="of:=SUM([.D48:.D51])" office:value-type="float" office:value="0.000002" calcext:value-type="float">
            <text:p>2.00E-06</text:p>
          </table:table-cell>
          <table:table-cell table:style-name="ce689"/>
          <table:table-cell table:style-name="ce696"/>
          <table:table-cell table:style-name="ce713"/>
          <table:table-cell table:style-name="ce732"/>
          <table:table-cell table:style-name="ce738"/>
          <table:table-cell table:style-name="ce753" table:number-columns-repeated="2"/>
        </table:table-row>
        <table:table-row table:style-name="ro58">
          <table:table-cell table:style-name="ce450" office:value-type="string" calcext:value-type="string">
            <text:p>ICS</text:p>
          </table:table-cell>
          <table:table-cell table:style-name="ce16" office:value-type="string" calcext:value-type="string">
            <text:p>Electrolitic Copper (Cu-ETP)</text:p>
          </table:table-cell>
          <table:table-cell table:style-name="ce214"/>
          <table:table-cell office:value-type="float" office:value="0.0000005" calcext:value-type="float">
            <text:p>5.00E-07</text:p>
          </table:table-cell>
          <table:table-cell table:formula="of:=[$QUANTITIES.D45]" office:value-type="float" office:value="5909.15" calcext:value-type="float">
            <text:p>5909.15</text:p>
          </table:table-cell>
          <table:table-cell table:formula="of:=[$'REJECTION FACTORS'.M57]" office:value-type="float" office:value="0.0000000525" calcext:value-type="float">
            <text:p>5.25E-08</text:p>
          </table:table-cell>
          <table:table-cell table:formula="of:=[$'REJECTION FACTORS'.K57]" office:value-type="float" office:value="0.000000108" calcext:value-type="float">
            <text:p>1.08E-07</text:p>
          </table:table-cell>
          <table:table-cell table:style-name="ce733" table:formula="of:=[.D53]/([.E53]*[.F53])" office:value-type="float" office:value="0.00161170549466667" calcext:value-type="float">
            <text:p>1.61E-03</text:p>
          </table:table-cell>
          <table:table-cell table:formula="of:=[.D53]/([.E53]*[.G53])" office:value-type="float" office:value="0.000783467948796295" calcext:value-type="float">
            <text:p>7.83E-04</text:p>
          </table:table-cell>
          <table:table-cell table:style-name="ce1242" table:formula="of:=IF([.$H53]&gt;[$'SPECIFIC ACTIVITIES'.E5];&quot;OK&quot;)" office:value-type="string" office:string-value="OK" calcext:value-type="string">
            <text:p>OK</text:p>
          </table:table-cell>
          <table:table-cell table:style-name="ce749" table:formula="of:=IF([.$I53]&gt;[$'SPECIFIC ACTIVITIES'.H5];&quot;OK&quot;)" office:value-type="boolean" office:boolean-value="false" calcext:value-type="boolean">
            <text:p>FALSE</text:p>
          </table:table-cell>
        </table:table-row>
        <table:table-row table:style-name="ro14">
          <table:table-cell table:style-name="ce450"/>
          <table:table-cell table:style-name="ce200" office:value-type="string" calcext:value-type="string">
            <text:p>Steel M8x30 screw</text:p>
          </table:table-cell>
          <table:table-cell table:style-name="ce230"/>
          <table:table-cell office:value-type="float" office:value="0.0000005" calcext:value-type="float">
            <text:p>5.00E-07</text:p>
          </table:table-cell>
          <table:table-cell table:formula="of:=[$QUANTITIES.D46]" office:value-type="float" office:value="1.44" calcext:value-type="float">
            <text:p>1.44</text:p>
          </table:table-cell>
          <table:table-cell table:formula="of:=[$'REJECTION FACTORS'.M57]" office:value-type="float" office:value="0.0000000525" calcext:value-type="float">
            <text:p>5.25E-08</text:p>
          </table:table-cell>
          <table:table-cell table:style-name="ce714" table:formula="of:=[$'REJECTION FACTORS'.K57]" office:value-type="float" office:value="0.000000108" calcext:value-type="float">
            <text:p>1.08E-07</text:p>
          </table:table-cell>
          <table:table-cell table:style-name="ce733" table:formula="of:=[.D54]/([.E54]*[.F54])" office:value-type="float" office:value="6.61375661375661" calcext:value-type="float">
            <text:p>6.61E+00</text:p>
          </table:table-cell>
          <table:table-cell table:formula="of:=[.D54]/([.E54]*[.G54])" office:value-type="float" office:value="3.21502057613169" calcext:value-type="float">
            <text:p>3.22E+00</text:p>
          </table:table-cell>
          <table:table-cell table:formula="of:=IF([.$H54]&gt;[$'SPECIFIC ACTIVITIES'.E26];&quot;OK&quot;)" office:value-type="string" office:string-value="OK" calcext:value-type="string">
            <text:p>OK</text:p>
          </table:table-cell>
          <table:table-cell table:formula="of:=IF([.$I54]&gt;[$'SPECIFIC ACTIVITIES'.H26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51"/>
          <table:table-cell table:style-name="ce206" office:value-type="string" calcext:value-type="string">
            <text:p>Steel M6x20(1) <text:s/>screw (ICS)</text:p>
          </table:table-cell>
          <table:table-cell table:style-name="ce78"/>
          <table:table-cell office:value-type="float" office:value="0.0000005" calcext:value-type="float">
            <text:p>5.00E-07</text:p>
          </table:table-cell>
          <table:table-cell table:formula="of:=[$QUANTITIES.D47]" office:value-type="float" office:value="0.72" calcext:value-type="float">
            <text:p>0.72</text:p>
          </table:table-cell>
          <table:table-cell table:formula="of:=[$'REJECTION FACTORS'.M57]" office:value-type="float" office:value="0.0000000525" calcext:value-type="float">
            <text:p>5.25E-08</text:p>
          </table:table-cell>
          <table:table-cell table:style-name="ce715" table:formula="of:=[$'REJECTION FACTORS'.K57]" office:value-type="float" office:value="0.000000108" calcext:value-type="float">
            <text:p>1.08E-07</text:p>
          </table:table-cell>
          <table:table-cell table:style-name="ce733" table:formula="of:=[.D55]/([.E55]*[.F55])" office:value-type="float" office:value="13.2275132275132" calcext:value-type="float">
            <text:p>1.32E+01</text:p>
          </table:table-cell>
          <table:table-cell table:formula="of:=[.D55]/([.E55]*[.G55])" office:value-type="float" office:value="6.43004115226337" calcext:value-type="float">
            <text:p>6.43E+00</text:p>
          </table:table-cell>
          <table:table-cell table:formula="of:=IF([.$H55]&gt;[$'SPECIFIC ACTIVITIES'.E27];&quot;OK&quot;)" office:value-type="string" office:string-value="OK" calcext:value-type="string">
            <text:p>OK</text:p>
          </table:table-cell>
          <table:table-cell table:formula="of:=IF([.$I55]&gt;[$'SPECIFIC ACTIVITIES'.H27];&quot;OK&quot;)" office:value-type="string" office:string-value="OK" calcext:value-type="string">
            <text:p>OK</text:p>
          </table:table-cell>
        </table:table-row>
        <table:table-row table:style-name="ro53">
          <table:table-cell/>
          <table:table-cell office:value-type="string" calcext:value-type="string">
            <text:p>Total</text:p>
          </table:table-cell>
          <table:table-cell table:style-name="ce496"/>
          <table:table-cell table:style-name="ce677" table:formula="of:=SUM([.D53:.D55])" office:value-type="float" office:value="0.0000015" calcext:value-type="float">
            <text:p>1.50E-06</text:p>
          </table:table-cell>
          <table:table-cell table:number-columns-repeated="2"/>
          <table:table-cell table:style-name="ce716"/>
          <table:table-cell table:style-name="ce550"/>
          <table:table-cell/>
          <table:table-cell table:style-name="ce757" table:number-columns-repeated="2"/>
        </table:table-row>
        <table:table-row table:style-name="ro53">
          <table:table-cell table:style-name="ce165" office:value-type="string" calcext:value-type="string">
            <text:p>VESSEL</text:p>
          </table:table-cell>
          <table:table-cell table:style-name="ce207" office:value-type="string" calcext:value-type="string">
            <text:p>Flange EP (inv)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49]" office:value-type="float" office:value="354" calcext:value-type="float">
            <text:p>354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formula="of:=[$'REJECTION FACTORS'.K96]" office:value-type="float" office:value="0.0000000057" calcext:value-type="float">
            <text:p>5.70E-09</text:p>
          </table:table-cell>
          <table:table-cell table:formula="of:=[.D57]/([.E57]*[.F57])" office:value-type="float" office:value="0.941619585687382" calcext:value-type="float">
            <text:p>9.42E-01</text:p>
          </table:table-cell>
          <table:table-cell table:formula="of:=[.D57]/([.E57]*[.G57])" office:value-type="float" office:value="0.247794627812469" calcext:value-type="float">
            <text:p>2.48E-01</text:p>
          </table:table-cell>
          <table:table-cell table:style-name="ce749" table:formula="of:=IF([.$H57]&gt;[$'SPECIFIC ACTIVITIES'.E17];&quot;OK&quot;)" office:value-type="boolean" office:boolean-value="false" calcext:value-type="boolean">
            <text:p>FALSE</text:p>
          </table:table-cell>
          <table:table-cell table:style-name="ce749" table:formula="of:=IF([.$I57]&gt;[$'SPECIFIC ACTIVITIES'.H17];&quot;OK&quot;)" office:value-type="boolean" office:boolean-value="false" calcext:value-type="boolean">
            <text:p>FALSE</text:p>
          </table:table-cell>
        </table:table-row>
        <table:table-row table:style-name="ro59">
          <table:table-cell table:style-name="ce166"/>
          <table:table-cell table:style-name="ce36" office:value-type="string" calcext:value-type="string">
            <text:p>Flange TP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50]" office:value-type="float" office:value="84" calcext:value-type="float">
            <text:p>84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7" table:formula="of:=[$'REJECTION FACTORS'.K96]" office:value-type="float" office:value="0.0000000057" calcext:value-type="float">
            <text:p>5.70E-09</text:p>
          </table:table-cell>
          <table:table-cell table:formula="of:=[.D58]/([.E58]*[.F58])" office:value-type="float" office:value="3.96825396825397" calcext:value-type="float">
            <text:p>3.97E+00</text:p>
          </table:table-cell>
          <table:table-cell table:formula="of:=[.D58]/([.E58]*[.G58])" office:value-type="float" office:value="1.04427736006683" calcext:value-type="float">
            <text:p>1.04E+00</text:p>
          </table:table-cell>
          <table:table-cell table:formula="of:=IF([.$H58]&gt;[$'SPECIFIC ACTIVITIES'.E18];&quot;OK&quot;)" office:value-type="string" office:string-value="OK" calcext:value-type="string">
            <text:p>OK</text:p>
          </table:table-cell>
          <table:table-cell table:formula="of:=IF([.$I58]&gt;[$'SPECIFIC ACTIVITIES'.H18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167"/>
          <table:table-cell table:style-name="ce207" office:value-type="string" calcext:value-type="string">
            <text:p>Ti-316 Stainless Steel Vessel Body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51]" office:value-type="float" office:value="526" calcext:value-type="float">
            <text:p>526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7" table:formula="of:=[$'REJECTION FACTORS'.K96]" office:value-type="float" office:value="0.0000000057" calcext:value-type="float">
            <text:p>5.70E-09</text:p>
          </table:table-cell>
          <table:table-cell table:formula="of:=[.D59]/([.E59]*[.F59])" office:value-type="float" office:value="0.633713561470215" calcext:value-type="float">
            <text:p>6.34E-01</text:p>
          </table:table-cell>
          <table:table-cell table:formula="of:=[.D59]/([.E59]*[.G59])" office:value-type="float" office:value="0.166766726702688" calcext:value-type="float">
            <text:p>1.67E-01</text:p>
          </table:table-cell>
          <table:table-cell table:formula="of:=IF([.$H59]&gt;[$'SPECIFIC ACTIVITIES'.E19];&quot;OK&quot;)" office:value-type="string" office:string-value="OK" calcext:value-type="string">
            <text:p>OK</text:p>
          </table:table-cell>
          <table:table-cell table:formula="of:=IF([.$I59]&gt;[$'SPECIFIC ACTIVITIES'.H19];&quot;OK&quot;)" office:value-type="string" office:string-value="OK" calcext:value-type="string">
            <text:p>OK</text:p>
          </table:table-cell>
        </table:table-row>
        <table:table-row table:style-name="ro57">
          <table:table-cell table:style-name="ce166"/>
          <table:table-cell table:style-name="ce38" office:value-type="string" calcext:value-type="string">
            <text:p>Ti-316 Stainless Steel Vessel Endcaps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52]" office:value-type="float" office:value="182" calcext:value-type="float">
            <text:p>182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8" table:formula="of:=[$'REJECTION FACTORS'.K96]" office:value-type="float" office:value="0.0000000057" calcext:value-type="float">
            <text:p>5.70E-09</text:p>
          </table:table-cell>
          <table:table-cell table:formula="of:=[.D60]/([.E60]*[.F60])" office:value-type="float" office:value="1.83150183150183" calcext:value-type="float">
            <text:p>1.83E+00</text:p>
          </table:table-cell>
          <table:table-cell table:formula="of:=[.D60]/([.E60]*[.G60])" office:value-type="float" office:value="0.481974166184692" calcext:value-type="float">
            <text:p>4.82E-01</text:p>
          </table:table-cell>
          <table:table-cell table:formula="of:=IF([.$H60]&gt;[$'SPECIFIC ACTIVITIES'.E20];&quot;OK&quot;)" office:value-type="string" office:string-value="OK" calcext:value-type="string">
            <text:p>OK</text:p>
          </table:table-cell>
          <table:table-cell table:formula="of:=IF([.$I60]&gt;[$'SPECIFIC ACTIVITIES'.H20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168"/>
          <table:table-cell table:style-name="ce207" office:value-type="string" calcext:value-type="string">
            <text:p>Refrigeration Tube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53]" office:value-type="float" office:value="182" calcext:value-type="float">
            <text:p>182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8" table:formula="of:=[$'REJECTION FACTORS'.K96]" office:value-type="float" office:value="0.0000000057" calcext:value-type="float">
            <text:p>5.70E-09</text:p>
          </table:table-cell>
          <table:table-cell table:formula="of:=[.D61]/([.E61]*[.F61])" office:value-type="float" office:value="1.83150183150183" calcext:value-type="float">
            <text:p>1.83E+00</text:p>
          </table:table-cell>
          <table:table-cell table:formula="of:=[.D61]/([.E61]*[.G61])" office:value-type="float" office:value="0.481974166184692" calcext:value-type="float">
            <text:p>4.82E-01</text:p>
          </table:table-cell>
          <table:table-cell table:style-name="ce749" table:formula="of:=IF([.$H61]&gt;[$'SPECIFIC ACTIVITIES'.E21];&quot;OK&quot;)" office:value-type="boolean" office:boolean-value="false" calcext:value-type="boolean">
            <text:p>FALSE</text:p>
          </table:table-cell>
          <table:table-cell table:style-name="ce749" table:formula="of:=IF([.$I61]&gt;[$'SPECIFIC ACTIVITIES'.H21];&quot;OK&quot;)" office:value-type="boolean" office:boolean-value="false" calcext:value-type="boolean">
            <text:p>FALSE</text:p>
          </table:table-cell>
        </table:table-row>
        <table:table-row table:style-name="ro58">
          <table:table-cell table:style-name="ce168"/>
          <table:table-cell table:style-name="ce208" office:value-type="string" calcext:value-type="string">
            <text:p>Refrigeration Flange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54]" office:value-type="float" office:value="3" calcext:value-type="float">
            <text:p>3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8" table:formula="of:=[$'REJECTION FACTORS'.K96]" office:value-type="float" office:value="0.0000000057" calcext:value-type="float">
            <text:p>5.70E-09</text:p>
          </table:table-cell>
          <table:table-cell table:formula="of:=[.D62]/([.E62]*[.F62])" office:value-type="float" office:value="111.111111111111" calcext:value-type="float">
            <text:p>1.11E+02</text:p>
          </table:table-cell>
          <table:table-cell table:formula="of:=[.D62]/([.E62]*[.G62])" office:value-type="float" office:value="29.2397660818713" calcext:value-type="float">
            <text:p>2.92E+01</text:p>
          </table:table-cell>
          <table:table-cell table:formula="of:=IF([.$H62]&gt;[$'SPECIFIC ACTIVITIES'.E21];&quot;OK&quot;)" office:value-type="string" office:string-value="OK" calcext:value-type="string">
            <text:p>OK</text:p>
          </table:table-cell>
          <table:table-cell table:formula="of:=IF([.$I62]&gt;[$'SPECIFIC ACTIVITIES'.H21];&quot;OK&quot;)" office:value-type="string" office:string-value="OK" calcext:value-type="string">
            <text:p>OK</text:p>
          </table:table-cell>
        </table:table-row>
        <table:table-row table:style-name="ro57">
          <table:table-cell table:style-name="ce168"/>
          <table:table-cell table:style-name="ce209" office:value-type="string" calcext:value-type="string">
            <text:p>Invert Refrigeration Flange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55]" office:value-type="float" office:value="6" calcext:value-type="float">
            <text:p>6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8" table:formula="of:=[$'REJECTION FACTORS'.K96]" office:value-type="float" office:value="0.0000000057" calcext:value-type="float">
            <text:p>5.70E-09</text:p>
          </table:table-cell>
          <table:table-cell table:formula="of:=[.D63]/([.E63]*[.F63])" office:value-type="float" office:value="55.5555555555556" calcext:value-type="float">
            <text:p>5.56E+01</text:p>
          </table:table-cell>
          <table:table-cell table:formula="of:=[.D63]/([.E63]*[.G63])" office:value-type="float" office:value="14.6198830409357" calcext:value-type="float">
            <text:p>1.46E+01</text:p>
          </table:table-cell>
          <table:table-cell table:formula="of:=IF([.$H63]&gt;[$'SPECIFIC ACTIVITIES'.E21];&quot;OK&quot;)" office:value-type="string" office:string-value="OK" calcext:value-type="string">
            <text:p>OK</text:p>
          </table:table-cell>
          <table:table-cell table:formula="of:=IF([.$I63]&gt;[$'SPECIFIC ACTIVITIES'.H21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168"/>
          <table:table-cell table:style-name="ce207" office:value-type="string" calcext:value-type="string">
            <text:p>Refrigeration End TP</text:p>
          </table:table-cell>
          <table:table-cell table:style-name="ce226" office:value-type="string" calcext:value-type="string">
            <text:p>Nironit</text:p>
          </table:table-cell>
          <table:table-cell office:value-type="float" office:value="0.0000005" calcext:value-type="float">
            <text:p>5.00E-07</text:p>
          </table:table-cell>
          <table:table-cell table:formula="of:=[$QUANTITIES.D56]" office:value-type="float" office:value="5" calcext:value-type="float">
            <text:p>5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7" table:formula="of:=[$'REJECTION FACTORS'.K96]" office:value-type="float" office:value="0.0000000057" calcext:value-type="float">
            <text:p>5.70E-09</text:p>
          </table:table-cell>
          <table:table-cell table:formula="of:=[.D64]/([.E64]*[.F64])" office:value-type="float" office:value="66.6666666666667" calcext:value-type="float">
            <text:p>6.67E+01</text:p>
          </table:table-cell>
          <table:table-cell table:formula="of:=[.D64]/([.E64]*[.G64])" office:value-type="float" office:value="17.5438596491228" calcext:value-type="float">
            <text:p>1.75E+01</text:p>
          </table:table-cell>
          <table:table-cell table:formula="of:=IF([.$H64]&gt;[$'SPECIFIC ACTIVITIES'.E21];&quot;OK&quot;)" office:value-type="string" office:string-value="OK" calcext:value-type="string">
            <text:p>OK</text:p>
          </table:table-cell>
          <table:table-cell table:formula="of:=IF([.$I64]&gt;[$'SPECIFIC ACTIVITIES'.H21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168"/>
          <table:table-cell table:style-name="ce38" office:value-type="string" calcext:value-type="string">
            <text:p>M18 screws B1 EP</text:p>
          </table:table-cell>
          <table:table-cell table:style-name="ce216"/>
          <table:table-cell office:value-type="float" office:value="0.0000005" calcext:value-type="float">
            <text:p>5.00E-07</text:p>
          </table:table-cell>
          <table:table-cell table:formula="of:=[$QUANTITIES.D8]" office:value-type="float" office:value="35.5" calcext:value-type="float">
            <text:p>35.5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7" table:formula="of:=[$'REJECTION FACTORS'.K96]" office:value-type="float" office:value="0.0000000057" calcext:value-type="float">
            <text:p>5.70E-09</text:p>
          </table:table-cell>
          <table:table-cell table:formula="of:=[.D65]/([.E65]*[.F65])" office:value-type="float" office:value="9.38967136150235" calcext:value-type="float">
            <text:p>9.39E+00</text:p>
          </table:table-cell>
          <table:table-cell table:formula="of:=[.D65]/([.E65]*[.G65])" office:value-type="float" office:value="2.47096614776378" calcext:value-type="float">
            <text:p>2.47E+00</text:p>
          </table:table-cell>
          <table:table-cell table:formula="of:=IF([.$H65]&gt;[$'SPECIFIC ACTIVITIES'.E22];&quot;OK&quot;)" office:value-type="string" office:string-value="OK" calcext:value-type="string">
            <text:p>OK</text:p>
          </table:table-cell>
          <table:table-cell table:formula="of:=IF([.$I65]&gt;[$'SPECIFIC ACTIVITIES'.H22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168"/>
          <table:table-cell table:style-name="ce207" office:value-type="string" calcext:value-type="string">
            <text:p>M18 screws B2 vessel</text:p>
          </table:table-cell>
          <table:table-cell table:style-name="ce233"/>
          <table:table-cell office:value-type="float" office:value="0.0000005" calcext:value-type="float">
            <text:p>5.00E-07</text:p>
          </table:table-cell>
          <table:table-cell table:formula="of:=[$QUANTITIES.D57]" office:value-type="float" office:value="5" calcext:value-type="float">
            <text:p>5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7" table:formula="of:=[$'REJECTION FACTORS'.K96]" office:value-type="float" office:value="0.0000000057" calcext:value-type="float">
            <text:p>5.70E-09</text:p>
          </table:table-cell>
          <table:table-cell table:formula="of:=[.D66]/([.E66]*[.F66])" office:value-type="float" office:value="66.6666666666667" calcext:value-type="float">
            <text:p>6.67E+01</text:p>
          </table:table-cell>
          <table:table-cell table:formula="of:=[.D66]/([.E66]*[.G66])" office:value-type="float" office:value="17.5438596491228" calcext:value-type="float">
            <text:p>1.75E+01</text:p>
          </table:table-cell>
          <table:table-cell table:formula="of:=IF([.$H66]&gt;[$'SPECIFIC ACTIVITIES'.E23];&quot;OK&quot;)" office:value-type="string" office:string-value="OK" calcext:value-type="string">
            <text:p>OK</text:p>
          </table:table-cell>
          <table:table-cell table:formula="of:=IF([.$I66]&gt;[$'SPECIFIC ACTIVITIES'.H23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168"/>
          <table:table-cell table:style-name="ce377" office:value-type="string" calcext:value-type="string">
            <text:p>Steel M8x55 screw (Vessel)</text:p>
          </table:table-cell>
          <table:table-cell table:style-name="ce233"/>
          <table:table-cell table:style-name="ce678" office:value-type="float" office:value="0.0000005" calcext:value-type="float">
            <text:p>5.00E-07</text:p>
          </table:table-cell>
          <table:table-cell table:formula="of:=[$QUANTITIES.D58]" office:value-type="float" office:value="6.615" calcext:value-type="float">
            <text:p>6.615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7" table:formula="of:=[$'REJECTION FACTORS'.K96]" office:value-type="float" office:value="0.0000000057" calcext:value-type="float">
            <text:p>5.70E-09</text:p>
          </table:table-cell>
          <table:table-cell table:formula="of:=[.D67]/([.E67]*[.F67])" office:value-type="float" office:value="50.3905265810028" calcext:value-type="float">
            <text:p>5.04E+01</text:p>
          </table:table-cell>
          <table:table-cell table:formula="of:=[.D67]/([.E67]*[.G67])" office:value-type="float" office:value="13.2606648897376" calcext:value-type="float">
            <text:p>1.33E+01</text:p>
          </table:table-cell>
          <table:table-cell table:formula="of:=IF([.$H67]&gt;[$'SPECIFIC ACTIVITIES'.E28];&quot;OK&quot;)" office:value-type="string" office:string-value="OK" calcext:value-type="string">
            <text:p>OK</text:p>
          </table:table-cell>
          <table:table-cell table:formula="of:=IF([.$I67]&gt;[$'SPECIFIC ACTIVITIES'.H28];&quot;OK&quot;)" office:value-type="string" office:string-value="OK" calcext:value-type="string">
            <text:p>OK</text:p>
          </table:table-cell>
        </table:table-row>
        <table:table-row table:style-name="ro58">
          <table:table-cell table:style-name="ce168"/>
          <table:table-cell table:style-name="ce377" office:value-type="string" calcext:value-type="string">
            <text:p>Steel M6x55 screw (Vessel)</text:p>
          </table:table-cell>
          <table:table-cell table:style-name="ce528"/>
          <table:table-cell office:value-type="float" office:value="0.0000005" calcext:value-type="float">
            <text:p>5.00E-07</text:p>
          </table:table-cell>
          <table:table-cell table:formula="of:=[$QUANTITIES.D59]" office:value-type="float" office:value="1.269" calcext:value-type="float">
            <text:p>1.269</text:p>
          </table:table-cell>
          <table:table-cell table:formula="of:=[$'REJECTION FACTORS'.M96]" office:value-type="float" office:value="0.0000000015" calcext:value-type="float">
            <text:p>1.50E-09</text:p>
          </table:table-cell>
          <table:table-cell table:style-name="ce710" table:formula="of:=[$'REJECTION FACTORS'.K96]" office:value-type="float" office:value="0.0000000057" calcext:value-type="float">
            <text:p>5.70E-09</text:p>
          </table:table-cell>
          <table:table-cell table:formula="of:=[.D68]/([.E68]*[.F68])" office:value-type="float" office:value="262.67402153927" calcext:value-type="float">
            <text:p>2.63E+02</text:p>
          </table:table-cell>
          <table:table-cell table:formula="of:=[.D68]/([.E68]*[.G68])" office:value-type="float" office:value="69.1247425103341" calcext:value-type="float">
            <text:p>6.91E+01</text:p>
          </table:table-cell>
          <table:table-cell table:formula="of:=IF([.$H68]&gt;[$'SPECIFIC ACTIVITIES'.E29];&quot;OK&quot;)" office:value-type="string" office:string-value="OK" calcext:value-type="string">
            <text:p>OK</text:p>
          </table:table-cell>
          <table:table-cell table:style-name="ce768" table:formula="of:=IF([.$I68]&gt;[$'SPECIFIC ACTIVITIES'.H29];&quot;OK&quot;)" office:value-type="string" office:string-value="OK" calcext:value-type="string">
            <text:p>OK</text:p>
          </table:table-cell>
        </table:table-row>
        <table:table-row table:style-name="ro53">
          <table:table-cell/>
          <table:table-cell office:value-type="string" calcext:value-type="string">
            <text:p>Total</text:p>
          </table:table-cell>
          <table:table-cell table:style-name="ce496"/>
          <table:table-cell table:style-name="ce677" table:formula="of:=SUM([.D57:.D68])" office:value-type="float" office:value="0.000006" calcext:value-type="float">
            <text:p>6.00E-06</text:p>
          </table:table-cell>
          <table:table-cell table:number-columns-repeated="2"/>
          <table:table-cell table:style-name="ce719"/>
          <table:table-cell table:style-name="ce554"/>
          <table:table-cell/>
          <table:table-cell table:style-name="ce757" table:number-columns-repeated="2"/>
        </table:table-row>
        <table:table-row table:style-name="ro53">
          <table:table-cell table:style-name="ce452" office:value-type="string" calcext:value-type="string">
            <text:p>SHIELDING_LEAD</text:p>
          </table:table-cell>
          <table:table-cell table:style-name="ce39" office:value-type="string" calcext:value-type="string">
            <text:p>Lead</text:p>
          </table:table-cell>
          <table:table-cell table:style-name="ce36" office:value-type="string" calcext:value-type="string">
            <text:p>OPERA</text:p>
          </table:table-cell>
          <table:table-cell office:value-type="float" office:value="0.0000005" calcext:value-type="float">
            <text:p>5.00E-07</text:p>
          </table:table-cell>
          <table:table-cell table:formula="of:=[$QUANTITIES.D60]" office:value-type="string" office:string-value="6411" calcext:value-type="string">
            <text:p>6411</text:p>
          </table:table-cell>
          <table:table-cell table:formula="of:=[$'REJECTION FACTORS'.F83]" office:value-type="float" office:value="0.000000000225" calcext:value-type="float">
            <text:p>2.25E-10</text:p>
          </table:table-cell>
          <table:table-cell table:formula="of:=[$'REJECTION FACTORS'.D83]" office:value-type="float" office:value="0.000000000207" calcext:value-type="float">
            <text:p>2.07E-10</text:p>
          </table:table-cell>
          <table:table-cell table:style-name="ce731" table:formula="of:=[.D70]/([.E70]*[.F70])" office:value-type="float" office:value="0.346626457997539" calcext:value-type="float">
            <text:p>3.47E-01</text:p>
          </table:table-cell>
          <table:table-cell table:formula="of:=[.D70]/([.E70]*[.G70])" office:value-type="float" office:value="0.37676788912776" calcext:value-type="float">
            <text:p>3.77E-01</text:p>
          </table:table-cell>
          <table:table-cell table:style-name="ce749" table:formula="of:=IF([.$H70]&gt;[$'SPECIFIC ACTIVITIES'.E30];&quot;OK&quot;)" office:value-type="boolean" office:boolean-value="false" calcext:value-type="boolean">
            <text:p>FALSE</text:p>
          </table:table-cell>
          <table:table-cell table:formula="of:=IF([.$I70]&gt;[$'SPECIFIC ACTIVITIES'.H30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653"/>
          <table:table-cell table:style-name="ce658" table:number-columns-repeated="2"/>
          <table:table-cell table:style-name="ce549"/>
          <table:table-cell table:style-name="ce688"/>
          <table:table-cell table:style-name="ce664"/>
          <table:table-cell table:style-name="ce720"/>
          <table:table-cell table:style-name="ce734"/>
          <table:table-cell table:style-name="ce739"/>
          <table:table-cell table:style-name="ce752" table:number-columns-repeated="2"/>
        </table:table-row>
        <table:table-row table:style-name="ro53">
          <table:table-cell table:style-name="ce453"/>
          <table:table-cell table:style-name="ce491" office:value-type="string" calcext:value-type="string">
            <text:p>Total</text:p>
          </table:table-cell>
          <table:table-cell/>
          <table:table-cell table:style-name="ce679" table:formula="of:=SUM([.D70:.D70])" office:value-type="float" office:value="0.0000005" calcext:value-type="float">
            <text:p>5.00E-07</text:p>
          </table:table-cell>
          <table:table-cell table:style-name="ce689"/>
          <table:table-cell table:style-name="ce696"/>
          <table:table-cell table:style-name="ce713"/>
          <table:table-cell table:style-name="ce735"/>
          <table:table-cell table:style-name="ce740"/>
          <table:table-cell table:style-name="ce748" table:number-columns-repeated="2"/>
        </table:table-row>
        <table:table-row table:style-name="ro57">
          <table:table-cell table:style-name="ce170" office:value-type="string" calcext:value-type="string">
            <text:p>SHIELDING_STEEL</text:p>
          </table:table-cell>
          <table:table-cell table:style-name="ce34" office:value-type="string" calcext:value-type="string">
            <text:p>Stainless Steel 316L, non-welded</text:p>
          </table:table-cell>
          <table:table-cell table:style-name="ce43" office:value-type="string" calcext:value-type="string">
            <text:p>Tubes for radon-free air, non-welded portion</text:p>
          </table:table-cell>
          <table:table-cell office:value-type="float" office:value="0.0000005" calcext:value-type="float">
            <text:p>5.00E-07</text:p>
          </table:table-cell>
          <table:table-cell table:formula="of:=[$QUANTITIES.D61]" office:value-type="float" office:value="6.15" calcext:value-type="float">
            <text:p>6.15</text:p>
          </table:table-cell>
          <table:table-cell table:style-name="ce114" table:formula="of:=[$'REJECTION FACTORS'.M83]" office:value-type="float" office:value="0.000000000072" calcext:value-type="float">
            <text:p>7.20E-11</text:p>
          </table:table-cell>
          <table:table-cell table:style-name="ce114" table:formula="of:=[$'REJECTION FACTORS'.K83]" office:value-type="float" office:value="0.000000000263" calcext:value-type="float">
            <text:p>2.63E-10</text:p>
          </table:table-cell>
          <table:table-cell table:style-name="ce731" table:formula="of:=[.D73]/([.E73]*[.F73])" office:value-type="float" office:value="1129.17795844625" calcext:value-type="float">
            <text:p>1.13E+03</text:p>
          </table:table-cell>
          <table:table-cell table:formula="of:=[.D73]/([.E73]*[.G73])" office:value-type="float" office:value="309.128566570837" calcext:value-type="float">
            <text:p>3.09E+02</text:p>
          </table:table-cell>
          <table:table-cell table:style-name="ce761" table:formula="of:=IF([.$H73]&gt;[$'SPECIFIC ACTIVITIES'.E36];&quot;OK&quot;)" office:value-type="string" office:string-value="OK" calcext:value-type="string">
            <text:p>OK</text:p>
          </table:table-cell>
          <table:table-cell table:style-name="ce761" table:formula="of:=IF([.$I73]&gt;[$'SPECIFIC ACTIVITIES'.H36];&quot;OK&quot;)" office:value-type="string" office:string-value="OK" calcext:value-type="string">
            <text:p>OK</text:p>
          </table:table-cell>
        </table:table-row>
        <table:table-row table:style-name="ro57">
          <table:table-cell table:style-name="ce454"/>
          <table:table-cell table:style-name="ce34" office:value-type="string" calcext:value-type="string">
            <text:p>Stainless Steel 316L, welded</text:p>
          </table:table-cell>
          <table:table-cell table:style-name="ce43" office:value-type="string" calcext:value-type="string">
            <text:p>Tubes for radon-free air, welded portion</text:p>
          </table:table-cell>
          <table:table-cell office:value-type="float" office:value="0.0000005" calcext:value-type="float">
            <text:p>5.00E-07</text:p>
          </table:table-cell>
          <table:table-cell table:formula="of:=[$QUANTITIES.D62]" office:value-type="float" office:value="0.15" calcext:value-type="float">
            <text:p>0.15</text:p>
          </table:table-cell>
          <table:table-cell table:style-name="ce114" table:formula="of:=[$'REJECTION FACTORS'.M83]" office:value-type="float" office:value="0.000000000072" calcext:value-type="float">
            <text:p>7.20E-11</text:p>
          </table:table-cell>
          <table:table-cell table:style-name="ce114" table:formula="of:=[$'REJECTION FACTORS'.K83]" office:value-type="float" office:value="0.000000000263" calcext:value-type="float">
            <text:p>2.63E-10</text:p>
          </table:table-cell>
          <table:table-cell table:style-name="ce731" table:formula="of:=[.D74]/([.E74]*[.F74])" office:value-type="float" office:value="46296.2962962963" calcext:value-type="float">
            <text:p>4.63E+04</text:p>
          </table:table-cell>
          <table:table-cell table:formula="of:=[.D74]/([.E74]*[.G74])" office:value-type="float" office:value="12674.2712294043" calcext:value-type="float">
            <text:p>1.27E+04</text:p>
          </table:table-cell>
          <table:table-cell table:style-name="ce761" table:formula="of:=IF([.$H74]&gt;[$'SPECIFIC ACTIVITIES'.E37];&quot;OK&quot;)" office:value-type="string" office:string-value="OK" calcext:value-type="string">
            <text:p>OK</text:p>
          </table:table-cell>
          <table:table-cell table:style-name="ce761" table:formula="of:=IF([.$I74]&gt;[$'SPECIFIC ACTIVITIES'.H37];&quot;OK&quot;)" office:value-type="string" office:string-value="OK" calcext:value-type="string">
            <text:p>OK</text:p>
          </table:table-cell>
        </table:table-row>
        <table:table-row table:style-name="ro53">
          <table:table-cell table:style-name="ce454"/>
          <table:table-cell table:style-name="ce491" office:value-type="string" calcext:value-type="string">
            <text:p>Total</text:p>
          </table:table-cell>
          <table:table-cell/>
          <table:table-cell table:style-name="ce545" table:formula="of:=SUM([.D73:.D74])" office:value-type="float" office:value="0.000001" calcext:value-type="float">
            <text:p>1.00E-06</text:p>
          </table:table-cell>
          <table:table-cell/>
          <table:table-cell table:style-name="ce545" table:number-columns-repeated="2"/>
          <table:table-cell table:style-name="ce731"/>
          <table:table-cell/>
          <table:table-cell table:style-name="ce762" table:number-columns-repeated="2"/>
        </table:table-row>
        <table:table-row table:style-name="ro53">
          <table:table-cell table:style-name="ce455" office:value-type="string" calcext:value-type="string">
            <text:p>SHIELDING_STRUCT</text:p>
          </table:table-cell>
          <table:table-cell table:style-name="ce211" office:value-type="string" calcext:value-type="string">
            <text:p>Steel S275</text:p>
          </table:table-cell>
          <table:table-cell table:style-name="ce44" office:value-type="string" calcext:value-type="string">
            <text:p>PRYCON</text:p>
          </table:table-cell>
          <table:table-cell office:value-type="float" office:value="0.0000005" calcext:value-type="float">
            <text:p>5.00E-07</text:p>
          </table:table-cell>
          <table:table-cell table:formula="of:=[$QUANTITIES.D63]" office:value-type="float" office:value="419" calcext:value-type="float">
            <text:p>419</text:p>
          </table:table-cell>
          <table:table-cell table:style-name="ce114" table:formula="of:=[$'REJECTION FACTORS'.M83]" office:value-type="float" office:value="0.000000000072" calcext:value-type="float">
            <text:p>7.20E-11</text:p>
          </table:table-cell>
          <table:table-cell table:style-name="ce114" table:formula="of:=[$'REJECTION FACTORS'.K83]" office:value-type="float" office:value="0.000000000263" calcext:value-type="float">
            <text:p>2.63E-10</text:p>
          </table:table-cell>
          <table:table-cell table:style-name="ce731" table:formula="of:=[.D76]/([.E76]*[.F76])" office:value-type="float" office:value="16.5738530893662" calcext:value-type="float">
            <text:p>1.66E+01</text:p>
          </table:table-cell>
          <table:table-cell table:formula="of:=[.D76]/([.E76]*[.G76])" office:value-type="float" office:value="4.53732860241204" calcext:value-type="float">
            <text:p>4.54E+00</text:p>
          </table:table-cell>
          <table:table-cell table:style-name="ce763" table:formula="of:=IF([.$H76]&gt;[$'SPECIFIC ACTIVITIES'.E38];&quot;OK&quot;)" office:value-type="string" office:string-value="OK" calcext:value-type="string">
            <text:p>OK</text:p>
          </table:table-cell>
          <table:table-cell table:style-name="ce761" table:formula="of:=IF([.$I76]&gt;[$'SPECIFIC ACTIVITIES'.H38];&quot;OK&quot;)" office:value-type="string" office:string-value="OK" calcext:value-type="string">
            <text:p>OK</text:p>
          </table:table-cell>
        </table:table-row>
        <table:table-row table:style-name="ro53">
          <table:table-cell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76:.D76])" office:value-type="float" office:value="0.0000005" calcext:value-type="float">
            <text:p>5.00E-07</text:p>
          </table:table-cell>
          <table:table-cell table:style-name="ce691"/>
          <table:table-cell table:style-name="ce545" table:number-columns-repeated="2"/>
          <table:table-cell table:style-name="ce731"/>
          <table:table-cell/>
          <table:table-cell table:style-name="ce764" table:number-columns-repeated="2"/>
        </table:table-row>
        <table:table-row table:style-name="ro53">
          <table:table-cell table:style-name="ce455" office:value-type="string" calcext:value-type="string">
            <text:p>BUBBLE_SEAL</text:p>
          </table:table-cell>
          <table:table-cell table:style-name="ce44" office:value-type="string" calcext:value-type="string">
            <text:p>Bubble seal</text:p>
          </table:table-cell>
          <table:table-cell table:style-name="ce44" office:value-type="string" calcext:value-type="string">
            <text:p>Moss Express</text:p>
          </table:table-cell>
          <table:table-cell office:value-type="float" office:value="0.0000005" calcext:value-type="float">
            <text:p>5.00E-07</text:p>
          </table:table-cell>
          <table:table-cell table:style-name="ce692" table:formula="of:=[$QUANTITIES.D64]" office:value-type="float" office:value="8.28" calcext:value-type="float">
            <text:p>8.28</text:p>
          </table:table-cell>
          <table:table-cell table:style-name="ce114" table:formula="of:=[$'REJECTION FACTORS'.M83]" office:value-type="float" office:value="0.000000000072" calcext:value-type="float">
            <text:p>7.20E-11</text:p>
          </table:table-cell>
          <table:table-cell table:style-name="ce114" table:formula="of:=[$'REJECTION FACTORS'.K83]" office:value-type="float" office:value="0.000000000263" calcext:value-type="float">
            <text:p>2.63E-10</text:p>
          </table:table-cell>
          <table:table-cell table:style-name="ce731" table:formula="of:=[.D78]/([.E78]*[.F78])" office:value-type="float" office:value="838.70101986044" calcext:value-type="float">
            <text:p>8.39E+02</text:p>
          </table:table-cell>
          <table:table-cell table:formula="of:=[.D78]/([.E78]*[.G78])" office:value-type="float" office:value="229.606362851527" calcext:value-type="float">
            <text:p>2.30E+02</text:p>
          </table:table-cell>
          <table:table-cell table:style-name="ce765" table:formula="of:=IF([.$H78]&gt;[$'SPECIFIC ACTIVITIES'.E39];&quot;OK&quot;)" office:value-type="string" office:string-value="OK" calcext:value-type="string">
            <text:p>OK</text:p>
          </table:table-cell>
          <table:table-cell table:style-name="ce765" table:formula="of:=IF([.$I78]&gt;[$'SPECIFIC ACTIVITIES'.H39];&quot;OK&quot;)" office:value-type="string" office:string-value="OK" calcext:value-type="string">
            <text:p>OK</text:p>
          </table:table-cell>
        </table:table-row>
        <table:table-row table:style-name="ro53">
          <table:table-cell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78:.D78])" office:value-type="float" office:value="0.0000005" calcext:value-type="float">
            <text:p>5.00E-07</text:p>
          </table:table-cell>
          <table:table-cell table:style-name="ce693"/>
          <table:table-cell table:style-name="ce545" table:number-columns-repeated="2"/>
          <table:table-cell table:style-name="ce731"/>
          <table:table-cell/>
          <table:table-cell table:style-name="ce766" table:number-columns-repeated="2"/>
        </table:table-row>
        <table:table-row table:style-name="ro53">
          <table:table-cell table:style-name="ce455" office:value-type="string" calcext:value-type="string">
            <text:p>EDPM_SEAL</text:p>
          </table:table-cell>
          <table:table-cell table:style-name="ce34" office:value-type="string" calcext:value-type="string">
            <text:p>EDPM seal</text:p>
          </table:table-cell>
          <table:table-cell table:style-name="ce43" office:value-type="string" calcext:value-type="string">
            <text:p>Artein Gaskets</text:p>
          </table:table-cell>
          <table:table-cell office:value-type="float" office:value="0.0000005" calcext:value-type="float">
            <text:p>5.00E-07</text:p>
          </table:table-cell>
          <table:table-cell table:style-name="ce692" table:formula="of:=[$QUANTITIES.D65]" office:value-type="float" office:value="11.55" calcext:value-type="float">
            <text:p>11.55</text:p>
          </table:table-cell>
          <table:table-cell table:style-name="ce114" table:formula="of:=[$'REJECTION FACTORS'.M83]" office:value-type="float" office:value="0.000000000072" calcext:value-type="float">
            <text:p>7.20E-11</text:p>
          </table:table-cell>
          <table:table-cell table:style-name="ce114" table:formula="of:=[$'REJECTION FACTORS'.K83]" office:value-type="float" office:value="0.000000000263" calcext:value-type="float">
            <text:p>2.63E-10</text:p>
          </table:table-cell>
          <table:table-cell table:style-name="ce731" table:formula="of:=[.D80]/([.E80]*[.F80])" office:value-type="float" office:value="601.250601250601" calcext:value-type="float">
            <text:p>6.01E+02</text:p>
          </table:table-cell>
          <table:table-cell table:formula="of:=[.D80]/([.E80]*[.G80])" office:value-type="float" office:value="164.600925057199" calcext:value-type="float">
            <text:p>1.65E+02</text:p>
          </table:table-cell>
          <table:table-cell table:style-name="ce765" table:formula="of:=IF([.$H80]&gt;[$'SPECIFIC ACTIVITIES'.E35];&quot;OK&quot;)" office:value-type="string" office:string-value="OK" calcext:value-type="string">
            <text:p>OK</text:p>
          </table:table-cell>
          <table:table-cell table:style-name="ce765" table:formula="of:=IF([.$I80]&gt;[$'SPECIFIC ACTIVITIES'.H35];&quot;OK&quot;)" office:value-type="string" office:string-value="OK" calcext:value-type="string">
            <text:p>OK</text:p>
          </table:table-cell>
        </table:table-row>
        <table:table-row table:style-name="ro53">
          <table:table-cell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80:.D80])" office:value-type="float" office:value="0.0000005" calcext:value-type="float">
            <text:p>5.00E-07</text:p>
          </table:table-cell>
          <table:table-cell table:style-name="ce693"/>
          <table:table-cell table:style-name="ce545" table:number-columns-repeated="2"/>
          <table:table-cell table:style-name="ce731"/>
          <table:table-cell/>
          <table:table-cell table:style-name="ce766" table:number-columns-repeated="2"/>
        </table:table-row>
        <table:table-row table:style-name="ro53">
          <table:table-cell table:style-name="ce455" office:value-type="string" calcext:value-type="string">
            <text:p>PEDESTAL</text:p>
          </table:table-cell>
          <table:table-cell table:style-name="ce211" office:value-type="string" calcext:value-type="string">
            <text:p>Steel S275</text:p>
          </table:table-cell>
          <table:table-cell table:style-name="ce44" office:value-type="string" calcext:value-type="string">
            <text:p>PRYCON</text:p>
          </table:table-cell>
          <table:table-cell office:value-type="float" office:value="0.0000005" calcext:value-type="float">
            <text:p>5.00E-07</text:p>
          </table:table-cell>
          <table:table-cell table:style-name="ce692" table:formula="of:=[$QUANTITIES.D66]" office:value-type="float" office:value="298.4" calcext:value-type="float">
            <text:p>298.40</text:p>
          </table:table-cell>
          <table:table-cell table:style-name="ce114" table:formula="of:=[$'REJECTION FACTORS'.M83]" office:value-type="float" office:value="0.000000000072" calcext:value-type="float">
            <text:p>7.20E-11</text:p>
          </table:table-cell>
          <table:table-cell table:style-name="ce114" table:formula="of:=[$'REJECTION FACTORS'.K83]" office:value-type="float" office:value="0.000000000263" calcext:value-type="float">
            <text:p>2.63E-10</text:p>
          </table:table-cell>
          <table:table-cell table:style-name="ce731" table:formula="of:=[.D82]/([.E82]*[.F82])" office:value-type="float" office:value="23.2722669049747" calcext:value-type="float">
            <text:p>2.33E+01</text:p>
          </table:table-cell>
          <table:table-cell table:formula="of:=[.D82]/([.E82]*[.G82])" office:value-type="float" office:value="6.37111489413756" calcext:value-type="float">
            <text:p>6.37E+00</text:p>
          </table:table-cell>
          <table:table-cell table:style-name="ce765" table:formula="of:=IF([.$H82]&gt;[$'SPECIFIC ACTIVITIES'.E38];&quot;OK&quot;)" office:value-type="string" office:string-value="OK" calcext:value-type="string">
            <text:p>OK</text:p>
          </table:table-cell>
          <table:table-cell table:style-name="ce765" table:formula="of:=IF([.$I82]&gt;[$'SPECIFIC ACTIVITIES'.H38];&quot;OK&quot;)" office:value-type="string" office:string-value="OK" calcext:value-type="string">
            <text:p>OK</text:p>
          </table:table-cell>
        </table:table-row>
        <table:table-row table:style-name="ro53">
          <table:table-cell/>
          <table:table-cell table:style-name="ce491" office:value-type="string" calcext:value-type="string">
            <text:p>Total</text:p>
          </table:table-cell>
          <table:table-cell table:style-name="ce59"/>
          <table:table-cell table:style-name="ce545" table:formula="of:=SUM([.D82:.D82])" office:value-type="float" office:value="0.0000005" calcext:value-type="float">
            <text:p>5.00E-07</text:p>
          </table:table-cell>
          <table:table-cell table:style-name="ce693"/>
          <table:table-cell table:style-name="ce545" table:number-columns-repeated="2"/>
          <table:table-cell table:style-name="ce731"/>
          <table:table-cell/>
          <table:table-cell table:style-name="ce766" table:number-columns-repeated="2"/>
        </table:table-row>
      </table:table>
      <table:named-expressions/>
      <table:database-ranges>
        <table:database-range table:name="__Anonymous_Sheet_DB__2" table:target-range-address="QUANTITIES.A29:QUANTITIES.F2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Calibri3" svg:font-family="Calibri" style:font-family-generic="swiss"/>
    <style:font-face style:name="CourierNewPS-BoldMT" svg:font-family="CourierNewPS-BoldMT" style:font-family-generic="modern"/>
    <style:font-face style:name="GoogleSans-Regular" svg:font-family="GoogleSans-Regular" style:font-family-generic="swiss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SourceSansPro-Regular" svg:font-family="SourceSansPro-Regular" style:font-family-generic="swiss"/>
    <style:font-face style:name="Tahoma" svg:font-family="Tahoma" style:font-family-generic="system" style:font-pitch="variable"/>
    <style:font-face style:name="Times-Roman" svg:font-family="Times-Roman" style:font-family-generic="roman"/>
    <style:font-face style:name="TrebuchetMS" svg:font-family="TrebuchetMS" style:font-family-generic="swiss"/>
  </office:font-face-decls>
  <office:styles>
    <style:default-style style:family="table-cell">
      <style:paragraph-properties style:tab-stop-distance="0.5in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none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">
      <number:number number:decimal-places="5" number:min-decimal-places="5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136" number:language="en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8P0" style:volatile="true" number:language="en"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>
      <number:text>-</number:text>
      <number:number number:decimal-places="0" number:min-decimal-places="0" number:min-integer-digits="1" number:grouping="true"/>
      <number:text> </number:text>
    </number:number-style>
    <number:number-style style:name="N10128P2" style:volatile="true" number:language="en">
      <number:text> - </number:text>
    </number:number-style>
    <number:text-style style:name="N10128" number:language="en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35" number:language="en">
      <number:minutes number:style="long"/>
      <number:text>:</number:text>
      <number:seconds number:style="long" number:decimal-places="1"/>
    </number:time-style>
    <number:number-style style:name="N10124P0" style:volatile="true" number:language="en">
      <number:number number:decimal-places="2" number:min-decimal-places="2" number:min-integer-digits="1" number:grouping="true"/>
    </number:number-style>
    <number:number-style style:name="N10124" number:language="e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4P0"/>
    </number:number-style>
    <number:time-style style:name="N10134" number:language="en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23P0" style:volatile="true" number:language="en">
      <number:number number:decimal-places="2" number:min-decimal-places="2" number:min-integer-digits="1" number:grouping="true"/>
    </number:number-style>
    <number:number-style style:name="N10123" number:language="en">
      <number:text>-</number:text>
      <number:number number:decimal-places="2" number:min-decimal-places="2" number:min-integer-digits="1" number:grouping="true"/>
      <style:map style:condition="value()&gt;=0" style:apply-style-name="N10123P0"/>
    </number:number-style>
    <number:time-style style:name="N10133" number:language="en">
      <number:minutes number:style="long"/>
      <number:text>:</number:text>
      <number:seconds number:style="long"/>
    </number:time-style>
    <number:number-style style:name="N10122P0" style:volatile="true" number:language="en">
      <number:number number:decimal-places="0" number:min-decimal-places="0" number:min-integer-digits="1" number:grouping="true"/>
    </number:number-style>
    <number:number-style style:name="N10122" number:language="e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32P0" style:volatile="true" number:language="en"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>
      <number:text>-</number:text>
      <number:number number:decimal-places="2" number:min-decimal-places="2" number:min-integer-digits="1" number:grouping="true"/>
      <number:text> </number:text>
    </number:number-style>
    <number:number-style style:name="N10132P2" style:volatile="true" number:language="en">
      <number:text>-</number:text>
      <number:number number:decimal-places="0" number:min-decimal-places="0" number:min-integer-digits="0"/>
      <number:text> </number:text>
    </number:number-style>
    <number:text-style style:name="N10132" number:language="en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1P0" style:volatile="true" number:language="en">
      <number:number number:decimal-places="0" number:min-decimal-places="0" number:min-integer-digits="1" number:grouping="true"/>
    </number:number-style>
    <number:number-style style:name="N10121" number:language="en">
      <number:text>-</number:text>
      <number:number number:decimal-places="0" number:min-decimal-places="0" number:min-integer-digits="1" number:grouping="true"/>
      <style:map style:condition="value()&gt;=0" style:apply-style-name="N10121P0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scale-to="5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3335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5in" fo:margin-right="0.75in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5in" fo:margin-left="0in" fo:margin-right="0in" fo:margin-bottom="0.3299in"/>
      </style:header-style>
      <style:footer-style>
        <style:header-footer-properties fo:min-height="0.5in" fo:margin-left="0in" fo:margin-right="0in" fo:margin-top="0.329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Version_20_History_20_-_20_Version_20_Histo" style:display-name="PageStyle_Version History - Version Histo" style:page-layout-name="Mpm2">
      <style:header>
        <style:region-left>
          <text:p><text:span text:style-name="MT1">Version History</text:span></text:p>
        </style:region-left>
      </style:header>
      <style:header-left style:display="false"/>
      <style:header-first style:display="false"/>
      <style:footer>
        <text:p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PECIFIC_20_ACTIVITIES_20_-_20_NEXT100_20_-" style:display-name="PageStyle_SPECIFIC ACTIVITIES - NEXT100 -" style:page-layout-name="Mpm2">
      <style:header>
        <style:region-left>
          <text:p><text:span text:style-name="MT1">SPECIFIC ACTIVITIES</text:span></text:p>
        </style:region-left>
      </style:header>
      <style:header-left style:display="false"/>
      <style:header-first style:display="false"/>
      <style:footer>
        <text:p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NEXT100_20_QUANTITIES_20_-_20_NEXT100_20_QU" style:display-name="PageStyle_NEXT100 QUANTITIES - NEXT100 QU" style:page-layout-name="Mpm2">
      <style:header>
        <style:region-left>
          <text:p><text:span text:style-name="MT1">NEXT-100 QUANTITIES</text:span></text:p>
        </style:region-left>
      </style:header>
      <style:header-left style:display="false"/>
      <style:header-first style:display="false"/>
      <style:footer>
        <text:p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NEXT100_20_TOTAL_20_ACTIVITIES_20_-_20_NEXT" style:display-name="PageStyle_NEXT100 TOTAL ACTIVITIES - NEXT" style:page-layout-name="Mpm3">
      <style:header>
        <style:region-left>
          <text:p><text:span text:style-name="MT1">NEXT-100 TOTAL ACTIVITIES</text:span></text:p>
        </style:region-left>
      </style:header>
      <style:header-left style:display="false"/>
      <style:header-first style:display="false"/>
      <style:footer>
        <text:p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1-14T16:03:42.141305823</dc:date>
    <meta:editing-duration>P36DT5H54M33S</meta:editing-duration>
    <meta:editing-cycles>111</meta:editing-cycles>
    <dc:title>Microsoft Word - report_radiopurity_LEDs_completo.doc</dc:title>
    <meta:document-statistic meta:table-count="9" meta:cell-count="2560" meta:object-count="50"/>
    <meta:user-defined meta:name="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14/content.xml><?xml version="1.0" encoding="utf-8"?>
<math xmlns="http://www.w3.org/1998/Math/MathML"/>
</file>

<file path=Object 15/content.xml><?xml version="1.0" encoding="utf-8"?>
<math xmlns="http://www.w3.org/1998/Math/MathML"/>
</file>

<file path=Object 16/content.xml><?xml version="1.0" encoding="utf-8"?>
<math xmlns="http://www.w3.org/1998/Math/MathML"/>
</file>

<file path=Object 17/content.xml><?xml version="1.0" encoding="utf-8"?>
<math xmlns="http://www.w3.org/1998/Math/MathML"/>
</file>

<file path=Object 18/content.xml><?xml version="1.0" encoding="utf-8"?>
<math xmlns="http://www.w3.org/1998/Math/MathML"/>
</file>

<file path=Object 19/content.xml><?xml version="1.0" encoding="utf-8"?>
<math xmlns="http://www.w3.org/1998/Math/MathML"/>
</file>

<file path=Object 2/content.xml><?xml version="1.0" encoding="utf-8"?>
<math xmlns="http://www.w3.org/1998/Math/MathML"/>
</file>

<file path=Object 20/content.xml><?xml version="1.0" encoding="utf-8"?>
<math xmlns="http://www.w3.org/1998/Math/MathML"/>
</file>

<file path=Object 21/content.xml><?xml version="1.0" encoding="utf-8"?>
<math xmlns="http://www.w3.org/1998/Math/MathML"/>
</file>

<file path=Object 22/content.xml><?xml version="1.0" encoding="utf-8"?>
<math xmlns="http://www.w3.org/1998/Math/MathML"/>
</file>

<file path=Object 23/content.xml><?xml version="1.0" encoding="utf-8"?>
<math xmlns="http://www.w3.org/1998/Math/MathML"/>
</file>

<file path=Object 24/content.xml><?xml version="1.0" encoding="utf-8"?>
<math xmlns="http://www.w3.org/1998/Math/MathML"/>
</file>

<file path=Object 25/content.xml><?xml version="1.0" encoding="utf-8"?>
<math xmlns="http://www.w3.org/1998/Math/MathML"/>
</file>

<file path=Object 26/content.xml><?xml version="1.0" encoding="utf-8"?>
<math xmlns="http://www.w3.org/1998/Math/MathML"/>
</file>

<file path=Object 27/content.xml><?xml version="1.0" encoding="utf-8"?>
<math xmlns="http://www.w3.org/1998/Math/MathML"/>
</file>

<file path=Object 28/content.xml><?xml version="1.0" encoding="utf-8"?>
<math xmlns="http://www.w3.org/1998/Math/MathML"/>
</file>

<file path=Object 29/content.xml><?xml version="1.0" encoding="utf-8"?>
<math xmlns="http://www.w3.org/1998/Math/MathML"/>
</file>

<file path=Object 3/content.xml><?xml version="1.0" encoding="utf-8"?>
<math xmlns="http://www.w3.org/1998/Math/MathML"/>
</file>

<file path=Object 30/content.xml><?xml version="1.0" encoding="utf-8"?>
<math xmlns="http://www.w3.org/1998/Math/MathML"/>
</file>

<file path=Object 31/content.xml><?xml version="1.0" encoding="utf-8"?>
<math xmlns="http://www.w3.org/1998/Math/MathML"/>
</file>

<file path=Object 32/content.xml><?xml version="1.0" encoding="utf-8"?>
<math xmlns="http://www.w3.org/1998/Math/MathML"/>
</file>

<file path=Object 33/content.xml><?xml version="1.0" encoding="utf-8"?>
<math xmlns="http://www.w3.org/1998/Math/MathML"/>
</file>

<file path=Object 34/content.xml><?xml version="1.0" encoding="utf-8"?>
<math xmlns="http://www.w3.org/1998/Math/MathML"/>
</file>

<file path=Object 35/content.xml><?xml version="1.0" encoding="utf-8"?>
<math xmlns="http://www.w3.org/1998/Math/MathML"/>
</file>

<file path=Object 36/content.xml><?xml version="1.0" encoding="utf-8"?>
<math xmlns="http://www.w3.org/1998/Math/MathML"/>
</file>

<file path=Object 37/content.xml><?xml version="1.0" encoding="utf-8"?>
<math xmlns="http://www.w3.org/1998/Math/MathML"/>
</file>

<file path=Object 38/content.xml><?xml version="1.0" encoding="utf-8"?>
<math xmlns="http://www.w3.org/1998/Math/MathML"/>
</file>

<file path=Object 39/content.xml><?xml version="1.0" encoding="utf-8"?>
<math xmlns="http://www.w3.org/1998/Math/MathML"/>
</file>

<file path=Object 4/content.xml><?xml version="1.0" encoding="utf-8"?>
<math xmlns="http://www.w3.org/1998/Math/MathML"/>
</file>

<file path=Object 40/content.xml><?xml version="1.0" encoding="utf-8"?>
<math xmlns="http://www.w3.org/1998/Math/MathML"/>
</file>

<file path=Object 41/content.xml><?xml version="1.0" encoding="utf-8"?>
<math xmlns="http://www.w3.org/1998/Math/MathML"/>
</file>

<file path=Object 42/content.xml><?xml version="1.0" encoding="utf-8"?>
<math xmlns="http://www.w3.org/1998/Math/MathML"/>
</file>

<file path=Object 43/content.xml><?xml version="1.0" encoding="utf-8"?>
<math xmlns="http://www.w3.org/1998/Math/MathML"/>
</file>

<file path=Object 44/content.xml><?xml version="1.0" encoding="utf-8"?>
<math xmlns="http://www.w3.org/1998/Math/MathML"/>
</file>

<file path=Object 45/content.xml><?xml version="1.0" encoding="utf-8"?>
<math xmlns="http://www.w3.org/1998/Math/MathML"/>
</file>

<file path=Object 46/content.xml><?xml version="1.0" encoding="utf-8"?>
<math xmlns="http://www.w3.org/1998/Math/MathML"/>
</file>

<file path=Object 47/content.xml><?xml version="1.0" encoding="utf-8"?>
<math xmlns="http://www.w3.org/1998/Math/MathML"/>
</file>

<file path=Object 48/content.xml><?xml version="1.0" encoding="utf-8"?>
<math xmlns="http://www.w3.org/1998/Math/MathML"/>
</file>

<file path=Object 49/content.xml><?xml version="1.0" encoding="utf-8"?>
<math xmlns="http://www.w3.org/1998/Math/MathML"/>
</file>

<file path=Object 5/content.xml><?xml version="1.0" encoding="utf-8"?>
<math xmlns="http://www.w3.org/1998/Math/MathML"/>
</file>

<file path=Object 50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